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8.46pt"/>
    </style:style>
    <style:style style:name="co2" style:family="table-column">
      <style:table-column-properties fo:break-before="auto" style:column-width="57.4pt"/>
    </style:style>
    <style:style style:name="co3" style:family="table-column">
      <style:table-column-properties fo:break-before="auto" style:column-width="47.76pt"/>
    </style:style>
    <style:style style:name="co4" style:family="table-column">
      <style:table-column-properties fo:break-before="auto" style:column-width="58.39pt"/>
    </style:style>
    <style:style style:name="co5" style:family="table-column">
      <style:table-column-properties fo:break-before="auto" style:column-width="115.4pt"/>
    </style:style>
    <style:style style:name="co6" style:family="table-column">
      <style:table-column-properties fo:break-before="auto" style:column-width="69pt"/>
    </style:style>
    <style:style style:name="co7" style:family="table-column">
      <style:table-column-properties fo:break-before="auto" style:column-width="62.25pt"/>
    </style:style>
    <style:style style:name="co8" style:family="table-column">
      <style:table-column-properties fo:break-before="auto" style:column-width="38.1pt"/>
    </style:style>
    <style:style style:name="co9" style:family="table-column">
      <style:table-column-properties fo:break-before="auto" style:column-width="23.61pt"/>
    </style:style>
    <style:style style:name="co10" style:family="table-column">
      <style:table-column-properties fo:break-before="auto" style:column-width="33.25pt"/>
    </style:style>
    <style:style style:name="co11" style:family="table-column">
      <style:table-column-properties fo:break-before="auto" style:column-width="25.54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Pivot_20_Table_20_Corner">
      <style:table-cell-properties fo:border-bottom="none" fo:border-left="2.01pt solid #000000" fo:border-right="none" fo:border-top="2.01pt solid #000000"/>
    </style:style>
    <style:style style:name="ce10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11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12" style:family="table-cell" style:parent-style-name="Pivot_20_Table_20_Category" style:data-style-name="N0">
      <style:table-cell-properties fo:border-bottom="2.01pt solid #000000" fo:border-left="0.99pt solid #000000" fo:border-right="0.99pt solid #000000" fo:border-top="none"/>
    </style:style>
    <style:style style:name="ce13" style:family="table-cell" style:parent-style-name="Pivot_20_Table_20_Corner">
      <style:table-cell-properties fo:border-bottom="none" fo:border-left="none" fo:border-right="0.99pt solid #000000" fo:border-top="2.01pt solid #000000"/>
    </style:style>
    <style:style style:name="ce14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5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16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17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18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19" style:family="table-cell" style:parent-style-name="Pivot_20_Table_20_Value" style:data-style-name="N0">
      <style:table-cell-properties fo:border-bottom="2.01pt solid #000000" fo:border-left="0.99pt solid #000000" fo:border-right="none" fo:border-top="none"/>
    </style:style>
    <style:style style:name="ce2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20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21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22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23" style:family="table-cell" style:parent-style-name="Pivot_20_Table_20_Value" style:data-style-name="N0"/>
    <style:style style:name="ce24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25" style:family="table-cell" style:parent-style-name="Pivot_20_Table_20_Value" style:data-style-name="N0">
      <style:table-cell-properties fo:border-bottom="2.01pt solid #000000" fo:border-left="none" fo:border-right="none" fo:border-top="none"/>
    </style:style>
    <style:style style:name="ce26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27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28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29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30" style:family="table-cell" style:parent-style-name="Pivot_20_Table_20_Value" style:data-style-name="N0">
      <style:table-cell-properties fo:border-bottom="0.99pt solid #000000" fo:border-left="none" fo:border-right="2.01pt solid #000000" fo:border-top="none"/>
    </style:style>
    <style:style style:name="ce31" style:family="table-cell" style:parent-style-name="Pivot_20_Table_20_Value" style:data-style-name="N0">
      <style:table-cell-properties fo:border-bottom="2.01pt solid #000000" fo:border-left="none" fo:border-right="2.01pt solid #000000" fo:border-top="none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5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6" style:family="table-cell" style:parent-style-name="Pivot_20_Table_20_Category" style:data-style-name="N0">
      <style:table-cell-properties fo:border-bottom="2.01pt solid #000000" fo:border-left="2.01pt solid #000000" fo:border-right="0.99pt solid #000000" fo:border-top="none"/>
    </style:style>
    <style:style style:name="ce7" style:family="table-cell" style:parent-style-name="Pivot_20_Table_20_Corner">
      <style:table-cell-properties fo:border-bottom="none" fo:border-left="none" fo:border-right="none" fo:border-top="2.01pt solid #000000"/>
    </style:style>
    <style:style style:name="ce8" style:family="table-cell" style:parent-style-name="Pivot_20_Table_20_Field">
      <style:table-cell-properties fo:border="0.99pt solid #000000"/>
    </style:style>
    <style:style style:name="ce9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3" style:family="table-cell" style:parent-style-name="Pivot_20_Table_20_Value" style:data-style-name="N1">
      <style:table-cell-properties fo:border-bottom="none" fo:border-left="0.99pt solid #000000" fo:border-right="none" fo:border-top="0.99pt solid #000000"/>
    </style:style>
    <style:style style:name="ce34" style:family="table-cell" style:parent-style-name="Pivot_20_Table_20_Value" style:data-style-name="N1">
      <style:table-cell-properties fo:border-bottom="none" fo:border-left="0.99pt solid #000000" fo:border-right="none" fo:border-top="none"/>
    </style:style>
    <style:style style:name="ce35" style:family="table-cell" style:parent-style-name="Pivot_20_Table_20_Value" style:data-style-name="N1">
      <style:table-cell-properties fo:border-bottom="0.99pt solid #000000" fo:border-left="0.99pt solid #000000" fo:border-right="none" fo:border-top="none"/>
    </style:style>
    <style:style style:name="ce36" style:family="table-cell" style:parent-style-name="Pivot_20_Table_20_Value" style:data-style-name="N1">
      <style:table-cell-properties fo:border-bottom="2.01pt solid #000000" fo:border-left="0.99pt solid #000000" fo:border-right="none" fo:border-top="none"/>
    </style:style>
    <style:style style:name="ce37" style:family="table-cell" style:parent-style-name="Pivot_20_Table_20_Value" style:data-style-name="N1">
      <style:table-cell-properties fo:border-bottom="none" fo:border-left="none" fo:border-right="none" fo:border-top="0.99pt solid #000000"/>
    </style:style>
    <style:style style:name="ce38" style:family="table-cell" style:parent-style-name="Pivot_20_Table_20_Value" style:data-style-name="N1"/>
    <style:style style:name="ce39" style:family="table-cell" style:parent-style-name="Pivot_20_Table_20_Value" style:data-style-name="N1">
      <style:table-cell-properties fo:border-bottom="0.99pt solid #000000" fo:border-left="none" fo:border-right="none" fo:border-top="none"/>
    </style:style>
    <style:style style:name="ce40" style:family="table-cell" style:parent-style-name="Pivot_20_Table_20_Value" style:data-style-name="N1">
      <style:table-cell-properties fo:border-bottom="2.01pt solid #000000" fo:border-left="none" fo:border-right="none" fo:border-top="none"/>
    </style:style>
    <style:style style:name="ce41" style:family="table-cell" style:parent-style-name="Pivot_20_Table_20_Value" style:data-style-name="N1">
      <style:table-cell-properties fo:border-bottom="none" fo:border-left="none" fo:border-right="2.01pt solid #000000" fo:border-top="0.99pt solid #000000"/>
    </style:style>
    <style:style style:name="ce42" style:family="table-cell" style:parent-style-name="Pivot_20_Table_20_Value" style:data-style-name="N1">
      <style:table-cell-properties fo:border-bottom="none" fo:border-left="none" fo:border-right="2.01pt solid #000000" fo:border-top="none"/>
    </style:style>
    <style:style style:name="ce43" style:family="table-cell" style:parent-style-name="Pivot_20_Table_20_Value" style:data-style-name="N1">
      <style:table-cell-properties fo:border-bottom="0.99pt solid #000000" fo:border-left="none" fo:border-right="2.01pt solid #000000" fo:border-top="none"/>
    </style:style>
    <style:style style:name="ce44" style:family="table-cell" style:parent-style-name="Pivot_20_Table_20_Value" style:data-style-name="N1">
      <style:table-cell-properties fo:border-bottom="2.01pt solid #000000" fo:border-left="none" fo:border-right="2.01pt solid #000000" fo:border-top="none"/>
    </style:style>
    <style:style style:name="ce45" style:family="table-cell" style:parent-style-name="Default" style:data-style-name="N11"/>
    <style:style style:name="ce46" style:family="table-cell" style:parent-style-name="Default" style:data-style-name="N11"/>
    <style:style style:name="ce55" style:family="table-cell" style:parent-style-name="Pivot_20_Table_20_Corner">
      <style:table-cell-properties fo:border-bottom="none" fo:border-left="2.01pt solid #000000" fo:border-right="none" fo:border-top="2.01pt solid #000000"/>
    </style:style>
    <style:style style:name="ce56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57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58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59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60" style:family="table-cell" style:parent-style-name="Pivot_20_Table_20_Category" style:data-style-name="N0">
      <style:table-cell-properties fo:border-bottom="2.01pt solid #000000" fo:border-left="2.01pt solid #000000" fo:border-right="0.99pt solid #000000" fo:border-top="none"/>
    </style:style>
    <style:style style:name="ce61" style:family="table-cell" style:parent-style-name="Pivot_20_Table_20_Corner">
      <style:table-cell-properties fo:border-bottom="none" fo:border-left="none" fo:border-right="none" fo:border-top="2.01pt solid #000000"/>
    </style:style>
    <style:style style:name="ce62" style:family="table-cell" style:parent-style-name="Pivot_20_Table_20_Field">
      <style:table-cell-properties fo:border="0.99pt solid #000000"/>
    </style:style>
    <style:style style:name="ce63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64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65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66" style:family="table-cell" style:parent-style-name="Pivot_20_Table_20_Category" style:data-style-name="N0">
      <style:table-cell-properties fo:border-bottom="2.01pt solid #000000" fo:border-left="0.99pt solid #000000" fo:border-right="0.99pt solid #000000" fo:border-top="none"/>
    </style:style>
    <style:style style:name="ce67" style:family="table-cell" style:parent-style-name="Pivot_20_Table_20_Corner">
      <style:table-cell-properties fo:border-bottom="none" fo:border-left="none" fo:border-right="0.99pt solid #000000" fo:border-top="2.01pt solid #000000"/>
    </style:style>
    <style:style style:name="ce68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69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70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71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72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73" style:family="table-cell" style:parent-style-name="Pivot_20_Table_20_Value" style:data-style-name="N0">
      <style:table-cell-properties fo:border-bottom="2.01pt solid #000000" fo:border-left="0.99pt solid #000000" fo:border-right="none" fo:border-top="none"/>
    </style:style>
    <style:style style:name="ce74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75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76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77" style:family="table-cell" style:parent-style-name="Pivot_20_Table_20_Value" style:data-style-name="N0"/>
    <style:style style:name="ce78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79" style:family="table-cell" style:parent-style-name="Pivot_20_Table_20_Value" style:data-style-name="N0">
      <style:table-cell-properties fo:border-bottom="2.01pt solid #000000" fo:border-left="none" fo:border-right="none" fo:border-top="none"/>
    </style:style>
    <style:style style:name="ce80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81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82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83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84" style:family="table-cell" style:parent-style-name="Pivot_20_Table_20_Value" style:data-style-name="N0">
      <style:table-cell-properties fo:border-bottom="0.99pt solid #000000" fo:border-left="none" fo:border-right="2.01pt solid #000000" fo:border-top="none"/>
    </style:style>
    <style:style style:name="ce85" style:family="table-cell" style:parent-style-name="Pivot_20_Table_20_Value" style:data-style-name="N0">
      <style:table-cell-properties fo:border-bottom="2.01pt solid #000000" fo:border-left="none" fo:border-right="2.01pt solid #000000" fo:border-top="none"/>
    </style:style>
    <style:style style:name="ce8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7" style:family="table-cell" style:parent-style-name="Pivot_20_Table_20_Value" style:data-style-name="N1">
      <style:table-cell-properties fo:border-bottom="none" fo:border-left="0.99pt solid #000000" fo:border-right="none" fo:border-top="0.99pt solid #000000"/>
    </style:style>
    <style:style style:name="ce88" style:family="table-cell" style:parent-style-name="Pivot_20_Table_20_Value" style:data-style-name="N1">
      <style:table-cell-properties fo:border-bottom="none" fo:border-left="0.99pt solid #000000" fo:border-right="none" fo:border-top="none"/>
    </style:style>
    <style:style style:name="ce89" style:family="table-cell" style:parent-style-name="Pivot_20_Table_20_Value" style:data-style-name="N1">
      <style:table-cell-properties fo:border-bottom="0.99pt solid #000000" fo:border-left="0.99pt solid #000000" fo:border-right="none" fo:border-top="none"/>
    </style:style>
    <style:style style:name="ce90" style:family="table-cell" style:parent-style-name="Pivot_20_Table_20_Value" style:data-style-name="N1">
      <style:table-cell-properties fo:border-bottom="2.01pt solid #000000" fo:border-left="0.99pt solid #000000" fo:border-right="none" fo:border-top="none"/>
    </style:style>
    <style:style style:name="ce91" style:family="table-cell" style:parent-style-name="Pivot_20_Table_20_Value" style:data-style-name="N1">
      <style:table-cell-properties fo:border-bottom="none" fo:border-left="none" fo:border-right="none" fo:border-top="0.99pt solid #000000"/>
    </style:style>
    <style:style style:name="ce92" style:family="table-cell" style:parent-style-name="Pivot_20_Table_20_Value" style:data-style-name="N1"/>
    <style:style style:name="ce93" style:family="table-cell" style:parent-style-name="Pivot_20_Table_20_Value" style:data-style-name="N1">
      <style:table-cell-properties fo:border-bottom="0.99pt solid #000000" fo:border-left="none" fo:border-right="none" fo:border-top="none"/>
    </style:style>
    <style:style style:name="ce94" style:family="table-cell" style:parent-style-name="Pivot_20_Table_20_Value" style:data-style-name="N1">
      <style:table-cell-properties fo:border-bottom="2.01pt solid #000000" fo:border-left="none" fo:border-right="none" fo:border-top="none"/>
    </style:style>
    <style:style style:name="ce95" style:family="table-cell" style:parent-style-name="Pivot_20_Table_20_Value" style:data-style-name="N1">
      <style:table-cell-properties fo:border-bottom="none" fo:border-left="none" fo:border-right="2.01pt solid #000000" fo:border-top="0.99pt solid #000000"/>
    </style:style>
    <style:style style:name="ce96" style:family="table-cell" style:parent-style-name="Pivot_20_Table_20_Value" style:data-style-name="N1">
      <style:table-cell-properties fo:border-bottom="none" fo:border-left="none" fo:border-right="2.01pt solid #000000" fo:border-top="none"/>
    </style:style>
    <style:style style:name="ce97" style:family="table-cell" style:parent-style-name="Pivot_20_Table_20_Value" style:data-style-name="N1">
      <style:table-cell-properties fo:border-bottom="0.99pt solid #000000" fo:border-left="none" fo:border-right="2.01pt solid #000000" fo:border-top="none"/>
    </style:style>
    <style:style style:name="ce98" style:family="table-cell" style:parent-style-name="Pivot_20_Table_20_Value" style:data-style-name="N1">
      <style:table-cell-properties fo:border-bottom="2.01pt solid #000000" fo:border-left="none" fo:border-right="2.01pt solid #000000" fo:border-top="none"/>
    </style:style>
    <style:style style:name="ce99" style:family="table-cell" style:parent-style-name="Default" style:data-style-name="N11"/>
    <style:style style:name="ce100" style:family="table-cell" style:parent-style-name="Default" style:data-style-name="N11"/>
  </office:automatic-styles>
  <office:body>
    <office:spreadsheet>
      <table:calculation-settings table:automatic-find-labels="false"/>
      <table:table table:name="sort-indexes-io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ngroups</text:p>
          </table:table-cell>
          <table:table-cell office:value-type="string" calcext:value-type="string">
            <text:p>work_mem</text:p>
          </table:table-cell>
          <table:table-cell office:value-type="string" calcext:value-type="string">
            <text:p>enable_incrementalsort</text:p>
          </table:table-cell>
          <table:table-cell office:value-type="string" calcext:value-type="string">
            <text:p>max_workers</text:p>
          </table:table-cell>
          <table:table-cell office:value-type="string" calcext:value-type="string">
            <text:p>incremental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dura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1" calcext:value-type="float">
            <text:p>1</text:p>
          </table:table-cell>
          <table:table-cell office:value-type="float" office:value="4215.947" calcext:value-type="float">
            <text:p>4215.94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2" calcext:value-type="float">
            <text:p>2</text:p>
          </table:table-cell>
          <table:table-cell office:value-type="float" office:value="4215.269" calcext:value-type="float">
            <text:p>4215.2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3" calcext:value-type="float">
            <text:p>3</text:p>
          </table:table-cell>
          <table:table-cell office:value-type="float" office:value="4216.991" calcext:value-type="float">
            <text:p>4216.99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4" calcext:value-type="float">
            <text:p>4</text:p>
          </table:table-cell>
          <table:table-cell office:value-type="float" office:value="4216.605" calcext:value-type="float">
            <text:p>4216.6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5" calcext:value-type="float">
            <text:p>5</text:p>
          </table:table-cell>
          <table:table-cell office:value-type="float" office:value="4219.42" calcext:value-type="float">
            <text:p>4219.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1" calcext:value-type="float">
            <text:p>1</text:p>
          </table:table-cell>
          <table:table-cell office:value-type="float" office:value="4674.447" calcext:value-type="float">
            <text:p>4674.4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2" calcext:value-type="float">
            <text:p>2</text:p>
          </table:table-cell>
          <table:table-cell office:value-type="float" office:value="4481.33" calcext:value-type="float">
            <text:p>4481.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3" calcext:value-type="float">
            <text:p>3</text:p>
          </table:table-cell>
          <table:table-cell office:value-type="float" office:value="4482.892" calcext:value-type="float">
            <text:p>4482.8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4" calcext:value-type="float">
            <text:p>4</text:p>
          </table:table-cell>
          <table:table-cell office:value-type="float" office:value="4480.5" calcext:value-type="float">
            <text:p>4480.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5" calcext:value-type="float">
            <text:p>5</text:p>
          </table:table-cell>
          <table:table-cell office:value-type="float" office:value="4488.146" calcext:value-type="float">
            <text:p>4488.14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1" calcext:value-type="float">
            <text:p>1</text:p>
          </table:table-cell>
          <table:table-cell office:value-type="float" office:value="3418.287" calcext:value-type="float">
            <text:p>3418.28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2" calcext:value-type="float">
            <text:p>2</text:p>
          </table:table-cell>
          <table:table-cell office:value-type="float" office:value="3416.922" calcext:value-type="float">
            <text:p>3416.9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3" calcext:value-type="float">
            <text:p>3</text:p>
          </table:table-cell>
          <table:table-cell office:value-type="float" office:value="3419.203" calcext:value-type="float">
            <text:p>3419.20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4" calcext:value-type="float">
            <text:p>4</text:p>
          </table:table-cell>
          <table:table-cell office:value-type="float" office:value="3420.028" calcext:value-type="float">
            <text:p>3420.02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5" calcext:value-type="float">
            <text:p>5</text:p>
          </table:table-cell>
          <table:table-cell office:value-type="float" office:value="3418.302" calcext:value-type="float">
            <text:p>3418.3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1" calcext:value-type="float">
            <text:p>1</text:p>
          </table:table-cell>
          <table:table-cell office:value-type="float" office:value="4656.641" calcext:value-type="float">
            <text:p>4656.64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2" calcext:value-type="float">
            <text:p>2</text:p>
          </table:table-cell>
          <table:table-cell office:value-type="float" office:value="4655.264" calcext:value-type="float">
            <text:p>4655.26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3" calcext:value-type="float">
            <text:p>3</text:p>
          </table:table-cell>
          <table:table-cell office:value-type="float" office:value="4649.709" calcext:value-type="float">
            <text:p>4649.70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4" calcext:value-type="float">
            <text:p>4</text:p>
          </table:table-cell>
          <table:table-cell office:value-type="float" office:value="4657.987" calcext:value-type="float">
            <text:p>4657.98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5" calcext:value-type="float">
            <text:p>5</text:p>
          </table:table-cell>
          <table:table-cell office:value-type="float" office:value="4722.287" calcext:value-type="float">
            <text:p>4722.28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1" calcext:value-type="float">
            <text:p>1</text:p>
          </table:table-cell>
          <table:table-cell office:value-type="float" office:value="4967.8" calcext:value-type="float">
            <text:p>4967.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2" calcext:value-type="float">
            <text:p>2</text:p>
          </table:table-cell>
          <table:table-cell office:value-type="float" office:value="4973.095" calcext:value-type="float">
            <text:p>4973.09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3" calcext:value-type="float">
            <text:p>3</text:p>
          </table:table-cell>
          <table:table-cell office:value-type="float" office:value="4966.392" calcext:value-type="float">
            <text:p>4966.39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4" calcext:value-type="float">
            <text:p>4</text:p>
          </table:table-cell>
          <table:table-cell office:value-type="float" office:value="4970.268" calcext:value-type="float">
            <text:p>4970.26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5" calcext:value-type="float">
            <text:p>5</text:p>
          </table:table-cell>
          <table:table-cell office:value-type="float" office:value="4971.262" calcext:value-type="float">
            <text:p>4971.26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1" calcext:value-type="float">
            <text:p>1</text:p>
          </table:table-cell>
          <table:table-cell office:value-type="float" office:value="5565.072" calcext:value-type="float">
            <text:p>5565.07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2" calcext:value-type="float">
            <text:p>2</text:p>
          </table:table-cell>
          <table:table-cell office:value-type="float" office:value="5563.424" calcext:value-type="float">
            <text:p>5563.4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3" calcext:value-type="float">
            <text:p>3</text:p>
          </table:table-cell>
          <table:table-cell office:value-type="float" office:value="5563.735" calcext:value-type="float">
            <text:p>5563.73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4" calcext:value-type="float">
            <text:p>4</text:p>
          </table:table-cell>
          <table:table-cell office:value-type="float" office:value="5559.092" calcext:value-type="float">
            <text:p>5559.09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5" calcext:value-type="float">
            <text:p>5</text:p>
          </table:table-cell>
          <table:table-cell office:value-type="float" office:value="5551.922" calcext:value-type="float">
            <text:p>5551.9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1" calcext:value-type="float">
            <text:p>1</text:p>
          </table:table-cell>
          <table:table-cell office:value-type="float" office:value="4119.703" calcext:value-type="float">
            <text:p>4119.70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2" calcext:value-type="float">
            <text:p>2</text:p>
          </table:table-cell>
          <table:table-cell office:value-type="float" office:value="3979.084" calcext:value-type="float">
            <text:p>3979.08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3" calcext:value-type="float">
            <text:p>3</text:p>
          </table:table-cell>
          <table:table-cell office:value-type="float" office:value="3913.526" calcext:value-type="float">
            <text:p>3913.52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4" calcext:value-type="float">
            <text:p>4</text:p>
          </table:table-cell>
          <table:table-cell office:value-type="float" office:value="3913.215" calcext:value-type="float">
            <text:p>3913.2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5" calcext:value-type="float">
            <text:p>5</text:p>
          </table:table-cell>
          <table:table-cell office:value-type="float" office:value="3914.245" calcext:value-type="float">
            <text:p>3914.24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1" calcext:value-type="float">
            <text:p>1</text:p>
          </table:table-cell>
          <table:table-cell office:value-type="float" office:value="4275.247" calcext:value-type="float">
            <text:p>4275.24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2" calcext:value-type="float">
            <text:p>2</text:p>
          </table:table-cell>
          <table:table-cell office:value-type="float" office:value="4269.195" calcext:value-type="float">
            <text:p>4269.19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3" calcext:value-type="float">
            <text:p>3</text:p>
          </table:table-cell>
          <table:table-cell office:value-type="float" office:value="4272.596" calcext:value-type="float">
            <text:p>4272.59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4" calcext:value-type="float">
            <text:p>4</text:p>
          </table:table-cell>
          <table:table-cell office:value-type="float" office:value="4276.068" calcext:value-type="float">
            <text:p>4276.06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5" calcext:value-type="float">
            <text:p>5</text:p>
          </table:table-cell>
          <table:table-cell office:value-type="float" office:value="4272.561" calcext:value-type="float">
            <text:p>4272.56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1" calcext:value-type="float">
            <text:p>1</text:p>
          </table:table-cell>
          <table:table-cell office:value-type="float" office:value="3620.439" calcext:value-type="float">
            <text:p>3620.43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2" calcext:value-type="float">
            <text:p>2</text:p>
          </table:table-cell>
          <table:table-cell office:value-type="float" office:value="3487.519" calcext:value-type="float">
            <text:p>3487.51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3" calcext:value-type="float">
            <text:p>3</text:p>
          </table:table-cell>
          <table:table-cell office:value-type="float" office:value="3417.115" calcext:value-type="float">
            <text:p>3417.11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4" calcext:value-type="float">
            <text:p>4</text:p>
          </table:table-cell>
          <table:table-cell office:value-type="float" office:value="3418.456" calcext:value-type="float">
            <text:p>3418.45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5" calcext:value-type="float">
            <text:p>5</text:p>
          </table:table-cell>
          <table:table-cell office:value-type="float" office:value="3421.122" calcext:value-type="float">
            <text:p>3421.12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1" calcext:value-type="float">
            <text:p>1</text:p>
          </table:table-cell>
          <table:table-cell office:value-type="float" office:value="4203.03" calcext:value-type="float">
            <text:p>4203.0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2" calcext:value-type="float">
            <text:p>2</text:p>
          </table:table-cell>
          <table:table-cell office:value-type="float" office:value="4196.59" calcext:value-type="float">
            <text:p>4196.5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3" calcext:value-type="float">
            <text:p>3</text:p>
          </table:table-cell>
          <table:table-cell office:value-type="float" office:value="4199.068" calcext:value-type="float">
            <text:p>4199.06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4" calcext:value-type="float">
            <text:p>4</text:p>
          </table:table-cell>
          <table:table-cell office:value-type="float" office:value="4195.946" calcext:value-type="float">
            <text:p>4195.94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5" calcext:value-type="float">
            <text:p>5</text:p>
          </table:table-cell>
          <table:table-cell office:value-type="float" office:value="4196.27" calcext:value-type="float">
            <text:p>4196.2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1" calcext:value-type="float">
            <text:p>1</text:p>
          </table:table-cell>
          <table:table-cell office:value-type="float" office:value="4450.437" calcext:value-type="float">
            <text:p>4450.43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2" calcext:value-type="float">
            <text:p>2</text:p>
          </table:table-cell>
          <table:table-cell office:value-type="float" office:value="4451.724" calcext:value-type="float">
            <text:p>4451.72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3" calcext:value-type="float">
            <text:p>3</text:p>
          </table:table-cell>
          <table:table-cell office:value-type="float" office:value="4439.433" calcext:value-type="float">
            <text:p>4439.43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4" calcext:value-type="float">
            <text:p>4</text:p>
          </table:table-cell>
          <table:table-cell office:value-type="float" office:value="4452.783" calcext:value-type="float">
            <text:p>4452.78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5" calcext:value-type="float">
            <text:p>5</text:p>
          </table:table-cell>
          <table:table-cell office:value-type="float" office:value="4442.435" calcext:value-type="float">
            <text:p>4442.43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1" calcext:value-type="float">
            <text:p>1</text:p>
          </table:table-cell>
          <table:table-cell office:value-type="float" office:value="5093.513" calcext:value-type="float">
            <text:p>5093.51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2" calcext:value-type="float">
            <text:p>2</text:p>
          </table:table-cell>
          <table:table-cell office:value-type="float" office:value="5087.523" calcext:value-type="float">
            <text:p>5087.52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3" calcext:value-type="float">
            <text:p>3</text:p>
          </table:table-cell>
          <table:table-cell office:value-type="float" office:value="5084.132" calcext:value-type="float">
            <text:p>5084.13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4" calcext:value-type="float">
            <text:p>4</text:p>
          </table:table-cell>
          <table:table-cell office:value-type="float" office:value="5089.294" calcext:value-type="float">
            <text:p>5089.29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5" calcext:value-type="float">
            <text:p>5</text:p>
          </table:table-cell>
          <table:table-cell office:value-type="float" office:value="5091.898" calcext:value-type="float">
            <text:p>5091.89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1" calcext:value-type="float">
            <text:p>1</text:p>
          </table:table-cell>
          <table:table-cell office:value-type="float" office:value="3732.878" calcext:value-type="float">
            <text:p>3732.87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2" calcext:value-type="float">
            <text:p>2</text:p>
          </table:table-cell>
          <table:table-cell office:value-type="float" office:value="3736.752" calcext:value-type="float">
            <text:p>3736.75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3" calcext:value-type="float">
            <text:p>3</text:p>
          </table:table-cell>
          <table:table-cell office:value-type="float" office:value="3749.711" calcext:value-type="float">
            <text:p>3749.71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4" calcext:value-type="float">
            <text:p>4</text:p>
          </table:table-cell>
          <table:table-cell office:value-type="float" office:value="3737.116" calcext:value-type="float">
            <text:p>3737.11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5" calcext:value-type="float">
            <text:p>5</text:p>
          </table:table-cell>
          <table:table-cell office:value-type="float" office:value="3737.847" calcext:value-type="float">
            <text:p>3737.84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1" calcext:value-type="float">
            <text:p>1</text:p>
          </table:table-cell>
          <table:table-cell office:value-type="float" office:value="3326.784" calcext:value-type="float">
            <text:p>3326.78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2" calcext:value-type="float">
            <text:p>2</text:p>
          </table:table-cell>
          <table:table-cell office:value-type="float" office:value="3327.973" calcext:value-type="float">
            <text:p>3327.97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3" calcext:value-type="float">
            <text:p>3</text:p>
          </table:table-cell>
          <table:table-cell office:value-type="float" office:value="3325.956" calcext:value-type="float">
            <text:p>3325.95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4" calcext:value-type="float">
            <text:p>4</text:p>
          </table:table-cell>
          <table:table-cell office:value-type="float" office:value="3325.674" calcext:value-type="float">
            <text:p>3325.67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5" calcext:value-type="float">
            <text:p>5</text:p>
          </table:table-cell>
          <table:table-cell office:value-type="float" office:value="3326.778" calcext:value-type="float">
            <text:p>3326.77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1" calcext:value-type="float">
            <text:p>1</text:p>
          </table:table-cell>
          <table:table-cell office:value-type="float" office:value="3419.361" calcext:value-type="float">
            <text:p>3419.36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2" calcext:value-type="float">
            <text:p>2</text:p>
          </table:table-cell>
          <table:table-cell office:value-type="float" office:value="3417.349" calcext:value-type="float">
            <text:p>3417.34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3" calcext:value-type="float">
            <text:p>3</text:p>
          </table:table-cell>
          <table:table-cell office:value-type="float" office:value="3421.565" calcext:value-type="float">
            <text:p>3421.56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4" calcext:value-type="float">
            <text:p>4</text:p>
          </table:table-cell>
          <table:table-cell office:value-type="float" office:value="3418.602" calcext:value-type="float">
            <text:p>3418.60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5" calcext:value-type="float">
            <text:p>5</text:p>
          </table:table-cell>
          <table:table-cell office:value-type="float" office:value="3418.595" calcext:value-type="float">
            <text:p>3418.59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1" calcext:value-type="float">
            <text:p>1</text:p>
          </table:table-cell>
          <table:table-cell office:value-type="float" office:value="3703.367" calcext:value-type="float">
            <text:p>3703.36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2" calcext:value-type="float">
            <text:p>2</text:p>
          </table:table-cell>
          <table:table-cell office:value-type="float" office:value="3707.021" calcext:value-type="float">
            <text:p>3707.02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3" calcext:value-type="float">
            <text:p>3</text:p>
          </table:table-cell>
          <table:table-cell office:value-type="float" office:value="3777.499" calcext:value-type="float">
            <text:p>3777.49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4" calcext:value-type="float">
            <text:p>4</text:p>
          </table:table-cell>
          <table:table-cell office:value-type="float" office:value="3707.816" calcext:value-type="float">
            <text:p>3707.8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5" calcext:value-type="float">
            <text:p>5</text:p>
          </table:table-cell>
          <table:table-cell office:value-type="float" office:value="3706.696" calcext:value-type="float">
            <text:p>3706.69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1" calcext:value-type="float">
            <text:p>1</text:p>
          </table:table-cell>
          <table:table-cell office:value-type="float" office:value="3896.87" calcext:value-type="float">
            <text:p>3896.8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2" calcext:value-type="float">
            <text:p>2</text:p>
          </table:table-cell>
          <table:table-cell office:value-type="float" office:value="3897.324" calcext:value-type="float">
            <text:p>3897.32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3" calcext:value-type="float">
            <text:p>3</text:p>
          </table:table-cell>
          <table:table-cell office:value-type="float" office:value="3890.876" calcext:value-type="float">
            <text:p>3890.87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4" calcext:value-type="float">
            <text:p>4</text:p>
          </table:table-cell>
          <table:table-cell office:value-type="float" office:value="3892.182" calcext:value-type="float">
            <text:p>3892.18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5" calcext:value-type="float">
            <text:p>5</text:p>
          </table:table-cell>
          <table:table-cell office:value-type="float" office:value="3894.481" calcext:value-type="float">
            <text:p>3894.48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1" calcext:value-type="float">
            <text:p>1</text:p>
          </table:table-cell>
          <table:table-cell office:value-type="float" office:value="4498.624" calcext:value-type="float">
            <text:p>4498.62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2" calcext:value-type="float">
            <text:p>2</text:p>
          </table:table-cell>
          <table:table-cell office:value-type="float" office:value="4500.318" calcext:value-type="float">
            <text:p>4500.3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3" calcext:value-type="float">
            <text:p>3</text:p>
          </table:table-cell>
          <table:table-cell office:value-type="float" office:value="4499.873" calcext:value-type="float">
            <text:p>4499.87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4" calcext:value-type="float">
            <text:p>4</text:p>
          </table:table-cell>
          <table:table-cell office:value-type="float" office:value="4498.466" calcext:value-type="float">
            <text:p>4498.46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5" calcext:value-type="float">
            <text:p>5</text:p>
          </table:table-cell>
          <table:table-cell office:value-type="float" office:value="4497.586" calcext:value-type="float">
            <text:p>4497.58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n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1" calcext:value-type="float">
            <text:p>1</text:p>
          </table:table-cell>
          <table:table-cell office:value-type="float" office:value="3848.168" calcext:value-type="float">
            <text:p>3848.16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n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2" calcext:value-type="float">
            <text:p>2</text:p>
          </table:table-cell>
          <table:table-cell office:value-type="float" office:value="3850.91" calcext:value-type="float">
            <text:p>3850.9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n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3" calcext:value-type="float">
            <text:p>3</text:p>
          </table:table-cell>
          <table:table-cell office:value-type="float" office:value="3856.075" calcext:value-type="float">
            <text:p>3856.07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n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4" calcext:value-type="float">
            <text:p>4</text:p>
          </table:table-cell>
          <table:table-cell office:value-type="float" office:value="3853.681" calcext:value-type="float">
            <text:p>3853.68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n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5" calcext:value-type="float">
            <text:p>5</text:p>
          </table:table-cell>
          <table:table-cell office:value-type="float" office:value="3856.595" calcext:value-type="float">
            <text:p>3856.59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1" calcext:value-type="float">
            <text:p>1</text:p>
          </table:table-cell>
          <table:table-cell office:value-type="float" office:value="3327.324" calcext:value-type="float">
            <text:p>3327.32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2" calcext:value-type="float">
            <text:p>2</text:p>
          </table:table-cell>
          <table:table-cell office:value-type="float" office:value="3327.571" calcext:value-type="float">
            <text:p>3327.57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3" calcext:value-type="float">
            <text:p>3</text:p>
          </table:table-cell>
          <table:table-cell office:value-type="float" office:value="3326.916" calcext:value-type="float">
            <text:p>3326.91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4" calcext:value-type="float">
            <text:p>4</text:p>
          </table:table-cell>
          <table:table-cell office:value-type="float" office:value="3327.33" calcext:value-type="float">
            <text:p>3327.3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5" calcext:value-type="float">
            <text:p>5</text:p>
          </table:table-cell>
          <table:table-cell office:value-type="float" office:value="3326.457" calcext:value-type="float">
            <text:p>3326.45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1" calcext:value-type="float">
            <text:p>1</text:p>
          </table:table-cell>
          <table:table-cell office:value-type="float" office:value="3422.032" calcext:value-type="float">
            <text:p>3422.03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2" calcext:value-type="float">
            <text:p>2</text:p>
          </table:table-cell>
          <table:table-cell office:value-type="float" office:value="3419.27" calcext:value-type="float">
            <text:p>3419.2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3" calcext:value-type="float">
            <text:p>3</text:p>
          </table:table-cell>
          <table:table-cell office:value-type="float" office:value="3419.385" calcext:value-type="float">
            <text:p>3419.38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4" calcext:value-type="float">
            <text:p>4</text:p>
          </table:table-cell>
          <table:table-cell office:value-type="float" office:value="3421.841" calcext:value-type="float">
            <text:p>3421.84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5" calcext:value-type="float">
            <text:p>5</text:p>
          </table:table-cell>
          <table:table-cell office:value-type="float" office:value="3420.863" calcext:value-type="float">
            <text:p>3420.86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1" calcext:value-type="float">
            <text:p>1</text:p>
          </table:table-cell>
          <table:table-cell office:value-type="float" office:value="3831.91" calcext:value-type="float">
            <text:p>3831.9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2" calcext:value-type="float">
            <text:p>2</text:p>
          </table:table-cell>
          <table:table-cell office:value-type="float" office:value="3825.59" calcext:value-type="float">
            <text:p>3825.5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3" calcext:value-type="float">
            <text:p>3</text:p>
          </table:table-cell>
          <table:table-cell office:value-type="float" office:value="3830.656" calcext:value-type="float">
            <text:p>3830.65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4" calcext:value-type="float">
            <text:p>4</text:p>
          </table:table-cell>
          <table:table-cell office:value-type="float" office:value="3831.557" calcext:value-type="float">
            <text:p>3831.55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5" calcext:value-type="float">
            <text:p>5</text:p>
          </table:table-cell>
          <table:table-cell office:value-type="float" office:value="3821.969" calcext:value-type="float">
            <text:p>3821.96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1" calcext:value-type="float">
            <text:p>1</text:p>
          </table:table-cell>
          <table:table-cell office:value-type="float" office:value="4023.347" calcext:value-type="float">
            <text:p>4023.34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2" calcext:value-type="float">
            <text:p>2</text:p>
          </table:table-cell>
          <table:table-cell office:value-type="float" office:value="4020.879" calcext:value-type="float">
            <text:p>4020.87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3" calcext:value-type="float">
            <text:p>3</text:p>
          </table:table-cell>
          <table:table-cell office:value-type="float" office:value="4022.667" calcext:value-type="float">
            <text:p>4022.66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4" calcext:value-type="float">
            <text:p>4</text:p>
          </table:table-cell>
          <table:table-cell office:value-type="float" office:value="4025.779" calcext:value-type="float">
            <text:p>4025.77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5" calcext:value-type="float">
            <text:p>5</text:p>
          </table:table-cell>
          <table:table-cell office:value-type="float" office:value="4018.813" calcext:value-type="float">
            <text:p>4018.81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1" calcext:value-type="float">
            <text:p>1</text:p>
          </table:table-cell>
          <table:table-cell office:value-type="float" office:value="4616.844" calcext:value-type="float">
            <text:p>4616.84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2" calcext:value-type="float">
            <text:p>2</text:p>
          </table:table-cell>
          <table:table-cell office:value-type="float" office:value="4615.553" calcext:value-type="float">
            <text:p>4615.55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3" calcext:value-type="float">
            <text:p>3</text:p>
          </table:table-cell>
          <table:table-cell office:value-type="float" office:value="4617.871" calcext:value-type="float">
            <text:p>4617.87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4" calcext:value-type="float">
            <text:p>4</text:p>
          </table:table-cell>
          <table:table-cell office:value-type="float" office:value="4616.024" calcext:value-type="float">
            <text:p>4616.02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5" calcext:value-type="float">
            <text:p>5</text:p>
          </table:table-cell>
          <table:table-cell office:value-type="float" office:value="4619.069" calcext:value-type="float">
            <text:p>4619.06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1" calcext:value-type="float">
            <text:p>1</text:p>
          </table:table-cell>
          <table:table-cell office:value-type="float" office:value="4166.541" calcext:value-type="float">
            <text:p>4166.54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2" calcext:value-type="float">
            <text:p>2</text:p>
          </table:table-cell>
          <table:table-cell office:value-type="float" office:value="4068.053" calcext:value-type="float">
            <text:p>4068.05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3" calcext:value-type="float">
            <text:p>3</text:p>
          </table:table-cell>
          <table:table-cell office:value-type="float" office:value="3974.164" calcext:value-type="float">
            <text:p>3974.16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4" calcext:value-type="float">
            <text:p>4</text:p>
          </table:table-cell>
          <table:table-cell office:value-type="float" office:value="3965.007" calcext:value-type="float">
            <text:p>3965.00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5" calcext:value-type="float">
            <text:p>5</text:p>
          </table:table-cell>
          <table:table-cell office:value-type="float" office:value="3965.181" calcext:value-type="float">
            <text:p>3965.18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1" calcext:value-type="float">
            <text:p>1</text:p>
          </table:table-cell>
          <table:table-cell office:value-type="float" office:value="3326.215" calcext:value-type="float">
            <text:p>3326.21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2" calcext:value-type="float">
            <text:p>2</text:p>
          </table:table-cell>
          <table:table-cell office:value-type="float" office:value="3322.222" calcext:value-type="float">
            <text:p>3322.22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3" calcext:value-type="float">
            <text:p>3</text:p>
          </table:table-cell>
          <table:table-cell office:value-type="float" office:value="3321.42" calcext:value-type="float">
            <text:p>3321.4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4" calcext:value-type="float">
            <text:p>4</text:p>
          </table:table-cell>
          <table:table-cell office:value-type="float" office:value="3321.457" calcext:value-type="float">
            <text:p>3321.45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5" calcext:value-type="float">
            <text:p>5</text:p>
          </table:table-cell>
          <table:table-cell office:value-type="float" office:value="3323.517" calcext:value-type="float">
            <text:p>3323.51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1" calcext:value-type="float">
            <text:p>1</text:p>
          </table:table-cell>
          <table:table-cell office:value-type="float" office:value="3621.206" calcext:value-type="float">
            <text:p>3621.20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2" calcext:value-type="float">
            <text:p>2</text:p>
          </table:table-cell>
          <table:table-cell office:value-type="float" office:value="3490.096" calcext:value-type="float">
            <text:p>3490.09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3" calcext:value-type="float">
            <text:p>3</text:p>
          </table:table-cell>
          <table:table-cell office:value-type="float" office:value="3419.091" calcext:value-type="float">
            <text:p>3419.09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4" calcext:value-type="float">
            <text:p>4</text:p>
          </table:table-cell>
          <table:table-cell office:value-type="float" office:value="3418.144" calcext:value-type="float">
            <text:p>3418.14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5" calcext:value-type="float">
            <text:p>5</text:p>
          </table:table-cell>
          <table:table-cell office:value-type="float" office:value="3417.882" calcext:value-type="float">
            <text:p>3417.88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1" calcext:value-type="float">
            <text:p>1</text:p>
          </table:table-cell>
          <table:table-cell office:value-type="float" office:value="3948.903" calcext:value-type="float">
            <text:p>3948.90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2" calcext:value-type="float">
            <text:p>2</text:p>
          </table:table-cell>
          <table:table-cell office:value-type="float" office:value="3948.58" calcext:value-type="float">
            <text:p>3948.5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3" calcext:value-type="float">
            <text:p>3</text:p>
          </table:table-cell>
          <table:table-cell office:value-type="float" office:value="3950.721" calcext:value-type="float">
            <text:p>3950.72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4" calcext:value-type="float">
            <text:p>4</text:p>
          </table:table-cell>
          <table:table-cell office:value-type="float" office:value="3947.939" calcext:value-type="float">
            <text:p>3947.93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5" calcext:value-type="float">
            <text:p>5</text:p>
          </table:table-cell>
          <table:table-cell office:value-type="float" office:value="3949.985" calcext:value-type="float">
            <text:p>3949.98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1" calcext:value-type="float">
            <text:p>1</text:p>
          </table:table-cell>
          <table:table-cell office:value-type="float" office:value="4206.816" calcext:value-type="float">
            <text:p>4206.81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2" calcext:value-type="float">
            <text:p>2</text:p>
          </table:table-cell>
          <table:table-cell office:value-type="float" office:value="4203.633" calcext:value-type="float">
            <text:p>4203.63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3" calcext:value-type="float">
            <text:p>3</text:p>
          </table:table-cell>
          <table:table-cell office:value-type="float" office:value="4205.59" calcext:value-type="float">
            <text:p>4205.5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4" calcext:value-type="float">
            <text:p>4</text:p>
          </table:table-cell>
          <table:table-cell office:value-type="float" office:value="4208.916" calcext:value-type="float">
            <text:p>4208.91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5" calcext:value-type="float">
            <text:p>5</text:p>
          </table:table-cell>
          <table:table-cell office:value-type="float" office:value="4201.674" calcext:value-type="float">
            <text:p>4201.67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1" calcext:value-type="float">
            <text:p>1</text:p>
          </table:table-cell>
          <table:table-cell office:value-type="float" office:value="4795.054" calcext:value-type="float">
            <text:p>4795.05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2" calcext:value-type="float">
            <text:p>2</text:p>
          </table:table-cell>
          <table:table-cell office:value-type="float" office:value="4793.655" calcext:value-type="float">
            <text:p>4793.65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3" calcext:value-type="float">
            <text:p>3</text:p>
          </table:table-cell>
          <table:table-cell office:value-type="float" office:value="4796.144" calcext:value-type="float">
            <text:p>4796.14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4" calcext:value-type="float">
            <text:p>4</text:p>
          </table:table-cell>
          <table:table-cell office:value-type="float" office:value="4791.186" calcext:value-type="float">
            <text:p>4791.18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5" calcext:value-type="float">
            <text:p>5</text:p>
          </table:table-cell>
          <table:table-cell office:value-type="float" office:value="4788.349" calcext:value-type="float">
            <text:p>4788.34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1" calcext:value-type="float">
            <text:p>1</text:p>
          </table:table-cell>
          <table:table-cell office:value-type="float" office:value="3212.336" calcext:value-type="float">
            <text:p>3212.33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2" calcext:value-type="float">
            <text:p>2</text:p>
          </table:table-cell>
          <table:table-cell office:value-type="float" office:value="3110.816" calcext:value-type="float">
            <text:p>3110.81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3" calcext:value-type="float">
            <text:p>3</text:p>
          </table:table-cell>
          <table:table-cell office:value-type="float" office:value="3111.219" calcext:value-type="float">
            <text:p>3111.21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4" calcext:value-type="float">
            <text:p>4</text:p>
          </table:table-cell>
          <table:table-cell office:value-type="float" office:value="3112.61" calcext:value-type="float">
            <text:p>3112.6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5" calcext:value-type="float">
            <text:p>5</text:p>
          </table:table-cell>
          <table:table-cell office:value-type="float" office:value="3112.3" calcext:value-type="float">
            <text:p>3112.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1" calcext:value-type="float">
            <text:p>1</text:p>
          </table:table-cell>
          <table:table-cell office:value-type="float" office:value="3476.153" calcext:value-type="float">
            <text:p>3476.15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2" calcext:value-type="float">
            <text:p>2</text:p>
          </table:table-cell>
          <table:table-cell office:value-type="float" office:value="3322.38" calcext:value-type="float">
            <text:p>3322.3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3" calcext:value-type="float">
            <text:p>3</text:p>
          </table:table-cell>
          <table:table-cell office:value-type="float" office:value="3323.992" calcext:value-type="float">
            <text:p>3323.99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4" calcext:value-type="float">
            <text:p>4</text:p>
          </table:table-cell>
          <table:table-cell office:value-type="float" office:value="3326.548" calcext:value-type="float">
            <text:p>3326.54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5" calcext:value-type="float">
            <text:p>5</text:p>
          </table:table-cell>
          <table:table-cell office:value-type="float" office:value="3326.569" calcext:value-type="float">
            <text:p>3326.56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1" calcext:value-type="float">
            <text:p>1</text:p>
          </table:table-cell>
          <table:table-cell office:value-type="float" office:value="3483.516" calcext:value-type="float">
            <text:p>3483.51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2" calcext:value-type="float">
            <text:p>2</text:p>
          </table:table-cell>
          <table:table-cell office:value-type="float" office:value="3420.74" calcext:value-type="float">
            <text:p>3420.7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3" calcext:value-type="float">
            <text:p>3</text:p>
          </table:table-cell>
          <table:table-cell office:value-type="float" office:value="3423.125" calcext:value-type="float">
            <text:p>3423.12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4" calcext:value-type="float">
            <text:p>4</text:p>
          </table:table-cell>
          <table:table-cell office:value-type="float" office:value="3422.164" calcext:value-type="float">
            <text:p>3422.16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5" calcext:value-type="float">
            <text:p>5</text:p>
          </table:table-cell>
          <table:table-cell office:value-type="float" office:value="3420.446" calcext:value-type="float">
            <text:p>3420.44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1" calcext:value-type="float">
            <text:p>1</text:p>
          </table:table-cell>
          <table:table-cell office:value-type="float" office:value="3988.77" calcext:value-type="float">
            <text:p>3988.7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2" calcext:value-type="float">
            <text:p>2</text:p>
          </table:table-cell>
          <table:table-cell office:value-type="float" office:value="3983.367" calcext:value-type="float">
            <text:p>3983.36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3" calcext:value-type="float">
            <text:p>3</text:p>
          </table:table-cell>
          <table:table-cell office:value-type="float" office:value="3986.267" calcext:value-type="float">
            <text:p>3986.26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4" calcext:value-type="float">
            <text:p>4</text:p>
          </table:table-cell>
          <table:table-cell office:value-type="float" office:value="3989.641" calcext:value-type="float">
            <text:p>3989.64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5" calcext:value-type="float">
            <text:p>5</text:p>
          </table:table-cell>
          <table:table-cell office:value-type="float" office:value="3987.668" calcext:value-type="float">
            <text:p>3987.66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1" calcext:value-type="float">
            <text:p>1</text:p>
          </table:table-cell>
          <table:table-cell office:value-type="float" office:value="4359.61" calcext:value-type="float">
            <text:p>4359.6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2" calcext:value-type="float">
            <text:p>2</text:p>
          </table:table-cell>
          <table:table-cell office:value-type="float" office:value="4360.531" calcext:value-type="float">
            <text:p>4360.53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3" calcext:value-type="float">
            <text:p>3</text:p>
          </table:table-cell>
          <table:table-cell office:value-type="float" office:value="4362.502" calcext:value-type="float">
            <text:p>4362.50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4" calcext:value-type="float">
            <text:p>4</text:p>
          </table:table-cell>
          <table:table-cell office:value-type="float" office:value="4362.447" calcext:value-type="float">
            <text:p>4362.44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5" calcext:value-type="float">
            <text:p>5</text:p>
          </table:table-cell>
          <table:table-cell office:value-type="float" office:value="4362.111" calcext:value-type="float">
            <text:p>4362.11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1" calcext:value-type="float">
            <text:p>1</text:p>
          </table:table-cell>
          <table:table-cell office:value-type="float" office:value="4950.278" calcext:value-type="float">
            <text:p>4950.27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2" calcext:value-type="float">
            <text:p>2</text:p>
          </table:table-cell>
          <table:table-cell office:value-type="float" office:value="4950.154" calcext:value-type="float">
            <text:p>4950.15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3" calcext:value-type="float">
            <text:p>3</text:p>
          </table:table-cell>
          <table:table-cell office:value-type="float" office:value="4947.447" calcext:value-type="float">
            <text:p>4947.44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4" calcext:value-type="float">
            <text:p>4</text:p>
          </table:table-cell>
          <table:table-cell office:value-type="float" office:value="4947.679" calcext:value-type="float">
            <text:p>4947.67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5" calcext:value-type="float">
            <text:p>5</text:p>
          </table:table-cell>
          <table:table-cell office:value-type="float" office:value="4938.019" calcext:value-type="float">
            <text:p>4938.01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1" calcext:value-type="float">
            <text:p>1</text:p>
          </table:table-cell>
          <table:table-cell office:value-type="float" office:value="3332.477" calcext:value-type="float">
            <text:p>3332.47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2" calcext:value-type="float">
            <text:p>2</text:p>
          </table:table-cell>
          <table:table-cell office:value-type="float" office:value="3135.507" calcext:value-type="float">
            <text:p>3135.50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3" calcext:value-type="float">
            <text:p>3</text:p>
          </table:table-cell>
          <table:table-cell office:value-type="float" office:value="3105.857" calcext:value-type="float">
            <text:p>3105.85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4" calcext:value-type="float">
            <text:p>4</text:p>
          </table:table-cell>
          <table:table-cell office:value-type="float" office:value="3109.572" calcext:value-type="float">
            <text:p>3109.57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5" calcext:value-type="float">
            <text:p>5</text:p>
          </table:table-cell>
          <table:table-cell office:value-type="float" office:value="3109.389" calcext:value-type="float">
            <text:p>3109.38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1" calcext:value-type="float">
            <text:p>1</text:p>
          </table:table-cell>
          <table:table-cell office:value-type="float" office:value="3470.213" calcext:value-type="float">
            <text:p>3470.21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2" calcext:value-type="float">
            <text:p>2</text:p>
          </table:table-cell>
          <table:table-cell office:value-type="float" office:value="3322.918" calcext:value-type="float">
            <text:p>3322.91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3" calcext:value-type="float">
            <text:p>3</text:p>
          </table:table-cell>
          <table:table-cell office:value-type="float" office:value="3314.985" calcext:value-type="float">
            <text:p>3314.98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4" calcext:value-type="float">
            <text:p>4</text:p>
          </table:table-cell>
          <table:table-cell office:value-type="float" office:value="3324.058" calcext:value-type="float">
            <text:p>3324.05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5" calcext:value-type="float">
            <text:p>5</text:p>
          </table:table-cell>
          <table:table-cell office:value-type="float" office:value="3316.307" calcext:value-type="float">
            <text:p>3316.30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1" calcext:value-type="float">
            <text:p>1</text:p>
          </table:table-cell>
          <table:table-cell office:value-type="float" office:value="3568.552" calcext:value-type="float">
            <text:p>3568.55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2" calcext:value-type="float">
            <text:p>2</text:p>
          </table:table-cell>
          <table:table-cell office:value-type="float" office:value="3422.695" calcext:value-type="float">
            <text:p>3422.69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3" calcext:value-type="float">
            <text:p>3</text:p>
          </table:table-cell>
          <table:table-cell office:value-type="float" office:value="3425.56" calcext:value-type="float">
            <text:p>3425.5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4" calcext:value-type="float">
            <text:p>4</text:p>
          </table:table-cell>
          <table:table-cell office:value-type="float" office:value="3420.18" calcext:value-type="float">
            <text:p>3420.1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5" calcext:value-type="float">
            <text:p>5</text:p>
          </table:table-cell>
          <table:table-cell office:value-type="float" office:value="3424.536" calcext:value-type="float">
            <text:p>3424.53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1" calcext:value-type="float">
            <text:p>1</text:p>
          </table:table-cell>
          <table:table-cell office:value-type="float" office:value="4073.91" calcext:value-type="float">
            <text:p>4073.9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2" calcext:value-type="float">
            <text:p>2</text:p>
          </table:table-cell>
          <table:table-cell office:value-type="float" office:value="4068.502" calcext:value-type="float">
            <text:p>4068.50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3" calcext:value-type="float">
            <text:p>3</text:p>
          </table:table-cell>
          <table:table-cell office:value-type="float" office:value="4072.894" calcext:value-type="float">
            <text:p>4072.89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4" calcext:value-type="float">
            <text:p>4</text:p>
          </table:table-cell>
          <table:table-cell office:value-type="float" office:value="4076.733" calcext:value-type="float">
            <text:p>4076.73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5" calcext:value-type="float">
            <text:p>5</text:p>
          </table:table-cell>
          <table:table-cell office:value-type="float" office:value="4072.887" calcext:value-type="float">
            <text:p>4072.88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1" calcext:value-type="float">
            <text:p>1</text:p>
          </table:table-cell>
          <table:table-cell office:value-type="float" office:value="4518.182" calcext:value-type="float">
            <text:p>4518.18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2" calcext:value-type="float">
            <text:p>2</text:p>
          </table:table-cell>
          <table:table-cell office:value-type="float" office:value="4512.533" calcext:value-type="float">
            <text:p>4512.53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3" calcext:value-type="float">
            <text:p>3</text:p>
          </table:table-cell>
          <table:table-cell office:value-type="float" office:value="4512.151" calcext:value-type="float">
            <text:p>4512.15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4" calcext:value-type="float">
            <text:p>4</text:p>
          </table:table-cell>
          <table:table-cell office:value-type="float" office:value="4525.375" calcext:value-type="float">
            <text:p>4525.37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5" calcext:value-type="float">
            <text:p>5</text:p>
          </table:table-cell>
          <table:table-cell office:value-type="float" office:value="4519.553" calcext:value-type="float">
            <text:p>4519.55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1" calcext:value-type="float">
            <text:p>1</text:p>
          </table:table-cell>
          <table:table-cell office:value-type="float" office:value="5086.623" calcext:value-type="float">
            <text:p>5086.62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2" calcext:value-type="float">
            <text:p>2</text:p>
          </table:table-cell>
          <table:table-cell office:value-type="float" office:value="5085.19" calcext:value-type="float">
            <text:p>5085.1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3" calcext:value-type="float">
            <text:p>3</text:p>
          </table:table-cell>
          <table:table-cell office:value-type="float" office:value="5082.759" calcext:value-type="float">
            <text:p>5082.75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4" calcext:value-type="float">
            <text:p>4</text:p>
          </table:table-cell>
          <table:table-cell office:value-type="float" office:value="5082.311" calcext:value-type="float">
            <text:p>5082.31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5" calcext:value-type="float">
            <text:p>5</text:p>
          </table:table-cell>
          <table:table-cell office:value-type="float" office:value="5083.188" calcext:value-type="float">
            <text:p>5083.18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1" calcext:value-type="float">
            <text:p>1</text:p>
          </table:table-cell>
          <table:table-cell office:value-type="float" office:value="4278.268" calcext:value-type="float">
            <text:p>4278.26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2" calcext:value-type="float">
            <text:p>2</text:p>
          </table:table-cell>
          <table:table-cell office:value-type="float" office:value="4223.585" calcext:value-type="float">
            <text:p>4223.58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3" calcext:value-type="float">
            <text:p>3</text:p>
          </table:table-cell>
          <table:table-cell office:value-type="float" office:value="4212.806" calcext:value-type="float">
            <text:p>4212.80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4" calcext:value-type="float">
            <text:p>4</text:p>
          </table:table-cell>
          <table:table-cell office:value-type="float" office:value="4218.635" calcext:value-type="float">
            <text:p>4218.63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5" calcext:value-type="float">
            <text:p>5</text:p>
          </table:table-cell>
          <table:table-cell office:value-type="float" office:value="4213.487" calcext:value-type="float">
            <text:p>4213.48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1" calcext:value-type="float">
            <text:p>1</text:p>
          </table:table-cell>
          <table:table-cell office:value-type="float" office:value="4632.787" calcext:value-type="float">
            <text:p>4632.78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2" calcext:value-type="float">
            <text:p>2</text:p>
          </table:table-cell>
          <table:table-cell office:value-type="float" office:value="4467.56" calcext:value-type="float">
            <text:p>4467.5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3" calcext:value-type="float">
            <text:p>3</text:p>
          </table:table-cell>
          <table:table-cell office:value-type="float" office:value="4470.552" calcext:value-type="float">
            <text:p>4470.55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4" calcext:value-type="float">
            <text:p>4</text:p>
          </table:table-cell>
          <table:table-cell office:value-type="float" office:value="4467.667" calcext:value-type="float">
            <text:p>4467.66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5" calcext:value-type="float">
            <text:p>5</text:p>
          </table:table-cell>
          <table:table-cell office:value-type="float" office:value="4479.769" calcext:value-type="float">
            <text:p>4479.76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1" calcext:value-type="float">
            <text:p>1</text:p>
          </table:table-cell>
          <table:table-cell office:value-type="float" office:value="3534.68" calcext:value-type="float">
            <text:p>3534.6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2" calcext:value-type="float">
            <text:p>2</text:p>
          </table:table-cell>
          <table:table-cell office:value-type="float" office:value="3420.202" calcext:value-type="float">
            <text:p>3420.20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3" calcext:value-type="float">
            <text:p>3</text:p>
          </table:table-cell>
          <table:table-cell office:value-type="float" office:value="3419.546" calcext:value-type="float">
            <text:p>3419.54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4" calcext:value-type="float">
            <text:p>4</text:p>
          </table:table-cell>
          <table:table-cell office:value-type="float" office:value="3423.024" calcext:value-type="float">
            <text:p>3423.02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5" calcext:value-type="float">
            <text:p>5</text:p>
          </table:table-cell>
          <table:table-cell office:value-type="float" office:value="3417.053" calcext:value-type="float">
            <text:p>3417.05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1" calcext:value-type="float">
            <text:p>1</text:p>
          </table:table-cell>
          <table:table-cell office:value-type="float" office:value="3174.427" calcext:value-type="float">
            <text:p>3174.42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2" calcext:value-type="float">
            <text:p>2</text:p>
          </table:table-cell>
          <table:table-cell office:value-type="float" office:value="3168.25" calcext:value-type="float">
            <text:p>3168.2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3" calcext:value-type="float">
            <text:p>3</text:p>
          </table:table-cell>
          <table:table-cell office:value-type="float" office:value="3174.917" calcext:value-type="float">
            <text:p>3174.91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4" calcext:value-type="float">
            <text:p>4</text:p>
          </table:table-cell>
          <table:table-cell office:value-type="float" office:value="3168.574" calcext:value-type="float">
            <text:p>3168.57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5" calcext:value-type="float">
            <text:p>5</text:p>
          </table:table-cell>
          <table:table-cell office:value-type="float" office:value="3171.455" calcext:value-type="float">
            <text:p>3171.45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1" calcext:value-type="float">
            <text:p>1</text:p>
          </table:table-cell>
          <table:table-cell office:value-type="float" office:value="3162.82" calcext:value-type="float">
            <text:p>3162.8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2" calcext:value-type="float">
            <text:p>2</text:p>
          </table:table-cell>
          <table:table-cell office:value-type="float" office:value="3159.166" calcext:value-type="float">
            <text:p>3159.16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3" calcext:value-type="float">
            <text:p>3</text:p>
          </table:table-cell>
          <table:table-cell office:value-type="float" office:value="3163.454" calcext:value-type="float">
            <text:p>3163.45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4" calcext:value-type="float">
            <text:p>4</text:p>
          </table:table-cell>
          <table:table-cell office:value-type="float" office:value="3162.728" calcext:value-type="float">
            <text:p>3162.72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5" calcext:value-type="float">
            <text:p>5</text:p>
          </table:table-cell>
          <table:table-cell office:value-type="float" office:value="3168.959" calcext:value-type="float">
            <text:p>3168.95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1" calcext:value-type="float">
            <text:p>1</text:p>
          </table:table-cell>
          <table:table-cell office:value-type="float" office:value="3354.403" calcext:value-type="float">
            <text:p>3354.40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2" calcext:value-type="float">
            <text:p>2</text:p>
          </table:table-cell>
          <table:table-cell office:value-type="float" office:value="3368.327" calcext:value-type="float">
            <text:p>3368.32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3" calcext:value-type="float">
            <text:p>3</text:p>
          </table:table-cell>
          <table:table-cell office:value-type="float" office:value="3399.302" calcext:value-type="float">
            <text:p>3399.30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4" calcext:value-type="float">
            <text:p>4</text:p>
          </table:table-cell>
          <table:table-cell office:value-type="float" office:value="3360.503" calcext:value-type="float">
            <text:p>3360.50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5" calcext:value-type="float">
            <text:p>5</text:p>
          </table:table-cell>
          <table:table-cell office:value-type="float" office:value="3353.801" calcext:value-type="float">
            <text:p>3353.80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1" calcext:value-type="float">
            <text:p>1</text:p>
          </table:table-cell>
          <table:table-cell office:value-type="float" office:value="3089.124" calcext:value-type="float">
            <text:p>3089.12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2" calcext:value-type="float">
            <text:p>2</text:p>
          </table:table-cell>
          <table:table-cell office:value-type="float" office:value="3090.319" calcext:value-type="float">
            <text:p>3090.31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3" calcext:value-type="float">
            <text:p>3</text:p>
          </table:table-cell>
          <table:table-cell office:value-type="float" office:value="3096.494" calcext:value-type="float">
            <text:p>3096.49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4" calcext:value-type="float">
            <text:p>4</text:p>
          </table:table-cell>
          <table:table-cell office:value-type="float" office:value="3101.338" calcext:value-type="float">
            <text:p>3101.33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5" calcext:value-type="float">
            <text:p>5</text:p>
          </table:table-cell>
          <table:table-cell office:value-type="float" office:value="3090.573" calcext:value-type="float">
            <text:p>3090.57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1" calcext:value-type="float">
            <text:p>1</text:p>
          </table:table-cell>
          <table:table-cell office:value-type="float" office:value="4263.739" calcext:value-type="float">
            <text:p>4263.73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2" calcext:value-type="float">
            <text:p>2</text:p>
          </table:table-cell>
          <table:table-cell office:value-type="float" office:value="4258.659" calcext:value-type="float">
            <text:p>4258.65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3" calcext:value-type="float">
            <text:p>3</text:p>
          </table:table-cell>
          <table:table-cell office:value-type="float" office:value="4258.515" calcext:value-type="float">
            <text:p>4258.51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4" calcext:value-type="float">
            <text:p>4</text:p>
          </table:table-cell>
          <table:table-cell office:value-type="float" office:value="4267.567" calcext:value-type="float">
            <text:p>4267.56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5" calcext:value-type="float">
            <text:p>5</text:p>
          </table:table-cell>
          <table:table-cell office:value-type="float" office:value="4259.261" calcext:value-type="float">
            <text:p>4259.26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1" calcext:value-type="float">
            <text:p>1</text:p>
          </table:table-cell>
          <table:table-cell office:value-type="float" office:value="3420.819" calcext:value-type="float">
            <text:p>3420.81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2" calcext:value-type="float">
            <text:p>2</text:p>
          </table:table-cell>
          <table:table-cell office:value-type="float" office:value="3419.439" calcext:value-type="float">
            <text:p>3419.43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3" calcext:value-type="float">
            <text:p>3</text:p>
          </table:table-cell>
          <table:table-cell office:value-type="float" office:value="3419.272" calcext:value-type="float">
            <text:p>3419.27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4" calcext:value-type="float">
            <text:p>4</text:p>
          </table:table-cell>
          <table:table-cell office:value-type="float" office:value="3419.142" calcext:value-type="float">
            <text:p>3419.14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5" calcext:value-type="float">
            <text:p>5</text:p>
          </table:table-cell>
          <table:table-cell office:value-type="float" office:value="3419.85" calcext:value-type="float">
            <text:p>3419.8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1" calcext:value-type="float">
            <text:p>1</text:p>
          </table:table-cell>
          <table:table-cell office:value-type="float" office:value="3094.578" calcext:value-type="float">
            <text:p>3094.57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2" calcext:value-type="float">
            <text:p>2</text:p>
          </table:table-cell>
          <table:table-cell office:value-type="float" office:value="3094.394" calcext:value-type="float">
            <text:p>3094.39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3" calcext:value-type="float">
            <text:p>3</text:p>
          </table:table-cell>
          <table:table-cell office:value-type="float" office:value="3096.475" calcext:value-type="float">
            <text:p>3096.47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4" calcext:value-type="float">
            <text:p>4</text:p>
          </table:table-cell>
          <table:table-cell office:value-type="float" office:value="3092.504" calcext:value-type="float">
            <text:p>3092.50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5" calcext:value-type="float">
            <text:p>5</text:p>
          </table:table-cell>
          <table:table-cell office:value-type="float" office:value="3094.422" calcext:value-type="float">
            <text:p>3094.42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1" calcext:value-type="float">
            <text:p>1</text:p>
          </table:table-cell>
          <table:table-cell office:value-type="float" office:value="3000.951" calcext:value-type="float">
            <text:p>3000.95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2" calcext:value-type="float">
            <text:p>2</text:p>
          </table:table-cell>
          <table:table-cell office:value-type="float" office:value="3001.271" calcext:value-type="float">
            <text:p>3001.27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3" calcext:value-type="float">
            <text:p>3</text:p>
          </table:table-cell>
          <table:table-cell office:value-type="float" office:value="3011.847" calcext:value-type="float">
            <text:p>3011.84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4" calcext:value-type="float">
            <text:p>4</text:p>
          </table:table-cell>
          <table:table-cell office:value-type="float" office:value="2999.499" calcext:value-type="float">
            <text:p>2999.49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5" calcext:value-type="float">
            <text:p>5</text:p>
          </table:table-cell>
          <table:table-cell office:value-type="float" office:value="3000.87" calcext:value-type="float">
            <text:p>3000.8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1" calcext:value-type="float">
            <text:p>1</text:p>
          </table:table-cell>
          <table:table-cell office:value-type="float" office:value="3240.028" calcext:value-type="float">
            <text:p>3240.02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2" calcext:value-type="float">
            <text:p>2</text:p>
          </table:table-cell>
          <table:table-cell office:value-type="float" office:value="3252.57" calcext:value-type="float">
            <text:p>3252.5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3" calcext:value-type="float">
            <text:p>3</text:p>
          </table:table-cell>
          <table:table-cell office:value-type="float" office:value="3221.624" calcext:value-type="float">
            <text:p>3221.62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4" calcext:value-type="float">
            <text:p>4</text:p>
          </table:table-cell>
          <table:table-cell office:value-type="float" office:value="3241.031" calcext:value-type="float">
            <text:p>3241.03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5" calcext:value-type="float">
            <text:p>5</text:p>
          </table:table-cell>
          <table:table-cell office:value-type="float" office:value="3249.336" calcext:value-type="float">
            <text:p>3249.33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1" calcext:value-type="float">
            <text:p>1</text:p>
          </table:table-cell>
          <table:table-cell office:value-type="float" office:value="3734.593" calcext:value-type="float">
            <text:p>3734.59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2" calcext:value-type="float">
            <text:p>2</text:p>
          </table:table-cell>
          <table:table-cell office:value-type="float" office:value="3739.117" calcext:value-type="float">
            <text:p>3739.11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3" calcext:value-type="float">
            <text:p>3</text:p>
          </table:table-cell>
          <table:table-cell office:value-type="float" office:value="3741.383" calcext:value-type="float">
            <text:p>3741.38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4" calcext:value-type="float">
            <text:p>4</text:p>
          </table:table-cell>
          <table:table-cell office:value-type="float" office:value="3738.598" calcext:value-type="float">
            <text:p>3738.59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5" calcext:value-type="float">
            <text:p>5</text:p>
          </table:table-cell>
          <table:table-cell office:value-type="float" office:value="3740.027" calcext:value-type="float">
            <text:p>3740.02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1" calcext:value-type="float">
            <text:p>1</text:p>
          </table:table-cell>
          <table:table-cell office:value-type="float" office:value="3316.372" calcext:value-type="float">
            <text:p>3316.37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2" calcext:value-type="float">
            <text:p>2</text:p>
          </table:table-cell>
          <table:table-cell office:value-type="float" office:value="3314.683" calcext:value-type="float">
            <text:p>3314.68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3" calcext:value-type="float">
            <text:p>3</text:p>
          </table:table-cell>
          <table:table-cell office:value-type="float" office:value="3313.148" calcext:value-type="float">
            <text:p>3313.14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4" calcext:value-type="float">
            <text:p>4</text:p>
          </table:table-cell>
          <table:table-cell office:value-type="float" office:value="3312.202" calcext:value-type="float">
            <text:p>3312.20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5" calcext:value-type="float">
            <text:p>5</text:p>
          </table:table-cell>
          <table:table-cell office:value-type="float" office:value="3312.566" calcext:value-type="float">
            <text:p>3312.56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1" calcext:value-type="float">
            <text:p>1</text:p>
          </table:table-cell>
          <table:table-cell office:value-type="float" office:value="3419.755" calcext:value-type="float">
            <text:p>3419.75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2" calcext:value-type="float">
            <text:p>2</text:p>
          </table:table-cell>
          <table:table-cell office:value-type="float" office:value="3420.007" calcext:value-type="float">
            <text:p>3420.00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3" calcext:value-type="float">
            <text:p>3</text:p>
          </table:table-cell>
          <table:table-cell office:value-type="float" office:value="3419.442" calcext:value-type="float">
            <text:p>3419.44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4" calcext:value-type="float">
            <text:p>4</text:p>
          </table:table-cell>
          <table:table-cell office:value-type="float" office:value="3420.397" calcext:value-type="float">
            <text:p>3420.39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5" calcext:value-type="float">
            <text:p>5</text:p>
          </table:table-cell>
          <table:table-cell office:value-type="float" office:value="3420.327" calcext:value-type="float">
            <text:p>3420.32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1" calcext:value-type="float">
            <text:p>1</text:p>
          </table:table-cell>
          <table:table-cell office:value-type="float" office:value="3703.734" calcext:value-type="float">
            <text:p>3703.73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2" calcext:value-type="float">
            <text:p>2</text:p>
          </table:table-cell>
          <table:table-cell office:value-type="float" office:value="3709.875" calcext:value-type="float">
            <text:p>3709.87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3" calcext:value-type="float">
            <text:p>3</text:p>
          </table:table-cell>
          <table:table-cell office:value-type="float" office:value="3707.314" calcext:value-type="float">
            <text:p>3707.31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4" calcext:value-type="float">
            <text:p>4</text:p>
          </table:table-cell>
          <table:table-cell office:value-type="float" office:value="3706.991" calcext:value-type="float">
            <text:p>3706.99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5" calcext:value-type="float">
            <text:p>5</text:p>
          </table:table-cell>
          <table:table-cell office:value-type="float" office:value="3708.735" calcext:value-type="float">
            <text:p>3708.73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1" calcext:value-type="float">
            <text:p>1</text:p>
          </table:table-cell>
          <table:table-cell office:value-type="float" office:value="3897.3" calcext:value-type="float">
            <text:p>3897.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2" calcext:value-type="float">
            <text:p>2</text:p>
          </table:table-cell>
          <table:table-cell office:value-type="float" office:value="3893.808" calcext:value-type="float">
            <text:p>3893.80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3" calcext:value-type="float">
            <text:p>3</text:p>
          </table:table-cell>
          <table:table-cell office:value-type="float" office:value="3895.846" calcext:value-type="float">
            <text:p>3895.84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4" calcext:value-type="float">
            <text:p>4</text:p>
          </table:table-cell>
          <table:table-cell office:value-type="float" office:value="3899.192" calcext:value-type="float">
            <text:p>3899.19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5" calcext:value-type="float">
            <text:p>5</text:p>
          </table:table-cell>
          <table:table-cell office:value-type="float" office:value="3894.516" calcext:value-type="float">
            <text:p>3894.51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1" calcext:value-type="float">
            <text:p>1</text:p>
          </table:table-cell>
          <table:table-cell office:value-type="float" office:value="4501.644" calcext:value-type="float">
            <text:p>4501.64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2" calcext:value-type="float">
            <text:p>2</text:p>
          </table:table-cell>
          <table:table-cell office:value-type="float" office:value="4507.025" calcext:value-type="float">
            <text:p>4507.02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3" calcext:value-type="float">
            <text:p>3</text:p>
          </table:table-cell>
          <table:table-cell office:value-type="float" office:value="4503.233" calcext:value-type="float">
            <text:p>4503.23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4" calcext:value-type="float">
            <text:p>4</text:p>
          </table:table-cell>
          <table:table-cell office:value-type="float" office:value="4496.338" calcext:value-type="float">
            <text:p>4496.33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5" calcext:value-type="float">
            <text:p>5</text:p>
          </table:table-cell>
          <table:table-cell office:value-type="float" office:value="4504.246" calcext:value-type="float">
            <text:p>4504.24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1" calcext:value-type="float">
            <text:p>1</text:p>
          </table:table-cell>
          <table:table-cell office:value-type="float" office:value="3847.634" calcext:value-type="float">
            <text:p>3847.63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2" calcext:value-type="float">
            <text:p>2</text:p>
          </table:table-cell>
          <table:table-cell office:value-type="float" office:value="3857.585" calcext:value-type="float">
            <text:p>3857.58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3" calcext:value-type="float">
            <text:p>3</text:p>
          </table:table-cell>
          <table:table-cell office:value-type="float" office:value="3854.003" calcext:value-type="float">
            <text:p>3854.00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4" calcext:value-type="float">
            <text:p>4</text:p>
          </table:table-cell>
          <table:table-cell office:value-type="float" office:value="3855.792" calcext:value-type="float">
            <text:p>3855.79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5" calcext:value-type="float">
            <text:p>5</text:p>
          </table:table-cell>
          <table:table-cell office:value-type="float" office:value="3855.683" calcext:value-type="float">
            <text:p>3855.68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1" calcext:value-type="float">
            <text:p>1</text:p>
          </table:table-cell>
          <table:table-cell office:value-type="float" office:value="3316.061" calcext:value-type="float">
            <text:p>3316.06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2" calcext:value-type="float">
            <text:p>2</text:p>
          </table:table-cell>
          <table:table-cell office:value-type="float" office:value="3310.441" calcext:value-type="float">
            <text:p>3310.44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3" calcext:value-type="float">
            <text:p>3</text:p>
          </table:table-cell>
          <table:table-cell office:value-type="float" office:value="3310.292" calcext:value-type="float">
            <text:p>3310.29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4" calcext:value-type="float">
            <text:p>4</text:p>
          </table:table-cell>
          <table:table-cell office:value-type="float" office:value="3309.234" calcext:value-type="float">
            <text:p>3309.23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5" calcext:value-type="float">
            <text:p>5</text:p>
          </table:table-cell>
          <table:table-cell office:value-type="float" office:value="3309.351" calcext:value-type="float">
            <text:p>3309.35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1" calcext:value-type="float">
            <text:p>1</text:p>
          </table:table-cell>
          <table:table-cell office:value-type="float" office:value="3419.292" calcext:value-type="float">
            <text:p>3419.29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2" calcext:value-type="float">
            <text:p>2</text:p>
          </table:table-cell>
          <table:table-cell office:value-type="float" office:value="3421.626" calcext:value-type="float">
            <text:p>3421.62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3" calcext:value-type="float">
            <text:p>3</text:p>
          </table:table-cell>
          <table:table-cell office:value-type="float" office:value="3415.572" calcext:value-type="float">
            <text:p>3415.57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4" calcext:value-type="float">
            <text:p>4</text:p>
          </table:table-cell>
          <table:table-cell office:value-type="float" office:value="3420.846" calcext:value-type="float">
            <text:p>3420.84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5" calcext:value-type="float">
            <text:p>5</text:p>
          </table:table-cell>
          <table:table-cell office:value-type="float" office:value="3421.691" calcext:value-type="float">
            <text:p>3421.69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1" calcext:value-type="float">
            <text:p>1</text:p>
          </table:table-cell>
          <table:table-cell office:value-type="float" office:value="3831.212" calcext:value-type="float">
            <text:p>3831.21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2" calcext:value-type="float">
            <text:p>2</text:p>
          </table:table-cell>
          <table:table-cell office:value-type="float" office:value="3832.332" calcext:value-type="float">
            <text:p>3832.33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3" calcext:value-type="float">
            <text:p>3</text:p>
          </table:table-cell>
          <table:table-cell office:value-type="float" office:value="3831.796" calcext:value-type="float">
            <text:p>3831.79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4" calcext:value-type="float">
            <text:p>4</text:p>
          </table:table-cell>
          <table:table-cell office:value-type="float" office:value="3829.88" calcext:value-type="float">
            <text:p>3829.8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5" calcext:value-type="float">
            <text:p>5</text:p>
          </table:table-cell>
          <table:table-cell office:value-type="float" office:value="3825.068" calcext:value-type="float">
            <text:p>3825.06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1" calcext:value-type="float">
            <text:p>1</text:p>
          </table:table-cell>
          <table:table-cell office:value-type="float" office:value="4026.323" calcext:value-type="float">
            <text:p>4026.32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2" calcext:value-type="float">
            <text:p>2</text:p>
          </table:table-cell>
          <table:table-cell office:value-type="float" office:value="4024.612" calcext:value-type="float">
            <text:p>4024.61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3" calcext:value-type="float">
            <text:p>3</text:p>
          </table:table-cell>
          <table:table-cell office:value-type="float" office:value="4024.704" calcext:value-type="float">
            <text:p>4024.70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4" calcext:value-type="float">
            <text:p>4</text:p>
          </table:table-cell>
          <table:table-cell office:value-type="float" office:value="4027.492" calcext:value-type="float">
            <text:p>4027.49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5" calcext:value-type="float">
            <text:p>5</text:p>
          </table:table-cell>
          <table:table-cell office:value-type="float" office:value="4020.853" calcext:value-type="float">
            <text:p>4020.85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1" calcext:value-type="float">
            <text:p>1</text:p>
          </table:table-cell>
          <table:table-cell office:value-type="float" office:value="4621.112" calcext:value-type="float">
            <text:p>4621.11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2" calcext:value-type="float">
            <text:p>2</text:p>
          </table:table-cell>
          <table:table-cell office:value-type="float" office:value="4618.905" calcext:value-type="float">
            <text:p>4618.90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3" calcext:value-type="float">
            <text:p>3</text:p>
          </table:table-cell>
          <table:table-cell office:value-type="float" office:value="4617.349" calcext:value-type="float">
            <text:p>4617.34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4" calcext:value-type="float">
            <text:p>4</text:p>
          </table:table-cell>
          <table:table-cell office:value-type="float" office:value="4619.186" calcext:value-type="float">
            <text:p>4619.18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5" calcext:value-type="float">
            <text:p>5</text:p>
          </table:table-cell>
          <table:table-cell office:value-type="float" office:value="4621.025" calcext:value-type="float">
            <text:p>4621.02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1" calcext:value-type="float">
            <text:p>1</text:p>
          </table:table-cell>
          <table:table-cell office:value-type="float" office:value="4191.872" calcext:value-type="float">
            <text:p>4191.87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2" calcext:value-type="float">
            <text:p>2</text:p>
          </table:table-cell>
          <table:table-cell office:value-type="float" office:value="4019.742" calcext:value-type="float">
            <text:p>4019.74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3" calcext:value-type="float">
            <text:p>3</text:p>
          </table:table-cell>
          <table:table-cell office:value-type="float" office:value="3974.016" calcext:value-type="float">
            <text:p>3974.01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4" calcext:value-type="float">
            <text:p>4</text:p>
          </table:table-cell>
          <table:table-cell office:value-type="float" office:value="3976.854" calcext:value-type="float">
            <text:p>3976.85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5" calcext:value-type="float">
            <text:p>5</text:p>
          </table:table-cell>
          <table:table-cell office:value-type="float" office:value="3974.571" calcext:value-type="float">
            <text:p>3974.57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1" calcext:value-type="float">
            <text:p>1</text:p>
          </table:table-cell>
          <table:table-cell office:value-type="float" office:value="3316.209" calcext:value-type="float">
            <text:p>3316.20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2" calcext:value-type="float">
            <text:p>2</text:p>
          </table:table-cell>
          <table:table-cell office:value-type="float" office:value="3311.971" calcext:value-type="float">
            <text:p>3311.97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3" calcext:value-type="float">
            <text:p>3</text:p>
          </table:table-cell>
          <table:table-cell office:value-type="float" office:value="3310.696" calcext:value-type="float">
            <text:p>3310.69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4" calcext:value-type="float">
            <text:p>4</text:p>
          </table:table-cell>
          <table:table-cell office:value-type="float" office:value="3310.18" calcext:value-type="float">
            <text:p>3310.1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5" calcext:value-type="float">
            <text:p>5</text:p>
          </table:table-cell>
          <table:table-cell office:value-type="float" office:value="3309.581" calcext:value-type="float">
            <text:p>3309.58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1" calcext:value-type="float">
            <text:p>1</text:p>
          </table:table-cell>
          <table:table-cell office:value-type="float" office:value="3639.423" calcext:value-type="float">
            <text:p>3639.42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2" calcext:value-type="float">
            <text:p>2</text:p>
          </table:table-cell>
          <table:table-cell office:value-type="float" office:value="3487.87" calcext:value-type="float">
            <text:p>3487.8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3" calcext:value-type="float">
            <text:p>3</text:p>
          </table:table-cell>
          <table:table-cell office:value-type="float" office:value="3419.613" calcext:value-type="float">
            <text:p>3419.61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4" calcext:value-type="float">
            <text:p>4</text:p>
          </table:table-cell>
          <table:table-cell office:value-type="float" office:value="3418.82" calcext:value-type="float">
            <text:p>3418.8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5" calcext:value-type="float">
            <text:p>5</text:p>
          </table:table-cell>
          <table:table-cell office:value-type="float" office:value="3416.397" calcext:value-type="float">
            <text:p>3416.39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1" calcext:value-type="float">
            <text:p>1</text:p>
          </table:table-cell>
          <table:table-cell office:value-type="float" office:value="3943.919" calcext:value-type="float">
            <text:p>3943.91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2" calcext:value-type="float">
            <text:p>2</text:p>
          </table:table-cell>
          <table:table-cell office:value-type="float" office:value="3953.404" calcext:value-type="float">
            <text:p>3953.40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3" calcext:value-type="float">
            <text:p>3</text:p>
          </table:table-cell>
          <table:table-cell office:value-type="float" office:value="3956.745" calcext:value-type="float">
            <text:p>3956.74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4" calcext:value-type="float">
            <text:p>4</text:p>
          </table:table-cell>
          <table:table-cell office:value-type="float" office:value="3951.817" calcext:value-type="float">
            <text:p>3951.81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5" calcext:value-type="float">
            <text:p>5</text:p>
          </table:table-cell>
          <table:table-cell office:value-type="float" office:value="3953.138" calcext:value-type="float">
            <text:p>3953.13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1" calcext:value-type="float">
            <text:p>1</text:p>
          </table:table-cell>
          <table:table-cell office:value-type="float" office:value="4205.84" calcext:value-type="float">
            <text:p>4205.8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2" calcext:value-type="float">
            <text:p>2</text:p>
          </table:table-cell>
          <table:table-cell office:value-type="float" office:value="4208.414" calcext:value-type="float">
            <text:p>4208.41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3" calcext:value-type="float">
            <text:p>3</text:p>
          </table:table-cell>
          <table:table-cell office:value-type="float" office:value="4209.835" calcext:value-type="float">
            <text:p>4209.83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4" calcext:value-type="float">
            <text:p>4</text:p>
          </table:table-cell>
          <table:table-cell office:value-type="float" office:value="4210.509" calcext:value-type="float">
            <text:p>4210.50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5" calcext:value-type="float">
            <text:p>5</text:p>
          </table:table-cell>
          <table:table-cell office:value-type="float" office:value="4212.099" calcext:value-type="float">
            <text:p>4212.09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1" calcext:value-type="float">
            <text:p>1</text:p>
          </table:table-cell>
          <table:table-cell office:value-type="float" office:value="4800.09" calcext:value-type="float">
            <text:p>4800.0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2" calcext:value-type="float">
            <text:p>2</text:p>
          </table:table-cell>
          <table:table-cell office:value-type="float" office:value="4793.866" calcext:value-type="float">
            <text:p>4793.86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3" calcext:value-type="float">
            <text:p>3</text:p>
          </table:table-cell>
          <table:table-cell office:value-type="float" office:value="4796.442" calcext:value-type="float">
            <text:p>4796.44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4" calcext:value-type="float">
            <text:p>4</text:p>
          </table:table-cell>
          <table:table-cell office:value-type="float" office:value="4796.476" calcext:value-type="float">
            <text:p>4796.47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5" calcext:value-type="float">
            <text:p>5</text:p>
          </table:table-cell>
          <table:table-cell office:value-type="float" office:value="4794.981" calcext:value-type="float">
            <text:p>4794.98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1" calcext:value-type="float">
            <text:p>1</text:p>
          </table:table-cell>
          <table:table-cell office:value-type="float" office:value="3159.516" calcext:value-type="float">
            <text:p>3159.51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2" calcext:value-type="float">
            <text:p>2</text:p>
          </table:table-cell>
          <table:table-cell office:value-type="float" office:value="3111.484" calcext:value-type="float">
            <text:p>3111.48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3" calcext:value-type="float">
            <text:p>3</text:p>
          </table:table-cell>
          <table:table-cell office:value-type="float" office:value="3107.347" calcext:value-type="float">
            <text:p>3107.34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4" calcext:value-type="float">
            <text:p>4</text:p>
          </table:table-cell>
          <table:table-cell office:value-type="float" office:value="3108.651" calcext:value-type="float">
            <text:p>3108.65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5" calcext:value-type="float">
            <text:p>5</text:p>
          </table:table-cell>
          <table:table-cell office:value-type="float" office:value="3107.857" calcext:value-type="float">
            <text:p>3107.85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1" calcext:value-type="float">
            <text:p>1</text:p>
          </table:table-cell>
          <table:table-cell office:value-type="float" office:value="3470.311" calcext:value-type="float">
            <text:p>3470.31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2" calcext:value-type="float">
            <text:p>2</text:p>
          </table:table-cell>
          <table:table-cell office:value-type="float" office:value="3313.764" calcext:value-type="float">
            <text:p>3313.76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3" calcext:value-type="float">
            <text:p>3</text:p>
          </table:table-cell>
          <table:table-cell office:value-type="float" office:value="3314.468" calcext:value-type="float">
            <text:p>3314.46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4" calcext:value-type="float">
            <text:p>4</text:p>
          </table:table-cell>
          <table:table-cell office:value-type="float" office:value="3314.146" calcext:value-type="float">
            <text:p>3314.14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5" calcext:value-type="float">
            <text:p>5</text:p>
          </table:table-cell>
          <table:table-cell office:value-type="float" office:value="3314.175" calcext:value-type="float">
            <text:p>3314.17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1" calcext:value-type="float">
            <text:p>1</text:p>
          </table:table-cell>
          <table:table-cell office:value-type="float" office:value="3422.336" calcext:value-type="float">
            <text:p>3422.33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2" calcext:value-type="float">
            <text:p>2</text:p>
          </table:table-cell>
          <table:table-cell office:value-type="float" office:value="3419.242" calcext:value-type="float">
            <text:p>3419.24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3" calcext:value-type="float">
            <text:p>3</text:p>
          </table:table-cell>
          <table:table-cell office:value-type="float" office:value="3417.85" calcext:value-type="float">
            <text:p>3417.8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4" calcext:value-type="float">
            <text:p>4</text:p>
          </table:table-cell>
          <table:table-cell office:value-type="float" office:value="3421.305" calcext:value-type="float">
            <text:p>3421.30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5" calcext:value-type="float">
            <text:p>5</text:p>
          </table:table-cell>
          <table:table-cell office:value-type="float" office:value="3419.962" calcext:value-type="float">
            <text:p>3419.96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1" calcext:value-type="float">
            <text:p>1</text:p>
          </table:table-cell>
          <table:table-cell office:value-type="float" office:value="3991.003" calcext:value-type="float">
            <text:p>3991.00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2" calcext:value-type="float">
            <text:p>2</text:p>
          </table:table-cell>
          <table:table-cell office:value-type="float" office:value="3984.549" calcext:value-type="float">
            <text:p>3984.54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3" calcext:value-type="float">
            <text:p>3</text:p>
          </table:table-cell>
          <table:table-cell office:value-type="float" office:value="3987.21" calcext:value-type="float">
            <text:p>3987.2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4" calcext:value-type="float">
            <text:p>4</text:p>
          </table:table-cell>
          <table:table-cell office:value-type="float" office:value="3990.104" calcext:value-type="float">
            <text:p>3990.10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5" calcext:value-type="float">
            <text:p>5</text:p>
          </table:table-cell>
          <table:table-cell office:value-type="float" office:value="3991.144" calcext:value-type="float">
            <text:p>3991.14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1" calcext:value-type="float">
            <text:p>1</text:p>
          </table:table-cell>
          <table:table-cell office:value-type="float" office:value="4363.733" calcext:value-type="float">
            <text:p>4363.73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2" calcext:value-type="float">
            <text:p>2</text:p>
          </table:table-cell>
          <table:table-cell office:value-type="float" office:value="4373.616" calcext:value-type="float">
            <text:p>4373.61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3" calcext:value-type="float">
            <text:p>3</text:p>
          </table:table-cell>
          <table:table-cell office:value-type="float" office:value="4370.968" calcext:value-type="float">
            <text:p>4370.96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4" calcext:value-type="float">
            <text:p>4</text:p>
          </table:table-cell>
          <table:table-cell office:value-type="float" office:value="4371.981" calcext:value-type="float">
            <text:p>4371.98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5" calcext:value-type="float">
            <text:p>5</text:p>
          </table:table-cell>
          <table:table-cell office:value-type="float" office:value="4369.432" calcext:value-type="float">
            <text:p>4369.43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1" calcext:value-type="float">
            <text:p>1</text:p>
          </table:table-cell>
          <table:table-cell office:value-type="float" office:value="4953.346" calcext:value-type="float">
            <text:p>4953.34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2" calcext:value-type="float">
            <text:p>2</text:p>
          </table:table-cell>
          <table:table-cell office:value-type="float" office:value="4950.068" calcext:value-type="float">
            <text:p>4950.06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3" calcext:value-type="float">
            <text:p>3</text:p>
          </table:table-cell>
          <table:table-cell office:value-type="float" office:value="4950.705" calcext:value-type="float">
            <text:p>4950.70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4" calcext:value-type="float">
            <text:p>4</text:p>
          </table:table-cell>
          <table:table-cell office:value-type="float" office:value="4955.657" calcext:value-type="float">
            <text:p>4955.65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5" calcext:value-type="float">
            <text:p>5</text:p>
          </table:table-cell>
          <table:table-cell office:value-type="float" office:value="4947.905" calcext:value-type="float">
            <text:p>4947.90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1" calcext:value-type="float">
            <text:p>1</text:p>
          </table:table-cell>
          <table:table-cell office:value-type="float" office:value="3319.605" calcext:value-type="float">
            <text:p>3319.60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2" calcext:value-type="float">
            <text:p>2</text:p>
          </table:table-cell>
          <table:table-cell office:value-type="float" office:value="3110.563" calcext:value-type="float">
            <text:p>3110.56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3" calcext:value-type="float">
            <text:p>3</text:p>
          </table:table-cell>
          <table:table-cell office:value-type="float" office:value="3111.854" calcext:value-type="float">
            <text:p>3111.85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4" calcext:value-type="float">
            <text:p>4</text:p>
          </table:table-cell>
          <table:table-cell office:value-type="float" office:value="3111.476" calcext:value-type="float">
            <text:p>3111.47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5" calcext:value-type="float">
            <text:p>5</text:p>
          </table:table-cell>
          <table:table-cell office:value-type="float" office:value="3108.876" calcext:value-type="float">
            <text:p>3108.87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1" calcext:value-type="float">
            <text:p>1</text:p>
          </table:table-cell>
          <table:table-cell office:value-type="float" office:value="3386.535" calcext:value-type="float">
            <text:p>3386.53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2" calcext:value-type="float">
            <text:p>2</text:p>
          </table:table-cell>
          <table:table-cell office:value-type="float" office:value="3315.509" calcext:value-type="float">
            <text:p>3315.50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3" calcext:value-type="float">
            <text:p>3</text:p>
          </table:table-cell>
          <table:table-cell office:value-type="float" office:value="3315.384" calcext:value-type="float">
            <text:p>3315.38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4" calcext:value-type="float">
            <text:p>4</text:p>
          </table:table-cell>
          <table:table-cell office:value-type="float" office:value="3315.9" calcext:value-type="float">
            <text:p>3315.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5" calcext:value-type="float">
            <text:p>5</text:p>
          </table:table-cell>
          <table:table-cell office:value-type="float" office:value="3313.206" calcext:value-type="float">
            <text:p>3313.20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1" calcext:value-type="float">
            <text:p>1</text:p>
          </table:table-cell>
          <table:table-cell office:value-type="float" office:value="3565.89" calcext:value-type="float">
            <text:p>3565.8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2" calcext:value-type="float">
            <text:p>2</text:p>
          </table:table-cell>
          <table:table-cell office:value-type="float" office:value="3417.968" calcext:value-type="float">
            <text:p>3417.96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3" calcext:value-type="float">
            <text:p>3</text:p>
          </table:table-cell>
          <table:table-cell office:value-type="float" office:value="3422.982" calcext:value-type="float">
            <text:p>3422.98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4" calcext:value-type="float">
            <text:p>4</text:p>
          </table:table-cell>
          <table:table-cell office:value-type="float" office:value="3423.118" calcext:value-type="float">
            <text:p>3423.11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5" calcext:value-type="float">
            <text:p>5</text:p>
          </table:table-cell>
          <table:table-cell office:value-type="float" office:value="3419.055" calcext:value-type="float">
            <text:p>3419.05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1" calcext:value-type="float">
            <text:p>1</text:p>
          </table:table-cell>
          <table:table-cell office:value-type="float" office:value="2940.277" calcext:value-type="float">
            <text:p>2940.27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2" calcext:value-type="float">
            <text:p>2</text:p>
          </table:table-cell>
          <table:table-cell office:value-type="float" office:value="2937.316" calcext:value-type="float">
            <text:p>2937.31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3" calcext:value-type="float">
            <text:p>3</text:p>
          </table:table-cell>
          <table:table-cell office:value-type="float" office:value="2938.245" calcext:value-type="float">
            <text:p>2938.24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4" calcext:value-type="float">
            <text:p>4</text:p>
          </table:table-cell>
          <table:table-cell office:value-type="float" office:value="2949.247" calcext:value-type="float">
            <text:p>2949.24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5" calcext:value-type="float">
            <text:p>5</text:p>
          </table:table-cell>
          <table:table-cell office:value-type="float" office:value="2939.621" calcext:value-type="float">
            <text:p>2939.62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1" calcext:value-type="float">
            <text:p>1</text:p>
          </table:table-cell>
          <table:table-cell office:value-type="float" office:value="3247.426" calcext:value-type="float">
            <text:p>3247.42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2" calcext:value-type="float">
            <text:p>2</text:p>
          </table:table-cell>
          <table:table-cell office:value-type="float" office:value="3248.482" calcext:value-type="float">
            <text:p>3248.48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3" calcext:value-type="float">
            <text:p>3</text:p>
          </table:table-cell>
          <table:table-cell office:value-type="float" office:value="3241.606" calcext:value-type="float">
            <text:p>3241.60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4" calcext:value-type="float">
            <text:p>4</text:p>
          </table:table-cell>
          <table:table-cell office:value-type="float" office:value="3260.127" calcext:value-type="float">
            <text:p>3260.12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5" calcext:value-type="float">
            <text:p>5</text:p>
          </table:table-cell>
          <table:table-cell office:value-type="float" office:value="3236.718" calcext:value-type="float">
            <text:p>3236.71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1" calcext:value-type="float">
            <text:p>1</text:p>
          </table:table-cell>
          <table:table-cell office:value-type="float" office:value="3583.086" calcext:value-type="float">
            <text:p>3583.08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2" calcext:value-type="float">
            <text:p>2</text:p>
          </table:table-cell>
          <table:table-cell office:value-type="float" office:value="3593.868" calcext:value-type="float">
            <text:p>3593.86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3" calcext:value-type="float">
            <text:p>3</text:p>
          </table:table-cell>
          <table:table-cell office:value-type="float" office:value="3591.861" calcext:value-type="float">
            <text:p>3591.86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4" calcext:value-type="float">
            <text:p>4</text:p>
          </table:table-cell>
          <table:table-cell office:value-type="float" office:value="3595.963" calcext:value-type="float">
            <text:p>3595.96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5" calcext:value-type="float">
            <text:p>5</text:p>
          </table:table-cell>
          <table:table-cell office:value-type="float" office:value="3590.131" calcext:value-type="float">
            <text:p>3590.13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1" calcext:value-type="float">
            <text:p>1</text:p>
          </table:table-cell>
          <table:table-cell office:value-type="float" office:value="4883.261" calcext:value-type="float">
            <text:p>4883.26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2" calcext:value-type="float">
            <text:p>2</text:p>
          </table:table-cell>
          <table:table-cell office:value-type="float" office:value="4884.966" calcext:value-type="float">
            <text:p>4884.96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3" calcext:value-type="float">
            <text:p>3</text:p>
          </table:table-cell>
          <table:table-cell office:value-type="float" office:value="4888.461" calcext:value-type="float">
            <text:p>4888.46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4" calcext:value-type="float">
            <text:p>4</text:p>
          </table:table-cell>
          <table:table-cell office:value-type="float" office:value="4883.275" calcext:value-type="float">
            <text:p>4883.27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5" calcext:value-type="float">
            <text:p>5</text:p>
          </table:table-cell>
          <table:table-cell office:value-type="float" office:value="4882.077" calcext:value-type="float">
            <text:p>4882.07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1" calcext:value-type="float">
            <text:p>1</text:p>
          </table:table-cell>
          <table:table-cell office:value-type="float" office:value="4142.427" calcext:value-type="float">
            <text:p>4142.42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2" calcext:value-type="float">
            <text:p>2</text:p>
          </table:table-cell>
          <table:table-cell office:value-type="float" office:value="3956.045" calcext:value-type="float">
            <text:p>3956.04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3" calcext:value-type="float">
            <text:p>3</text:p>
          </table:table-cell>
          <table:table-cell office:value-type="float" office:value="3955.604" calcext:value-type="float">
            <text:p>3955.60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4" calcext:value-type="float">
            <text:p>4</text:p>
          </table:table-cell>
          <table:table-cell office:value-type="float" office:value="3956.806" calcext:value-type="float">
            <text:p>3956.80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5" calcext:value-type="float">
            <text:p>5</text:p>
          </table:table-cell>
          <table:table-cell office:value-type="float" office:value="3956.158" calcext:value-type="float">
            <text:p>3956.15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1" calcext:value-type="float">
            <text:p>1</text:p>
          </table:table-cell>
          <table:table-cell office:value-type="float" office:value="3630.936" calcext:value-type="float">
            <text:p>3630.93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2" calcext:value-type="float">
            <text:p>2</text:p>
          </table:table-cell>
          <table:table-cell office:value-type="float" office:value="3630.995" calcext:value-type="float">
            <text:p>3630.99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3" calcext:value-type="float">
            <text:p>3</text:p>
          </table:table-cell>
          <table:table-cell office:value-type="float" office:value="3631.05" calcext:value-type="float">
            <text:p>3631.0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4" calcext:value-type="float">
            <text:p>4</text:p>
          </table:table-cell>
          <table:table-cell office:value-type="float" office:value="3630.809" calcext:value-type="float">
            <text:p>3630.80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5" calcext:value-type="float">
            <text:p>5</text:p>
          </table:table-cell>
          <table:table-cell office:value-type="float" office:value="3630.66" calcext:value-type="float">
            <text:p>3630.6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1" calcext:value-type="float">
            <text:p>1</text:p>
          </table:table-cell>
          <table:table-cell office:value-type="float" office:value="5168.942" calcext:value-type="float">
            <text:p>5168.94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2" calcext:value-type="float">
            <text:p>2</text:p>
          </table:table-cell>
          <table:table-cell office:value-type="float" office:value="5174.415" calcext:value-type="float">
            <text:p>5174.41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3" calcext:value-type="float">
            <text:p>3</text:p>
          </table:table-cell>
          <table:table-cell office:value-type="float" office:value="5174.226" calcext:value-type="float">
            <text:p>5174.22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4" calcext:value-type="float">
            <text:p>4</text:p>
          </table:table-cell>
          <table:table-cell office:value-type="float" office:value="5164.234" calcext:value-type="float">
            <text:p>5164.23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5" calcext:value-type="float">
            <text:p>5</text:p>
          </table:table-cell>
          <table:table-cell office:value-type="float" office:value="5191.831" calcext:value-type="float">
            <text:p>5191.83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1" calcext:value-type="float">
            <text:p>1</text:p>
          </table:table-cell>
          <table:table-cell office:value-type="float" office:value="6353.077" calcext:value-type="float">
            <text:p>6353.07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2" calcext:value-type="float">
            <text:p>2</text:p>
          </table:table-cell>
          <table:table-cell office:value-type="float" office:value="6356.51" calcext:value-type="float">
            <text:p>6356.5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3" calcext:value-type="float">
            <text:p>3</text:p>
          </table:table-cell>
          <table:table-cell office:value-type="float" office:value="6350.776" calcext:value-type="float">
            <text:p>6350.77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4" calcext:value-type="float">
            <text:p>4</text:p>
          </table:table-cell>
          <table:table-cell office:value-type="float" office:value="6351.517" calcext:value-type="float">
            <text:p>6351.51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5" calcext:value-type="float">
            <text:p>5</text:p>
          </table:table-cell>
          <table:table-cell office:value-type="float" office:value="6348.689" calcext:value-type="float">
            <text:p>6348.68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1" calcext:value-type="float">
            <text:p>1</text:p>
          </table:table-cell>
          <table:table-cell office:value-type="float" office:value="7212.609" calcext:value-type="float">
            <text:p>7212.60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2" calcext:value-type="float">
            <text:p>2</text:p>
          </table:table-cell>
          <table:table-cell office:value-type="float" office:value="7211.92" calcext:value-type="float">
            <text:p>7211.9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3" calcext:value-type="float">
            <text:p>3</text:p>
          </table:table-cell>
          <table:table-cell office:value-type="float" office:value="7204.401" calcext:value-type="float">
            <text:p>7204.40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4" calcext:value-type="float">
            <text:p>4</text:p>
          </table:table-cell>
          <table:table-cell office:value-type="float" office:value="7210.515" calcext:value-type="float">
            <text:p>7210.51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5" calcext:value-type="float">
            <text:p>5</text:p>
          </table:table-cell>
          <table:table-cell office:value-type="float" office:value="7205.705" calcext:value-type="float">
            <text:p>7205.70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1" calcext:value-type="float">
            <text:p>1</text:p>
          </table:table-cell>
          <table:table-cell office:value-type="float" office:value="5569.797" calcext:value-type="float">
            <text:p>5569.79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2" calcext:value-type="float">
            <text:p>2</text:p>
          </table:table-cell>
          <table:table-cell office:value-type="float" office:value="5434.19" calcext:value-type="float">
            <text:p>5434.1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3" calcext:value-type="float">
            <text:p>3</text:p>
          </table:table-cell>
          <table:table-cell office:value-type="float" office:value="5347.287" calcext:value-type="float">
            <text:p>5347.28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4" calcext:value-type="float">
            <text:p>4</text:p>
          </table:table-cell>
          <table:table-cell office:value-type="float" office:value="5360.781" calcext:value-type="float">
            <text:p>5360.78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5" calcext:value-type="float">
            <text:p>5</text:p>
          </table:table-cell>
          <table:table-cell office:value-type="float" office:value="5352.845" calcext:value-type="float">
            <text:p>5352.84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1" calcext:value-type="float">
            <text:p>1</text:p>
          </table:table-cell>
          <table:table-cell office:value-type="float" office:value="3956.102" calcext:value-type="float">
            <text:p>3956.10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2" calcext:value-type="float">
            <text:p>2</text:p>
          </table:table-cell>
          <table:table-cell office:value-type="float" office:value="3956.225" calcext:value-type="float">
            <text:p>3956.22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3" calcext:value-type="float">
            <text:p>3</text:p>
          </table:table-cell>
          <table:table-cell office:value-type="float" office:value="3956.449" calcext:value-type="float">
            <text:p>3956.44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4" calcext:value-type="float">
            <text:p>4</text:p>
          </table:table-cell>
          <table:table-cell office:value-type="float" office:value="3955.935" calcext:value-type="float">
            <text:p>3955.93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5" calcext:value-type="float">
            <text:p>5</text:p>
          </table:table-cell>
          <table:table-cell office:value-type="float" office:value="3956.757" calcext:value-type="float">
            <text:p>3956.75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1" calcext:value-type="float">
            <text:p>1</text:p>
          </table:table-cell>
          <table:table-cell office:value-type="float" office:value="3849.625" calcext:value-type="float">
            <text:p>3849.62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2" calcext:value-type="float">
            <text:p>2</text:p>
          </table:table-cell>
          <table:table-cell office:value-type="float" office:value="3705.635" calcext:value-type="float">
            <text:p>3705.63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3" calcext:value-type="float">
            <text:p>3</text:p>
          </table:table-cell>
          <table:table-cell office:value-type="float" office:value="3631.19" calcext:value-type="float">
            <text:p>3631.1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4" calcext:value-type="float">
            <text:p>4</text:p>
          </table:table-cell>
          <table:table-cell office:value-type="float" office:value="3631.261" calcext:value-type="float">
            <text:p>3631.26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5" calcext:value-type="float">
            <text:p>5</text:p>
          </table:table-cell>
          <table:table-cell office:value-type="float" office:value="3631.458" calcext:value-type="float">
            <text:p>3631.45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1" calcext:value-type="float">
            <text:p>1</text:p>
          </table:table-cell>
          <table:table-cell office:value-type="float" office:value="4789.353" calcext:value-type="float">
            <text:p>4789.35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2" calcext:value-type="float">
            <text:p>2</text:p>
          </table:table-cell>
          <table:table-cell office:value-type="float" office:value="4785.865" calcext:value-type="float">
            <text:p>4785.86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3" calcext:value-type="float">
            <text:p>3</text:p>
          </table:table-cell>
          <table:table-cell office:value-type="float" office:value="4785.949" calcext:value-type="float">
            <text:p>4785.94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4" calcext:value-type="float">
            <text:p>4</text:p>
          </table:table-cell>
          <table:table-cell office:value-type="float" office:value="4772.73" calcext:value-type="float">
            <text:p>4772.7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5" calcext:value-type="float">
            <text:p>5</text:p>
          </table:table-cell>
          <table:table-cell office:value-type="float" office:value="4781.694" calcext:value-type="float">
            <text:p>4781.69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1" calcext:value-type="float">
            <text:p>1</text:p>
          </table:table-cell>
          <table:table-cell office:value-type="float" office:value="5828.974" calcext:value-type="float">
            <text:p>5828.97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2" calcext:value-type="float">
            <text:p>2</text:p>
          </table:table-cell>
          <table:table-cell office:value-type="float" office:value="5825.831" calcext:value-type="float">
            <text:p>5825.83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3" calcext:value-type="float">
            <text:p>3</text:p>
          </table:table-cell>
          <table:table-cell office:value-type="float" office:value="5869.534" calcext:value-type="float">
            <text:p>5869.53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4" calcext:value-type="float">
            <text:p>4</text:p>
          </table:table-cell>
          <table:table-cell office:value-type="float" office:value="5829.406" calcext:value-type="float">
            <text:p>5829.40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5" calcext:value-type="float">
            <text:p>5</text:p>
          </table:table-cell>
          <table:table-cell office:value-type="float" office:value="5830.298" calcext:value-type="float">
            <text:p>5830.29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1" calcext:value-type="float">
            <text:p>1</text:p>
          </table:table-cell>
          <table:table-cell office:value-type="float" office:value="6610.512" calcext:value-type="float">
            <text:p>6610.51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2" calcext:value-type="float">
            <text:p>2</text:p>
          </table:table-cell>
          <table:table-cell office:value-type="float" office:value="6611.186" calcext:value-type="float">
            <text:p>6611.18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3" calcext:value-type="float">
            <text:p>3</text:p>
          </table:table-cell>
          <table:table-cell office:value-type="float" office:value="6609.406" calcext:value-type="float">
            <text:p>6609.40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4" calcext:value-type="float">
            <text:p>4</text:p>
          </table:table-cell>
          <table:table-cell office:value-type="float" office:value="6609.187" calcext:value-type="float">
            <text:p>6609.18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5" calcext:value-type="float">
            <text:p>5</text:p>
          </table:table-cell>
          <table:table-cell office:value-type="float" office:value="6706.757" calcext:value-type="float">
            <text:p>6706.75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1" calcext:value-type="float">
            <text:p>1</text:p>
          </table:table-cell>
          <table:table-cell office:value-type="float" office:value="4476.238" calcext:value-type="float">
            <text:p>4476.23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2" calcext:value-type="float">
            <text:p>2</text:p>
          </table:table-cell>
          <table:table-cell office:value-type="float" office:value="4437.275" calcext:value-type="float">
            <text:p>4437.27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3" calcext:value-type="float">
            <text:p>3</text:p>
          </table:table-cell>
          <table:table-cell office:value-type="float" office:value="4438.587" calcext:value-type="float">
            <text:p>4438.58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4" calcext:value-type="float">
            <text:p>4</text:p>
          </table:table-cell>
          <table:table-cell office:value-type="float" office:value="4435.81" calcext:value-type="float">
            <text:p>4435.8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5" calcext:value-type="float">
            <text:p>5</text:p>
          </table:table-cell>
          <table:table-cell office:value-type="float" office:value="4439.504" calcext:value-type="float">
            <text:p>4439.50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1" calcext:value-type="float">
            <text:p>1</text:p>
          </table:table-cell>
          <table:table-cell office:value-type="float" office:value="4192.915" calcext:value-type="float">
            <text:p>4192.91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2" calcext:value-type="float">
            <text:p>2</text:p>
          </table:table-cell>
          <table:table-cell office:value-type="float" office:value="4026.836" calcext:value-type="float">
            <text:p>4026.83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3" calcext:value-type="float">
            <text:p>3</text:p>
          </table:table-cell>
          <table:table-cell office:value-type="float" office:value="3956.782" calcext:value-type="float">
            <text:p>3956.78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4" calcext:value-type="float">
            <text:p>4</text:p>
          </table:table-cell>
          <table:table-cell office:value-type="float" office:value="3956.595" calcext:value-type="float">
            <text:p>3956.59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5" calcext:value-type="float">
            <text:p>5</text:p>
          </table:table-cell>
          <table:table-cell office:value-type="float" office:value="3957.187" calcext:value-type="float">
            <text:p>3957.18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1" calcext:value-type="float">
            <text:p>1</text:p>
          </table:table-cell>
          <table:table-cell office:value-type="float" office:value="3630.956" calcext:value-type="float">
            <text:p>3630.95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2" calcext:value-type="float">
            <text:p>2</text:p>
          </table:table-cell>
          <table:table-cell office:value-type="float" office:value="3630.932" calcext:value-type="float">
            <text:p>3630.93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3" calcext:value-type="float">
            <text:p>3</text:p>
          </table:table-cell>
          <table:table-cell office:value-type="float" office:value="3630.791" calcext:value-type="float">
            <text:p>3630.79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4" calcext:value-type="float">
            <text:p>4</text:p>
          </table:table-cell>
          <table:table-cell office:value-type="float" office:value="3631.246" calcext:value-type="float">
            <text:p>3631.24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5" calcext:value-type="float">
            <text:p>5</text:p>
          </table:table-cell>
          <table:table-cell office:value-type="float" office:value="3630.938" calcext:value-type="float">
            <text:p>3630.93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1" calcext:value-type="float">
            <text:p>1</text:p>
          </table:table-cell>
          <table:table-cell office:value-type="float" office:value="4297.045" calcext:value-type="float">
            <text:p>4297.04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2" calcext:value-type="float">
            <text:p>2</text:p>
          </table:table-cell>
          <table:table-cell office:value-type="float" office:value="4281.042" calcext:value-type="float">
            <text:p>4281.04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3" calcext:value-type="float">
            <text:p>3</text:p>
          </table:table-cell>
          <table:table-cell office:value-type="float" office:value="4287.826" calcext:value-type="float">
            <text:p>4287.82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4" calcext:value-type="float">
            <text:p>4</text:p>
          </table:table-cell>
          <table:table-cell office:value-type="float" office:value="4288.301" calcext:value-type="float">
            <text:p>4288.30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5" calcext:value-type="float">
            <text:p>5</text:p>
          </table:table-cell>
          <table:table-cell office:value-type="float" office:value="4290.711" calcext:value-type="float">
            <text:p>4290.71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1" calcext:value-type="float">
            <text:p>1</text:p>
          </table:table-cell>
          <table:table-cell office:value-type="float" office:value="5215.654" calcext:value-type="float">
            <text:p>5215.65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2" calcext:value-type="float">
            <text:p>2</text:p>
          </table:table-cell>
          <table:table-cell office:value-type="float" office:value="5209.693" calcext:value-type="float">
            <text:p>5209.69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3" calcext:value-type="float">
            <text:p>3</text:p>
          </table:table-cell>
          <table:table-cell office:value-type="float" office:value="5215.606" calcext:value-type="float">
            <text:p>5215.60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4" calcext:value-type="float">
            <text:p>4</text:p>
          </table:table-cell>
          <table:table-cell office:value-type="float" office:value="5215.933" calcext:value-type="float">
            <text:p>5215.93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5" calcext:value-type="float">
            <text:p>5</text:p>
          </table:table-cell>
          <table:table-cell office:value-type="float" office:value="5213.831" calcext:value-type="float">
            <text:p>5213.83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1" calcext:value-type="float">
            <text:p>1</text:p>
          </table:table-cell>
          <table:table-cell office:value-type="float" office:value="5939.556" calcext:value-type="float">
            <text:p>5939.556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2" calcext:value-type="float">
            <text:p>2</text:p>
          </table:table-cell>
          <table:table-cell office:value-type="float" office:value="5943.577" calcext:value-type="float">
            <text:p>5943.577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3" calcext:value-type="float">
            <text:p>3</text:p>
          </table:table-cell>
          <table:table-cell office:value-type="float" office:value="5937.557" calcext:value-type="float">
            <text:p>5937.557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4" calcext:value-type="float">
            <text:p>4</text:p>
          </table:table-cell>
          <table:table-cell office:value-type="float" office:value="5938.499" calcext:value-type="float">
            <text:p>5938.499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5" calcext:value-type="float">
            <text:p>5</text:p>
          </table:table-cell>
          <table:table-cell office:value-type="float" office:value="5936.786" calcext:value-type="float">
            <text:p>5936.786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1" calcext:value-type="float">
            <text:p>1</text:p>
          </table:table-cell>
          <table:table-cell office:value-type="float" office:value="4627.892" calcext:value-type="float">
            <text:p>4627.89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2" calcext:value-type="float">
            <text:p>2</text:p>
          </table:table-cell>
          <table:table-cell office:value-type="float" office:value="4436.003" calcext:value-type="float">
            <text:p>4436.003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3" calcext:value-type="float">
            <text:p>3</text:p>
          </table:table-cell>
          <table:table-cell office:value-type="float" office:value="4437.968" calcext:value-type="float">
            <text:p>4437.968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4" calcext:value-type="float">
            <text:p>4</text:p>
          </table:table-cell>
          <table:table-cell office:value-type="float" office:value="4443.933" calcext:value-type="float">
            <text:p>4443.933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5" calcext:value-type="float">
            <text:p>5</text:p>
          </table:table-cell>
          <table:table-cell office:value-type="float" office:value="4438.991" calcext:value-type="float">
            <text:p>4438.99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1" calcext:value-type="float">
            <text:p>1</text:p>
          </table:table-cell>
          <table:table-cell office:value-type="float" office:value="3957.118" calcext:value-type="float">
            <text:p>3957.11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2" calcext:value-type="float">
            <text:p>2</text:p>
          </table:table-cell>
          <table:table-cell office:value-type="float" office:value="3956.808" calcext:value-type="float">
            <text:p>3956.80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3" calcext:value-type="float">
            <text:p>3</text:p>
          </table:table-cell>
          <table:table-cell office:value-type="float" office:value="3956.453" calcext:value-type="float">
            <text:p>3956.45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4" calcext:value-type="float">
            <text:p>4</text:p>
          </table:table-cell>
          <table:table-cell office:value-type="float" office:value="3956.274" calcext:value-type="float">
            <text:p>3956.274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5" calcext:value-type="float">
            <text:p>5</text:p>
          </table:table-cell>
          <table:table-cell office:value-type="float" office:value="3956.365" calcext:value-type="float">
            <text:p>3956.36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1" calcext:value-type="float">
            <text:p>1</text:p>
          </table:table-cell>
          <table:table-cell office:value-type="float" office:value="3789.341" calcext:value-type="float">
            <text:p>3789.34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2" calcext:value-type="float">
            <text:p>2</text:p>
          </table:table-cell>
          <table:table-cell office:value-type="float" office:value="3631.906" calcext:value-type="float">
            <text:p>3631.906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3" calcext:value-type="float">
            <text:p>3</text:p>
          </table:table-cell>
          <table:table-cell office:value-type="float" office:value="3632.409" calcext:value-type="float">
            <text:p>3632.409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4" calcext:value-type="float">
            <text:p>4</text:p>
          </table:table-cell>
          <table:table-cell office:value-type="float" office:value="3632.09" calcext:value-type="float">
            <text:p>3632.09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5" calcext:value-type="float">
            <text:p>5</text:p>
          </table:table-cell>
          <table:table-cell office:value-type="float" office:value="3632.159" calcext:value-type="float">
            <text:p>3632.159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1" calcext:value-type="float">
            <text:p>1</text:p>
          </table:table-cell>
          <table:table-cell office:value-type="float" office:value="4392.633" calcext:value-type="float">
            <text:p>4392.633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2" calcext:value-type="float">
            <text:p>2</text:p>
          </table:table-cell>
          <table:table-cell office:value-type="float" office:value="4392.637" calcext:value-type="float">
            <text:p>4392.637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3" calcext:value-type="float">
            <text:p>3</text:p>
          </table:table-cell>
          <table:table-cell office:value-type="float" office:value="4386.284" calcext:value-type="float">
            <text:p>4386.284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4" calcext:value-type="float">
            <text:p>4</text:p>
          </table:table-cell>
          <table:table-cell office:value-type="float" office:value="4388.271" calcext:value-type="float">
            <text:p>4388.27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5" calcext:value-type="float">
            <text:p>5</text:p>
          </table:table-cell>
          <table:table-cell office:value-type="float" office:value="4397.095" calcext:value-type="float">
            <text:p>4397.09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1" calcext:value-type="float">
            <text:p>1</text:p>
          </table:table-cell>
          <table:table-cell office:value-type="float" office:value="5275.797" calcext:value-type="float">
            <text:p>5275.79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2" calcext:value-type="float">
            <text:p>2</text:p>
          </table:table-cell>
          <table:table-cell office:value-type="float" office:value="5272.973" calcext:value-type="float">
            <text:p>5272.973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3" calcext:value-type="float">
            <text:p>3</text:p>
          </table:table-cell>
          <table:table-cell office:value-type="float" office:value="5271.41" calcext:value-type="float">
            <text:p>5271.4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4" calcext:value-type="float">
            <text:p>4</text:p>
          </table:table-cell>
          <table:table-cell office:value-type="float" office:value="5276.851" calcext:value-type="float">
            <text:p>5276.85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5" calcext:value-type="float">
            <text:p>5</text:p>
          </table:table-cell>
          <table:table-cell office:value-type="float" office:value="5272.813" calcext:value-type="float">
            <text:p>5272.813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1" calcext:value-type="float">
            <text:p>1</text:p>
          </table:table-cell>
          <table:table-cell office:value-type="float" office:value="5995.796" calcext:value-type="float">
            <text:p>5995.796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2" calcext:value-type="float">
            <text:p>2</text:p>
          </table:table-cell>
          <table:table-cell office:value-type="float" office:value="5996.043" calcext:value-type="float">
            <text:p>5996.043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3" calcext:value-type="float">
            <text:p>3</text:p>
          </table:table-cell>
          <table:table-cell office:value-type="float" office:value="5990.553" calcext:value-type="float">
            <text:p>5990.553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4" calcext:value-type="float">
            <text:p>4</text:p>
          </table:table-cell>
          <table:table-cell office:value-type="float" office:value="5992.499" calcext:value-type="float">
            <text:p>5992.499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5" calcext:value-type="float">
            <text:p>5</text:p>
          </table:table-cell>
          <table:table-cell office:value-type="float" office:value="5994.904" calcext:value-type="float">
            <text:p>5994.904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1" calcext:value-type="float">
            <text:p>1</text:p>
          </table:table-cell>
          <table:table-cell office:value-type="float" office:value="4507.973" calcext:value-type="float">
            <text:p>4507.973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2" calcext:value-type="float">
            <text:p>2</text:p>
          </table:table-cell>
          <table:table-cell office:value-type="float" office:value="4431.583" calcext:value-type="float">
            <text:p>4431.583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3" calcext:value-type="float">
            <text:p>3</text:p>
          </table:table-cell>
          <table:table-cell office:value-type="float" office:value="4433.055" calcext:value-type="float">
            <text:p>4433.055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4" calcext:value-type="float">
            <text:p>4</text:p>
          </table:table-cell>
          <table:table-cell office:value-type="float" office:value="4437.004" calcext:value-type="float">
            <text:p>4437.004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5" calcext:value-type="float">
            <text:p>5</text:p>
          </table:table-cell>
          <table:table-cell office:value-type="float" office:value="4437.995" calcext:value-type="float">
            <text:p>4437.99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1" calcext:value-type="float">
            <text:p>1</text:p>
          </table:table-cell>
          <table:table-cell office:value-type="float" office:value="4110.944" calcext:value-type="float">
            <text:p>4110.94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2" calcext:value-type="float">
            <text:p>2</text:p>
          </table:table-cell>
          <table:table-cell office:value-type="float" office:value="3958.03" calcext:value-type="float">
            <text:p>3958.0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3" calcext:value-type="float">
            <text:p>3</text:p>
          </table:table-cell>
          <table:table-cell office:value-type="float" office:value="3958.641" calcext:value-type="float">
            <text:p>3958.64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4" calcext:value-type="float">
            <text:p>4</text:p>
          </table:table-cell>
          <table:table-cell office:value-type="float" office:value="3958.614" calcext:value-type="float">
            <text:p>3958.61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5" calcext:value-type="float">
            <text:p>5</text:p>
          </table:table-cell>
          <table:table-cell office:value-type="float" office:value="3957.908" calcext:value-type="float">
            <text:p>3957.90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1" calcext:value-type="float">
            <text:p>1</text:p>
          </table:table-cell>
          <table:table-cell office:value-type="float" office:value="3776.403" calcext:value-type="float">
            <text:p>3776.403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2" calcext:value-type="float">
            <text:p>2</text:p>
          </table:table-cell>
          <table:table-cell office:value-type="float" office:value="3631.825" calcext:value-type="float">
            <text:p>3631.825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3" calcext:value-type="float">
            <text:p>3</text:p>
          </table:table-cell>
          <table:table-cell office:value-type="float" office:value="3632.516" calcext:value-type="float">
            <text:p>3632.516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4" calcext:value-type="float">
            <text:p>4</text:p>
          </table:table-cell>
          <table:table-cell office:value-type="float" office:value="3632.267" calcext:value-type="float">
            <text:p>3632.267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5" calcext:value-type="float">
            <text:p>5</text:p>
          </table:table-cell>
          <table:table-cell office:value-type="float" office:value="3631.87" calcext:value-type="float">
            <text:p>3631.87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1" calcext:value-type="float">
            <text:p>1</text:p>
          </table:table-cell>
          <table:table-cell office:value-type="float" office:value="4533.936" calcext:value-type="float">
            <text:p>4533.936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2" calcext:value-type="float">
            <text:p>2</text:p>
          </table:table-cell>
          <table:table-cell office:value-type="float" office:value="4530.114" calcext:value-type="float">
            <text:p>4530.114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3" calcext:value-type="float">
            <text:p>3</text:p>
          </table:table-cell>
          <table:table-cell office:value-type="float" office:value="4525.119" calcext:value-type="float">
            <text:p>4525.119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4" calcext:value-type="float">
            <text:p>4</text:p>
          </table:table-cell>
          <table:table-cell office:value-type="float" office:value="4522.769" calcext:value-type="float">
            <text:p>4522.769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5" calcext:value-type="float">
            <text:p>5</text:p>
          </table:table-cell>
          <table:table-cell office:value-type="float" office:value="4530.452" calcext:value-type="float">
            <text:p>4530.45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1" calcext:value-type="float">
            <text:p>1</text:p>
          </table:table-cell>
          <table:table-cell office:value-type="float" office:value="5396.691" calcext:value-type="float">
            <text:p>5396.69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2" calcext:value-type="float">
            <text:p>2</text:p>
          </table:table-cell>
          <table:table-cell office:value-type="float" office:value="5392.064" calcext:value-type="float">
            <text:p>5392.064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3" calcext:value-type="float">
            <text:p>3</text:p>
          </table:table-cell>
          <table:table-cell office:value-type="float" office:value="5383.645" calcext:value-type="float">
            <text:p>5383.645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4" calcext:value-type="float">
            <text:p>4</text:p>
          </table:table-cell>
          <table:table-cell office:value-type="float" office:value="5392.484" calcext:value-type="float">
            <text:p>5392.484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5" calcext:value-type="float">
            <text:p>5</text:p>
          </table:table-cell>
          <table:table-cell office:value-type="float" office:value="5394.11" calcext:value-type="float">
            <text:p>5394.1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1" calcext:value-type="float">
            <text:p>1</text:p>
          </table:table-cell>
          <table:table-cell office:value-type="float" office:value="6111.444" calcext:value-type="float">
            <text:p>6111.444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2" calcext:value-type="float">
            <text:p>2</text:p>
          </table:table-cell>
          <table:table-cell office:value-type="float" office:value="6110.949" calcext:value-type="float">
            <text:p>6110.949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3" calcext:value-type="float">
            <text:p>3</text:p>
          </table:table-cell>
          <table:table-cell office:value-type="float" office:value="6114.888" calcext:value-type="float">
            <text:p>6114.888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4" calcext:value-type="float">
            <text:p>4</text:p>
          </table:table-cell>
          <table:table-cell office:value-type="float" office:value="6110.777" calcext:value-type="float">
            <text:p>6110.777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5" calcext:value-type="float">
            <text:p>5</text:p>
          </table:table-cell>
          <table:table-cell office:value-type="float" office:value="6109.462" calcext:value-type="float">
            <text:p>6109.462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1" calcext:value-type="float">
            <text:p>1</text:p>
          </table:table-cell>
          <table:table-cell office:value-type="float" office:value="4580.113" calcext:value-type="float">
            <text:p>4580.113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2" calcext:value-type="float">
            <text:p>2</text:p>
          </table:table-cell>
          <table:table-cell office:value-type="float" office:value="4433.788" calcext:value-type="float">
            <text:p>4433.78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3" calcext:value-type="float">
            <text:p>3</text:p>
          </table:table-cell>
          <table:table-cell office:value-type="float" office:value="4436.481" calcext:value-type="float">
            <text:p>4436.48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4" calcext:value-type="float">
            <text:p>4</text:p>
          </table:table-cell>
          <table:table-cell office:value-type="float" office:value="4433.656" calcext:value-type="float">
            <text:p>4433.656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5" calcext:value-type="float">
            <text:p>5</text:p>
          </table:table-cell>
          <table:table-cell office:value-type="float" office:value="4434.987" calcext:value-type="float">
            <text:p>4434.987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1" calcext:value-type="float">
            <text:p>1</text:p>
          </table:table-cell>
          <table:table-cell office:value-type="float" office:value="4112.015" calcext:value-type="float">
            <text:p>4112.01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2" calcext:value-type="float">
            <text:p>2</text:p>
          </table:table-cell>
          <table:table-cell office:value-type="float" office:value="3948.662" calcext:value-type="float">
            <text:p>3948.662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3" calcext:value-type="float">
            <text:p>3</text:p>
          </table:table-cell>
          <table:table-cell office:value-type="float" office:value="3956.327" calcext:value-type="float">
            <text:p>3956.327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4" calcext:value-type="float">
            <text:p>4</text:p>
          </table:table-cell>
          <table:table-cell office:value-type="float" office:value="3949.569" calcext:value-type="float">
            <text:p>3949.569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5" calcext:value-type="float">
            <text:p>5</text:p>
          </table:table-cell>
          <table:table-cell office:value-type="float" office:value="3956.971" calcext:value-type="float">
            <text:p>3956.97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1" calcext:value-type="float">
            <text:p>1</text:p>
          </table:table-cell>
          <table:table-cell office:value-type="float" office:value="3789" calcext:value-type="float">
            <text:p>3789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2" calcext:value-type="float">
            <text:p>2</text:p>
          </table:table-cell>
          <table:table-cell office:value-type="float" office:value="3644.808" calcext:value-type="float">
            <text:p>3644.80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3" calcext:value-type="float">
            <text:p>3</text:p>
          </table:table-cell>
          <table:table-cell office:value-type="float" office:value="3631.358" calcext:value-type="float">
            <text:p>3631.35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4" calcext:value-type="float">
            <text:p>4</text:p>
          </table:table-cell>
          <table:table-cell office:value-type="float" office:value="3645.133" calcext:value-type="float">
            <text:p>3645.133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5" calcext:value-type="float">
            <text:p>5</text:p>
          </table:table-cell>
          <table:table-cell office:value-type="float" office:value="3631.344" calcext:value-type="float">
            <text:p>3631.344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1" calcext:value-type="float">
            <text:p>1</text:p>
          </table:table-cell>
          <table:table-cell office:value-type="float" office:value="4660.732" calcext:value-type="float">
            <text:p>4660.732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2" calcext:value-type="float">
            <text:p>2</text:p>
          </table:table-cell>
          <table:table-cell office:value-type="float" office:value="4649.949" calcext:value-type="float">
            <text:p>4649.949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3" calcext:value-type="float">
            <text:p>3</text:p>
          </table:table-cell>
          <table:table-cell office:value-type="float" office:value="4653.962" calcext:value-type="float">
            <text:p>4653.962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4" calcext:value-type="float">
            <text:p>4</text:p>
          </table:table-cell>
          <table:table-cell office:value-type="float" office:value="4653.439" calcext:value-type="float">
            <text:p>4653.439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5" calcext:value-type="float">
            <text:p>5</text:p>
          </table:table-cell>
          <table:table-cell office:value-type="float" office:value="4675.645" calcext:value-type="float">
            <text:p>4675.645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1" calcext:value-type="float">
            <text:p>1</text:p>
          </table:table-cell>
          <table:table-cell office:value-type="float" office:value="5511.231" calcext:value-type="float">
            <text:p>5511.231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2" calcext:value-type="float">
            <text:p>2</text:p>
          </table:table-cell>
          <table:table-cell office:value-type="float" office:value="5510.641" calcext:value-type="float">
            <text:p>5510.641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3" calcext:value-type="float">
            <text:p>3</text:p>
          </table:table-cell>
          <table:table-cell office:value-type="float" office:value="5511.456" calcext:value-type="float">
            <text:p>5511.456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4" calcext:value-type="float">
            <text:p>4</text:p>
          </table:table-cell>
          <table:table-cell office:value-type="float" office:value="5511.372" calcext:value-type="float">
            <text:p>5511.372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5" calcext:value-type="float">
            <text:p>5</text:p>
          </table:table-cell>
          <table:table-cell office:value-type="float" office:value="5510.493" calcext:value-type="float">
            <text:p>5510.49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1" calcext:value-type="float">
            <text:p>1</text:p>
          </table:table-cell>
          <table:table-cell office:value-type="float" office:value="6228.104" calcext:value-type="float">
            <text:p>6228.10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2" calcext:value-type="float">
            <text:p>2</text:p>
          </table:table-cell>
          <table:table-cell office:value-type="float" office:value="6226.956" calcext:value-type="float">
            <text:p>6226.95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3" calcext:value-type="float">
            <text:p>3</text:p>
          </table:table-cell>
          <table:table-cell office:value-type="float" office:value="6225.82" calcext:value-type="float">
            <text:p>6225.8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4" calcext:value-type="float">
            <text:p>4</text:p>
          </table:table-cell>
          <table:table-cell office:value-type="float" office:value="6225.444" calcext:value-type="float">
            <text:p>6225.44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5" calcext:value-type="float">
            <text:p>5</text:p>
          </table:table-cell>
          <table:table-cell office:value-type="float" office:value="6227.229" calcext:value-type="float">
            <text:p>6227.229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1" calcext:value-type="float">
            <text:p>1</text:p>
          </table:table-cell>
          <table:table-cell office:value-type="float" office:value="4576.882" calcext:value-type="float">
            <text:p>4576.882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2" calcext:value-type="float">
            <text:p>2</text:p>
          </table:table-cell>
          <table:table-cell office:value-type="float" office:value="4427.428" calcext:value-type="float">
            <text:p>4427.42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3" calcext:value-type="float">
            <text:p>3</text:p>
          </table:table-cell>
          <table:table-cell office:value-type="float" office:value="4450.991" calcext:value-type="float">
            <text:p>4450.99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4" calcext:value-type="float">
            <text:p>4</text:p>
          </table:table-cell>
          <table:table-cell office:value-type="float" office:value="4438.767" calcext:value-type="float">
            <text:p>4438.767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5" calcext:value-type="float">
            <text:p>5</text:p>
          </table:table-cell>
          <table:table-cell office:value-type="float" office:value="4443.891" calcext:value-type="float">
            <text:p>4443.89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1" calcext:value-type="float">
            <text:p>1</text:p>
          </table:table-cell>
          <table:table-cell office:value-type="float" office:value="4113.07" calcext:value-type="float">
            <text:p>4113.07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2" calcext:value-type="float">
            <text:p>2</text:p>
          </table:table-cell>
          <table:table-cell office:value-type="float" office:value="3957.558" calcext:value-type="float">
            <text:p>3957.558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3" calcext:value-type="float">
            <text:p>3</text:p>
          </table:table-cell>
          <table:table-cell office:value-type="float" office:value="3958.146" calcext:value-type="float">
            <text:p>3958.146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4" calcext:value-type="float">
            <text:p>4</text:p>
          </table:table-cell>
          <table:table-cell office:value-type="float" office:value="3957.814" calcext:value-type="float">
            <text:p>3957.814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5" calcext:value-type="float">
            <text:p>5</text:p>
          </table:table-cell>
          <table:table-cell office:value-type="float" office:value="3958.528" calcext:value-type="float">
            <text:p>3958.528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1" calcext:value-type="float">
            <text:p>1</text:p>
          </table:table-cell>
          <table:table-cell office:value-type="float" office:value="3785.675" calcext:value-type="float">
            <text:p>3785.675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2" calcext:value-type="float">
            <text:p>2</text:p>
          </table:table-cell>
          <table:table-cell office:value-type="float" office:value="3631.295" calcext:value-type="float">
            <text:p>3631.295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3" calcext:value-type="float">
            <text:p>3</text:p>
          </table:table-cell>
          <table:table-cell office:value-type="float" office:value="3631.196" calcext:value-type="float">
            <text:p>3631.196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4" calcext:value-type="float">
            <text:p>4</text:p>
          </table:table-cell>
          <table:table-cell office:value-type="float" office:value="3631.507" calcext:value-type="float">
            <text:p>3631.507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5" calcext:value-type="float">
            <text:p>5</text:p>
          </table:table-cell>
          <table:table-cell office:value-type="float" office:value="3631.905" calcext:value-type="float">
            <text:p>3631.90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1" calcext:value-type="float">
            <text:p>1</text:p>
          </table:table-cell>
          <table:table-cell office:value-type="float" office:value="4788.291" calcext:value-type="float">
            <text:p>4788.29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2" calcext:value-type="float">
            <text:p>2</text:p>
          </table:table-cell>
          <table:table-cell office:value-type="float" office:value="4789.517" calcext:value-type="float">
            <text:p>4789.517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3" calcext:value-type="float">
            <text:p>3</text:p>
          </table:table-cell>
          <table:table-cell office:value-type="float" office:value="4788.993" calcext:value-type="float">
            <text:p>4788.99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4" calcext:value-type="float">
            <text:p>4</text:p>
          </table:table-cell>
          <table:table-cell office:value-type="float" office:value="4783.939" calcext:value-type="float">
            <text:p>4783.939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5" calcext:value-type="float">
            <text:p>5</text:p>
          </table:table-cell>
          <table:table-cell office:value-type="float" office:value="4781.585" calcext:value-type="float">
            <text:p>4781.58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1" calcext:value-type="float">
            <text:p>1</text:p>
          </table:table-cell>
          <table:table-cell office:value-type="float" office:value="5640.941" calcext:value-type="float">
            <text:p>5640.94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2" calcext:value-type="float">
            <text:p>2</text:p>
          </table:table-cell>
          <table:table-cell office:value-type="float" office:value="5640.632" calcext:value-type="float">
            <text:p>5640.632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3" calcext:value-type="float">
            <text:p>3</text:p>
          </table:table-cell>
          <table:table-cell office:value-type="float" office:value="5630.016" calcext:value-type="float">
            <text:p>5630.016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4" calcext:value-type="float">
            <text:p>4</text:p>
          </table:table-cell>
          <table:table-cell office:value-type="float" office:value="5637.49" calcext:value-type="float">
            <text:p>5637.49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5" calcext:value-type="float">
            <text:p>5</text:p>
          </table:table-cell>
          <table:table-cell office:value-type="float" office:value="5637.82" calcext:value-type="float">
            <text:p>5637.82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1" calcext:value-type="float">
            <text:p>1</text:p>
          </table:table-cell>
          <table:table-cell office:value-type="float" office:value="6358.567" calcext:value-type="float">
            <text:p>6358.567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2" calcext:value-type="float">
            <text:p>2</text:p>
          </table:table-cell>
          <table:table-cell office:value-type="float" office:value="6357.934" calcext:value-type="float">
            <text:p>6357.934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3" calcext:value-type="float">
            <text:p>3</text:p>
          </table:table-cell>
          <table:table-cell office:value-type="float" office:value="6357.038" calcext:value-type="float">
            <text:p>6357.038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4" calcext:value-type="float">
            <text:p>4</text:p>
          </table:table-cell>
          <table:table-cell office:value-type="float" office:value="6358.144" calcext:value-type="float">
            <text:p>6358.144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5" calcext:value-type="float">
            <text:p>5</text:p>
          </table:table-cell>
          <table:table-cell office:value-type="float" office:value="6356.061" calcext:value-type="float">
            <text:p>6356.061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1" calcext:value-type="float">
            <text:p>1</text:p>
          </table:table-cell>
          <table:table-cell office:value-type="float" office:value="5035.615" calcext:value-type="float">
            <text:p>5035.615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2" calcext:value-type="float">
            <text:p>2</text:p>
          </table:table-cell>
          <table:table-cell office:value-type="float" office:value="4885.074" calcext:value-type="float">
            <text:p>4885.074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3" calcext:value-type="float">
            <text:p>3</text:p>
          </table:table-cell>
          <table:table-cell office:value-type="float" office:value="4878.512" calcext:value-type="float">
            <text:p>4878.512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4" calcext:value-type="float">
            <text:p>4</text:p>
          </table:table-cell>
          <table:table-cell office:value-type="float" office:value="4881.461" calcext:value-type="float">
            <text:p>4881.461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5" calcext:value-type="float">
            <text:p>5</text:p>
          </table:table-cell>
          <table:table-cell office:value-type="float" office:value="4888.452" calcext:value-type="float">
            <text:p>4888.45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1" calcext:value-type="float">
            <text:p>1</text:p>
          </table:table-cell>
          <table:table-cell office:value-type="float" office:value="4102.609" calcext:value-type="float">
            <text:p>4102.60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2" calcext:value-type="float">
            <text:p>2</text:p>
          </table:table-cell>
          <table:table-cell office:value-type="float" office:value="3947.867" calcext:value-type="float">
            <text:p>3947.86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3" calcext:value-type="float">
            <text:p>3</text:p>
          </table:table-cell>
          <table:table-cell office:value-type="float" office:value="3948.519" calcext:value-type="float">
            <text:p>3948.51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4" calcext:value-type="float">
            <text:p>4</text:p>
          </table:table-cell>
          <table:table-cell office:value-type="float" office:value="3949.283" calcext:value-type="float">
            <text:p>3949.28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5" calcext:value-type="float">
            <text:p>5</text:p>
          </table:table-cell>
          <table:table-cell office:value-type="float" office:value="3948.579" calcext:value-type="float">
            <text:p>3948.57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1" calcext:value-type="float">
            <text:p>1</text:p>
          </table:table-cell>
          <table:table-cell office:value-type="float" office:value="3786.491" calcext:value-type="float">
            <text:p>3786.49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2" calcext:value-type="float">
            <text:p>2</text:p>
          </table:table-cell>
          <table:table-cell office:value-type="float" office:value="3632.63" calcext:value-type="float">
            <text:p>3632.63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3" calcext:value-type="float">
            <text:p>3</text:p>
          </table:table-cell>
          <table:table-cell office:value-type="float" office:value="3632.651" calcext:value-type="float">
            <text:p>3632.65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4" calcext:value-type="float">
            <text:p>4</text:p>
          </table:table-cell>
          <table:table-cell office:value-type="float" office:value="3632.491" calcext:value-type="float">
            <text:p>3632.49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5" calcext:value-type="float">
            <text:p>5</text:p>
          </table:table-cell>
          <table:table-cell office:value-type="float" office:value="3632.706" calcext:value-type="float">
            <text:p>3632.70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1" calcext:value-type="float">
            <text:p>1</text:p>
          </table:table-cell>
          <table:table-cell office:value-type="float" office:value="3013.018" calcext:value-type="float">
            <text:p>3013.01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2" calcext:value-type="float">
            <text:p>2</text:p>
          </table:table-cell>
          <table:table-cell office:value-type="float" office:value="3009.583" calcext:value-type="float">
            <text:p>3009.58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3" calcext:value-type="float">
            <text:p>3</text:p>
          </table:table-cell>
          <table:table-cell office:value-type="float" office:value="3010.53" calcext:value-type="float">
            <text:p>3010.5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4" calcext:value-type="float">
            <text:p>4</text:p>
          </table:table-cell>
          <table:table-cell office:value-type="float" office:value="3017.229" calcext:value-type="float">
            <text:p>3017.229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5" calcext:value-type="float">
            <text:p>5</text:p>
          </table:table-cell>
          <table:table-cell office:value-type="float" office:value="3016.219" calcext:value-type="float">
            <text:p>3016.219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1" calcext:value-type="float">
            <text:p>1</text:p>
          </table:table-cell>
          <table:table-cell office:value-type="float" office:value="3482.329" calcext:value-type="float">
            <text:p>3482.329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2" calcext:value-type="float">
            <text:p>2</text:p>
          </table:table-cell>
          <table:table-cell office:value-type="float" office:value="3489.117" calcext:value-type="float">
            <text:p>3489.117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3" calcext:value-type="float">
            <text:p>3</text:p>
          </table:table-cell>
          <table:table-cell office:value-type="float" office:value="3462.165" calcext:value-type="float">
            <text:p>3462.165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4" calcext:value-type="float">
            <text:p>4</text:p>
          </table:table-cell>
          <table:table-cell office:value-type="float" office:value="3482.474" calcext:value-type="float">
            <text:p>3482.474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5" calcext:value-type="float">
            <text:p>5</text:p>
          </table:table-cell>
          <table:table-cell office:value-type="float" office:value="3514.582" calcext:value-type="float">
            <text:p>3514.58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1" calcext:value-type="float">
            <text:p>1</text:p>
          </table:table-cell>
          <table:table-cell office:value-type="float" office:value="3670.944" calcext:value-type="float">
            <text:p>3670.944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2" calcext:value-type="float">
            <text:p>2</text:p>
          </table:table-cell>
          <table:table-cell office:value-type="float" office:value="3677.799" calcext:value-type="float">
            <text:p>3677.799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3" calcext:value-type="float">
            <text:p>3</text:p>
          </table:table-cell>
          <table:table-cell office:value-type="float" office:value="3658.177" calcext:value-type="float">
            <text:p>3658.177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4" calcext:value-type="float">
            <text:p>4</text:p>
          </table:table-cell>
          <table:table-cell office:value-type="float" office:value="3655.9" calcext:value-type="float">
            <text:p>3655.9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5" calcext:value-type="float">
            <text:p>5</text:p>
          </table:table-cell>
          <table:table-cell office:value-type="float" office:value="3648.62" calcext:value-type="float">
            <text:p>3648.6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1" calcext:value-type="float">
            <text:p>1</text:p>
          </table:table-cell>
          <table:table-cell office:value-type="float" office:value="5505.428" calcext:value-type="float">
            <text:p>5505.428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2" calcext:value-type="float">
            <text:p>2</text:p>
          </table:table-cell>
          <table:table-cell office:value-type="float" office:value="5374.546" calcext:value-type="float">
            <text:p>5374.546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3" calcext:value-type="float">
            <text:p>3</text:p>
          </table:table-cell>
          <table:table-cell office:value-type="float" office:value="5374.268" calcext:value-type="float">
            <text:p>5374.268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4" calcext:value-type="float">
            <text:p>4</text:p>
          </table:table-cell>
          <table:table-cell office:value-type="float" office:value="5390.735" calcext:value-type="float">
            <text:p>5390.735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5" calcext:value-type="float">
            <text:p>5</text:p>
          </table:table-cell>
          <table:table-cell office:value-type="float" office:value="5372.813" calcext:value-type="float">
            <text:p>5372.81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1" calcext:value-type="float">
            <text:p>1</text:p>
          </table:table-cell>
          <table:table-cell office:value-type="float" office:value="4099.725" calcext:value-type="float">
            <text:p>4099.725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2" calcext:value-type="float">
            <text:p>2</text:p>
          </table:table-cell>
          <table:table-cell office:value-type="float" office:value="3944.111" calcext:value-type="float">
            <text:p>3944.111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3" calcext:value-type="float">
            <text:p>3</text:p>
          </table:table-cell>
          <table:table-cell office:value-type="float" office:value="3944.153" calcext:value-type="float">
            <text:p>3944.15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4" calcext:value-type="float">
            <text:p>4</text:p>
          </table:table-cell>
          <table:table-cell office:value-type="float" office:value="3945.313" calcext:value-type="float">
            <text:p>3945.31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5" calcext:value-type="float">
            <text:p>5</text:p>
          </table:table-cell>
          <table:table-cell office:value-type="float" office:value="3944.403" calcext:value-type="float">
            <text:p>3944.403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1" calcext:value-type="float">
            <text:p>1</text:p>
          </table:table-cell>
          <table:table-cell office:value-type="float" office:value="3787.443" calcext:value-type="float">
            <text:p>3787.443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2" calcext:value-type="float">
            <text:p>2</text:p>
          </table:table-cell>
          <table:table-cell office:value-type="float" office:value="3644.417" calcext:value-type="float">
            <text:p>3644.417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3" calcext:value-type="float">
            <text:p>3</text:p>
          </table:table-cell>
          <table:table-cell office:value-type="float" office:value="3644.447" calcext:value-type="float">
            <text:p>3644.447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4" calcext:value-type="float">
            <text:p>4</text:p>
          </table:table-cell>
          <table:table-cell office:value-type="float" office:value="3644.731" calcext:value-type="float">
            <text:p>3644.731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5" calcext:value-type="float">
            <text:p>5</text:p>
          </table:table-cell>
          <table:table-cell office:value-type="float" office:value="3644.862" calcext:value-type="float">
            <text:p>3644.862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1" calcext:value-type="float">
            <text:p>1</text:p>
          </table:table-cell>
          <table:table-cell office:value-type="float" office:value="2843.972" calcext:value-type="float">
            <text:p>2843.972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2" calcext:value-type="float">
            <text:p>2</text:p>
          </table:table-cell>
          <table:table-cell office:value-type="float" office:value="2844.288" calcext:value-type="float">
            <text:p>2844.288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3" calcext:value-type="float">
            <text:p>3</text:p>
          </table:table-cell>
          <table:table-cell office:value-type="float" office:value="2844.784" calcext:value-type="float">
            <text:p>2844.784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4" calcext:value-type="float">
            <text:p>4</text:p>
          </table:table-cell>
          <table:table-cell office:value-type="float" office:value="2876.956" calcext:value-type="float">
            <text:p>2876.956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5" calcext:value-type="float">
            <text:p>5</text:p>
          </table:table-cell>
          <table:table-cell office:value-type="float" office:value="2839.683" calcext:value-type="float">
            <text:p>2839.683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1" calcext:value-type="float">
            <text:p>1</text:p>
          </table:table-cell>
          <table:table-cell office:value-type="float" office:value="3252.016" calcext:value-type="float">
            <text:p>3252.01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2" calcext:value-type="float">
            <text:p>2</text:p>
          </table:table-cell>
          <table:table-cell office:value-type="float" office:value="3289.341" calcext:value-type="float">
            <text:p>3289.34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3" calcext:value-type="float">
            <text:p>3</text:p>
          </table:table-cell>
          <table:table-cell office:value-type="float" office:value="3278.116" calcext:value-type="float">
            <text:p>3278.11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4" calcext:value-type="float">
            <text:p>4</text:p>
          </table:table-cell>
          <table:table-cell office:value-type="float" office:value="3284.767" calcext:value-type="float">
            <text:p>3284.767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5" calcext:value-type="float">
            <text:p>5</text:p>
          </table:table-cell>
          <table:table-cell office:value-type="float" office:value="3271.022" calcext:value-type="float">
            <text:p>3271.022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1" calcext:value-type="float">
            <text:p>1</text:p>
          </table:table-cell>
          <table:table-cell office:value-type="float" office:value="3470.359" calcext:value-type="float">
            <text:p>3470.359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2" calcext:value-type="float">
            <text:p>2</text:p>
          </table:table-cell>
          <table:table-cell office:value-type="float" office:value="3418.25" calcext:value-type="float">
            <text:p>3418.25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3" calcext:value-type="float">
            <text:p>3</text:p>
          </table:table-cell>
          <table:table-cell office:value-type="float" office:value="3430.661" calcext:value-type="float">
            <text:p>3430.66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4" calcext:value-type="float">
            <text:p>4</text:p>
          </table:table-cell>
          <table:table-cell office:value-type="float" office:value="3431.66" calcext:value-type="float">
            <text:p>3431.66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5" calcext:value-type="float">
            <text:p>5</text:p>
          </table:table-cell>
          <table:table-cell office:value-type="float" office:value="3428.212" calcext:value-type="float">
            <text:p>3428.212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1" calcext:value-type="float">
            <text:p>1</text:p>
          </table:table-cell>
          <table:table-cell office:value-type="float" office:value="4569.153" calcext:value-type="float">
            <text:p>4569.15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2" calcext:value-type="float">
            <text:p>2</text:p>
          </table:table-cell>
          <table:table-cell office:value-type="float" office:value="4429.94" calcext:value-type="float">
            <text:p>4429.94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3" calcext:value-type="float">
            <text:p>3</text:p>
          </table:table-cell>
          <table:table-cell office:value-type="float" office:value="4431.233" calcext:value-type="float">
            <text:p>4431.23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4" calcext:value-type="float">
            <text:p>4</text:p>
          </table:table-cell>
          <table:table-cell office:value-type="float" office:value="4430.281" calcext:value-type="float">
            <text:p>4430.28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5" calcext:value-type="float">
            <text:p>5</text:p>
          </table:table-cell>
          <table:table-cell office:value-type="float" office:value="4423.9" calcext:value-type="float">
            <text:p>4423.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1" calcext:value-type="float">
            <text:p>1</text:p>
          </table:table-cell>
          <table:table-cell office:value-type="float" office:value="4101.896" calcext:value-type="float">
            <text:p>4101.89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2" calcext:value-type="float">
            <text:p>2</text:p>
          </table:table-cell>
          <table:table-cell office:value-type="float" office:value="3946.938" calcext:value-type="float">
            <text:p>3946.938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3" calcext:value-type="float">
            <text:p>3</text:p>
          </table:table-cell>
          <table:table-cell office:value-type="float" office:value="3947.31" calcext:value-type="float">
            <text:p>3947.3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4" calcext:value-type="float">
            <text:p>4</text:p>
          </table:table-cell>
          <table:table-cell office:value-type="float" office:value="3946.846" calcext:value-type="float">
            <text:p>3946.84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5" calcext:value-type="float">
            <text:p>5</text:p>
          </table:table-cell>
          <table:table-cell office:value-type="float" office:value="3947.766" calcext:value-type="float">
            <text:p>3947.766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1" calcext:value-type="float">
            <text:p>1</text:p>
          </table:table-cell>
          <table:table-cell office:value-type="float" office:value="3785.231" calcext:value-type="float">
            <text:p>3785.23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2" calcext:value-type="float">
            <text:p>2</text:p>
          </table:table-cell>
          <table:table-cell office:value-type="float" office:value="3631.546" calcext:value-type="float">
            <text:p>3631.546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3" calcext:value-type="float">
            <text:p>3</text:p>
          </table:table-cell>
          <table:table-cell office:value-type="float" office:value="3631.62" calcext:value-type="float">
            <text:p>3631.62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4" calcext:value-type="float">
            <text:p>4</text:p>
          </table:table-cell>
          <table:table-cell office:value-type="float" office:value="3631.554" calcext:value-type="float">
            <text:p>3631.554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5" calcext:value-type="float">
            <text:p>5</text:p>
          </table:table-cell>
          <table:table-cell office:value-type="float" office:value="3631.118" calcext:value-type="float">
            <text:p>3631.118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1" calcext:value-type="float">
            <text:p>1</text:p>
          </table:table-cell>
          <table:table-cell office:value-type="float" office:value="4289.107" calcext:value-type="float">
            <text:p>4289.107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2" calcext:value-type="float">
            <text:p>2</text:p>
          </table:table-cell>
          <table:table-cell office:value-type="float" office:value="4278.934" calcext:value-type="float">
            <text:p>4278.934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3" calcext:value-type="float">
            <text:p>3</text:p>
          </table:table-cell>
          <table:table-cell office:value-type="float" office:value="4278.536" calcext:value-type="float">
            <text:p>4278.536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4" calcext:value-type="float">
            <text:p>4</text:p>
          </table:table-cell>
          <table:table-cell office:value-type="float" office:value="4279.319" calcext:value-type="float">
            <text:p>4279.319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5" calcext:value-type="float">
            <text:p>5</text:p>
          </table:table-cell>
          <table:table-cell office:value-type="float" office:value="4286.466" calcext:value-type="float">
            <text:p>4286.466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1" calcext:value-type="float">
            <text:p>1</text:p>
          </table:table-cell>
          <table:table-cell office:value-type="float" office:value="5211.765" calcext:value-type="float">
            <text:p>5211.765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2" calcext:value-type="float">
            <text:p>2</text:p>
          </table:table-cell>
          <table:table-cell office:value-type="float" office:value="5214.792" calcext:value-type="float">
            <text:p>5214.792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3" calcext:value-type="float">
            <text:p>3</text:p>
          </table:table-cell>
          <table:table-cell office:value-type="float" office:value="5213.473" calcext:value-type="float">
            <text:p>5213.473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4" calcext:value-type="float">
            <text:p>4</text:p>
          </table:table-cell>
          <table:table-cell office:value-type="float" office:value="5211.831" calcext:value-type="float">
            <text:p>5211.831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5" calcext:value-type="float">
            <text:p>5</text:p>
          </table:table-cell>
          <table:table-cell office:value-type="float" office:value="5210.802" calcext:value-type="float">
            <text:p>5210.802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1" calcext:value-type="float">
            <text:p>1</text:p>
          </table:table-cell>
          <table:table-cell office:value-type="float" office:value="5941.467" calcext:value-type="float">
            <text:p>5941.467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2" calcext:value-type="float">
            <text:p>2</text:p>
          </table:table-cell>
          <table:table-cell office:value-type="float" office:value="5939.567" calcext:value-type="float">
            <text:p>5939.567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3" calcext:value-type="float">
            <text:p>3</text:p>
          </table:table-cell>
          <table:table-cell office:value-type="float" office:value="5929.442" calcext:value-type="float">
            <text:p>5929.442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4" calcext:value-type="float">
            <text:p>4</text:p>
          </table:table-cell>
          <table:table-cell office:value-type="float" office:value="5944.413" calcext:value-type="float">
            <text:p>5944.413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5" calcext:value-type="float">
            <text:p>5</text:p>
          </table:table-cell>
          <table:table-cell office:value-type="float" office:value="5944.741" calcext:value-type="float">
            <text:p>5944.74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1" calcext:value-type="float">
            <text:p>1</text:p>
          </table:table-cell>
          <table:table-cell office:value-type="float" office:value="4576.891" calcext:value-type="float">
            <text:p>4576.89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2" calcext:value-type="float">
            <text:p>2</text:p>
          </table:table-cell>
          <table:table-cell office:value-type="float" office:value="4423.399" calcext:value-type="float">
            <text:p>4423.399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3" calcext:value-type="float">
            <text:p>3</text:p>
          </table:table-cell>
          <table:table-cell office:value-type="float" office:value="4426.032" calcext:value-type="float">
            <text:p>4426.032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4" calcext:value-type="float">
            <text:p>4</text:p>
          </table:table-cell>
          <table:table-cell office:value-type="float" office:value="4424.243" calcext:value-type="float">
            <text:p>4424.243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5" calcext:value-type="float">
            <text:p>5</text:p>
          </table:table-cell>
          <table:table-cell office:value-type="float" office:value="4425.721" calcext:value-type="float">
            <text:p>4425.72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1" calcext:value-type="float">
            <text:p>1</text:p>
          </table:table-cell>
          <table:table-cell office:value-type="float" office:value="4067.183" calcext:value-type="float">
            <text:p>4067.183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2" calcext:value-type="float">
            <text:p>2</text:p>
          </table:table-cell>
          <table:table-cell office:value-type="float" office:value="3947.064" calcext:value-type="float">
            <text:p>3947.064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3" calcext:value-type="float">
            <text:p>3</text:p>
          </table:table-cell>
          <table:table-cell office:value-type="float" office:value="3947.726" calcext:value-type="float">
            <text:p>3947.726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4" calcext:value-type="float">
            <text:p>4</text:p>
          </table:table-cell>
          <table:table-cell office:value-type="float" office:value="3947.013" calcext:value-type="float">
            <text:p>3947.013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5" calcext:value-type="float">
            <text:p>5</text:p>
          </table:table-cell>
          <table:table-cell office:value-type="float" office:value="3947.415" calcext:value-type="float">
            <text:p>3947.415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1" calcext:value-type="float">
            <text:p>1</text:p>
          </table:table-cell>
          <table:table-cell office:value-type="float" office:value="3790.427" calcext:value-type="float">
            <text:p>3790.427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2" calcext:value-type="float">
            <text:p>2</text:p>
          </table:table-cell>
          <table:table-cell office:value-type="float" office:value="3632.682" calcext:value-type="float">
            <text:p>3632.682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3" calcext:value-type="float">
            <text:p>3</text:p>
          </table:table-cell>
          <table:table-cell office:value-type="float" office:value="3632.553" calcext:value-type="float">
            <text:p>3632.553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4" calcext:value-type="float">
            <text:p>4</text:p>
          </table:table-cell>
          <table:table-cell office:value-type="float" office:value="3632.361" calcext:value-type="float">
            <text:p>3632.361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5" calcext:value-type="float">
            <text:p>5</text:p>
          </table:table-cell>
          <table:table-cell office:value-type="float" office:value="3632.576" calcext:value-type="float">
            <text:p>3632.576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1" calcext:value-type="float">
            <text:p>1</text:p>
          </table:table-cell>
          <table:table-cell office:value-type="float" office:value="4394.742" calcext:value-type="float">
            <text:p>4394.742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2" calcext:value-type="float">
            <text:p>2</text:p>
          </table:table-cell>
          <table:table-cell office:value-type="float" office:value="4398.063" calcext:value-type="float">
            <text:p>4398.063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3" calcext:value-type="float">
            <text:p>3</text:p>
          </table:table-cell>
          <table:table-cell office:value-type="float" office:value="4387.659" calcext:value-type="float">
            <text:p>4387.659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4" calcext:value-type="float">
            <text:p>4</text:p>
          </table:table-cell>
          <table:table-cell office:value-type="float" office:value="4389.789" calcext:value-type="float">
            <text:p>4389.789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5" calcext:value-type="float">
            <text:p>5</text:p>
          </table:table-cell>
          <table:table-cell office:value-type="float" office:value="4384.92" calcext:value-type="float">
            <text:p>4384.92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1" calcext:value-type="float">
            <text:p>1</text:p>
          </table:table-cell>
          <table:table-cell office:value-type="float" office:value="5279.603" calcext:value-type="float">
            <text:p>5279.603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2" calcext:value-type="float">
            <text:p>2</text:p>
          </table:table-cell>
          <table:table-cell office:value-type="float" office:value="5278.686" calcext:value-type="float">
            <text:p>5278.686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3" calcext:value-type="float">
            <text:p>3</text:p>
          </table:table-cell>
          <table:table-cell office:value-type="float" office:value="5275.993" calcext:value-type="float">
            <text:p>5275.993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4" calcext:value-type="float">
            <text:p>4</text:p>
          </table:table-cell>
          <table:table-cell office:value-type="float" office:value="5274.222" calcext:value-type="float">
            <text:p>5274.222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5" calcext:value-type="float">
            <text:p>5</text:p>
          </table:table-cell>
          <table:table-cell office:value-type="float" office:value="5277.753" calcext:value-type="float">
            <text:p>5277.75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1" calcext:value-type="float">
            <text:p>1</text:p>
          </table:table-cell>
          <table:table-cell office:value-type="float" office:value="5995.894" calcext:value-type="float">
            <text:p>5995.89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2" calcext:value-type="float">
            <text:p>2</text:p>
          </table:table-cell>
          <table:table-cell office:value-type="float" office:value="5991.699" calcext:value-type="float">
            <text:p>5991.69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3" calcext:value-type="float">
            <text:p>3</text:p>
          </table:table-cell>
          <table:table-cell office:value-type="float" office:value="5995.85" calcext:value-type="float">
            <text:p>5995.8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4" calcext:value-type="float">
            <text:p>4</text:p>
          </table:table-cell>
          <table:table-cell office:value-type="float" office:value="5992.721" calcext:value-type="float">
            <text:p>5992.72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5" calcext:value-type="float">
            <text:p>5</text:p>
          </table:table-cell>
          <table:table-cell office:value-type="float" office:value="5994.902" calcext:value-type="float">
            <text:p>5994.902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1" calcext:value-type="float">
            <text:p>1</text:p>
          </table:table-cell>
          <table:table-cell office:value-type="float" office:value="4477.208" calcext:value-type="float">
            <text:p>4477.208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2" calcext:value-type="float">
            <text:p>2</text:p>
          </table:table-cell>
          <table:table-cell office:value-type="float" office:value="4426.733" calcext:value-type="float">
            <text:p>4426.733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3" calcext:value-type="float">
            <text:p>3</text:p>
          </table:table-cell>
          <table:table-cell office:value-type="float" office:value="4433.259" calcext:value-type="float">
            <text:p>4433.259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4" calcext:value-type="float">
            <text:p>4</text:p>
          </table:table-cell>
          <table:table-cell office:value-type="float" office:value="4445.758" calcext:value-type="float">
            <text:p>4445.758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5" calcext:value-type="float">
            <text:p>5</text:p>
          </table:table-cell>
          <table:table-cell office:value-type="float" office:value="4434.429" calcext:value-type="float">
            <text:p>4434.429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1" calcext:value-type="float">
            <text:p>1</text:p>
          </table:table-cell>
          <table:table-cell office:value-type="float" office:value="4027.955" calcext:value-type="float">
            <text:p>4027.955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2" calcext:value-type="float">
            <text:p>2</text:p>
          </table:table-cell>
          <table:table-cell office:value-type="float" office:value="3948.123" calcext:value-type="float">
            <text:p>3948.123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3" calcext:value-type="float">
            <text:p>3</text:p>
          </table:table-cell>
          <table:table-cell office:value-type="float" office:value="3947.953" calcext:value-type="float">
            <text:p>3947.953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4" calcext:value-type="float">
            <text:p>4</text:p>
          </table:table-cell>
          <table:table-cell office:value-type="float" office:value="3947.647" calcext:value-type="float">
            <text:p>3947.647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5" calcext:value-type="float">
            <text:p>5</text:p>
          </table:table-cell>
          <table:table-cell office:value-type="float" office:value="3948.139" calcext:value-type="float">
            <text:p>3948.139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1" calcext:value-type="float">
            <text:p>1</text:p>
          </table:table-cell>
          <table:table-cell office:value-type="float" office:value="3714.431" calcext:value-type="float">
            <text:p>3714.431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2" calcext:value-type="float">
            <text:p>2</text:p>
          </table:table-cell>
          <table:table-cell office:value-type="float" office:value="3632.896" calcext:value-type="float">
            <text:p>3632.896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3" calcext:value-type="float">
            <text:p>3</text:p>
          </table:table-cell>
          <table:table-cell office:value-type="float" office:value="3633.11" calcext:value-type="float">
            <text:p>3633.11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4" calcext:value-type="float">
            <text:p>4</text:p>
          </table:table-cell>
          <table:table-cell office:value-type="float" office:value="3632.813" calcext:value-type="float">
            <text:p>3632.813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5" calcext:value-type="float">
            <text:p>5</text:p>
          </table:table-cell>
          <table:table-cell office:value-type="float" office:value="3632.967" calcext:value-type="float">
            <text:p>3632.967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1" calcext:value-type="float">
            <text:p>1</text:p>
          </table:table-cell>
          <table:table-cell office:value-type="float" office:value="4530.973" calcext:value-type="float">
            <text:p>4530.973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2" calcext:value-type="float">
            <text:p>2</text:p>
          </table:table-cell>
          <table:table-cell office:value-type="float" office:value="4522.559" calcext:value-type="float">
            <text:p>4522.559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3" calcext:value-type="float">
            <text:p>3</text:p>
          </table:table-cell>
          <table:table-cell office:value-type="float" office:value="4524.098" calcext:value-type="float">
            <text:p>4524.098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4" calcext:value-type="float">
            <text:p>4</text:p>
          </table:table-cell>
          <table:table-cell office:value-type="float" office:value="4524.255" calcext:value-type="float">
            <text:p>4524.255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5" calcext:value-type="float">
            <text:p>5</text:p>
          </table:table-cell>
          <table:table-cell office:value-type="float" office:value="4526.117" calcext:value-type="float">
            <text:p>4526.117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1" calcext:value-type="float">
            <text:p>1</text:p>
          </table:table-cell>
          <table:table-cell office:value-type="float" office:value="5398.081" calcext:value-type="float">
            <text:p>5398.08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2" calcext:value-type="float">
            <text:p>2</text:p>
          </table:table-cell>
          <table:table-cell office:value-type="float" office:value="5391.01" calcext:value-type="float">
            <text:p>5391.0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3" calcext:value-type="float">
            <text:p>3</text:p>
          </table:table-cell>
          <table:table-cell office:value-type="float" office:value="5392.724" calcext:value-type="float">
            <text:p>5392.72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4" calcext:value-type="float">
            <text:p>4</text:p>
          </table:table-cell>
          <table:table-cell office:value-type="float" office:value="5394.077" calcext:value-type="float">
            <text:p>5394.077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5" calcext:value-type="float">
            <text:p>5</text:p>
          </table:table-cell>
          <table:table-cell office:value-type="float" office:value="5391.561" calcext:value-type="float">
            <text:p>5391.561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1" calcext:value-type="float">
            <text:p>1</text:p>
          </table:table-cell>
          <table:table-cell office:value-type="float" office:value="6109.91" calcext:value-type="float">
            <text:p>6109.91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2" calcext:value-type="float">
            <text:p>2</text:p>
          </table:table-cell>
          <table:table-cell office:value-type="float" office:value="6111.726" calcext:value-type="float">
            <text:p>6111.726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3" calcext:value-type="float">
            <text:p>3</text:p>
          </table:table-cell>
          <table:table-cell office:value-type="float" office:value="6111.715" calcext:value-type="float">
            <text:p>6111.71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4" calcext:value-type="float">
            <text:p>4</text:p>
          </table:table-cell>
          <table:table-cell office:value-type="float" office:value="6113.13" calcext:value-type="float">
            <text:p>6113.13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5" calcext:value-type="float">
            <text:p>5</text:p>
          </table:table-cell>
          <table:table-cell office:value-type="float" office:value="6110.354" calcext:value-type="float">
            <text:p>6110.354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1" calcext:value-type="float">
            <text:p>1</text:p>
          </table:table-cell>
          <table:table-cell office:value-type="float" office:value="4459.27" calcext:value-type="float">
            <text:p>4459.27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2" calcext:value-type="float">
            <text:p>2</text:p>
          </table:table-cell>
          <table:table-cell office:value-type="float" office:value="4426.273" calcext:value-type="float">
            <text:p>4426.273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3" calcext:value-type="float">
            <text:p>3</text:p>
          </table:table-cell>
          <table:table-cell office:value-type="float" office:value="4439.319" calcext:value-type="float">
            <text:p>4439.319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4" calcext:value-type="float">
            <text:p>4</text:p>
          </table:table-cell>
          <table:table-cell office:value-type="float" office:value="4436.451" calcext:value-type="float">
            <text:p>4436.451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5" calcext:value-type="float">
            <text:p>5</text:p>
          </table:table-cell>
          <table:table-cell office:value-type="float" office:value="4436.55" calcext:value-type="float">
            <text:p>4436.55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1" calcext:value-type="float">
            <text:p>1</text:p>
          </table:table-cell>
          <table:table-cell office:value-type="float" office:value="3954.818" calcext:value-type="float">
            <text:p>3954.818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2" calcext:value-type="float">
            <text:p>2</text:p>
          </table:table-cell>
          <table:table-cell office:value-type="float" office:value="3947.671" calcext:value-type="float">
            <text:p>3947.671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3" calcext:value-type="float">
            <text:p>3</text:p>
          </table:table-cell>
          <table:table-cell office:value-type="float" office:value="3947.475" calcext:value-type="float">
            <text:p>3947.475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4" calcext:value-type="float">
            <text:p>4</text:p>
          </table:table-cell>
          <table:table-cell office:value-type="float" office:value="3947.668" calcext:value-type="float">
            <text:p>3947.668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5" calcext:value-type="float">
            <text:p>5</text:p>
          </table:table-cell>
          <table:table-cell office:value-type="float" office:value="3947.72" calcext:value-type="float">
            <text:p>3947.72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1" calcext:value-type="float">
            <text:p>1</text:p>
          </table:table-cell>
          <table:table-cell office:value-type="float" office:value="3788.391" calcext:value-type="float">
            <text:p>3788.391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2" calcext:value-type="float">
            <text:p>2</text:p>
          </table:table-cell>
          <table:table-cell office:value-type="float" office:value="3633.233" calcext:value-type="float">
            <text:p>3633.233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3" calcext:value-type="float">
            <text:p>3</text:p>
          </table:table-cell>
          <table:table-cell office:value-type="float" office:value="3632.967" calcext:value-type="float">
            <text:p>3632.967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4" calcext:value-type="float">
            <text:p>4</text:p>
          </table:table-cell>
          <table:table-cell office:value-type="float" office:value="3632.908" calcext:value-type="float">
            <text:p>3632.908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5" calcext:value-type="float">
            <text:p>5</text:p>
          </table:table-cell>
          <table:table-cell office:value-type="float" office:value="3633.031" calcext:value-type="float">
            <text:p>3633.03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1" calcext:value-type="float">
            <text:p>1</text:p>
          </table:table-cell>
          <table:table-cell office:value-type="float" office:value="4661.603" calcext:value-type="float">
            <text:p>4661.60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2" calcext:value-type="float">
            <text:p>2</text:p>
          </table:table-cell>
          <table:table-cell office:value-type="float" office:value="4649.709" calcext:value-type="float">
            <text:p>4649.70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3" calcext:value-type="float">
            <text:p>3</text:p>
          </table:table-cell>
          <table:table-cell office:value-type="float" office:value="4653.996" calcext:value-type="float">
            <text:p>4653.99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4" calcext:value-type="float">
            <text:p>4</text:p>
          </table:table-cell>
          <table:table-cell office:value-type="float" office:value="4661.68" calcext:value-type="float">
            <text:p>4661.6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5" calcext:value-type="float">
            <text:p>5</text:p>
          </table:table-cell>
          <table:table-cell office:value-type="float" office:value="4656.466" calcext:value-type="float">
            <text:p>4656.466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1" calcext:value-type="float">
            <text:p>1</text:p>
          </table:table-cell>
          <table:table-cell office:value-type="float" office:value="5511.945" calcext:value-type="float">
            <text:p>5511.945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2" calcext:value-type="float">
            <text:p>2</text:p>
          </table:table-cell>
          <table:table-cell office:value-type="float" office:value="5511.192" calcext:value-type="float">
            <text:p>5511.192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3" calcext:value-type="float">
            <text:p>3</text:p>
          </table:table-cell>
          <table:table-cell office:value-type="float" office:value="5513.625" calcext:value-type="float">
            <text:p>5513.625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4" calcext:value-type="float">
            <text:p>4</text:p>
          </table:table-cell>
          <table:table-cell office:value-type="float" office:value="5513.574" calcext:value-type="float">
            <text:p>5513.574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5" calcext:value-type="float">
            <text:p>5</text:p>
          </table:table-cell>
          <table:table-cell office:value-type="float" office:value="5517.909" calcext:value-type="float">
            <text:p>5517.909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1" calcext:value-type="float">
            <text:p>1</text:p>
          </table:table-cell>
          <table:table-cell office:value-type="float" office:value="6227.215" calcext:value-type="float">
            <text:p>6227.215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2" calcext:value-type="float">
            <text:p>2</text:p>
          </table:table-cell>
          <table:table-cell office:value-type="float" office:value="6234.898" calcext:value-type="float">
            <text:p>6234.898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3" calcext:value-type="float">
            <text:p>3</text:p>
          </table:table-cell>
          <table:table-cell office:value-type="float" office:value="6234.261" calcext:value-type="float">
            <text:p>6234.26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4" calcext:value-type="float">
            <text:p>4</text:p>
          </table:table-cell>
          <table:table-cell office:value-type="float" office:value="6230.212" calcext:value-type="float">
            <text:p>6230.212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5" calcext:value-type="float">
            <text:p>5</text:p>
          </table:table-cell>
          <table:table-cell office:value-type="float" office:value="6228.73" calcext:value-type="float">
            <text:p>6228.73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1" calcext:value-type="float">
            <text:p>1</text:p>
          </table:table-cell>
          <table:table-cell office:value-type="float" office:value="4546.949" calcext:value-type="float">
            <text:p>4546.949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2" calcext:value-type="float">
            <text:p>2</text:p>
          </table:table-cell>
          <table:table-cell office:value-type="float" office:value="4427.927" calcext:value-type="float">
            <text:p>4427.927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3" calcext:value-type="float">
            <text:p>3</text:p>
          </table:table-cell>
          <table:table-cell office:value-type="float" office:value="4426.678" calcext:value-type="float">
            <text:p>4426.678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4" calcext:value-type="float">
            <text:p>4</text:p>
          </table:table-cell>
          <table:table-cell office:value-type="float" office:value="4434.363" calcext:value-type="float">
            <text:p>4434.363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5" calcext:value-type="float">
            <text:p>5</text:p>
          </table:table-cell>
          <table:table-cell office:value-type="float" office:value="4431.519" calcext:value-type="float">
            <text:p>4431.519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1" calcext:value-type="float">
            <text:p>1</text:p>
          </table:table-cell>
          <table:table-cell office:value-type="float" office:value="4099.736" calcext:value-type="float">
            <text:p>4099.736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2" calcext:value-type="float">
            <text:p>2</text:p>
          </table:table-cell>
          <table:table-cell office:value-type="float" office:value="3947.239" calcext:value-type="float">
            <text:p>3947.239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3" calcext:value-type="float">
            <text:p>3</text:p>
          </table:table-cell>
          <table:table-cell office:value-type="float" office:value="3946.981" calcext:value-type="float">
            <text:p>3946.98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4" calcext:value-type="float">
            <text:p>4</text:p>
          </table:table-cell>
          <table:table-cell office:value-type="float" office:value="3948.568" calcext:value-type="float">
            <text:p>3948.568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5" calcext:value-type="float">
            <text:p>5</text:p>
          </table:table-cell>
          <table:table-cell office:value-type="float" office:value="3949.312" calcext:value-type="float">
            <text:p>3949.312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1" calcext:value-type="float">
            <text:p>1</text:p>
          </table:table-cell>
          <table:table-cell office:value-type="float" office:value="3787.872" calcext:value-type="float">
            <text:p>3787.872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2" calcext:value-type="float">
            <text:p>2</text:p>
          </table:table-cell>
          <table:table-cell office:value-type="float" office:value="3632.263" calcext:value-type="float">
            <text:p>3632.263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3" calcext:value-type="float">
            <text:p>3</text:p>
          </table:table-cell>
          <table:table-cell office:value-type="float" office:value="3632.71" calcext:value-type="float">
            <text:p>3632.71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4" calcext:value-type="float">
            <text:p>4</text:p>
          </table:table-cell>
          <table:table-cell office:value-type="float" office:value="3632.858" calcext:value-type="float">
            <text:p>3632.858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5" calcext:value-type="float">
            <text:p>5</text:p>
          </table:table-cell>
          <table:table-cell office:value-type="float" office:value="3632.772" calcext:value-type="float">
            <text:p>3632.772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1" calcext:value-type="float">
            <text:p>1</text:p>
          </table:table-cell>
          <table:table-cell office:value-type="float" office:value="3038.878" calcext:value-type="float">
            <text:p>3038.878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2" calcext:value-type="float">
            <text:p>2</text:p>
          </table:table-cell>
          <table:table-cell office:value-type="float" office:value="3043.224" calcext:value-type="float">
            <text:p>3043.224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3" calcext:value-type="float">
            <text:p>3</text:p>
          </table:table-cell>
          <table:table-cell office:value-type="float" office:value="3042.226" calcext:value-type="float">
            <text:p>3042.226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4" calcext:value-type="float">
            <text:p>4</text:p>
          </table:table-cell>
          <table:table-cell office:value-type="float" office:value="3045.448" calcext:value-type="float">
            <text:p>3045.448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5" calcext:value-type="float">
            <text:p>5</text:p>
          </table:table-cell>
          <table:table-cell office:value-type="float" office:value="3046.673" calcext:value-type="float">
            <text:p>3046.673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1" calcext:value-type="float">
            <text:p>1</text:p>
          </table:table-cell>
          <table:table-cell office:value-type="float" office:value="3641.057" calcext:value-type="float">
            <text:p>3641.057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2" calcext:value-type="float">
            <text:p>2</text:p>
          </table:table-cell>
          <table:table-cell office:value-type="float" office:value="3639.22" calcext:value-type="float">
            <text:p>3639.22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3" calcext:value-type="float">
            <text:p>3</text:p>
          </table:table-cell>
          <table:table-cell office:value-type="float" office:value="3641" calcext:value-type="float">
            <text:p>3641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4" calcext:value-type="float">
            <text:p>4</text:p>
          </table:table-cell>
          <table:table-cell office:value-type="float" office:value="3638.499" calcext:value-type="float">
            <text:p>3638.499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5" calcext:value-type="float">
            <text:p>5</text:p>
          </table:table-cell>
          <table:table-cell office:value-type="float" office:value="3633.903" calcext:value-type="float">
            <text:p>3633.903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1" calcext:value-type="float">
            <text:p>1</text:p>
          </table:table-cell>
          <table:table-cell office:value-type="float" office:value="3612.233" calcext:value-type="float">
            <text:p>3612.233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2" calcext:value-type="float">
            <text:p>2</text:p>
          </table:table-cell>
          <table:table-cell office:value-type="float" office:value="3621.236" calcext:value-type="float">
            <text:p>3621.236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3" calcext:value-type="float">
            <text:p>3</text:p>
          </table:table-cell>
          <table:table-cell office:value-type="float" office:value="3609.515" calcext:value-type="float">
            <text:p>3609.515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4" calcext:value-type="float">
            <text:p>4</text:p>
          </table:table-cell>
          <table:table-cell office:value-type="float" office:value="3621.503" calcext:value-type="float">
            <text:p>3621.503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5" calcext:value-type="float">
            <text:p>5</text:p>
          </table:table-cell>
          <table:table-cell office:value-type="float" office:value="3614.79" calcext:value-type="float">
            <text:p>3614.79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1" calcext:value-type="float">
            <text:p>1</text:p>
          </table:table-cell>
          <table:table-cell office:value-type="float" office:value="4329.037" calcext:value-type="float">
            <text:p>4329.037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2" calcext:value-type="float">
            <text:p>2</text:p>
          </table:table-cell>
          <table:table-cell office:value-type="float" office:value="4327.324" calcext:value-type="float">
            <text:p>4327.324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3" calcext:value-type="float">
            <text:p>3</text:p>
          </table:table-cell>
          <table:table-cell office:value-type="float" office:value="4327.925" calcext:value-type="float">
            <text:p>4327.925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4" calcext:value-type="float">
            <text:p>4</text:p>
          </table:table-cell>
          <table:table-cell office:value-type="float" office:value="4329.755" calcext:value-type="float">
            <text:p>4329.755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5" calcext:value-type="float">
            <text:p>5</text:p>
          </table:table-cell>
          <table:table-cell office:value-type="float" office:value="4327.934" calcext:value-type="float">
            <text:p>4327.934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1" calcext:value-type="float">
            <text:p>1</text:p>
          </table:table-cell>
          <table:table-cell office:value-type="float" office:value="3441.938" calcext:value-type="float">
            <text:p>3441.93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2" calcext:value-type="float">
            <text:p>2</text:p>
          </table:table-cell>
          <table:table-cell office:value-type="float" office:value="3272.891" calcext:value-type="float">
            <text:p>3272.89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3" calcext:value-type="float">
            <text:p>3</text:p>
          </table:table-cell>
          <table:table-cell office:value-type="float" office:value="3272.733" calcext:value-type="float">
            <text:p>3272.73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4" calcext:value-type="float">
            <text:p>4</text:p>
          </table:table-cell>
          <table:table-cell office:value-type="float" office:value="3272.981" calcext:value-type="float">
            <text:p>3272.98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5" calcext:value-type="float">
            <text:p>5</text:p>
          </table:table-cell>
          <table:table-cell office:value-type="float" office:value="3273.546" calcext:value-type="float">
            <text:p>3273.546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1" calcext:value-type="float">
            <text:p>1</text:p>
          </table:table-cell>
          <table:table-cell office:value-type="float" office:value="2301.592" calcext:value-type="float">
            <text:p>2301.592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2" calcext:value-type="float">
            <text:p>2</text:p>
          </table:table-cell>
          <table:table-cell office:value-type="float" office:value="2301.655" calcext:value-type="float">
            <text:p>2301.655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3" calcext:value-type="float">
            <text:p>3</text:p>
          </table:table-cell>
          <table:table-cell office:value-type="float" office:value="2301.875" calcext:value-type="float">
            <text:p>2301.875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4" calcext:value-type="float">
            <text:p>4</text:p>
          </table:table-cell>
          <table:table-cell office:value-type="float" office:value="2301.775" calcext:value-type="float">
            <text:p>2301.775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5" calcext:value-type="float">
            <text:p>5</text:p>
          </table:table-cell>
          <table:table-cell office:value-type="float" office:value="2301.459" calcext:value-type="float">
            <text:p>2301.459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1" calcext:value-type="float">
            <text:p>1</text:p>
          </table:table-cell>
          <table:table-cell office:value-type="float" office:value="5881.394" calcext:value-type="float">
            <text:p>5881.394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2" calcext:value-type="float">
            <text:p>2</text:p>
          </table:table-cell>
          <table:table-cell office:value-type="float" office:value="5880.922" calcext:value-type="float">
            <text:p>5880.922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3" calcext:value-type="float">
            <text:p>3</text:p>
          </table:table-cell>
          <table:table-cell office:value-type="float" office:value="5878.048" calcext:value-type="float">
            <text:p>5878.048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4" calcext:value-type="float">
            <text:p>4</text:p>
          </table:table-cell>
          <table:table-cell office:value-type="float" office:value="5875.802" calcext:value-type="float">
            <text:p>5875.802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5" calcext:value-type="float">
            <text:p>5</text:p>
          </table:table-cell>
          <table:table-cell office:value-type="float" office:value="5888.342" calcext:value-type="float">
            <text:p>5888.342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1" calcext:value-type="float">
            <text:p>1</text:p>
          </table:table-cell>
          <table:table-cell office:value-type="float" office:value="6231.113" calcext:value-type="float">
            <text:p>6231.113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2" calcext:value-type="float">
            <text:p>2</text:p>
          </table:table-cell>
          <table:table-cell office:value-type="float" office:value="6227.208" calcext:value-type="float">
            <text:p>6227.208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3" calcext:value-type="float">
            <text:p>3</text:p>
          </table:table-cell>
          <table:table-cell office:value-type="float" office:value="6232.009" calcext:value-type="float">
            <text:p>6232.009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4" calcext:value-type="float">
            <text:p>4</text:p>
          </table:table-cell>
          <table:table-cell office:value-type="float" office:value="6224.372" calcext:value-type="float">
            <text:p>6224.372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5" calcext:value-type="float">
            <text:p>5</text:p>
          </table:table-cell>
          <table:table-cell office:value-type="float" office:value="6226.288" calcext:value-type="float">
            <text:p>6226.288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1" calcext:value-type="float">
            <text:p>1</text:p>
          </table:table-cell>
          <table:table-cell office:value-type="float" office:value="5184.666" calcext:value-type="float">
            <text:p>5184.666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2" calcext:value-type="float">
            <text:p>2</text:p>
          </table:table-cell>
          <table:table-cell office:value-type="float" office:value="5195.419" calcext:value-type="float">
            <text:p>5195.419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3" calcext:value-type="float">
            <text:p>3</text:p>
          </table:table-cell>
          <table:table-cell office:value-type="float" office:value="5182.928" calcext:value-type="float">
            <text:p>5182.928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4" calcext:value-type="float">
            <text:p>4</text:p>
          </table:table-cell>
          <table:table-cell office:value-type="float" office:value="5188.85" calcext:value-type="float">
            <text:p>5188.85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5" calcext:value-type="float">
            <text:p>5</text:p>
          </table:table-cell>
          <table:table-cell office:value-type="float" office:value="5187.471" calcext:value-type="float">
            <text:p>5187.47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1" calcext:value-type="float">
            <text:p>1</text:p>
          </table:table-cell>
          <table:table-cell office:value-type="float" office:value="4467.196" calcext:value-type="float">
            <text:p>4467.196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2" calcext:value-type="float">
            <text:p>2</text:p>
          </table:table-cell>
          <table:table-cell office:value-type="float" office:value="4531.671" calcext:value-type="float">
            <text:p>4531.67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3" calcext:value-type="float">
            <text:p>3</text:p>
          </table:table-cell>
          <table:table-cell office:value-type="float" office:value="4327.007" calcext:value-type="float">
            <text:p>4327.007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4" calcext:value-type="float">
            <text:p>4</text:p>
          </table:table-cell>
          <table:table-cell office:value-type="float" office:value="4323.035" calcext:value-type="float">
            <text:p>4323.035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5" calcext:value-type="float">
            <text:p>5</text:p>
          </table:table-cell>
          <table:table-cell office:value-type="float" office:value="4327.939" calcext:value-type="float">
            <text:p>4327.939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1" calcext:value-type="float">
            <text:p>1</text:p>
          </table:table-cell>
          <table:table-cell office:value-type="float" office:value="3271.035" calcext:value-type="float">
            <text:p>3271.035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2" calcext:value-type="float">
            <text:p>2</text:p>
          </table:table-cell>
          <table:table-cell office:value-type="float" office:value="3285.107" calcext:value-type="float">
            <text:p>3285.107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3" calcext:value-type="float">
            <text:p>3</text:p>
          </table:table-cell>
          <table:table-cell office:value-type="float" office:value="3270.751" calcext:value-type="float">
            <text:p>3270.751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4" calcext:value-type="float">
            <text:p>4</text:p>
          </table:table-cell>
          <table:table-cell office:value-type="float" office:value="3284.765" calcext:value-type="float">
            <text:p>3284.765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5" calcext:value-type="float">
            <text:p>5</text:p>
          </table:table-cell>
          <table:table-cell office:value-type="float" office:value="3270.569" calcext:value-type="float">
            <text:p>3270.569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1" calcext:value-type="float">
            <text:p>1</text:p>
          </table:table-cell>
          <table:table-cell office:value-type="float" office:value="2532.315" calcext:value-type="float">
            <text:p>2532.315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2" calcext:value-type="float">
            <text:p>2</text:p>
          </table:table-cell>
          <table:table-cell office:value-type="float" office:value="2317.732" calcext:value-type="float">
            <text:p>2317.732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3" calcext:value-type="float">
            <text:p>3</text:p>
          </table:table-cell>
          <table:table-cell office:value-type="float" office:value="2304.972" calcext:value-type="float">
            <text:p>2304.972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4" calcext:value-type="float">
            <text:p>4</text:p>
          </table:table-cell>
          <table:table-cell office:value-type="float" office:value="2300.844" calcext:value-type="float">
            <text:p>2300.844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5" calcext:value-type="float">
            <text:p>5</text:p>
          </table:table-cell>
          <table:table-cell office:value-type="float" office:value="2305.098" calcext:value-type="float">
            <text:p>2305.098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1" calcext:value-type="float">
            <text:p>1</text:p>
          </table:table-cell>
          <table:table-cell office:value-type="float" office:value="5426.063" calcext:value-type="float">
            <text:p>5426.063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2" calcext:value-type="float">
            <text:p>2</text:p>
          </table:table-cell>
          <table:table-cell office:value-type="float" office:value="5427.946" calcext:value-type="float">
            <text:p>5427.946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3" calcext:value-type="float">
            <text:p>3</text:p>
          </table:table-cell>
          <table:table-cell office:value-type="float" office:value="5426.191" calcext:value-type="float">
            <text:p>5426.191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4" calcext:value-type="float">
            <text:p>4</text:p>
          </table:table-cell>
          <table:table-cell office:value-type="float" office:value="5426.427" calcext:value-type="float">
            <text:p>5426.427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5" calcext:value-type="float">
            <text:p>5</text:p>
          </table:table-cell>
          <table:table-cell office:value-type="float" office:value="5426.636" calcext:value-type="float">
            <text:p>5426.636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1" calcext:value-type="float">
            <text:p>1</text:p>
          </table:table-cell>
          <table:table-cell office:value-type="float" office:value="5604.692" calcext:value-type="float">
            <text:p>5604.692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2" calcext:value-type="float">
            <text:p>2</text:p>
          </table:table-cell>
          <table:table-cell office:value-type="float" office:value="5602.369" calcext:value-type="float">
            <text:p>5602.369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3" calcext:value-type="float">
            <text:p>3</text:p>
          </table:table-cell>
          <table:table-cell office:value-type="float" office:value="5603.647" calcext:value-type="float">
            <text:p>5603.647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4" calcext:value-type="float">
            <text:p>4</text:p>
          </table:table-cell>
          <table:table-cell office:value-type="float" office:value="5602.73" calcext:value-type="float">
            <text:p>5602.73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5" calcext:value-type="float">
            <text:p>5</text:p>
          </table:table-cell>
          <table:table-cell office:value-type="float" office:value="5602.179" calcext:value-type="float">
            <text:p>5602.17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1" calcext:value-type="float">
            <text:p>1</text:p>
          </table:table-cell>
          <table:table-cell office:value-type="float" office:value="4544.65" calcext:value-type="float">
            <text:p>4544.6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2" calcext:value-type="float">
            <text:p>2</text:p>
          </table:table-cell>
          <table:table-cell office:value-type="float" office:value="4549.836" calcext:value-type="float">
            <text:p>4549.83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3" calcext:value-type="float">
            <text:p>3</text:p>
          </table:table-cell>
          <table:table-cell office:value-type="float" office:value="4545.655" calcext:value-type="float">
            <text:p>4545.65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4" calcext:value-type="float">
            <text:p>4</text:p>
          </table:table-cell>
          <table:table-cell office:value-type="float" office:value="4543.075" calcext:value-type="float">
            <text:p>4543.07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5" calcext:value-type="float">
            <text:p>5</text:p>
          </table:table-cell>
          <table:table-cell office:value-type="float" office:value="4545.711" calcext:value-type="float">
            <text:p>4545.711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1" calcext:value-type="float">
            <text:p>1</text:p>
          </table:table-cell>
          <table:table-cell office:value-type="float" office:value="4325.959" calcext:value-type="float">
            <text:p>4325.959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2" calcext:value-type="float">
            <text:p>2</text:p>
          </table:table-cell>
          <table:table-cell office:value-type="float" office:value="4322.965" calcext:value-type="float">
            <text:p>4322.965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3" calcext:value-type="float">
            <text:p>3</text:p>
          </table:table-cell>
          <table:table-cell office:value-type="float" office:value="4327.637" calcext:value-type="float">
            <text:p>4327.637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4" calcext:value-type="float">
            <text:p>4</text:p>
          </table:table-cell>
          <table:table-cell office:value-type="float" office:value="4327.347" calcext:value-type="float">
            <text:p>4327.347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5" calcext:value-type="float">
            <text:p>5</text:p>
          </table:table-cell>
          <table:table-cell office:value-type="float" office:value="4324.977" calcext:value-type="float">
            <text:p>4324.977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1" calcext:value-type="float">
            <text:p>1</text:p>
          </table:table-cell>
          <table:table-cell office:value-type="float" office:value="3429.144" calcext:value-type="float">
            <text:p>3429.144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2" calcext:value-type="float">
            <text:p>2</text:p>
          </table:table-cell>
          <table:table-cell office:value-type="float" office:value="3271.68" calcext:value-type="float">
            <text:p>3271.68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3" calcext:value-type="float">
            <text:p>3</text:p>
          </table:table-cell>
          <table:table-cell office:value-type="float" office:value="3272.2" calcext:value-type="float">
            <text:p>3272.2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4" calcext:value-type="float">
            <text:p>4</text:p>
          </table:table-cell>
          <table:table-cell office:value-type="float" office:value="3271.676" calcext:value-type="float">
            <text:p>3271.676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5" calcext:value-type="float">
            <text:p>5</text:p>
          </table:table-cell>
          <table:table-cell office:value-type="float" office:value="3271.737" calcext:value-type="float">
            <text:p>3271.737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1" calcext:value-type="float">
            <text:p>1</text:p>
          </table:table-cell>
          <table:table-cell office:value-type="float" office:value="2300.057" calcext:value-type="float">
            <text:p>2300.057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2" calcext:value-type="float">
            <text:p>2</text:p>
          </table:table-cell>
          <table:table-cell office:value-type="float" office:value="2300.148" calcext:value-type="float">
            <text:p>2300.148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3" calcext:value-type="float">
            <text:p>3</text:p>
          </table:table-cell>
          <table:table-cell office:value-type="float" office:value="2300.494" calcext:value-type="float">
            <text:p>2300.494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4" calcext:value-type="float">
            <text:p>4</text:p>
          </table:table-cell>
          <table:table-cell office:value-type="float" office:value="2300.419" calcext:value-type="float">
            <text:p>2300.419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5" calcext:value-type="float">
            <text:p>5</text:p>
          </table:table-cell>
          <table:table-cell office:value-type="float" office:value="2300.241" calcext:value-type="float">
            <text:p>2300.24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1" calcext:value-type="float">
            <text:p>1</text:p>
          </table:table-cell>
          <table:table-cell office:value-type="float" office:value="4826.202" calcext:value-type="float">
            <text:p>4826.202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2" calcext:value-type="float">
            <text:p>2</text:p>
          </table:table-cell>
          <table:table-cell office:value-type="float" office:value="4829.332" calcext:value-type="float">
            <text:p>4829.332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3" calcext:value-type="float">
            <text:p>3</text:p>
          </table:table-cell>
          <table:table-cell office:value-type="float" office:value="4819.965" calcext:value-type="float">
            <text:p>4819.965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4" calcext:value-type="float">
            <text:p>4</text:p>
          </table:table-cell>
          <table:table-cell office:value-type="float" office:value="4827.266" calcext:value-type="float">
            <text:p>4827.266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5" calcext:value-type="float">
            <text:p>5</text:p>
          </table:table-cell>
          <table:table-cell office:value-type="float" office:value="4826.287" calcext:value-type="float">
            <text:p>4826.287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1" calcext:value-type="float">
            <text:p>1</text:p>
          </table:table-cell>
          <table:table-cell office:value-type="float" office:value="4922.407" calcext:value-type="float">
            <text:p>4922.407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2" calcext:value-type="float">
            <text:p>2</text:p>
          </table:table-cell>
          <table:table-cell office:value-type="float" office:value="4918.541" calcext:value-type="float">
            <text:p>4918.54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3" calcext:value-type="float">
            <text:p>3</text:p>
          </table:table-cell>
          <table:table-cell office:value-type="float" office:value="4913.984" calcext:value-type="float">
            <text:p>4913.984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4" calcext:value-type="float">
            <text:p>4</text:p>
          </table:table-cell>
          <table:table-cell office:value-type="float" office:value="4917.47" calcext:value-type="float">
            <text:p>4917.47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5" calcext:value-type="float">
            <text:p>5</text:p>
          </table:table-cell>
          <table:table-cell office:value-type="float" office:value="4918.71" calcext:value-type="float">
            <text:p>4918.71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1" calcext:value-type="float">
            <text:p>1</text:p>
          </table:table-cell>
          <table:table-cell office:value-type="float" office:value="3849.509" calcext:value-type="float">
            <text:p>3849.509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2" calcext:value-type="float">
            <text:p>2</text:p>
          </table:table-cell>
          <table:table-cell office:value-type="float" office:value="3850.092" calcext:value-type="float">
            <text:p>3850.092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3" calcext:value-type="float">
            <text:p>3</text:p>
          </table:table-cell>
          <table:table-cell office:value-type="float" office:value="3853.894" calcext:value-type="float">
            <text:p>3853.894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4" calcext:value-type="float">
            <text:p>4</text:p>
          </table:table-cell>
          <table:table-cell office:value-type="float" office:value="3849.32" calcext:value-type="float">
            <text:p>3849.32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5" calcext:value-type="float">
            <text:p>5</text:p>
          </table:table-cell>
          <table:table-cell office:value-type="float" office:value="3849.928" calcext:value-type="float">
            <text:p>3849.928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1" calcext:value-type="float">
            <text:p>1</text:p>
          </table:table-cell>
          <table:table-cell office:value-type="float" office:value="4467.259" calcext:value-type="float">
            <text:p>4467.259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2" calcext:value-type="float">
            <text:p>2</text:p>
          </table:table-cell>
          <table:table-cell office:value-type="float" office:value="4328.471" calcext:value-type="float">
            <text:p>4328.471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3" calcext:value-type="float">
            <text:p>3</text:p>
          </table:table-cell>
          <table:table-cell office:value-type="float" office:value="4327.792" calcext:value-type="float">
            <text:p>4327.792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4" calcext:value-type="float">
            <text:p>4</text:p>
          </table:table-cell>
          <table:table-cell office:value-type="float" office:value="4329.05" calcext:value-type="float">
            <text:p>4329.05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5" calcext:value-type="float">
            <text:p>5</text:p>
          </table:table-cell>
          <table:table-cell office:value-type="float" office:value="4326.061" calcext:value-type="float">
            <text:p>4326.06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1" calcext:value-type="float">
            <text:p>1</text:p>
          </table:table-cell>
          <table:table-cell office:value-type="float" office:value="3440.335" calcext:value-type="float">
            <text:p>3440.335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2" calcext:value-type="float">
            <text:p>2</text:p>
          </table:table-cell>
          <table:table-cell office:value-type="float" office:value="3285.222" calcext:value-type="float">
            <text:p>3285.222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3" calcext:value-type="float">
            <text:p>3</text:p>
          </table:table-cell>
          <table:table-cell office:value-type="float" office:value="3285.372" calcext:value-type="float">
            <text:p>3285.372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4" calcext:value-type="float">
            <text:p>4</text:p>
          </table:table-cell>
          <table:table-cell office:value-type="float" office:value="3285.757" calcext:value-type="float">
            <text:p>3285.757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5" calcext:value-type="float">
            <text:p>5</text:p>
          </table:table-cell>
          <table:table-cell office:value-type="float" office:value="3285.306" calcext:value-type="float">
            <text:p>3285.306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1" calcext:value-type="float">
            <text:p>1</text:p>
          </table:table-cell>
          <table:table-cell office:value-type="float" office:value="2458.202" calcext:value-type="float">
            <text:p>2458.202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2" calcext:value-type="float">
            <text:p>2</text:p>
          </table:table-cell>
          <table:table-cell office:value-type="float" office:value="2303.853" calcext:value-type="float">
            <text:p>2303.853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3" calcext:value-type="float">
            <text:p>3</text:p>
          </table:table-cell>
          <table:table-cell office:value-type="float" office:value="2303.931" calcext:value-type="float">
            <text:p>2303.931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4" calcext:value-type="float">
            <text:p>4</text:p>
          </table:table-cell>
          <table:table-cell office:value-type="float" office:value="2303.903" calcext:value-type="float">
            <text:p>2303.903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5" calcext:value-type="float">
            <text:p>5</text:p>
          </table:table-cell>
          <table:table-cell office:value-type="float" office:value="2303.813" calcext:value-type="float">
            <text:p>2303.813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1" calcext:value-type="float">
            <text:p>1</text:p>
          </table:table-cell>
          <table:table-cell office:value-type="float" office:value="4888.245" calcext:value-type="float">
            <text:p>4888.24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2" calcext:value-type="float">
            <text:p>2</text:p>
          </table:table-cell>
          <table:table-cell office:value-type="float" office:value="4882.488" calcext:value-type="float">
            <text:p>4882.488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3" calcext:value-type="float">
            <text:p>3</text:p>
          </table:table-cell>
          <table:table-cell office:value-type="float" office:value="4888.119" calcext:value-type="float">
            <text:p>4888.119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4" calcext:value-type="float">
            <text:p>4</text:p>
          </table:table-cell>
          <table:table-cell office:value-type="float" office:value="4888.218" calcext:value-type="float">
            <text:p>4888.218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5" calcext:value-type="float">
            <text:p>5</text:p>
          </table:table-cell>
          <table:table-cell office:value-type="float" office:value="4882.746" calcext:value-type="float">
            <text:p>4882.746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1" calcext:value-type="float">
            <text:p>1</text:p>
          </table:table-cell>
          <table:table-cell office:value-type="float" office:value="4957.633" calcext:value-type="float">
            <text:p>4957.633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2" calcext:value-type="float">
            <text:p>2</text:p>
          </table:table-cell>
          <table:table-cell office:value-type="float" office:value="4955.758" calcext:value-type="float">
            <text:p>4955.758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3" calcext:value-type="float">
            <text:p>3</text:p>
          </table:table-cell>
          <table:table-cell office:value-type="float" office:value="4958.371" calcext:value-type="float">
            <text:p>4958.371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4" calcext:value-type="float">
            <text:p>4</text:p>
          </table:table-cell>
          <table:table-cell office:value-type="float" office:value="4956.149" calcext:value-type="float">
            <text:p>4956.149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5" calcext:value-type="float">
            <text:p>5</text:p>
          </table:table-cell>
          <table:table-cell office:value-type="float" office:value="4957.149" calcext:value-type="float">
            <text:p>4957.149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1" calcext:value-type="float">
            <text:p>1</text:p>
          </table:table-cell>
          <table:table-cell office:value-type="float" office:value="3888.025" calcext:value-type="float">
            <text:p>3888.025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2" calcext:value-type="float">
            <text:p>2</text:p>
          </table:table-cell>
          <table:table-cell office:value-type="float" office:value="3887.648" calcext:value-type="float">
            <text:p>3887.648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3" calcext:value-type="float">
            <text:p>3</text:p>
          </table:table-cell>
          <table:table-cell office:value-type="float" office:value="3888.225" calcext:value-type="float">
            <text:p>3888.225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4" calcext:value-type="float">
            <text:p>4</text:p>
          </table:table-cell>
          <table:table-cell office:value-type="float" office:value="3888.795" calcext:value-type="float">
            <text:p>3888.795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5" calcext:value-type="float">
            <text:p>5</text:p>
          </table:table-cell>
          <table:table-cell office:value-type="float" office:value="3885.444" calcext:value-type="float">
            <text:p>3885.444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1" calcext:value-type="float">
            <text:p>1</text:p>
          </table:table-cell>
          <table:table-cell office:value-type="float" office:value="4466.638" calcext:value-type="float">
            <text:p>4466.638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2" calcext:value-type="float">
            <text:p>2</text:p>
          </table:table-cell>
          <table:table-cell office:value-type="float" office:value="4329.29" calcext:value-type="float">
            <text:p>4329.29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3" calcext:value-type="float">
            <text:p>3</text:p>
          </table:table-cell>
          <table:table-cell office:value-type="float" office:value="4327.116" calcext:value-type="float">
            <text:p>4327.116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4" calcext:value-type="float">
            <text:p>4</text:p>
          </table:table-cell>
          <table:table-cell office:value-type="float" office:value="4328.303" calcext:value-type="float">
            <text:p>4328.303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5" calcext:value-type="float">
            <text:p>5</text:p>
          </table:table-cell>
          <table:table-cell office:value-type="float" office:value="4327.885" calcext:value-type="float">
            <text:p>4327.885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1" calcext:value-type="float">
            <text:p>1</text:p>
          </table:table-cell>
          <table:table-cell office:value-type="float" office:value="3423.41" calcext:value-type="float">
            <text:p>3423.41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2" calcext:value-type="float">
            <text:p>2</text:p>
          </table:table-cell>
          <table:table-cell office:value-type="float" office:value="3284.982" calcext:value-type="float">
            <text:p>3284.982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3" calcext:value-type="float">
            <text:p>3</text:p>
          </table:table-cell>
          <table:table-cell office:value-type="float" office:value="3284.829" calcext:value-type="float">
            <text:p>3284.829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4" calcext:value-type="float">
            <text:p>4</text:p>
          </table:table-cell>
          <table:table-cell office:value-type="float" office:value="3284.836" calcext:value-type="float">
            <text:p>3284.836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5" calcext:value-type="float">
            <text:p>5</text:p>
          </table:table-cell>
          <table:table-cell office:value-type="float" office:value="3284.796" calcext:value-type="float">
            <text:p>3284.796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1" calcext:value-type="float">
            <text:p>1</text:p>
          </table:table-cell>
          <table:table-cell office:value-type="float" office:value="2459.824" calcext:value-type="float">
            <text:p>2459.824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2" calcext:value-type="float">
            <text:p>2</text:p>
          </table:table-cell>
          <table:table-cell office:value-type="float" office:value="2304.022" calcext:value-type="float">
            <text:p>2304.022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3" calcext:value-type="float">
            <text:p>3</text:p>
          </table:table-cell>
          <table:table-cell office:value-type="float" office:value="2304.17" calcext:value-type="float">
            <text:p>2304.17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4" calcext:value-type="float">
            <text:p>4</text:p>
          </table:table-cell>
          <table:table-cell office:value-type="float" office:value="2304.061" calcext:value-type="float">
            <text:p>2304.061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5" calcext:value-type="float">
            <text:p>5</text:p>
          </table:table-cell>
          <table:table-cell office:value-type="float" office:value="2304.195" calcext:value-type="float">
            <text:p>2304.195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1" calcext:value-type="float">
            <text:p>1</text:p>
          </table:table-cell>
          <table:table-cell office:value-type="float" office:value="4988.519" calcext:value-type="float">
            <text:p>4988.519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2" calcext:value-type="float">
            <text:p>2</text:p>
          </table:table-cell>
          <table:table-cell office:value-type="float" office:value="4989.102" calcext:value-type="float">
            <text:p>4989.102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3" calcext:value-type="float">
            <text:p>3</text:p>
          </table:table-cell>
          <table:table-cell office:value-type="float" office:value="4986.633" calcext:value-type="float">
            <text:p>4986.633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4" calcext:value-type="float">
            <text:p>4</text:p>
          </table:table-cell>
          <table:table-cell office:value-type="float" office:value="4988.793" calcext:value-type="float">
            <text:p>4988.793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5" calcext:value-type="float">
            <text:p>5</text:p>
          </table:table-cell>
          <table:table-cell office:value-type="float" office:value="4983.964" calcext:value-type="float">
            <text:p>4983.964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1" calcext:value-type="float">
            <text:p>1</text:p>
          </table:table-cell>
          <table:table-cell office:value-type="float" office:value="5067.854" calcext:value-type="float">
            <text:p>5067.854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2" calcext:value-type="float">
            <text:p>2</text:p>
          </table:table-cell>
          <table:table-cell office:value-type="float" office:value="5068.372" calcext:value-type="float">
            <text:p>5068.372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3" calcext:value-type="float">
            <text:p>3</text:p>
          </table:table-cell>
          <table:table-cell office:value-type="float" office:value="5073.885" calcext:value-type="float">
            <text:p>5073.885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4" calcext:value-type="float">
            <text:p>4</text:p>
          </table:table-cell>
          <table:table-cell office:value-type="float" office:value="5066.497" calcext:value-type="float">
            <text:p>5066.497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5" calcext:value-type="float">
            <text:p>5</text:p>
          </table:table-cell>
          <table:table-cell office:value-type="float" office:value="5075.537" calcext:value-type="float">
            <text:p>5075.537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1" calcext:value-type="float">
            <text:p>1</text:p>
          </table:table-cell>
          <table:table-cell office:value-type="float" office:value="3996.201" calcext:value-type="float">
            <text:p>3996.201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2" calcext:value-type="float">
            <text:p>2</text:p>
          </table:table-cell>
          <table:table-cell office:value-type="float" office:value="3992.513" calcext:value-type="float">
            <text:p>3992.513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3" calcext:value-type="float">
            <text:p>3</text:p>
          </table:table-cell>
          <table:table-cell office:value-type="float" office:value="3995.723" calcext:value-type="float">
            <text:p>3995.723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4" calcext:value-type="float">
            <text:p>4</text:p>
          </table:table-cell>
          <table:table-cell office:value-type="float" office:value="3994.756" calcext:value-type="float">
            <text:p>3994.756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5" calcext:value-type="float">
            <text:p>5</text:p>
          </table:table-cell>
          <table:table-cell office:value-type="float" office:value="3999.015" calcext:value-type="float">
            <text:p>3999.015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1" calcext:value-type="float">
            <text:p>1</text:p>
          </table:table-cell>
          <table:table-cell office:value-type="float" office:value="4469.813" calcext:value-type="float">
            <text:p>4469.813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2" calcext:value-type="float">
            <text:p>2</text:p>
          </table:table-cell>
          <table:table-cell office:value-type="float" office:value="4329.358" calcext:value-type="float">
            <text:p>4329.35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3" calcext:value-type="float">
            <text:p>3</text:p>
          </table:table-cell>
          <table:table-cell office:value-type="float" office:value="4321.953" calcext:value-type="float">
            <text:p>4321.953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4" calcext:value-type="float">
            <text:p>4</text:p>
          </table:table-cell>
          <table:table-cell office:value-type="float" office:value="4328.569" calcext:value-type="float">
            <text:p>4328.569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5" calcext:value-type="float">
            <text:p>5</text:p>
          </table:table-cell>
          <table:table-cell office:value-type="float" office:value="4328.928" calcext:value-type="float">
            <text:p>4328.92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1" calcext:value-type="float">
            <text:p>1</text:p>
          </table:table-cell>
          <table:table-cell office:value-type="float" office:value="3368.486" calcext:value-type="float">
            <text:p>3368.48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2" calcext:value-type="float">
            <text:p>2</text:p>
          </table:table-cell>
          <table:table-cell office:value-type="float" office:value="3284.317" calcext:value-type="float">
            <text:p>3284.31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3" calcext:value-type="float">
            <text:p>3</text:p>
          </table:table-cell>
          <table:table-cell office:value-type="float" office:value="3283.781" calcext:value-type="float">
            <text:p>3283.78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4" calcext:value-type="float">
            <text:p>4</text:p>
          </table:table-cell>
          <table:table-cell office:value-type="float" office:value="3284.494" calcext:value-type="float">
            <text:p>3284.49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5" calcext:value-type="float">
            <text:p>5</text:p>
          </table:table-cell>
          <table:table-cell office:value-type="float" office:value="3284.582" calcext:value-type="float">
            <text:p>3284.582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1" calcext:value-type="float">
            <text:p>1</text:p>
          </table:table-cell>
          <table:table-cell office:value-type="float" office:value="2459.087" calcext:value-type="float">
            <text:p>2459.087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2" calcext:value-type="float">
            <text:p>2</text:p>
          </table:table-cell>
          <table:table-cell office:value-type="float" office:value="2304.806" calcext:value-type="float">
            <text:p>2304.806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3" calcext:value-type="float">
            <text:p>3</text:p>
          </table:table-cell>
          <table:table-cell office:value-type="float" office:value="2304.981" calcext:value-type="float">
            <text:p>2304.981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4" calcext:value-type="float">
            <text:p>4</text:p>
          </table:table-cell>
          <table:table-cell office:value-type="float" office:value="2305.101" calcext:value-type="float">
            <text:p>2305.101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5" calcext:value-type="float">
            <text:p>5</text:p>
          </table:table-cell>
          <table:table-cell office:value-type="float" office:value="2304.795" calcext:value-type="float">
            <text:p>2304.795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1" calcext:value-type="float">
            <text:p>1</text:p>
          </table:table-cell>
          <table:table-cell office:value-type="float" office:value="5106.127" calcext:value-type="float">
            <text:p>5106.127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2" calcext:value-type="float">
            <text:p>2</text:p>
          </table:table-cell>
          <table:table-cell office:value-type="float" office:value="5103.747" calcext:value-type="float">
            <text:p>5103.747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3" calcext:value-type="float">
            <text:p>3</text:p>
          </table:table-cell>
          <table:table-cell office:value-type="float" office:value="5102.423" calcext:value-type="float">
            <text:p>5102.423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4" calcext:value-type="float">
            <text:p>4</text:p>
          </table:table-cell>
          <table:table-cell office:value-type="float" office:value="5102.94" calcext:value-type="float">
            <text:p>5102.94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5" calcext:value-type="float">
            <text:p>5</text:p>
          </table:table-cell>
          <table:table-cell office:value-type="float" office:value="5104.297" calcext:value-type="float">
            <text:p>5104.297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1" calcext:value-type="float">
            <text:p>1</text:p>
          </table:table-cell>
          <table:table-cell office:value-type="float" office:value="5180.164" calcext:value-type="float">
            <text:p>5180.164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2" calcext:value-type="float">
            <text:p>2</text:p>
          </table:table-cell>
          <table:table-cell office:value-type="float" office:value="5173.21" calcext:value-type="float">
            <text:p>5173.21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3" calcext:value-type="float">
            <text:p>3</text:p>
          </table:table-cell>
          <table:table-cell office:value-type="float" office:value="5174.301" calcext:value-type="float">
            <text:p>5174.301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4" calcext:value-type="float">
            <text:p>4</text:p>
          </table:table-cell>
          <table:table-cell office:value-type="float" office:value="5176.816" calcext:value-type="float">
            <text:p>5176.816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5" calcext:value-type="float">
            <text:p>5</text:p>
          </table:table-cell>
          <table:table-cell office:value-type="float" office:value="5175.44" calcext:value-type="float">
            <text:p>5175.44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1" calcext:value-type="float">
            <text:p>1</text:p>
          </table:table-cell>
          <table:table-cell office:value-type="float" office:value="4112.561" calcext:value-type="float">
            <text:p>4112.561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2" calcext:value-type="float">
            <text:p>2</text:p>
          </table:table-cell>
          <table:table-cell office:value-type="float" office:value="4109.578" calcext:value-type="float">
            <text:p>4109.578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3" calcext:value-type="float">
            <text:p>3</text:p>
          </table:table-cell>
          <table:table-cell office:value-type="float" office:value="4109.932" calcext:value-type="float">
            <text:p>4109.932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4" calcext:value-type="float">
            <text:p>4</text:p>
          </table:table-cell>
          <table:table-cell office:value-type="float" office:value="4108.54" calcext:value-type="float">
            <text:p>4108.54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5" calcext:value-type="float">
            <text:p>5</text:p>
          </table:table-cell>
          <table:table-cell office:value-type="float" office:value="4115.811" calcext:value-type="float">
            <text:p>4115.811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1" calcext:value-type="float">
            <text:p>1</text:p>
          </table:table-cell>
          <table:table-cell office:value-type="float" office:value="4340.261" calcext:value-type="float">
            <text:p>4340.261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2" calcext:value-type="float">
            <text:p>2</text:p>
          </table:table-cell>
          <table:table-cell office:value-type="float" office:value="4433.349" calcext:value-type="float">
            <text:p>4433.349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3" calcext:value-type="float">
            <text:p>3</text:p>
          </table:table-cell>
          <table:table-cell office:value-type="float" office:value="4327.12" calcext:value-type="float">
            <text:p>4327.12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4" calcext:value-type="float">
            <text:p>4</text:p>
          </table:table-cell>
          <table:table-cell office:value-type="float" office:value="4328.237" calcext:value-type="float">
            <text:p>4328.237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5" calcext:value-type="float">
            <text:p>5</text:p>
          </table:table-cell>
          <table:table-cell office:value-type="float" office:value="4326.434" calcext:value-type="float">
            <text:p>4326.434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1" calcext:value-type="float">
            <text:p>1</text:p>
          </table:table-cell>
          <table:table-cell office:value-type="float" office:value="3350.37" calcext:value-type="float">
            <text:p>3350.37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2" calcext:value-type="float">
            <text:p>2</text:p>
          </table:table-cell>
          <table:table-cell office:value-type="float" office:value="3282.358" calcext:value-type="float">
            <text:p>3282.358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3" calcext:value-type="float">
            <text:p>3</text:p>
          </table:table-cell>
          <table:table-cell office:value-type="float" office:value="3269.085" calcext:value-type="float">
            <text:p>3269.085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4" calcext:value-type="float">
            <text:p>4</text:p>
          </table:table-cell>
          <table:table-cell office:value-type="float" office:value="3282.303" calcext:value-type="float">
            <text:p>3282.303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5" calcext:value-type="float">
            <text:p>5</text:p>
          </table:table-cell>
          <table:table-cell office:value-type="float" office:value="3269.414" calcext:value-type="float">
            <text:p>3269.414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1" calcext:value-type="float">
            <text:p>1</text:p>
          </table:table-cell>
          <table:table-cell office:value-type="float" office:value="2456.824" calcext:value-type="float">
            <text:p>2456.824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2" calcext:value-type="float">
            <text:p>2</text:p>
          </table:table-cell>
          <table:table-cell office:value-type="float" office:value="2306.08" calcext:value-type="float">
            <text:p>2306.08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3" calcext:value-type="float">
            <text:p>3</text:p>
          </table:table-cell>
          <table:table-cell office:value-type="float" office:value="2302.194" calcext:value-type="float">
            <text:p>2302.194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4" calcext:value-type="float">
            <text:p>4</text:p>
          </table:table-cell>
          <table:table-cell office:value-type="float" office:value="2306.114" calcext:value-type="float">
            <text:p>2306.114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5" calcext:value-type="float">
            <text:p>5</text:p>
          </table:table-cell>
          <table:table-cell office:value-type="float" office:value="2302.361" calcext:value-type="float">
            <text:p>2302.361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1" calcext:value-type="float">
            <text:p>1</text:p>
          </table:table-cell>
          <table:table-cell office:value-type="float" office:value="5229.714" calcext:value-type="float">
            <text:p>5229.714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2" calcext:value-type="float">
            <text:p>2</text:p>
          </table:table-cell>
          <table:table-cell office:value-type="float" office:value="5228.777" calcext:value-type="float">
            <text:p>5228.777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3" calcext:value-type="float">
            <text:p>3</text:p>
          </table:table-cell>
          <table:table-cell office:value-type="float" office:value="5229.354" calcext:value-type="float">
            <text:p>5229.354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4" calcext:value-type="float">
            <text:p>4</text:p>
          </table:table-cell>
          <table:table-cell office:value-type="float" office:value="5228.24" calcext:value-type="float">
            <text:p>5228.24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5" calcext:value-type="float">
            <text:p>5</text:p>
          </table:table-cell>
          <table:table-cell office:value-type="float" office:value="5229.675" calcext:value-type="float">
            <text:p>5229.675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1" calcext:value-type="float">
            <text:p>1</text:p>
          </table:table-cell>
          <table:table-cell office:value-type="float" office:value="5313.277" calcext:value-type="float">
            <text:p>5313.277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2" calcext:value-type="float">
            <text:p>2</text:p>
          </table:table-cell>
          <table:table-cell office:value-type="float" office:value="5302.002" calcext:value-type="float">
            <text:p>5302.002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3" calcext:value-type="float">
            <text:p>3</text:p>
          </table:table-cell>
          <table:table-cell office:value-type="float" office:value="5306.746" calcext:value-type="float">
            <text:p>5306.746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4" calcext:value-type="float">
            <text:p>4</text:p>
          </table:table-cell>
          <table:table-cell office:value-type="float" office:value="5302.895" calcext:value-type="float">
            <text:p>5302.895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5" calcext:value-type="float">
            <text:p>5</text:p>
          </table:table-cell>
          <table:table-cell office:value-type="float" office:value="5307.685" calcext:value-type="float">
            <text:p>5307.685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1" calcext:value-type="float">
            <text:p>1</text:p>
          </table:table-cell>
          <table:table-cell office:value-type="float" office:value="4238.581" calcext:value-type="float">
            <text:p>4238.58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2" calcext:value-type="float">
            <text:p>2</text:p>
          </table:table-cell>
          <table:table-cell office:value-type="float" office:value="4238.323" calcext:value-type="float">
            <text:p>4238.323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3" calcext:value-type="float">
            <text:p>3</text:p>
          </table:table-cell>
          <table:table-cell office:value-type="float" office:value="4239.573" calcext:value-type="float">
            <text:p>4239.573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4" calcext:value-type="float">
            <text:p>4</text:p>
          </table:table-cell>
          <table:table-cell office:value-type="float" office:value="4239.83" calcext:value-type="float">
            <text:p>4239.83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5" calcext:value-type="float">
            <text:p>5</text:p>
          </table:table-cell>
          <table:table-cell office:value-type="float" office:value="4236.005" calcext:value-type="float">
            <text:p>4236.005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1" calcext:value-type="float">
            <text:p>1</text:p>
          </table:table-cell>
          <table:table-cell office:value-type="float" office:value="4384.161" calcext:value-type="float">
            <text:p>4384.161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2" calcext:value-type="float">
            <text:p>2</text:p>
          </table:table-cell>
          <table:table-cell office:value-type="float" office:value="4326.227" calcext:value-type="float">
            <text:p>4326.227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3" calcext:value-type="float">
            <text:p>3</text:p>
          </table:table-cell>
          <table:table-cell office:value-type="float" office:value="4326.116" calcext:value-type="float">
            <text:p>4326.116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4" calcext:value-type="float">
            <text:p>4</text:p>
          </table:table-cell>
          <table:table-cell office:value-type="float" office:value="4326.554" calcext:value-type="float">
            <text:p>4326.554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5" calcext:value-type="float">
            <text:p>5</text:p>
          </table:table-cell>
          <table:table-cell office:value-type="float" office:value="4325.12" calcext:value-type="float">
            <text:p>4325.12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1" calcext:value-type="float">
            <text:p>1</text:p>
          </table:table-cell>
          <table:table-cell office:value-type="float" office:value="3425.364" calcext:value-type="float">
            <text:p>3425.364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2" calcext:value-type="float">
            <text:p>2</text:p>
          </table:table-cell>
          <table:table-cell office:value-type="float" office:value="3269.328" calcext:value-type="float">
            <text:p>3269.328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3" calcext:value-type="float">
            <text:p>3</text:p>
          </table:table-cell>
          <table:table-cell office:value-type="float" office:value="3268.807" calcext:value-type="float">
            <text:p>3268.807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4" calcext:value-type="float">
            <text:p>4</text:p>
          </table:table-cell>
          <table:table-cell office:value-type="float" office:value="3269.256" calcext:value-type="float">
            <text:p>3269.256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5" calcext:value-type="float">
            <text:p>5</text:p>
          </table:table-cell>
          <table:table-cell office:value-type="float" office:value="3268.787" calcext:value-type="float">
            <text:p>3268.787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1" calcext:value-type="float">
            <text:p>1</text:p>
          </table:table-cell>
          <table:table-cell office:value-type="float" office:value="2443.037" calcext:value-type="float">
            <text:p>2443.037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2" calcext:value-type="float">
            <text:p>2</text:p>
          </table:table-cell>
          <table:table-cell office:value-type="float" office:value="2303.169" calcext:value-type="float">
            <text:p>2303.169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3" calcext:value-type="float">
            <text:p>3</text:p>
          </table:table-cell>
          <table:table-cell office:value-type="float" office:value="2302.521" calcext:value-type="float">
            <text:p>2302.521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4" calcext:value-type="float">
            <text:p>4</text:p>
          </table:table-cell>
          <table:table-cell office:value-type="float" office:value="2302.84" calcext:value-type="float">
            <text:p>2302.84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5" calcext:value-type="float">
            <text:p>5</text:p>
          </table:table-cell>
          <table:table-cell office:value-type="float" office:value="2302.181" calcext:value-type="float">
            <text:p>2302.181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1" calcext:value-type="float">
            <text:p>1</text:p>
          </table:table-cell>
          <table:table-cell office:value-type="float" office:value="3243.223" calcext:value-type="float">
            <text:p>3243.223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2" calcext:value-type="float">
            <text:p>2</text:p>
          </table:table-cell>
          <table:table-cell office:value-type="float" office:value="3251.507" calcext:value-type="float">
            <text:p>3251.507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3" calcext:value-type="float">
            <text:p>3</text:p>
          </table:table-cell>
          <table:table-cell office:value-type="float" office:value="3253.953" calcext:value-type="float">
            <text:p>3253.953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4" calcext:value-type="float">
            <text:p>4</text:p>
          </table:table-cell>
          <table:table-cell office:value-type="float" office:value="3252.591" calcext:value-type="float">
            <text:p>3252.591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5" calcext:value-type="float">
            <text:p>5</text:p>
          </table:table-cell>
          <table:table-cell office:value-type="float" office:value="3240.518" calcext:value-type="float">
            <text:p>3240.518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1" calcext:value-type="float">
            <text:p>1</text:p>
          </table:table-cell>
          <table:table-cell office:value-type="float" office:value="3266.491" calcext:value-type="float">
            <text:p>3266.491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2" calcext:value-type="float">
            <text:p>2</text:p>
          </table:table-cell>
          <table:table-cell office:value-type="float" office:value="3247.808" calcext:value-type="float">
            <text:p>3247.808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3" calcext:value-type="float">
            <text:p>3</text:p>
          </table:table-cell>
          <table:table-cell office:value-type="float" office:value="3267.223" calcext:value-type="float">
            <text:p>3267.223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4" calcext:value-type="float">
            <text:p>4</text:p>
          </table:table-cell>
          <table:table-cell office:value-type="float" office:value="3204.908" calcext:value-type="float">
            <text:p>3204.908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5" calcext:value-type="float">
            <text:p>5</text:p>
          </table:table-cell>
          <table:table-cell office:value-type="float" office:value="3099.116" calcext:value-type="float">
            <text:p>3099.116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1" calcext:value-type="float">
            <text:p>1</text:p>
          </table:table-cell>
          <table:table-cell office:value-type="float" office:value="2904.337" calcext:value-type="float">
            <text:p>2904.337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2" calcext:value-type="float">
            <text:p>2</text:p>
          </table:table-cell>
          <table:table-cell office:value-type="float" office:value="2812.51" calcext:value-type="float">
            <text:p>2812.51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3" calcext:value-type="float">
            <text:p>3</text:p>
          </table:table-cell>
          <table:table-cell office:value-type="float" office:value="2740.506" calcext:value-type="float">
            <text:p>2740.506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4" calcext:value-type="float">
            <text:p>4</text:p>
          </table:table-cell>
          <table:table-cell office:value-type="float" office:value="2825.952" calcext:value-type="float">
            <text:p>2825.952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5" calcext:value-type="float">
            <text:p>5</text:p>
          </table:table-cell>
          <table:table-cell office:value-type="float" office:value="2890.491" calcext:value-type="float">
            <text:p>2890.491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1" calcext:value-type="float">
            <text:p>1</text:p>
          </table:table-cell>
          <table:table-cell office:value-type="float" office:value="4458.823" calcext:value-type="float">
            <text:p>4458.823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2" calcext:value-type="float">
            <text:p>2</text:p>
          </table:table-cell>
          <table:table-cell office:value-type="float" office:value="4323.569" calcext:value-type="float">
            <text:p>4323.569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3" calcext:value-type="float">
            <text:p>3</text:p>
          </table:table-cell>
          <table:table-cell office:value-type="float" office:value="4323.911" calcext:value-type="float">
            <text:p>4323.911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4" calcext:value-type="float">
            <text:p>4</text:p>
          </table:table-cell>
          <table:table-cell office:value-type="float" office:value="4328.458" calcext:value-type="float">
            <text:p>4328.458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5" calcext:value-type="float">
            <text:p>5</text:p>
          </table:table-cell>
          <table:table-cell office:value-type="float" office:value="4326.297" calcext:value-type="float">
            <text:p>4326.297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1" calcext:value-type="float">
            <text:p>1</text:p>
          </table:table-cell>
          <table:table-cell office:value-type="float" office:value="3425.614" calcext:value-type="float">
            <text:p>3425.614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2" calcext:value-type="float">
            <text:p>2</text:p>
          </table:table-cell>
          <table:table-cell office:value-type="float" office:value="3269.906" calcext:value-type="float">
            <text:p>3269.906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3" calcext:value-type="float">
            <text:p>3</text:p>
          </table:table-cell>
          <table:table-cell office:value-type="float" office:value="3270.251" calcext:value-type="float">
            <text:p>3270.251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4" calcext:value-type="float">
            <text:p>4</text:p>
          </table:table-cell>
          <table:table-cell office:value-type="float" office:value="3270.387" calcext:value-type="float">
            <text:p>3270.387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5" calcext:value-type="float">
            <text:p>5</text:p>
          </table:table-cell>
          <table:table-cell office:value-type="float" office:value="3271.003" calcext:value-type="float">
            <text:p>3271.003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1" calcext:value-type="float">
            <text:p>1</text:p>
          </table:table-cell>
          <table:table-cell office:value-type="float" office:value="2459.273" calcext:value-type="float">
            <text:p>2459.273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2" calcext:value-type="float">
            <text:p>2</text:p>
          </table:table-cell>
          <table:table-cell office:value-type="float" office:value="2303.305" calcext:value-type="float">
            <text:p>2303.305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3" calcext:value-type="float">
            <text:p>3</text:p>
          </table:table-cell>
          <table:table-cell office:value-type="float" office:value="2303.425" calcext:value-type="float">
            <text:p>2303.425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4" calcext:value-type="float">
            <text:p>4</text:p>
          </table:table-cell>
          <table:table-cell office:value-type="float" office:value="2303.298" calcext:value-type="float">
            <text:p>2303.298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5" calcext:value-type="float">
            <text:p>5</text:p>
          </table:table-cell>
          <table:table-cell office:value-type="float" office:value="2303.381" calcext:value-type="float">
            <text:p>2303.381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1" calcext:value-type="float">
            <text:p>1</text:p>
          </table:table-cell>
          <table:table-cell office:value-type="float" office:value="2875.833" calcext:value-type="float">
            <text:p>2875.833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2" calcext:value-type="float">
            <text:p>2</text:p>
          </table:table-cell>
          <table:table-cell office:value-type="float" office:value="2887.567" calcext:value-type="float">
            <text:p>2887.567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3" calcext:value-type="float">
            <text:p>3</text:p>
          </table:table-cell>
          <table:table-cell office:value-type="float" office:value="2882.858" calcext:value-type="float">
            <text:p>2882.858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4" calcext:value-type="float">
            <text:p>4</text:p>
          </table:table-cell>
          <table:table-cell office:value-type="float" office:value="2889.117" calcext:value-type="float">
            <text:p>2889.117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5" calcext:value-type="float">
            <text:p>5</text:p>
          </table:table-cell>
          <table:table-cell office:value-type="float" office:value="2956.115" calcext:value-type="float">
            <text:p>2956.115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1" calcext:value-type="float">
            <text:p>1</text:p>
          </table:table-cell>
          <table:table-cell office:value-type="float" office:value="2892.285" calcext:value-type="float">
            <text:p>2892.285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2" calcext:value-type="float">
            <text:p>2</text:p>
          </table:table-cell>
          <table:table-cell office:value-type="float" office:value="2939.329" calcext:value-type="float">
            <text:p>2939.329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3" calcext:value-type="float">
            <text:p>3</text:p>
          </table:table-cell>
          <table:table-cell office:value-type="float" office:value="2895.627" calcext:value-type="float">
            <text:p>2895.627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4" calcext:value-type="float">
            <text:p>4</text:p>
          </table:table-cell>
          <table:table-cell office:value-type="float" office:value="2897.382" calcext:value-type="float">
            <text:p>2897.382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5" calcext:value-type="float">
            <text:p>5</text:p>
          </table:table-cell>
          <table:table-cell office:value-type="float" office:value="2933.123" calcext:value-type="float">
            <text:p>2933.123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1" calcext:value-type="float">
            <text:p>1</text:p>
          </table:table-cell>
          <table:table-cell office:value-type="float" office:value="2636.788" calcext:value-type="float">
            <text:p>2636.788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2" calcext:value-type="float">
            <text:p>2</text:p>
          </table:table-cell>
          <table:table-cell office:value-type="float" office:value="2561.825" calcext:value-type="float">
            <text:p>2561.825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3" calcext:value-type="float">
            <text:p>3</text:p>
          </table:table-cell>
          <table:table-cell office:value-type="float" office:value="2579.034" calcext:value-type="float">
            <text:p>2579.034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4" calcext:value-type="float">
            <text:p>4</text:p>
          </table:table-cell>
          <table:table-cell office:value-type="float" office:value="2627.018" calcext:value-type="float">
            <text:p>2627.018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5" calcext:value-type="float">
            <text:p>5</text:p>
          </table:table-cell>
          <table:table-cell office:value-type="float" office:value="2541.309" calcext:value-type="float">
            <text:p>2541.309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1" calcext:value-type="float">
            <text:p>1</text:p>
          </table:table-cell>
          <table:table-cell office:value-type="float" office:value="4458.899" calcext:value-type="float">
            <text:p>4458.899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2" calcext:value-type="float">
            <text:p>2</text:p>
          </table:table-cell>
          <table:table-cell office:value-type="float" office:value="4326.251" calcext:value-type="float">
            <text:p>4326.251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3" calcext:value-type="float">
            <text:p>3</text:p>
          </table:table-cell>
          <table:table-cell office:value-type="float" office:value="4327.005" calcext:value-type="float">
            <text:p>4327.005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4" calcext:value-type="float">
            <text:p>4</text:p>
          </table:table-cell>
          <table:table-cell office:value-type="float" office:value="4326" calcext:value-type="float">
            <text:p>4326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5" calcext:value-type="float">
            <text:p>5</text:p>
          </table:table-cell>
          <table:table-cell office:value-type="float" office:value="4322.736" calcext:value-type="float">
            <text:p>4322.736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1" calcext:value-type="float">
            <text:p>1</text:p>
          </table:table-cell>
          <table:table-cell office:value-type="float" office:value="3425.896" calcext:value-type="float">
            <text:p>3425.896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2" calcext:value-type="float">
            <text:p>2</text:p>
          </table:table-cell>
          <table:table-cell office:value-type="float" office:value="3269.793" calcext:value-type="float">
            <text:p>3269.793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3" calcext:value-type="float">
            <text:p>3</text:p>
          </table:table-cell>
          <table:table-cell office:value-type="float" office:value="3270.572" calcext:value-type="float">
            <text:p>3270.572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4" calcext:value-type="float">
            <text:p>4</text:p>
          </table:table-cell>
          <table:table-cell office:value-type="float" office:value="3269.868" calcext:value-type="float">
            <text:p>3269.868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5" calcext:value-type="float">
            <text:p>5</text:p>
          </table:table-cell>
          <table:table-cell office:value-type="float" office:value="3270.112" calcext:value-type="float">
            <text:p>3270.112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1" calcext:value-type="float">
            <text:p>1</text:p>
          </table:table-cell>
          <table:table-cell office:value-type="float" office:value="2457.404" calcext:value-type="float">
            <text:p>2457.404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2" calcext:value-type="float">
            <text:p>2</text:p>
          </table:table-cell>
          <table:table-cell office:value-type="float" office:value="2303.966" calcext:value-type="float">
            <text:p>2303.966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3" calcext:value-type="float">
            <text:p>3</text:p>
          </table:table-cell>
          <table:table-cell office:value-type="float" office:value="2304.226" calcext:value-type="float">
            <text:p>2304.226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4" calcext:value-type="float">
            <text:p>4</text:p>
          </table:table-cell>
          <table:table-cell office:value-type="float" office:value="2304.419" calcext:value-type="float">
            <text:p>2304.419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5" calcext:value-type="float">
            <text:p>5</text:p>
          </table:table-cell>
          <table:table-cell office:value-type="float" office:value="2304.179" calcext:value-type="float">
            <text:p>2304.179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1" calcext:value-type="float">
            <text:p>1</text:p>
          </table:table-cell>
          <table:table-cell office:value-type="float" office:value="4830.873" calcext:value-type="float">
            <text:p>4830.873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2" calcext:value-type="float">
            <text:p>2</text:p>
          </table:table-cell>
          <table:table-cell office:value-type="float" office:value="4828.203" calcext:value-type="float">
            <text:p>4828.203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3" calcext:value-type="float">
            <text:p>3</text:p>
          </table:table-cell>
          <table:table-cell office:value-type="float" office:value="4820.525" calcext:value-type="float">
            <text:p>4820.525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4" calcext:value-type="float">
            <text:p>4</text:p>
          </table:table-cell>
          <table:table-cell office:value-type="float" office:value="4824.386" calcext:value-type="float">
            <text:p>4824.386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5" calcext:value-type="float">
            <text:p>5</text:p>
          </table:table-cell>
          <table:table-cell office:value-type="float" office:value="4834.511" calcext:value-type="float">
            <text:p>4834.511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1" calcext:value-type="float">
            <text:p>1</text:p>
          </table:table-cell>
          <table:table-cell office:value-type="float" office:value="4928.159" calcext:value-type="float">
            <text:p>4928.159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2" calcext:value-type="float">
            <text:p>2</text:p>
          </table:table-cell>
          <table:table-cell office:value-type="float" office:value="4916.765" calcext:value-type="float">
            <text:p>4916.765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3" calcext:value-type="float">
            <text:p>3</text:p>
          </table:table-cell>
          <table:table-cell office:value-type="float" office:value="4918.332" calcext:value-type="float">
            <text:p>4918.332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4" calcext:value-type="float">
            <text:p>4</text:p>
          </table:table-cell>
          <table:table-cell office:value-type="float" office:value="4927.698" calcext:value-type="float">
            <text:p>4927.698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5" calcext:value-type="float">
            <text:p>5</text:p>
          </table:table-cell>
          <table:table-cell office:value-type="float" office:value="4920.533" calcext:value-type="float">
            <text:p>4920.533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1" calcext:value-type="float">
            <text:p>1</text:p>
          </table:table-cell>
          <table:table-cell office:value-type="float" office:value="3856.736" calcext:value-type="float">
            <text:p>3856.736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2" calcext:value-type="float">
            <text:p>2</text:p>
          </table:table-cell>
          <table:table-cell office:value-type="float" office:value="3856.321" calcext:value-type="float">
            <text:p>3856.321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3" calcext:value-type="float">
            <text:p>3</text:p>
          </table:table-cell>
          <table:table-cell office:value-type="float" office:value="3855.882" calcext:value-type="float">
            <text:p>3855.882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4" calcext:value-type="float">
            <text:p>4</text:p>
          </table:table-cell>
          <table:table-cell office:value-type="float" office:value="3857.009" calcext:value-type="float">
            <text:p>3857.009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5" calcext:value-type="float">
            <text:p>5</text:p>
          </table:table-cell>
          <table:table-cell office:value-type="float" office:value="3854.762" calcext:value-type="float">
            <text:p>3854.762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1" calcext:value-type="float">
            <text:p>1</text:p>
          </table:table-cell>
          <table:table-cell office:value-type="float" office:value="4340.613" calcext:value-type="float">
            <text:p>4340.613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2" calcext:value-type="float">
            <text:p>2</text:p>
          </table:table-cell>
          <table:table-cell office:value-type="float" office:value="4325.906" calcext:value-type="float">
            <text:p>4325.906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3" calcext:value-type="float">
            <text:p>3</text:p>
          </table:table-cell>
          <table:table-cell office:value-type="float" office:value="4327.21" calcext:value-type="float">
            <text:p>4327.21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4" calcext:value-type="float">
            <text:p>4</text:p>
          </table:table-cell>
          <table:table-cell office:value-type="float" office:value="4324.697" calcext:value-type="float">
            <text:p>4324.697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5" calcext:value-type="float">
            <text:p>5</text:p>
          </table:table-cell>
          <table:table-cell office:value-type="float" office:value="4326.367" calcext:value-type="float">
            <text:p>4326.367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1" calcext:value-type="float">
            <text:p>1</text:p>
          </table:table-cell>
          <table:table-cell office:value-type="float" office:value="3425.914" calcext:value-type="float">
            <text:p>3425.914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2" calcext:value-type="float">
            <text:p>2</text:p>
          </table:table-cell>
          <table:table-cell office:value-type="float" office:value="3271.13" calcext:value-type="float">
            <text:p>3271.13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3" calcext:value-type="float">
            <text:p>3</text:p>
          </table:table-cell>
          <table:table-cell office:value-type="float" office:value="3271.682" calcext:value-type="float">
            <text:p>3271.682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4" calcext:value-type="float">
            <text:p>4</text:p>
          </table:table-cell>
          <table:table-cell office:value-type="float" office:value="3270.708" calcext:value-type="float">
            <text:p>3270.708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5" calcext:value-type="float">
            <text:p>5</text:p>
          </table:table-cell>
          <table:table-cell office:value-type="float" office:value="3271.385" calcext:value-type="float">
            <text:p>3271.385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1" calcext:value-type="float">
            <text:p>1</text:p>
          </table:table-cell>
          <table:table-cell office:value-type="float" office:value="2375.582" calcext:value-type="float">
            <text:p>2375.582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2" calcext:value-type="float">
            <text:p>2</text:p>
          </table:table-cell>
          <table:table-cell office:value-type="float" office:value="2302.698" calcext:value-type="float">
            <text:p>2302.698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3" calcext:value-type="float">
            <text:p>3</text:p>
          </table:table-cell>
          <table:table-cell office:value-type="float" office:value="2302.94" calcext:value-type="float">
            <text:p>2302.94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4" calcext:value-type="float">
            <text:p>4</text:p>
          </table:table-cell>
          <table:table-cell office:value-type="float" office:value="2302.575" calcext:value-type="float">
            <text:p>2302.575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5" calcext:value-type="float">
            <text:p>5</text:p>
          </table:table-cell>
          <table:table-cell office:value-type="float" office:value="2302.595" calcext:value-type="float">
            <text:p>2302.595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1" calcext:value-type="float">
            <text:p>1</text:p>
          </table:table-cell>
          <table:table-cell office:value-type="float" office:value="4897.222" calcext:value-type="float">
            <text:p>4897.222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2" calcext:value-type="float">
            <text:p>2</text:p>
          </table:table-cell>
          <table:table-cell office:value-type="float" office:value="4897.281" calcext:value-type="float">
            <text:p>4897.281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3" calcext:value-type="float">
            <text:p>3</text:p>
          </table:table-cell>
          <table:table-cell office:value-type="float" office:value="4892.195" calcext:value-type="float">
            <text:p>4892.195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4" calcext:value-type="float">
            <text:p>4</text:p>
          </table:table-cell>
          <table:table-cell office:value-type="float" office:value="4893.206" calcext:value-type="float">
            <text:p>4893.206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5" calcext:value-type="float">
            <text:p>5</text:p>
          </table:table-cell>
          <table:table-cell office:value-type="float" office:value="4885.906" calcext:value-type="float">
            <text:p>4885.906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1" calcext:value-type="float">
            <text:p>1</text:p>
          </table:table-cell>
          <table:table-cell office:value-type="float" office:value="4962.204" calcext:value-type="float">
            <text:p>4962.204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2" calcext:value-type="float">
            <text:p>2</text:p>
          </table:table-cell>
          <table:table-cell office:value-type="float" office:value="4962.759" calcext:value-type="float">
            <text:p>4962.759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3" calcext:value-type="float">
            <text:p>3</text:p>
          </table:table-cell>
          <table:table-cell office:value-type="float" office:value="4968.664" calcext:value-type="float">
            <text:p>4968.664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4" calcext:value-type="float">
            <text:p>4</text:p>
          </table:table-cell>
          <table:table-cell office:value-type="float" office:value="4960.803" calcext:value-type="float">
            <text:p>4960.803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5" calcext:value-type="float">
            <text:p>5</text:p>
          </table:table-cell>
          <table:table-cell office:value-type="float" office:value="4963.382" calcext:value-type="float">
            <text:p>4963.382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1" calcext:value-type="float">
            <text:p>1</text:p>
          </table:table-cell>
          <table:table-cell office:value-type="float" office:value="3893.562" calcext:value-type="float">
            <text:p>3893.562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2" calcext:value-type="float">
            <text:p>2</text:p>
          </table:table-cell>
          <table:table-cell office:value-type="float" office:value="3894.989" calcext:value-type="float">
            <text:p>3894.989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3" calcext:value-type="float">
            <text:p>3</text:p>
          </table:table-cell>
          <table:table-cell office:value-type="float" office:value="3897.126" calcext:value-type="float">
            <text:p>3897.126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4" calcext:value-type="float">
            <text:p>4</text:p>
          </table:table-cell>
          <table:table-cell office:value-type="float" office:value="3892.588" calcext:value-type="float">
            <text:p>3892.588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5" calcext:value-type="float">
            <text:p>5</text:p>
          </table:table-cell>
          <table:table-cell office:value-type="float" office:value="3893.398" calcext:value-type="float">
            <text:p>3893.398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1" calcext:value-type="float">
            <text:p>1</text:p>
          </table:table-cell>
          <table:table-cell office:value-type="float" office:value="4469.979" calcext:value-type="float">
            <text:p>4469.979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2" calcext:value-type="float">
            <text:p>2</text:p>
          </table:table-cell>
          <table:table-cell office:value-type="float" office:value="4323.92" calcext:value-type="float">
            <text:p>4323.92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3" calcext:value-type="float">
            <text:p>3</text:p>
          </table:table-cell>
          <table:table-cell office:value-type="float" office:value="4326.855" calcext:value-type="float">
            <text:p>4326.855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4" calcext:value-type="float">
            <text:p>4</text:p>
          </table:table-cell>
          <table:table-cell office:value-type="float" office:value="4325.606" calcext:value-type="float">
            <text:p>4325.606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5" calcext:value-type="float">
            <text:p>5</text:p>
          </table:table-cell>
          <table:table-cell office:value-type="float" office:value="4318.884" calcext:value-type="float">
            <text:p>4318.884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1" calcext:value-type="float">
            <text:p>1</text:p>
          </table:table-cell>
          <table:table-cell office:value-type="float" office:value="3379.029" calcext:value-type="float">
            <text:p>3379.029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2" calcext:value-type="float">
            <text:p>2</text:p>
          </table:table-cell>
          <table:table-cell office:value-type="float" office:value="3267.957" calcext:value-type="float">
            <text:p>3267.957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3" calcext:value-type="float">
            <text:p>3</text:p>
          </table:table-cell>
          <table:table-cell office:value-type="float" office:value="3268.881" calcext:value-type="float">
            <text:p>3268.881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4" calcext:value-type="float">
            <text:p>4</text:p>
          </table:table-cell>
          <table:table-cell office:value-type="float" office:value="3267.147" calcext:value-type="float">
            <text:p>3267.147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5" calcext:value-type="float">
            <text:p>5</text:p>
          </table:table-cell>
          <table:table-cell office:value-type="float" office:value="3266.671" calcext:value-type="float">
            <text:p>3266.671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1" calcext:value-type="float">
            <text:p>1</text:p>
          </table:table-cell>
          <table:table-cell office:value-type="float" office:value="2457.034" calcext:value-type="float">
            <text:p>2457.034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2" calcext:value-type="float">
            <text:p>2</text:p>
          </table:table-cell>
          <table:table-cell office:value-type="float" office:value="2301.862" calcext:value-type="float">
            <text:p>2301.862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3" calcext:value-type="float">
            <text:p>3</text:p>
          </table:table-cell>
          <table:table-cell office:value-type="float" office:value="2301.894" calcext:value-type="float">
            <text:p>2301.894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4" calcext:value-type="float">
            <text:p>4</text:p>
          </table:table-cell>
          <table:table-cell office:value-type="float" office:value="2302.075" calcext:value-type="float">
            <text:p>2302.075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5" calcext:value-type="float">
            <text:p>5</text:p>
          </table:table-cell>
          <table:table-cell office:value-type="float" office:value="2301.782" calcext:value-type="float">
            <text:p>2301.782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1" calcext:value-type="float">
            <text:p>1</text:p>
          </table:table-cell>
          <table:table-cell office:value-type="float" office:value="4997.065" calcext:value-type="float">
            <text:p>4997.065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2" calcext:value-type="float">
            <text:p>2</text:p>
          </table:table-cell>
          <table:table-cell office:value-type="float" office:value="4996.322" calcext:value-type="float">
            <text:p>4996.322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3" calcext:value-type="float">
            <text:p>3</text:p>
          </table:table-cell>
          <table:table-cell office:value-type="float" office:value="5051.234" calcext:value-type="float">
            <text:p>5051.234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4" calcext:value-type="float">
            <text:p>4</text:p>
          </table:table-cell>
          <table:table-cell office:value-type="float" office:value="4995.922" calcext:value-type="float">
            <text:p>4995.922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5" calcext:value-type="float">
            <text:p>5</text:p>
          </table:table-cell>
          <table:table-cell office:value-type="float" office:value="4994.181" calcext:value-type="float">
            <text:p>4994.181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1" calcext:value-type="float">
            <text:p>1</text:p>
          </table:table-cell>
          <table:table-cell office:value-type="float" office:value="5070.858" calcext:value-type="float">
            <text:p>5070.858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2" calcext:value-type="float">
            <text:p>2</text:p>
          </table:table-cell>
          <table:table-cell office:value-type="float" office:value="5080.344" calcext:value-type="float">
            <text:p>5080.344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3" calcext:value-type="float">
            <text:p>3</text:p>
          </table:table-cell>
          <table:table-cell office:value-type="float" office:value="5086.707" calcext:value-type="float">
            <text:p>5086.707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4" calcext:value-type="float">
            <text:p>4</text:p>
          </table:table-cell>
          <table:table-cell office:value-type="float" office:value="5076.287" calcext:value-type="float">
            <text:p>5076.287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5" calcext:value-type="float">
            <text:p>5</text:p>
          </table:table-cell>
          <table:table-cell office:value-type="float" office:value="5071.589" calcext:value-type="float">
            <text:p>5071.58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1" calcext:value-type="float">
            <text:p>1</text:p>
          </table:table-cell>
          <table:table-cell office:value-type="float" office:value="3995.589" calcext:value-type="float">
            <text:p>3995.58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2" calcext:value-type="float">
            <text:p>2</text:p>
          </table:table-cell>
          <table:table-cell office:value-type="float" office:value="3998.14" calcext:value-type="float">
            <text:p>3998.1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3" calcext:value-type="float">
            <text:p>3</text:p>
          </table:table-cell>
          <table:table-cell office:value-type="float" office:value="4000.066" calcext:value-type="float">
            <text:p>4000.06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4" calcext:value-type="float">
            <text:p>4</text:p>
          </table:table-cell>
          <table:table-cell office:value-type="float" office:value="3998.665" calcext:value-type="float">
            <text:p>3998.66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5" calcext:value-type="float">
            <text:p>5</text:p>
          </table:table-cell>
          <table:table-cell office:value-type="float" office:value="3996.409" calcext:value-type="float">
            <text:p>3996.409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1" calcext:value-type="float">
            <text:p>1</text:p>
          </table:table-cell>
          <table:table-cell office:value-type="float" office:value="4326.863" calcext:value-type="float">
            <text:p>4326.863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2" calcext:value-type="float">
            <text:p>2</text:p>
          </table:table-cell>
          <table:table-cell office:value-type="float" office:value="4329.35" calcext:value-type="float">
            <text:p>4329.35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3" calcext:value-type="float">
            <text:p>3</text:p>
          </table:table-cell>
          <table:table-cell office:value-type="float" office:value="4324.741" calcext:value-type="float">
            <text:p>4324.741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4" calcext:value-type="float">
            <text:p>4</text:p>
          </table:table-cell>
          <table:table-cell office:value-type="float" office:value="4324.18" calcext:value-type="float">
            <text:p>4324.18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5" calcext:value-type="float">
            <text:p>5</text:p>
          </table:table-cell>
          <table:table-cell office:value-type="float" office:value="4326.75" calcext:value-type="float">
            <text:p>4326.75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1" calcext:value-type="float">
            <text:p>1</text:p>
          </table:table-cell>
          <table:table-cell office:value-type="float" office:value="3422.099" calcext:value-type="float">
            <text:p>3422.099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2" calcext:value-type="float">
            <text:p>2</text:p>
          </table:table-cell>
          <table:table-cell office:value-type="float" office:value="3265.148" calcext:value-type="float">
            <text:p>3265.148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3" calcext:value-type="float">
            <text:p>3</text:p>
          </table:table-cell>
          <table:table-cell office:value-type="float" office:value="3265.039" calcext:value-type="float">
            <text:p>3265.039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4" calcext:value-type="float">
            <text:p>4</text:p>
          </table:table-cell>
          <table:table-cell office:value-type="float" office:value="3265.558" calcext:value-type="float">
            <text:p>3265.558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5" calcext:value-type="float">
            <text:p>5</text:p>
          </table:table-cell>
          <table:table-cell office:value-type="float" office:value="3265.566" calcext:value-type="float">
            <text:p>3265.566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1" calcext:value-type="float">
            <text:p>1</text:p>
          </table:table-cell>
          <table:table-cell office:value-type="float" office:value="2377.046" calcext:value-type="float">
            <text:p>2377.046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2" calcext:value-type="float">
            <text:p>2</text:p>
          </table:table-cell>
          <table:table-cell office:value-type="float" office:value="2301.554" calcext:value-type="float">
            <text:p>2301.554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3" calcext:value-type="float">
            <text:p>3</text:p>
          </table:table-cell>
          <table:table-cell office:value-type="float" office:value="2301.549" calcext:value-type="float">
            <text:p>2301.549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4" calcext:value-type="float">
            <text:p>4</text:p>
          </table:table-cell>
          <table:table-cell office:value-type="float" office:value="2301.379" calcext:value-type="float">
            <text:p>2301.379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5" calcext:value-type="float">
            <text:p>5</text:p>
          </table:table-cell>
          <table:table-cell office:value-type="float" office:value="2301.211" calcext:value-type="float">
            <text:p>2301.211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1" calcext:value-type="float">
            <text:p>1</text:p>
          </table:table-cell>
          <table:table-cell office:value-type="float" office:value="5109.591" calcext:value-type="float">
            <text:p>5109.591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2" calcext:value-type="float">
            <text:p>2</text:p>
          </table:table-cell>
          <table:table-cell office:value-type="float" office:value="5104.583" calcext:value-type="float">
            <text:p>5104.583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3" calcext:value-type="float">
            <text:p>3</text:p>
          </table:table-cell>
          <table:table-cell office:value-type="float" office:value="5106.139" calcext:value-type="float">
            <text:p>5106.139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4" calcext:value-type="float">
            <text:p>4</text:p>
          </table:table-cell>
          <table:table-cell office:value-type="float" office:value="5108.339" calcext:value-type="float">
            <text:p>5108.339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5" calcext:value-type="float">
            <text:p>5</text:p>
          </table:table-cell>
          <table:table-cell office:value-type="float" office:value="5108.846" calcext:value-type="float">
            <text:p>5108.846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1" calcext:value-type="float">
            <text:p>1</text:p>
          </table:table-cell>
          <table:table-cell office:value-type="float" office:value="5184.767" calcext:value-type="float">
            <text:p>5184.767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2" calcext:value-type="float">
            <text:p>2</text:p>
          </table:table-cell>
          <table:table-cell office:value-type="float" office:value="5184.468" calcext:value-type="float">
            <text:p>5184.468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3" calcext:value-type="float">
            <text:p>3</text:p>
          </table:table-cell>
          <table:table-cell office:value-type="float" office:value="5191.74" calcext:value-type="float">
            <text:p>5191.74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4" calcext:value-type="float">
            <text:p>4</text:p>
          </table:table-cell>
          <table:table-cell office:value-type="float" office:value="5177.919" calcext:value-type="float">
            <text:p>5177.919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5" calcext:value-type="float">
            <text:p>5</text:p>
          </table:table-cell>
          <table:table-cell office:value-type="float" office:value="5177.607" calcext:value-type="float">
            <text:p>5177.607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1" calcext:value-type="float">
            <text:p>1</text:p>
          </table:table-cell>
          <table:table-cell office:value-type="float" office:value="4113.489" calcext:value-type="float">
            <text:p>4113.489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2" calcext:value-type="float">
            <text:p>2</text:p>
          </table:table-cell>
          <table:table-cell office:value-type="float" office:value="4115.53" calcext:value-type="float">
            <text:p>4115.53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3" calcext:value-type="float">
            <text:p>3</text:p>
          </table:table-cell>
          <table:table-cell office:value-type="float" office:value="4119.109" calcext:value-type="float">
            <text:p>4119.109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4" calcext:value-type="float">
            <text:p>4</text:p>
          </table:table-cell>
          <table:table-cell office:value-type="float" office:value="4111.668" calcext:value-type="float">
            <text:p>4111.668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5" calcext:value-type="float">
            <text:p>5</text:p>
          </table:table-cell>
          <table:table-cell office:value-type="float" office:value="4115.706" calcext:value-type="float">
            <text:p>4115.706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1" calcext:value-type="float">
            <text:p>1</text:p>
          </table:table-cell>
          <table:table-cell office:value-type="float" office:value="4468.279" calcext:value-type="float">
            <text:p>4468.279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2" calcext:value-type="float">
            <text:p>2</text:p>
          </table:table-cell>
          <table:table-cell office:value-type="float" office:value="4326.612" calcext:value-type="float">
            <text:p>4326.612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3" calcext:value-type="float">
            <text:p>3</text:p>
          </table:table-cell>
          <table:table-cell office:value-type="float" office:value="4323.595" calcext:value-type="float">
            <text:p>4323.595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4" calcext:value-type="float">
            <text:p>4</text:p>
          </table:table-cell>
          <table:table-cell office:value-type="float" office:value="4325.078" calcext:value-type="float">
            <text:p>4325.078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5" calcext:value-type="float">
            <text:p>5</text:p>
          </table:table-cell>
          <table:table-cell office:value-type="float" office:value="4325.228" calcext:value-type="float">
            <text:p>4325.228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1" calcext:value-type="float">
            <text:p>1</text:p>
          </table:table-cell>
          <table:table-cell office:value-type="float" office:value="3347.813" calcext:value-type="float">
            <text:p>3347.813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2" calcext:value-type="float">
            <text:p>2</text:p>
          </table:table-cell>
          <table:table-cell office:value-type="float" office:value="3272.299" calcext:value-type="float">
            <text:p>3272.299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3" calcext:value-type="float">
            <text:p>3</text:p>
          </table:table-cell>
          <table:table-cell office:value-type="float" office:value="3269.385" calcext:value-type="float">
            <text:p>3269.385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4" calcext:value-type="float">
            <text:p>4</text:p>
          </table:table-cell>
          <table:table-cell office:value-type="float" office:value="3268.332" calcext:value-type="float">
            <text:p>3268.332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5" calcext:value-type="float">
            <text:p>5</text:p>
          </table:table-cell>
          <table:table-cell office:value-type="float" office:value="3268.893" calcext:value-type="float">
            <text:p>3268.893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1" calcext:value-type="float">
            <text:p>1</text:p>
          </table:table-cell>
          <table:table-cell office:value-type="float" office:value="2455.644" calcext:value-type="float">
            <text:p>2455.644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2" calcext:value-type="float">
            <text:p>2</text:p>
          </table:table-cell>
          <table:table-cell office:value-type="float" office:value="2302.215" calcext:value-type="float">
            <text:p>2302.215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3" calcext:value-type="float">
            <text:p>3</text:p>
          </table:table-cell>
          <table:table-cell office:value-type="float" office:value="2302.303" calcext:value-type="float">
            <text:p>2302.303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4" calcext:value-type="float">
            <text:p>4</text:p>
          </table:table-cell>
          <table:table-cell office:value-type="float" office:value="2302.591" calcext:value-type="float">
            <text:p>2302.591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5" calcext:value-type="float">
            <text:p>5</text:p>
          </table:table-cell>
          <table:table-cell office:value-type="float" office:value="2302.563" calcext:value-type="float">
            <text:p>2302.56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1" calcext:value-type="float">
            <text:p>1</text:p>
          </table:table-cell>
          <table:table-cell office:value-type="float" office:value="3225.345" calcext:value-type="float">
            <text:p>3225.34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2" calcext:value-type="float">
            <text:p>2</text:p>
          </table:table-cell>
          <table:table-cell office:value-type="float" office:value="3223.437" calcext:value-type="float">
            <text:p>3223.437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3" calcext:value-type="float">
            <text:p>3</text:p>
          </table:table-cell>
          <table:table-cell office:value-type="float" office:value="3225.772" calcext:value-type="float">
            <text:p>3225.77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4" calcext:value-type="float">
            <text:p>4</text:p>
          </table:table-cell>
          <table:table-cell office:value-type="float" office:value="3228.104" calcext:value-type="float">
            <text:p>3228.10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5" calcext:value-type="float">
            <text:p>5</text:p>
          </table:table-cell>
          <table:table-cell office:value-type="float" office:value="3225.835" calcext:value-type="float">
            <text:p>3225.835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1" calcext:value-type="float">
            <text:p>1</text:p>
          </table:table-cell>
          <table:table-cell office:value-type="float" office:value="3070.921" calcext:value-type="float">
            <text:p>3070.921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2" calcext:value-type="float">
            <text:p>2</text:p>
          </table:table-cell>
          <table:table-cell office:value-type="float" office:value="3077.138" calcext:value-type="float">
            <text:p>3077.138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3" calcext:value-type="float">
            <text:p>3</text:p>
          </table:table-cell>
          <table:table-cell office:value-type="float" office:value="3080.786" calcext:value-type="float">
            <text:p>3080.786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4" calcext:value-type="float">
            <text:p>4</text:p>
          </table:table-cell>
          <table:table-cell office:value-type="float" office:value="3068.861" calcext:value-type="float">
            <text:p>3068.861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5" calcext:value-type="float">
            <text:p>5</text:p>
          </table:table-cell>
          <table:table-cell office:value-type="float" office:value="3072.904" calcext:value-type="float">
            <text:p>3072.904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1" calcext:value-type="float">
            <text:p>1</text:p>
          </table:table-cell>
          <table:table-cell office:value-type="float" office:value="2709.778" calcext:value-type="float">
            <text:p>2709.778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2" calcext:value-type="float">
            <text:p>2</text:p>
          </table:table-cell>
          <table:table-cell office:value-type="float" office:value="2706.404" calcext:value-type="float">
            <text:p>2706.404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3" calcext:value-type="float">
            <text:p>3</text:p>
          </table:table-cell>
          <table:table-cell office:value-type="float" office:value="2704.851" calcext:value-type="float">
            <text:p>2704.851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4" calcext:value-type="float">
            <text:p>4</text:p>
          </table:table-cell>
          <table:table-cell office:value-type="float" office:value="2707.649" calcext:value-type="float">
            <text:p>2707.649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5" calcext:value-type="float">
            <text:p>5</text:p>
          </table:table-cell>
          <table:table-cell office:value-type="float" office:value="2705.554" calcext:value-type="float">
            <text:p>2705.554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1" calcext:value-type="float">
            <text:p>1</text:p>
          </table:table-cell>
          <table:table-cell office:value-type="float" office:value="4056.218" calcext:value-type="float">
            <text:p>4056.218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2" calcext:value-type="float">
            <text:p>2</text:p>
          </table:table-cell>
          <table:table-cell office:value-type="float" office:value="4055.269" calcext:value-type="float">
            <text:p>4055.269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3" calcext:value-type="float">
            <text:p>3</text:p>
          </table:table-cell>
          <table:table-cell office:value-type="float" office:value="4057.255" calcext:value-type="float">
            <text:p>4057.255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4" calcext:value-type="float">
            <text:p>4</text:p>
          </table:table-cell>
          <table:table-cell office:value-type="float" office:value="4055.787" calcext:value-type="float">
            <text:p>4055.787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5" calcext:value-type="float">
            <text:p>5</text:p>
          </table:table-cell>
          <table:table-cell office:value-type="float" office:value="4057.398" calcext:value-type="float">
            <text:p>4057.398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1" calcext:value-type="float">
            <text:p>1</text:p>
          </table:table-cell>
          <table:table-cell office:value-type="float" office:value="2589.84" calcext:value-type="float">
            <text:p>2589.84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2" calcext:value-type="float">
            <text:p>2</text:p>
          </table:table-cell>
          <table:table-cell office:value-type="float" office:value="2453.628" calcext:value-type="float">
            <text:p>2453.628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3" calcext:value-type="float">
            <text:p>3</text:p>
          </table:table-cell>
          <table:table-cell office:value-type="float" office:value="2452.213" calcext:value-type="float">
            <text:p>2452.213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4" calcext:value-type="float">
            <text:p>4</text:p>
          </table:table-cell>
          <table:table-cell office:value-type="float" office:value="2452.439" calcext:value-type="float">
            <text:p>2452.439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5" calcext:value-type="float">
            <text:p>5</text:p>
          </table:table-cell>
          <table:table-cell office:value-type="float" office:value="2452.25" calcext:value-type="float">
            <text:p>2452.2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1" calcext:value-type="float">
            <text:p>1</text:p>
          </table:table-cell>
          <table:table-cell office:value-type="float" office:value="2196.984" calcext:value-type="float">
            <text:p>2196.984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2" calcext:value-type="float">
            <text:p>2</text:p>
          </table:table-cell>
          <table:table-cell office:value-type="float" office:value="2196.635" calcext:value-type="float">
            <text:p>2196.63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3" calcext:value-type="float">
            <text:p>3</text:p>
          </table:table-cell>
          <table:table-cell office:value-type="float" office:value="2196.48" calcext:value-type="float">
            <text:p>2196.48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4" calcext:value-type="float">
            <text:p>4</text:p>
          </table:table-cell>
          <table:table-cell office:value-type="float" office:value="2196.669" calcext:value-type="float">
            <text:p>2196.669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5" calcext:value-type="float">
            <text:p>5</text:p>
          </table:table-cell>
          <table:table-cell office:value-type="float" office:value="2196.601" calcext:value-type="float">
            <text:p>2196.60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1" calcext:value-type="float">
            <text:p>1</text:p>
          </table:table-cell>
          <table:table-cell office:value-type="float" office:value="6015.086" calcext:value-type="float">
            <text:p>6015.08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2" calcext:value-type="float">
            <text:p>2</text:p>
          </table:table-cell>
          <table:table-cell office:value-type="float" office:value="6008.963" calcext:value-type="float">
            <text:p>6008.96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3" calcext:value-type="float">
            <text:p>3</text:p>
          </table:table-cell>
          <table:table-cell office:value-type="float" office:value="6008.598" calcext:value-type="float">
            <text:p>6008.59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4" calcext:value-type="float">
            <text:p>4</text:p>
          </table:table-cell>
          <table:table-cell office:value-type="float" office:value="6007.384" calcext:value-type="float">
            <text:p>6007.38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5" calcext:value-type="float">
            <text:p>5</text:p>
          </table:table-cell>
          <table:table-cell office:value-type="float" office:value="6140.426" calcext:value-type="float">
            <text:p>6140.426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1" calcext:value-type="float">
            <text:p>1</text:p>
          </table:table-cell>
          <table:table-cell office:value-type="float" office:value="5212.031" calcext:value-type="float">
            <text:p>5212.031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2" calcext:value-type="float">
            <text:p>2</text:p>
          </table:table-cell>
          <table:table-cell office:value-type="float" office:value="5212.18" calcext:value-type="float">
            <text:p>5212.18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3" calcext:value-type="float">
            <text:p>3</text:p>
          </table:table-cell>
          <table:table-cell office:value-type="float" office:value="5208.303" calcext:value-type="float">
            <text:p>5208.303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4" calcext:value-type="float">
            <text:p>4</text:p>
          </table:table-cell>
          <table:table-cell office:value-type="float" office:value="5208.807" calcext:value-type="float">
            <text:p>5208.807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5" calcext:value-type="float">
            <text:p>5</text:p>
          </table:table-cell>
          <table:table-cell office:value-type="float" office:value="5213.454" calcext:value-type="float">
            <text:p>5213.454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1" calcext:value-type="float">
            <text:p>1</text:p>
          </table:table-cell>
          <table:table-cell office:value-type="float" office:value="3778.558" calcext:value-type="float">
            <text:p>3778.558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2" calcext:value-type="float">
            <text:p>2</text:p>
          </table:table-cell>
          <table:table-cell office:value-type="float" office:value="3778.957" calcext:value-type="float">
            <text:p>3778.957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3" calcext:value-type="float">
            <text:p>3</text:p>
          </table:table-cell>
          <table:table-cell office:value-type="float" office:value="3774.518" calcext:value-type="float">
            <text:p>3774.518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4" calcext:value-type="float">
            <text:p>4</text:p>
          </table:table-cell>
          <table:table-cell office:value-type="float" office:value="3778.954" calcext:value-type="float">
            <text:p>3778.954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5" calcext:value-type="float">
            <text:p>5</text:p>
          </table:table-cell>
          <table:table-cell office:value-type="float" office:value="3776.825" calcext:value-type="float">
            <text:p>3776.825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1" calcext:value-type="float">
            <text:p>1</text:p>
          </table:table-cell>
          <table:table-cell office:value-type="float" office:value="4265.629" calcext:value-type="float">
            <text:p>4265.629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2" calcext:value-type="float">
            <text:p>2</text:p>
          </table:table-cell>
          <table:table-cell office:value-type="float" office:value="4185.106" calcext:value-type="float">
            <text:p>4185.106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3" calcext:value-type="float">
            <text:p>3</text:p>
          </table:table-cell>
          <table:table-cell office:value-type="float" office:value="4054.237" calcext:value-type="float">
            <text:p>4054.237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4" calcext:value-type="float">
            <text:p>4</text:p>
          </table:table-cell>
          <table:table-cell office:value-type="float" office:value="4054.37" calcext:value-type="float">
            <text:p>4054.37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5" calcext:value-type="float">
            <text:p>5</text:p>
          </table:table-cell>
          <table:table-cell office:value-type="float" office:value="4053.949" calcext:value-type="float">
            <text:p>4053.949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1" calcext:value-type="float">
            <text:p>1</text:p>
          </table:table-cell>
          <table:table-cell office:value-type="float" office:value="2447.564" calcext:value-type="float">
            <text:p>2447.564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2" calcext:value-type="float">
            <text:p>2</text:p>
          </table:table-cell>
          <table:table-cell office:value-type="float" office:value="2447.603" calcext:value-type="float">
            <text:p>2447.603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3" calcext:value-type="float">
            <text:p>3</text:p>
          </table:table-cell>
          <table:table-cell office:value-type="float" office:value="2447.25" calcext:value-type="float">
            <text:p>2447.25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4" calcext:value-type="float">
            <text:p>4</text:p>
          </table:table-cell>
          <table:table-cell office:value-type="float" office:value="2448.039" calcext:value-type="float">
            <text:p>2448.039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5" calcext:value-type="float">
            <text:p>5</text:p>
          </table:table-cell>
          <table:table-cell office:value-type="float" office:value="2447.669" calcext:value-type="float">
            <text:p>2447.669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1" calcext:value-type="float">
            <text:p>1</text:p>
          </table:table-cell>
          <table:table-cell office:value-type="float" office:value="2420.107" calcext:value-type="float">
            <text:p>2420.107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2" calcext:value-type="float">
            <text:p>2</text:p>
          </table:table-cell>
          <table:table-cell office:value-type="float" office:value="2267.748" calcext:value-type="float">
            <text:p>2267.748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3" calcext:value-type="float">
            <text:p>3</text:p>
          </table:table-cell>
          <table:table-cell office:value-type="float" office:value="2194.385" calcext:value-type="float">
            <text:p>2194.385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4" calcext:value-type="float">
            <text:p>4</text:p>
          </table:table-cell>
          <table:table-cell office:value-type="float" office:value="2194.976" calcext:value-type="float">
            <text:p>2194.976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5" calcext:value-type="float">
            <text:p>5</text:p>
          </table:table-cell>
          <table:table-cell office:value-type="float" office:value="2194.646" calcext:value-type="float">
            <text:p>2194.646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1" calcext:value-type="float">
            <text:p>1</text:p>
          </table:table-cell>
          <table:table-cell office:value-type="float" office:value="5466.43" calcext:value-type="float">
            <text:p>5466.43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2" calcext:value-type="float">
            <text:p>2</text:p>
          </table:table-cell>
          <table:table-cell office:value-type="float" office:value="5462.451" calcext:value-type="float">
            <text:p>5462.451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3" calcext:value-type="float">
            <text:p>3</text:p>
          </table:table-cell>
          <table:table-cell office:value-type="float" office:value="5460.484" calcext:value-type="float">
            <text:p>5460.484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4" calcext:value-type="float">
            <text:p>4</text:p>
          </table:table-cell>
          <table:table-cell office:value-type="float" office:value="5463.069" calcext:value-type="float">
            <text:p>5463.069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5" calcext:value-type="float">
            <text:p>5</text:p>
          </table:table-cell>
          <table:table-cell office:value-type="float" office:value="5466.504" calcext:value-type="float">
            <text:p>5466.504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1" calcext:value-type="float">
            <text:p>1</text:p>
          </table:table-cell>
          <table:table-cell office:value-type="float" office:value="4566.869" calcext:value-type="float">
            <text:p>4566.869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2" calcext:value-type="float">
            <text:p>2</text:p>
          </table:table-cell>
          <table:table-cell office:value-type="float" office:value="4562.376" calcext:value-type="float">
            <text:p>4562.376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3" calcext:value-type="float">
            <text:p>3</text:p>
          </table:table-cell>
          <table:table-cell office:value-type="float" office:value="4561.492" calcext:value-type="float">
            <text:p>4561.492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4" calcext:value-type="float">
            <text:p>4</text:p>
          </table:table-cell>
          <table:table-cell office:value-type="float" office:value="4561.285" calcext:value-type="float">
            <text:p>4561.285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5" calcext:value-type="float">
            <text:p>5</text:p>
          </table:table-cell>
          <table:table-cell office:value-type="float" office:value="4562.721" calcext:value-type="float">
            <text:p>4562.721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1" calcext:value-type="float">
            <text:p>1</text:p>
          </table:table-cell>
          <table:table-cell office:value-type="float" office:value="3069.226" calcext:value-type="float">
            <text:p>3069.226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2" calcext:value-type="float">
            <text:p>2</text:p>
          </table:table-cell>
          <table:table-cell office:value-type="float" office:value="3071.503" calcext:value-type="float">
            <text:p>3071.503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3" calcext:value-type="float">
            <text:p>3</text:p>
          </table:table-cell>
          <table:table-cell office:value-type="float" office:value="3074.72" calcext:value-type="float">
            <text:p>3074.72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4" calcext:value-type="float">
            <text:p>4</text:p>
          </table:table-cell>
          <table:table-cell office:value-type="float" office:value="3071.489" calcext:value-type="float">
            <text:p>3071.489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5" calcext:value-type="float">
            <text:p>5</text:p>
          </table:table-cell>
          <table:table-cell office:value-type="float" office:value="3073.426" calcext:value-type="float">
            <text:p>3073.426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1" calcext:value-type="float">
            <text:p>1</text:p>
          </table:table-cell>
          <table:table-cell office:value-type="float" office:value="4054.036" calcext:value-type="float">
            <text:p>4054.036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2" calcext:value-type="float">
            <text:p>2</text:p>
          </table:table-cell>
          <table:table-cell office:value-type="float" office:value="4054.995" calcext:value-type="float">
            <text:p>4054.995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3" calcext:value-type="float">
            <text:p>3</text:p>
          </table:table-cell>
          <table:table-cell office:value-type="float" office:value="4054.702" calcext:value-type="float">
            <text:p>4054.702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4" calcext:value-type="float">
            <text:p>4</text:p>
          </table:table-cell>
          <table:table-cell office:value-type="float" office:value="4054.907" calcext:value-type="float">
            <text:p>4054.907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5" calcext:value-type="float">
            <text:p>5</text:p>
          </table:table-cell>
          <table:table-cell office:value-type="float" office:value="4055.031" calcext:value-type="float">
            <text:p>4055.031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1" calcext:value-type="float">
            <text:p>1</text:p>
          </table:table-cell>
          <table:table-cell office:value-type="float" office:value="2689.093" calcext:value-type="float">
            <text:p>2689.093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2" calcext:value-type="float">
            <text:p>2</text:p>
          </table:table-cell>
          <table:table-cell office:value-type="float" office:value="2504.841" calcext:value-type="float">
            <text:p>2504.841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3" calcext:value-type="float">
            <text:p>3</text:p>
          </table:table-cell>
          <table:table-cell office:value-type="float" office:value="2449.107" calcext:value-type="float">
            <text:p>2449.107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4" calcext:value-type="float">
            <text:p>4</text:p>
          </table:table-cell>
          <table:table-cell office:value-type="float" office:value="2448.722" calcext:value-type="float">
            <text:p>2448.722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5" calcext:value-type="float">
            <text:p>5</text:p>
          </table:table-cell>
          <table:table-cell office:value-type="float" office:value="2449.094" calcext:value-type="float">
            <text:p>2449.094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1" calcext:value-type="float">
            <text:p>1</text:p>
          </table:table-cell>
          <table:table-cell office:value-type="float" office:value="2194.783" calcext:value-type="float">
            <text:p>2194.783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2" calcext:value-type="float">
            <text:p>2</text:p>
          </table:table-cell>
          <table:table-cell office:value-type="float" office:value="2194.554" calcext:value-type="float">
            <text:p>2194.554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3" calcext:value-type="float">
            <text:p>3</text:p>
          </table:table-cell>
          <table:table-cell office:value-type="float" office:value="2194.651" calcext:value-type="float">
            <text:p>2194.651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4" calcext:value-type="float">
            <text:p>4</text:p>
          </table:table-cell>
          <table:table-cell office:value-type="float" office:value="2194.906" calcext:value-type="float">
            <text:p>2194.906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5" calcext:value-type="float">
            <text:p>5</text:p>
          </table:table-cell>
          <table:table-cell office:value-type="float" office:value="2194.788" calcext:value-type="float">
            <text:p>2194.788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1" calcext:value-type="float">
            <text:p>1</text:p>
          </table:table-cell>
          <table:table-cell office:value-type="float" office:value="4823.239" calcext:value-type="float">
            <text:p>4823.239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2" calcext:value-type="float">
            <text:p>2</text:p>
          </table:table-cell>
          <table:table-cell office:value-type="float" office:value="4826.263" calcext:value-type="float">
            <text:p>4826.263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3" calcext:value-type="float">
            <text:p>3</text:p>
          </table:table-cell>
          <table:table-cell office:value-type="float" office:value="4824.121" calcext:value-type="float">
            <text:p>4824.121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4" calcext:value-type="float">
            <text:p>4</text:p>
          </table:table-cell>
          <table:table-cell office:value-type="float" office:value="4810.057" calcext:value-type="float">
            <text:p>4810.057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5" calcext:value-type="float">
            <text:p>5</text:p>
          </table:table-cell>
          <table:table-cell office:value-type="float" office:value="4825.728" calcext:value-type="float">
            <text:p>4825.728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1" calcext:value-type="float">
            <text:p>1</text:p>
          </table:table-cell>
          <table:table-cell office:value-type="float" office:value="3865.038" calcext:value-type="float">
            <text:p>3865.038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2" calcext:value-type="float">
            <text:p>2</text:p>
          </table:table-cell>
          <table:table-cell office:value-type="float" office:value="3869.906" calcext:value-type="float">
            <text:p>3869.906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3" calcext:value-type="float">
            <text:p>3</text:p>
          </table:table-cell>
          <table:table-cell office:value-type="float" office:value="3869.693" calcext:value-type="float">
            <text:p>3869.693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4" calcext:value-type="float">
            <text:p>4</text:p>
          </table:table-cell>
          <table:table-cell office:value-type="float" office:value="3869.502" calcext:value-type="float">
            <text:p>3869.502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5" calcext:value-type="float">
            <text:p>5</text:p>
          </table:table-cell>
          <table:table-cell office:value-type="float" office:value="3866.15" calcext:value-type="float">
            <text:p>3866.15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1" calcext:value-type="float">
            <text:p>1</text:p>
          </table:table-cell>
          <table:table-cell office:value-type="float" office:value="2361.395" calcext:value-type="float">
            <text:p>2361.395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2" calcext:value-type="float">
            <text:p>2</text:p>
          </table:table-cell>
          <table:table-cell office:value-type="float" office:value="2357.06" calcext:value-type="float">
            <text:p>2357.06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3" calcext:value-type="float">
            <text:p>3</text:p>
          </table:table-cell>
          <table:table-cell office:value-type="float" office:value="2355.949" calcext:value-type="float">
            <text:p>2355.949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4" calcext:value-type="float">
            <text:p>4</text:p>
          </table:table-cell>
          <table:table-cell office:value-type="float" office:value="2358.757" calcext:value-type="float">
            <text:p>2358.757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5" calcext:value-type="float">
            <text:p>5</text:p>
          </table:table-cell>
          <table:table-cell office:value-type="float" office:value="2355.825" calcext:value-type="float">
            <text:p>2355.825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1" calcext:value-type="float">
            <text:p>1</text:p>
          </table:table-cell>
          <table:table-cell office:value-type="float" office:value="4204.999" calcext:value-type="float">
            <text:p>4204.999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2" calcext:value-type="float">
            <text:p>2</text:p>
          </table:table-cell>
          <table:table-cell office:value-type="float" office:value="4054.43" calcext:value-type="float">
            <text:p>4054.43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3" calcext:value-type="float">
            <text:p>3</text:p>
          </table:table-cell>
          <table:table-cell office:value-type="float" office:value="4054.474" calcext:value-type="float">
            <text:p>4054.474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4" calcext:value-type="float">
            <text:p>4</text:p>
          </table:table-cell>
          <table:table-cell office:value-type="float" office:value="4054.658" calcext:value-type="float">
            <text:p>4054.658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5" calcext:value-type="float">
            <text:p>5</text:p>
          </table:table-cell>
          <table:table-cell office:value-type="float" office:value="4055.41" calcext:value-type="float">
            <text:p>4055.41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1" calcext:value-type="float">
            <text:p>1</text:p>
          </table:table-cell>
          <table:table-cell office:value-type="float" office:value="2449.012" calcext:value-type="float">
            <text:p>2449.012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2" calcext:value-type="float">
            <text:p>2</text:p>
          </table:table-cell>
          <table:table-cell office:value-type="float" office:value="2449.835" calcext:value-type="float">
            <text:p>2449.835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3" calcext:value-type="float">
            <text:p>3</text:p>
          </table:table-cell>
          <table:table-cell office:value-type="float" office:value="2450.564" calcext:value-type="float">
            <text:p>2450.564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4" calcext:value-type="float">
            <text:p>4</text:p>
          </table:table-cell>
          <table:table-cell office:value-type="float" office:value="2449.64" calcext:value-type="float">
            <text:p>2449.64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5" calcext:value-type="float">
            <text:p>5</text:p>
          </table:table-cell>
          <table:table-cell office:value-type="float" office:value="2449.826" calcext:value-type="float">
            <text:p>2449.826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1" calcext:value-type="float">
            <text:p>1</text:p>
          </table:table-cell>
          <table:table-cell office:value-type="float" office:value="2348.83" calcext:value-type="float">
            <text:p>2348.83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2" calcext:value-type="float">
            <text:p>2</text:p>
          </table:table-cell>
          <table:table-cell office:value-type="float" office:value="2195.385" calcext:value-type="float">
            <text:p>2195.385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3" calcext:value-type="float">
            <text:p>3</text:p>
          </table:table-cell>
          <table:table-cell office:value-type="float" office:value="2195.534" calcext:value-type="float">
            <text:p>2195.534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4" calcext:value-type="float">
            <text:p>4</text:p>
          </table:table-cell>
          <table:table-cell office:value-type="float" office:value="2195.319" calcext:value-type="float">
            <text:p>2195.319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5" calcext:value-type="float">
            <text:p>5</text:p>
          </table:table-cell>
          <table:table-cell office:value-type="float" office:value="2195.684" calcext:value-type="float">
            <text:p>2195.684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1" calcext:value-type="float">
            <text:p>1</text:p>
          </table:table-cell>
          <table:table-cell office:value-type="float" office:value="4875.786" calcext:value-type="float">
            <text:p>4875.786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2" calcext:value-type="float">
            <text:p>2</text:p>
          </table:table-cell>
          <table:table-cell office:value-type="float" office:value="4873.107" calcext:value-type="float">
            <text:p>4873.107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3" calcext:value-type="float">
            <text:p>3</text:p>
          </table:table-cell>
          <table:table-cell office:value-type="float" office:value="4875.735" calcext:value-type="float">
            <text:p>4875.735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4" calcext:value-type="float">
            <text:p>4</text:p>
          </table:table-cell>
          <table:table-cell office:value-type="float" office:value="4866.112" calcext:value-type="float">
            <text:p>4866.112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5" calcext:value-type="float">
            <text:p>5</text:p>
          </table:table-cell>
          <table:table-cell office:value-type="float" office:value="4873.843" calcext:value-type="float">
            <text:p>4873.843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1" calcext:value-type="float">
            <text:p>1</text:p>
          </table:table-cell>
          <table:table-cell office:value-type="float" office:value="3906.094" calcext:value-type="float">
            <text:p>3906.094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2" calcext:value-type="float">
            <text:p>2</text:p>
          </table:table-cell>
          <table:table-cell office:value-type="float" office:value="3904.469" calcext:value-type="float">
            <text:p>3904.469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3" calcext:value-type="float">
            <text:p>3</text:p>
          </table:table-cell>
          <table:table-cell office:value-type="float" office:value="3905.016" calcext:value-type="float">
            <text:p>3905.016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4" calcext:value-type="float">
            <text:p>4</text:p>
          </table:table-cell>
          <table:table-cell office:value-type="float" office:value="3904.783" calcext:value-type="float">
            <text:p>3904.783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5" calcext:value-type="float">
            <text:p>5</text:p>
          </table:table-cell>
          <table:table-cell office:value-type="float" office:value="3908.853" calcext:value-type="float">
            <text:p>3908.853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1" calcext:value-type="float">
            <text:p>1</text:p>
          </table:table-cell>
          <table:table-cell office:value-type="float" office:value="2392.801" calcext:value-type="float">
            <text:p>2392.801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2" calcext:value-type="float">
            <text:p>2</text:p>
          </table:table-cell>
          <table:table-cell office:value-type="float" office:value="2392.224" calcext:value-type="float">
            <text:p>2392.224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3" calcext:value-type="float">
            <text:p>3</text:p>
          </table:table-cell>
          <table:table-cell office:value-type="float" office:value="2391.87" calcext:value-type="float">
            <text:p>2391.87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4" calcext:value-type="float">
            <text:p>4</text:p>
          </table:table-cell>
          <table:table-cell office:value-type="float" office:value="2396.931" calcext:value-type="float">
            <text:p>2396.931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5" calcext:value-type="float">
            <text:p>5</text:p>
          </table:table-cell>
          <table:table-cell office:value-type="float" office:value="2393.487" calcext:value-type="float">
            <text:p>2393.487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1" calcext:value-type="float">
            <text:p>1</text:p>
          </table:table-cell>
          <table:table-cell office:value-type="float" office:value="4117.918" calcext:value-type="float">
            <text:p>4117.918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2" calcext:value-type="float">
            <text:p>2</text:p>
          </table:table-cell>
          <table:table-cell office:value-type="float" office:value="4054.359" calcext:value-type="float">
            <text:p>4054.359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3" calcext:value-type="float">
            <text:p>3</text:p>
          </table:table-cell>
          <table:table-cell office:value-type="float" office:value="4053.197" calcext:value-type="float">
            <text:p>4053.197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4" calcext:value-type="float">
            <text:p>4</text:p>
          </table:table-cell>
          <table:table-cell office:value-type="float" office:value="4053.779" calcext:value-type="float">
            <text:p>4053.779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5" calcext:value-type="float">
            <text:p>5</text:p>
          </table:table-cell>
          <table:table-cell office:value-type="float" office:value="4053.267" calcext:value-type="float">
            <text:p>4053.267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1" calcext:value-type="float">
            <text:p>1</text:p>
          </table:table-cell>
          <table:table-cell office:value-type="float" office:value="2605.331" calcext:value-type="float">
            <text:p>2605.331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2" calcext:value-type="float">
            <text:p>2</text:p>
          </table:table-cell>
          <table:table-cell office:value-type="float" office:value="2450.195" calcext:value-type="float">
            <text:p>2450.195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3" calcext:value-type="float">
            <text:p>3</text:p>
          </table:table-cell>
          <table:table-cell office:value-type="float" office:value="2450.067" calcext:value-type="float">
            <text:p>2450.067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4" calcext:value-type="float">
            <text:p>4</text:p>
          </table:table-cell>
          <table:table-cell office:value-type="float" office:value="2449.958" calcext:value-type="float">
            <text:p>2449.958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5" calcext:value-type="float">
            <text:p>5</text:p>
          </table:table-cell>
          <table:table-cell office:value-type="float" office:value="2450.072" calcext:value-type="float">
            <text:p>2450.072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1" calcext:value-type="float">
            <text:p>1</text:p>
          </table:table-cell>
          <table:table-cell office:value-type="float" office:value="2267.139" calcext:value-type="float">
            <text:p>2267.139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2" calcext:value-type="float">
            <text:p>2</text:p>
          </table:table-cell>
          <table:table-cell office:value-type="float" office:value="2194.973" calcext:value-type="float">
            <text:p>2194.973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3" calcext:value-type="float">
            <text:p>3</text:p>
          </table:table-cell>
          <table:table-cell office:value-type="float" office:value="2195.272" calcext:value-type="float">
            <text:p>2195.272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4" calcext:value-type="float">
            <text:p>4</text:p>
          </table:table-cell>
          <table:table-cell office:value-type="float" office:value="2195.152" calcext:value-type="float">
            <text:p>2195.152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5" calcext:value-type="float">
            <text:p>5</text:p>
          </table:table-cell>
          <table:table-cell office:value-type="float" office:value="2195.399" calcext:value-type="float">
            <text:p>2195.399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1" calcext:value-type="float">
            <text:p>1</text:p>
          </table:table-cell>
          <table:table-cell office:value-type="float" office:value="4984.618" calcext:value-type="float">
            <text:p>4984.618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2" calcext:value-type="float">
            <text:p>2</text:p>
          </table:table-cell>
          <table:table-cell office:value-type="float" office:value="4987.018" calcext:value-type="float">
            <text:p>4987.018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3" calcext:value-type="float">
            <text:p>3</text:p>
          </table:table-cell>
          <table:table-cell office:value-type="float" office:value="4989.346" calcext:value-type="float">
            <text:p>4989.346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4" calcext:value-type="float">
            <text:p>4</text:p>
          </table:table-cell>
          <table:table-cell office:value-type="float" office:value="4986.918" calcext:value-type="float">
            <text:p>4986.918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5" calcext:value-type="float">
            <text:p>5</text:p>
          </table:table-cell>
          <table:table-cell office:value-type="float" office:value="4985.226" calcext:value-type="float">
            <text:p>4985.226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1" calcext:value-type="float">
            <text:p>1</text:p>
          </table:table-cell>
          <table:table-cell office:value-type="float" office:value="4003.373" calcext:value-type="float">
            <text:p>4003.373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2" calcext:value-type="float">
            <text:p>2</text:p>
          </table:table-cell>
          <table:table-cell office:value-type="float" office:value="4001.45" calcext:value-type="float">
            <text:p>4001.45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3" calcext:value-type="float">
            <text:p>3</text:p>
          </table:table-cell>
          <table:table-cell office:value-type="float" office:value="4007.259" calcext:value-type="float">
            <text:p>4007.259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4" calcext:value-type="float">
            <text:p>4</text:p>
          </table:table-cell>
          <table:table-cell office:value-type="float" office:value="4006.264" calcext:value-type="float">
            <text:p>4006.264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5" calcext:value-type="float">
            <text:p>5</text:p>
          </table:table-cell>
          <table:table-cell office:value-type="float" office:value="4005.244" calcext:value-type="float">
            <text:p>4005.244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1" calcext:value-type="float">
            <text:p>1</text:p>
          </table:table-cell>
          <table:table-cell office:value-type="float" office:value="2520.907" calcext:value-type="float">
            <text:p>2520.907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2" calcext:value-type="float">
            <text:p>2</text:p>
          </table:table-cell>
          <table:table-cell office:value-type="float" office:value="2523.441" calcext:value-type="float">
            <text:p>2523.441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3" calcext:value-type="float">
            <text:p>3</text:p>
          </table:table-cell>
          <table:table-cell office:value-type="float" office:value="2518.107" calcext:value-type="float">
            <text:p>2518.107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4" calcext:value-type="float">
            <text:p>4</text:p>
          </table:table-cell>
          <table:table-cell office:value-type="float" office:value="2520.116" calcext:value-type="float">
            <text:p>2520.116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5" calcext:value-type="float">
            <text:p>5</text:p>
          </table:table-cell>
          <table:table-cell office:value-type="float" office:value="2524.84" calcext:value-type="float">
            <text:p>2524.84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1" calcext:value-type="float">
            <text:p>1</text:p>
          </table:table-cell>
          <table:table-cell office:value-type="float" office:value="4203.077" calcext:value-type="float">
            <text:p>4203.077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2" calcext:value-type="float">
            <text:p>2</text:p>
          </table:table-cell>
          <table:table-cell office:value-type="float" office:value="4053.586" calcext:value-type="float">
            <text:p>4053.586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3" calcext:value-type="float">
            <text:p>3</text:p>
          </table:table-cell>
          <table:table-cell office:value-type="float" office:value="4053.95" calcext:value-type="float">
            <text:p>4053.95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4" calcext:value-type="float">
            <text:p>4</text:p>
          </table:table-cell>
          <table:table-cell office:value-type="float" office:value="4053.941" calcext:value-type="float">
            <text:p>4053.941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5" calcext:value-type="float">
            <text:p>5</text:p>
          </table:table-cell>
          <table:table-cell office:value-type="float" office:value="4053.028" calcext:value-type="float">
            <text:p>4053.028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1" calcext:value-type="float">
            <text:p>1</text:p>
          </table:table-cell>
          <table:table-cell office:value-type="float" office:value="2559.867" calcext:value-type="float">
            <text:p>2559.867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2" calcext:value-type="float">
            <text:p>2</text:p>
          </table:table-cell>
          <table:table-cell office:value-type="float" office:value="2449.787" calcext:value-type="float">
            <text:p>2449.787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3" calcext:value-type="float">
            <text:p>3</text:p>
          </table:table-cell>
          <table:table-cell office:value-type="float" office:value="2449.895" calcext:value-type="float">
            <text:p>2449.895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4" calcext:value-type="float">
            <text:p>4</text:p>
          </table:table-cell>
          <table:table-cell office:value-type="float" office:value="2449.836" calcext:value-type="float">
            <text:p>2449.836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5" calcext:value-type="float">
            <text:p>5</text:p>
          </table:table-cell>
          <table:table-cell office:value-type="float" office:value="2450.597" calcext:value-type="float">
            <text:p>2450.597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1" calcext:value-type="float">
            <text:p>1</text:p>
          </table:table-cell>
          <table:table-cell office:value-type="float" office:value="2349.007" calcext:value-type="float">
            <text:p>2349.007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2" calcext:value-type="float">
            <text:p>2</text:p>
          </table:table-cell>
          <table:table-cell office:value-type="float" office:value="2194.356" calcext:value-type="float">
            <text:p>2194.356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3" calcext:value-type="float">
            <text:p>3</text:p>
          </table:table-cell>
          <table:table-cell office:value-type="float" office:value="2194.707" calcext:value-type="float">
            <text:p>2194.707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4" calcext:value-type="float">
            <text:p>4</text:p>
          </table:table-cell>
          <table:table-cell office:value-type="float" office:value="2194.547" calcext:value-type="float">
            <text:p>2194.547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5" calcext:value-type="float">
            <text:p>5</text:p>
          </table:table-cell>
          <table:table-cell office:value-type="float" office:value="2194.792" calcext:value-type="float">
            <text:p>2194.792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1" calcext:value-type="float">
            <text:p>1</text:p>
          </table:table-cell>
          <table:table-cell office:value-type="float" office:value="5089.704" calcext:value-type="float">
            <text:p>5089.704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2" calcext:value-type="float">
            <text:p>2</text:p>
          </table:table-cell>
          <table:table-cell office:value-type="float" office:value="5090.369" calcext:value-type="float">
            <text:p>5090.369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3" calcext:value-type="float">
            <text:p>3</text:p>
          </table:table-cell>
          <table:table-cell office:value-type="float" office:value="5093.211" calcext:value-type="float">
            <text:p>5093.211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4" calcext:value-type="float">
            <text:p>4</text:p>
          </table:table-cell>
          <table:table-cell office:value-type="float" office:value="5090.952" calcext:value-type="float">
            <text:p>5090.952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5" calcext:value-type="float">
            <text:p>5</text:p>
          </table:table-cell>
          <table:table-cell office:value-type="float" office:value="5089.102" calcext:value-type="float">
            <text:p>5089.102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1" calcext:value-type="float">
            <text:p>1</text:p>
          </table:table-cell>
          <table:table-cell office:value-type="float" office:value="4119.784" calcext:value-type="float">
            <text:p>4119.784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2" calcext:value-type="float">
            <text:p>2</text:p>
          </table:table-cell>
          <table:table-cell office:value-type="float" office:value="4121.356" calcext:value-type="float">
            <text:p>4121.356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3" calcext:value-type="float">
            <text:p>3</text:p>
          </table:table-cell>
          <table:table-cell office:value-type="float" office:value="4119.27" calcext:value-type="float">
            <text:p>4119.27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4" calcext:value-type="float">
            <text:p>4</text:p>
          </table:table-cell>
          <table:table-cell office:value-type="float" office:value="4117.078" calcext:value-type="float">
            <text:p>4117.078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5" calcext:value-type="float">
            <text:p>5</text:p>
          </table:table-cell>
          <table:table-cell office:value-type="float" office:value="4118.413" calcext:value-type="float">
            <text:p>4118.413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1" calcext:value-type="float">
            <text:p>1</text:p>
          </table:table-cell>
          <table:table-cell office:value-type="float" office:value="2694.173" calcext:value-type="float">
            <text:p>2694.173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2" calcext:value-type="float">
            <text:p>2</text:p>
          </table:table-cell>
          <table:table-cell office:value-type="float" office:value="2692.349" calcext:value-type="float">
            <text:p>2692.349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3" calcext:value-type="float">
            <text:p>3</text:p>
          </table:table-cell>
          <table:table-cell office:value-type="float" office:value="2694.614" calcext:value-type="float">
            <text:p>2694.614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4" calcext:value-type="float">
            <text:p>4</text:p>
          </table:table-cell>
          <table:table-cell office:value-type="float" office:value="2695.679" calcext:value-type="float">
            <text:p>2695.679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5" calcext:value-type="float">
            <text:p>5</text:p>
          </table:table-cell>
          <table:table-cell office:value-type="float" office:value="2691.826" calcext:value-type="float">
            <text:p>2691.826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1" calcext:value-type="float">
            <text:p>1</text:p>
          </table:table-cell>
          <table:table-cell office:value-type="float" office:value="4068.991" calcext:value-type="float">
            <text:p>4068.991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2" calcext:value-type="float">
            <text:p>2</text:p>
          </table:table-cell>
          <table:table-cell office:value-type="float" office:value="4054.384" calcext:value-type="float">
            <text:p>4054.384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3" calcext:value-type="float">
            <text:p>3</text:p>
          </table:table-cell>
          <table:table-cell office:value-type="float" office:value="4055.242" calcext:value-type="float">
            <text:p>4055.242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4" calcext:value-type="float">
            <text:p>4</text:p>
          </table:table-cell>
          <table:table-cell office:value-type="float" office:value="4055.145" calcext:value-type="float">
            <text:p>4055.145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5" calcext:value-type="float">
            <text:p>5</text:p>
          </table:table-cell>
          <table:table-cell office:value-type="float" office:value="4054.065" calcext:value-type="float">
            <text:p>4054.065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1" calcext:value-type="float">
            <text:p>1</text:p>
          </table:table-cell>
          <table:table-cell office:value-type="float" office:value="2606.006" calcext:value-type="float">
            <text:p>2606.006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2" calcext:value-type="float">
            <text:p>2</text:p>
          </table:table-cell>
          <table:table-cell office:value-type="float" office:value="2449.163" calcext:value-type="float">
            <text:p>2449.163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3" calcext:value-type="float">
            <text:p>3</text:p>
          </table:table-cell>
          <table:table-cell office:value-type="float" office:value="2449.137" calcext:value-type="float">
            <text:p>2449.137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4" calcext:value-type="float">
            <text:p>4</text:p>
          </table:table-cell>
          <table:table-cell office:value-type="float" office:value="2448.962" calcext:value-type="float">
            <text:p>2448.962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5" calcext:value-type="float">
            <text:p>5</text:p>
          </table:table-cell>
          <table:table-cell office:value-type="float" office:value="2449.106" calcext:value-type="float">
            <text:p>2449.106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1" calcext:value-type="float">
            <text:p>1</text:p>
          </table:table-cell>
          <table:table-cell office:value-type="float" office:value="2266.064" calcext:value-type="float">
            <text:p>2266.064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2" calcext:value-type="float">
            <text:p>2</text:p>
          </table:table-cell>
          <table:table-cell office:value-type="float" office:value="2196.041" calcext:value-type="float">
            <text:p>2196.041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3" calcext:value-type="float">
            <text:p>3</text:p>
          </table:table-cell>
          <table:table-cell office:value-type="float" office:value="2196.533" calcext:value-type="float">
            <text:p>2196.533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4" calcext:value-type="float">
            <text:p>4</text:p>
          </table:table-cell>
          <table:table-cell office:value-type="float" office:value="2196.641" calcext:value-type="float">
            <text:p>2196.641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5" calcext:value-type="float">
            <text:p>5</text:p>
          </table:table-cell>
          <table:table-cell office:value-type="float" office:value="2196.746" calcext:value-type="float">
            <text:p>2196.746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1" calcext:value-type="float">
            <text:p>1</text:p>
          </table:table-cell>
          <table:table-cell office:value-type="float" office:value="5219.076" calcext:value-type="float">
            <text:p>5219.076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2" calcext:value-type="float">
            <text:p>2</text:p>
          </table:table-cell>
          <table:table-cell office:value-type="float" office:value="5220.077" calcext:value-type="float">
            <text:p>5220.077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3" calcext:value-type="float">
            <text:p>3</text:p>
          </table:table-cell>
          <table:table-cell office:value-type="float" office:value="5218.412" calcext:value-type="float">
            <text:p>5218.412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4" calcext:value-type="float">
            <text:p>4</text:p>
          </table:table-cell>
          <table:table-cell office:value-type="float" office:value="5222" calcext:value-type="float">
            <text:p>5222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5" calcext:value-type="float">
            <text:p>5</text:p>
          </table:table-cell>
          <table:table-cell office:value-type="float" office:value="5208.362" calcext:value-type="float">
            <text:p>5208.362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1" calcext:value-type="float">
            <text:p>1</text:p>
          </table:table-cell>
          <table:table-cell office:value-type="float" office:value="4248.979" calcext:value-type="float">
            <text:p>4248.979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2" calcext:value-type="float">
            <text:p>2</text:p>
          </table:table-cell>
          <table:table-cell office:value-type="float" office:value="4243.757" calcext:value-type="float">
            <text:p>4243.757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3" calcext:value-type="float">
            <text:p>3</text:p>
          </table:table-cell>
          <table:table-cell office:value-type="float" office:value="4250.446" calcext:value-type="float">
            <text:p>4250.446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4" calcext:value-type="float">
            <text:p>4</text:p>
          </table:table-cell>
          <table:table-cell office:value-type="float" office:value="4245.89" calcext:value-type="float">
            <text:p>4245.89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5" calcext:value-type="float">
            <text:p>5</text:p>
          </table:table-cell>
          <table:table-cell office:value-type="float" office:value="4247.178" calcext:value-type="float">
            <text:p>4247.178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1" calcext:value-type="float">
            <text:p>1</text:p>
          </table:table-cell>
          <table:table-cell office:value-type="float" office:value="2813.615" calcext:value-type="float">
            <text:p>2813.615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2" calcext:value-type="float">
            <text:p>2</text:p>
          </table:table-cell>
          <table:table-cell office:value-type="float" office:value="2811.266" calcext:value-type="float">
            <text:p>2811.266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3" calcext:value-type="float">
            <text:p>3</text:p>
          </table:table-cell>
          <table:table-cell office:value-type="float" office:value="2811.161" calcext:value-type="float">
            <text:p>2811.161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4" calcext:value-type="float">
            <text:p>4</text:p>
          </table:table-cell>
          <table:table-cell office:value-type="float" office:value="2813.579" calcext:value-type="float">
            <text:p>2813.579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5" calcext:value-type="float">
            <text:p>5</text:p>
          </table:table-cell>
          <table:table-cell office:value-type="float" office:value="2813.745" calcext:value-type="float">
            <text:p>2813.745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1" calcext:value-type="float">
            <text:p>1</text:p>
          </table:table-cell>
          <table:table-cell office:value-type="float" office:value="4203.911" calcext:value-type="float">
            <text:p>4203.911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2" calcext:value-type="float">
            <text:p>2</text:p>
          </table:table-cell>
          <table:table-cell office:value-type="float" office:value="4059.636" calcext:value-type="float">
            <text:p>4059.636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3" calcext:value-type="float">
            <text:p>3</text:p>
          </table:table-cell>
          <table:table-cell office:value-type="float" office:value="4058.25" calcext:value-type="float">
            <text:p>4058.25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4" calcext:value-type="float">
            <text:p>4</text:p>
          </table:table-cell>
          <table:table-cell office:value-type="float" office:value="4057.747" calcext:value-type="float">
            <text:p>4057.747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5" calcext:value-type="float">
            <text:p>5</text:p>
          </table:table-cell>
          <table:table-cell office:value-type="float" office:value="4059.808" calcext:value-type="float">
            <text:p>4059.808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1" calcext:value-type="float">
            <text:p>1</text:p>
          </table:table-cell>
          <table:table-cell office:value-type="float" office:value="2521.499" calcext:value-type="float">
            <text:p>2521.499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2" calcext:value-type="float">
            <text:p>2</text:p>
          </table:table-cell>
          <table:table-cell office:value-type="float" office:value="2455.255" calcext:value-type="float">
            <text:p>2455.255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3" calcext:value-type="float">
            <text:p>3</text:p>
          </table:table-cell>
          <table:table-cell office:value-type="float" office:value="2455.192" calcext:value-type="float">
            <text:p>2455.192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4" calcext:value-type="float">
            <text:p>4</text:p>
          </table:table-cell>
          <table:table-cell office:value-type="float" office:value="2455.218" calcext:value-type="float">
            <text:p>2455.218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5" calcext:value-type="float">
            <text:p>5</text:p>
          </table:table-cell>
          <table:table-cell office:value-type="float" office:value="2455.274" calcext:value-type="float">
            <text:p>2455.274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1" calcext:value-type="float">
            <text:p>1</text:p>
          </table:table-cell>
          <table:table-cell office:value-type="float" office:value="2350.853" calcext:value-type="float">
            <text:p>2350.853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2" calcext:value-type="float">
            <text:p>2</text:p>
          </table:table-cell>
          <table:table-cell office:value-type="float" office:value="2199.832" calcext:value-type="float">
            <text:p>2199.832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3" calcext:value-type="float">
            <text:p>3</text:p>
          </table:table-cell>
          <table:table-cell office:value-type="float" office:value="2199.672" calcext:value-type="float">
            <text:p>2199.672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4" calcext:value-type="float">
            <text:p>4</text:p>
          </table:table-cell>
          <table:table-cell office:value-type="float" office:value="2200.04" calcext:value-type="float">
            <text:p>2200.04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5" calcext:value-type="float">
            <text:p>5</text:p>
          </table:table-cell>
          <table:table-cell office:value-type="float" office:value="2200.168" calcext:value-type="float">
            <text:p>2200.168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1" calcext:value-type="float">
            <text:p>1</text:p>
          </table:table-cell>
          <table:table-cell office:value-type="float" office:value="3183.566" calcext:value-type="float">
            <text:p>3183.566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2" calcext:value-type="float">
            <text:p>2</text:p>
          </table:table-cell>
          <table:table-cell office:value-type="float" office:value="3238.503" calcext:value-type="float">
            <text:p>3238.503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3" calcext:value-type="float">
            <text:p>3</text:p>
          </table:table-cell>
          <table:table-cell office:value-type="float" office:value="3275.685" calcext:value-type="float">
            <text:p>3275.685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4" calcext:value-type="float">
            <text:p>4</text:p>
          </table:table-cell>
          <table:table-cell office:value-type="float" office:value="3287.228" calcext:value-type="float">
            <text:p>3287.228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5" calcext:value-type="float">
            <text:p>5</text:p>
          </table:table-cell>
          <table:table-cell office:value-type="float" office:value="3294.366" calcext:value-type="float">
            <text:p>3294.366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1" calcext:value-type="float">
            <text:p>1</text:p>
          </table:table-cell>
          <table:table-cell office:value-type="float" office:value="2831.503" calcext:value-type="float">
            <text:p>2831.503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2" calcext:value-type="float">
            <text:p>2</text:p>
          </table:table-cell>
          <table:table-cell office:value-type="float" office:value="2729.411" calcext:value-type="float">
            <text:p>2729.411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3" calcext:value-type="float">
            <text:p>3</text:p>
          </table:table-cell>
          <table:table-cell office:value-type="float" office:value="2773.547" calcext:value-type="float">
            <text:p>2773.547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4" calcext:value-type="float">
            <text:p>4</text:p>
          </table:table-cell>
          <table:table-cell office:value-type="float" office:value="2820.072" calcext:value-type="float">
            <text:p>2820.072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5" calcext:value-type="float">
            <text:p>5</text:p>
          </table:table-cell>
          <table:table-cell office:value-type="float" office:value="2823.865" calcext:value-type="float">
            <text:p>2823.86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1" calcext:value-type="float">
            <text:p>1</text:p>
          </table:table-cell>
          <table:table-cell office:value-type="float" office:value="2308.637" calcext:value-type="float">
            <text:p>2308.63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2" calcext:value-type="float">
            <text:p>2</text:p>
          </table:table-cell>
          <table:table-cell office:value-type="float" office:value="2303.89" calcext:value-type="float">
            <text:p>2303.8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3" calcext:value-type="float">
            <text:p>3</text:p>
          </table:table-cell>
          <table:table-cell office:value-type="float" office:value="2272.017" calcext:value-type="float">
            <text:p>2272.01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4" calcext:value-type="float">
            <text:p>4</text:p>
          </table:table-cell>
          <table:table-cell office:value-type="float" office:value="2292.343" calcext:value-type="float">
            <text:p>2292.34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5" calcext:value-type="float">
            <text:p>5</text:p>
          </table:table-cell>
          <table:table-cell office:value-type="float" office:value="2320.022" calcext:value-type="float">
            <text:p>2320.022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1" calcext:value-type="float">
            <text:p>1</text:p>
          </table:table-cell>
          <table:table-cell office:value-type="float" office:value="4051.716" calcext:value-type="float">
            <text:p>4051.716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2" calcext:value-type="float">
            <text:p>2</text:p>
          </table:table-cell>
          <table:table-cell office:value-type="float" office:value="4053.021" calcext:value-type="float">
            <text:p>4053.021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3" calcext:value-type="float">
            <text:p>3</text:p>
          </table:table-cell>
          <table:table-cell office:value-type="float" office:value="4051.289" calcext:value-type="float">
            <text:p>4051.289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4" calcext:value-type="float">
            <text:p>4</text:p>
          </table:table-cell>
          <table:table-cell office:value-type="float" office:value="4052.574" calcext:value-type="float">
            <text:p>4052.574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5" calcext:value-type="float">
            <text:p>5</text:p>
          </table:table-cell>
          <table:table-cell office:value-type="float" office:value="4050.664" calcext:value-type="float">
            <text:p>4050.664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1" calcext:value-type="float">
            <text:p>1</text:p>
          </table:table-cell>
          <table:table-cell office:value-type="float" office:value="2606.862" calcext:value-type="float">
            <text:p>2606.862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2" calcext:value-type="float">
            <text:p>2</text:p>
          </table:table-cell>
          <table:table-cell office:value-type="float" office:value="2449.439" calcext:value-type="float">
            <text:p>2449.439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3" calcext:value-type="float">
            <text:p>3</text:p>
          </table:table-cell>
          <table:table-cell office:value-type="float" office:value="2449.557" calcext:value-type="float">
            <text:p>2449.557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4" calcext:value-type="float">
            <text:p>4</text:p>
          </table:table-cell>
          <table:table-cell office:value-type="float" office:value="2449.772" calcext:value-type="float">
            <text:p>2449.772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5" calcext:value-type="float">
            <text:p>5</text:p>
          </table:table-cell>
          <table:table-cell office:value-type="float" office:value="2449.83" calcext:value-type="float">
            <text:p>2449.83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1" calcext:value-type="float">
            <text:p>1</text:p>
          </table:table-cell>
          <table:table-cell office:value-type="float" office:value="2258.641" calcext:value-type="float">
            <text:p>2258.641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2" calcext:value-type="float">
            <text:p>2</text:p>
          </table:table-cell>
          <table:table-cell office:value-type="float" office:value="2196.147" calcext:value-type="float">
            <text:p>2196.147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3" calcext:value-type="float">
            <text:p>3</text:p>
          </table:table-cell>
          <table:table-cell office:value-type="float" office:value="2196.196" calcext:value-type="float">
            <text:p>2196.196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4" calcext:value-type="float">
            <text:p>4</text:p>
          </table:table-cell>
          <table:table-cell office:value-type="float" office:value="2196.459" calcext:value-type="float">
            <text:p>2196.459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5" calcext:value-type="float">
            <text:p>5</text:p>
          </table:table-cell>
          <table:table-cell office:value-type="float" office:value="2196.352" calcext:value-type="float">
            <text:p>2196.352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1" calcext:value-type="float">
            <text:p>1</text:p>
          </table:table-cell>
          <table:table-cell office:value-type="float" office:value="2999.878" calcext:value-type="float">
            <text:p>2999.878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2" calcext:value-type="float">
            <text:p>2</text:p>
          </table:table-cell>
          <table:table-cell office:value-type="float" office:value="3023.473" calcext:value-type="float">
            <text:p>3023.473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3" calcext:value-type="float">
            <text:p>3</text:p>
          </table:table-cell>
          <table:table-cell office:value-type="float" office:value="3012.771" calcext:value-type="float">
            <text:p>3012.771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4" calcext:value-type="float">
            <text:p>4</text:p>
          </table:table-cell>
          <table:table-cell office:value-type="float" office:value="2999.483" calcext:value-type="float">
            <text:p>2999.483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5" calcext:value-type="float">
            <text:p>5</text:p>
          </table:table-cell>
          <table:table-cell office:value-type="float" office:value="2993.158" calcext:value-type="float">
            <text:p>2993.158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1" calcext:value-type="float">
            <text:p>1</text:p>
          </table:table-cell>
          <table:table-cell office:value-type="float" office:value="2518.083" calcext:value-type="float">
            <text:p>2518.083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2" calcext:value-type="float">
            <text:p>2</text:p>
          </table:table-cell>
          <table:table-cell office:value-type="float" office:value="2529.816" calcext:value-type="float">
            <text:p>2529.816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3" calcext:value-type="float">
            <text:p>3</text:p>
          </table:table-cell>
          <table:table-cell office:value-type="float" office:value="2512.043" calcext:value-type="float">
            <text:p>2512.043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4" calcext:value-type="float">
            <text:p>4</text:p>
          </table:table-cell>
          <table:table-cell office:value-type="float" office:value="2507.822" calcext:value-type="float">
            <text:p>2507.822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5" calcext:value-type="float">
            <text:p>5</text:p>
          </table:table-cell>
          <table:table-cell office:value-type="float" office:value="2609.243" calcext:value-type="float">
            <text:p>2609.243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1" calcext:value-type="float">
            <text:p>1</text:p>
          </table:table-cell>
          <table:table-cell office:value-type="float" office:value="2105.597" calcext:value-type="float">
            <text:p>2105.597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2" calcext:value-type="float">
            <text:p>2</text:p>
          </table:table-cell>
          <table:table-cell office:value-type="float" office:value="2098.623" calcext:value-type="float">
            <text:p>2098.623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3" calcext:value-type="float">
            <text:p>3</text:p>
          </table:table-cell>
          <table:table-cell office:value-type="float" office:value="2080.16" calcext:value-type="float">
            <text:p>2080.16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4" calcext:value-type="float">
            <text:p>4</text:p>
          </table:table-cell>
          <table:table-cell office:value-type="float" office:value="2070.585" calcext:value-type="float">
            <text:p>2070.585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5" calcext:value-type="float">
            <text:p>5</text:p>
          </table:table-cell>
          <table:table-cell office:value-type="float" office:value="2104.356" calcext:value-type="float">
            <text:p>2104.356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1" calcext:value-type="float">
            <text:p>1</text:p>
          </table:table-cell>
          <table:table-cell office:value-type="float" office:value="4197.157" calcext:value-type="float">
            <text:p>4197.157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2" calcext:value-type="float">
            <text:p>2</text:p>
          </table:table-cell>
          <table:table-cell office:value-type="float" office:value="4052.346" calcext:value-type="float">
            <text:p>4052.346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3" calcext:value-type="float">
            <text:p>3</text:p>
          </table:table-cell>
          <table:table-cell office:value-type="float" office:value="4051.338" calcext:value-type="float">
            <text:p>4051.338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4" calcext:value-type="float">
            <text:p>4</text:p>
          </table:table-cell>
          <table:table-cell office:value-type="float" office:value="4051.173" calcext:value-type="float">
            <text:p>4051.173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5" calcext:value-type="float">
            <text:p>5</text:p>
          </table:table-cell>
          <table:table-cell office:value-type="float" office:value="4051.169" calcext:value-type="float">
            <text:p>4051.169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1" calcext:value-type="float">
            <text:p>1</text:p>
          </table:table-cell>
          <table:table-cell office:value-type="float" office:value="2587.215" calcext:value-type="float">
            <text:p>2587.215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2" calcext:value-type="float">
            <text:p>2</text:p>
          </table:table-cell>
          <table:table-cell office:value-type="float" office:value="2453.189" calcext:value-type="float">
            <text:p>2453.189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3" calcext:value-type="float">
            <text:p>3</text:p>
          </table:table-cell>
          <table:table-cell office:value-type="float" office:value="2449.058" calcext:value-type="float">
            <text:p>2449.058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4" calcext:value-type="float">
            <text:p>4</text:p>
          </table:table-cell>
          <table:table-cell office:value-type="float" office:value="2449.069" calcext:value-type="float">
            <text:p>2449.069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5" calcext:value-type="float">
            <text:p>5</text:p>
          </table:table-cell>
          <table:table-cell office:value-type="float" office:value="2449.016" calcext:value-type="float">
            <text:p>2449.016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1" calcext:value-type="float">
            <text:p>1</text:p>
          </table:table-cell>
          <table:table-cell office:value-type="float" office:value="2351.202" calcext:value-type="float">
            <text:p>2351.202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2" calcext:value-type="float">
            <text:p>2</text:p>
          </table:table-cell>
          <table:table-cell office:value-type="float" office:value="2195.076" calcext:value-type="float">
            <text:p>2195.076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3" calcext:value-type="float">
            <text:p>3</text:p>
          </table:table-cell>
          <table:table-cell office:value-type="float" office:value="2195.086" calcext:value-type="float">
            <text:p>2195.086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4" calcext:value-type="float">
            <text:p>4</text:p>
          </table:table-cell>
          <table:table-cell office:value-type="float" office:value="2195.078" calcext:value-type="float">
            <text:p>2195.078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5" calcext:value-type="float">
            <text:p>5</text:p>
          </table:table-cell>
          <table:table-cell office:value-type="float" office:value="2195.227" calcext:value-type="float">
            <text:p>2195.227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1" calcext:value-type="float">
            <text:p>1</text:p>
          </table:table-cell>
          <table:table-cell office:value-type="float" office:value="4827.564" calcext:value-type="float">
            <text:p>4827.564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2" calcext:value-type="float">
            <text:p>2</text:p>
          </table:table-cell>
          <table:table-cell office:value-type="float" office:value="4829.951" calcext:value-type="float">
            <text:p>4829.951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3" calcext:value-type="float">
            <text:p>3</text:p>
          </table:table-cell>
          <table:table-cell office:value-type="float" office:value="4825.07" calcext:value-type="float">
            <text:p>4825.07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4" calcext:value-type="float">
            <text:p>4</text:p>
          </table:table-cell>
          <table:table-cell office:value-type="float" office:value="4823.342" calcext:value-type="float">
            <text:p>4823.342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5" calcext:value-type="float">
            <text:p>5</text:p>
          </table:table-cell>
          <table:table-cell office:value-type="float" office:value="4827.222" calcext:value-type="float">
            <text:p>4827.222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1" calcext:value-type="float">
            <text:p>1</text:p>
          </table:table-cell>
          <table:table-cell office:value-type="float" office:value="3865.712" calcext:value-type="float">
            <text:p>3865.712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2" calcext:value-type="float">
            <text:p>2</text:p>
          </table:table-cell>
          <table:table-cell office:value-type="float" office:value="3870.792" calcext:value-type="float">
            <text:p>3870.792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3" calcext:value-type="float">
            <text:p>3</text:p>
          </table:table-cell>
          <table:table-cell office:value-type="float" office:value="3870.835" calcext:value-type="float">
            <text:p>3870.835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4" calcext:value-type="float">
            <text:p>4</text:p>
          </table:table-cell>
          <table:table-cell office:value-type="float" office:value="3867.264" calcext:value-type="float">
            <text:p>3867.264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5" calcext:value-type="float">
            <text:p>5</text:p>
          </table:table-cell>
          <table:table-cell office:value-type="float" office:value="3867.421" calcext:value-type="float">
            <text:p>3867.421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1" calcext:value-type="float">
            <text:p>1</text:p>
          </table:table-cell>
          <table:table-cell office:value-type="float" office:value="2359.457" calcext:value-type="float">
            <text:p>2359.457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2" calcext:value-type="float">
            <text:p>2</text:p>
          </table:table-cell>
          <table:table-cell office:value-type="float" office:value="2359.936" calcext:value-type="float">
            <text:p>2359.936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3" calcext:value-type="float">
            <text:p>3</text:p>
          </table:table-cell>
          <table:table-cell office:value-type="float" office:value="2366.11" calcext:value-type="float">
            <text:p>2366.11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4" calcext:value-type="float">
            <text:p>4</text:p>
          </table:table-cell>
          <table:table-cell office:value-type="float" office:value="2357.391" calcext:value-type="float">
            <text:p>2357.391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5" calcext:value-type="float">
            <text:p>5</text:p>
          </table:table-cell>
          <table:table-cell office:value-type="float" office:value="2359.619" calcext:value-type="float">
            <text:p>2359.619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1" calcext:value-type="float">
            <text:p>1</text:p>
          </table:table-cell>
          <table:table-cell office:value-type="float" office:value="4135.782" calcext:value-type="float">
            <text:p>4135.782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2" calcext:value-type="float">
            <text:p>2</text:p>
          </table:table-cell>
          <table:table-cell office:value-type="float" office:value="4052.267" calcext:value-type="float">
            <text:p>4052.267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3" calcext:value-type="float">
            <text:p>3</text:p>
          </table:table-cell>
          <table:table-cell office:value-type="float" office:value="4053.113" calcext:value-type="float">
            <text:p>4053.113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4" calcext:value-type="float">
            <text:p>4</text:p>
          </table:table-cell>
          <table:table-cell office:value-type="float" office:value="4051.949" calcext:value-type="float">
            <text:p>4051.949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5" calcext:value-type="float">
            <text:p>5</text:p>
          </table:table-cell>
          <table:table-cell office:value-type="float" office:value="4053.725" calcext:value-type="float">
            <text:p>4053.725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1" calcext:value-type="float">
            <text:p>1</text:p>
          </table:table-cell>
          <table:table-cell office:value-type="float" office:value="2607.693" calcext:value-type="float">
            <text:p>2607.693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2" calcext:value-type="float">
            <text:p>2</text:p>
          </table:table-cell>
          <table:table-cell office:value-type="float" office:value="2450.392" calcext:value-type="float">
            <text:p>2450.392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3" calcext:value-type="float">
            <text:p>3</text:p>
          </table:table-cell>
          <table:table-cell office:value-type="float" office:value="2450.456" calcext:value-type="float">
            <text:p>2450.456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4" calcext:value-type="float">
            <text:p>4</text:p>
          </table:table-cell>
          <table:table-cell office:value-type="float" office:value="2450.232" calcext:value-type="float">
            <text:p>2450.232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5" calcext:value-type="float">
            <text:p>5</text:p>
          </table:table-cell>
          <table:table-cell office:value-type="float" office:value="2450.141" calcext:value-type="float">
            <text:p>2450.141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1" calcext:value-type="float">
            <text:p>1</text:p>
          </table:table-cell>
          <table:table-cell office:value-type="float" office:value="2350.506" calcext:value-type="float">
            <text:p>2350.506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2" calcext:value-type="float">
            <text:p>2</text:p>
          </table:table-cell>
          <table:table-cell office:value-type="float" office:value="2196.272" calcext:value-type="float">
            <text:p>2196.272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3" calcext:value-type="float">
            <text:p>3</text:p>
          </table:table-cell>
          <table:table-cell office:value-type="float" office:value="2196.487" calcext:value-type="float">
            <text:p>2196.487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4" calcext:value-type="float">
            <text:p>4</text:p>
          </table:table-cell>
          <table:table-cell office:value-type="float" office:value="2196.173" calcext:value-type="float">
            <text:p>2196.173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5" calcext:value-type="float">
            <text:p>5</text:p>
          </table:table-cell>
          <table:table-cell office:value-type="float" office:value="2196.317" calcext:value-type="float">
            <text:p>2196.317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1" calcext:value-type="float">
            <text:p>1</text:p>
          </table:table-cell>
          <table:table-cell office:value-type="float" office:value="4877.3" calcext:value-type="float">
            <text:p>4877.3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2" calcext:value-type="float">
            <text:p>2</text:p>
          </table:table-cell>
          <table:table-cell office:value-type="float" office:value="4877.087" calcext:value-type="float">
            <text:p>4877.087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3" calcext:value-type="float">
            <text:p>3</text:p>
          </table:table-cell>
          <table:table-cell office:value-type="float" office:value="4874.357" calcext:value-type="float">
            <text:p>4874.357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4" calcext:value-type="float">
            <text:p>4</text:p>
          </table:table-cell>
          <table:table-cell office:value-type="float" office:value="4874.427" calcext:value-type="float">
            <text:p>4874.427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5" calcext:value-type="float">
            <text:p>5</text:p>
          </table:table-cell>
          <table:table-cell office:value-type="float" office:value="4876.263" calcext:value-type="float">
            <text:p>4876.263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1" calcext:value-type="float">
            <text:p>1</text:p>
          </table:table-cell>
          <table:table-cell office:value-type="float" office:value="3904.175" calcext:value-type="float">
            <text:p>3904.175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2" calcext:value-type="float">
            <text:p>2</text:p>
          </table:table-cell>
          <table:table-cell office:value-type="float" office:value="3907.877" calcext:value-type="float">
            <text:p>3907.877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3" calcext:value-type="float">
            <text:p>3</text:p>
          </table:table-cell>
          <table:table-cell office:value-type="float" office:value="3903.799" calcext:value-type="float">
            <text:p>3903.799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4" calcext:value-type="float">
            <text:p>4</text:p>
          </table:table-cell>
          <table:table-cell office:value-type="float" office:value="3905.442" calcext:value-type="float">
            <text:p>3905.442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5" calcext:value-type="float">
            <text:p>5</text:p>
          </table:table-cell>
          <table:table-cell office:value-type="float" office:value="3903.711" calcext:value-type="float">
            <text:p>3903.711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1" calcext:value-type="float">
            <text:p>1</text:p>
          </table:table-cell>
          <table:table-cell office:value-type="float" office:value="2393.971" calcext:value-type="float">
            <text:p>2393.971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2" calcext:value-type="float">
            <text:p>2</text:p>
          </table:table-cell>
          <table:table-cell office:value-type="float" office:value="2397.248" calcext:value-type="float">
            <text:p>2397.248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3" calcext:value-type="float">
            <text:p>3</text:p>
          </table:table-cell>
          <table:table-cell office:value-type="float" office:value="2404.833" calcext:value-type="float">
            <text:p>2404.833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4" calcext:value-type="float">
            <text:p>4</text:p>
          </table:table-cell>
          <table:table-cell office:value-type="float" office:value="2393.358" calcext:value-type="float">
            <text:p>2393.358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5" calcext:value-type="float">
            <text:p>5</text:p>
          </table:table-cell>
          <table:table-cell office:value-type="float" office:value="2396.391" calcext:value-type="float">
            <text:p>2396.391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1" calcext:value-type="float">
            <text:p>1</text:p>
          </table:table-cell>
          <table:table-cell office:value-type="float" office:value="4204.54" calcext:value-type="float">
            <text:p>4204.54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2" calcext:value-type="float">
            <text:p>2</text:p>
          </table:table-cell>
          <table:table-cell office:value-type="float" office:value="4053.513" calcext:value-type="float">
            <text:p>4053.513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3" calcext:value-type="float">
            <text:p>3</text:p>
          </table:table-cell>
          <table:table-cell office:value-type="float" office:value="4052.148" calcext:value-type="float">
            <text:p>4052.148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4" calcext:value-type="float">
            <text:p>4</text:p>
          </table:table-cell>
          <table:table-cell office:value-type="float" office:value="4051.576" calcext:value-type="float">
            <text:p>4051.576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5" calcext:value-type="float">
            <text:p>5</text:p>
          </table:table-cell>
          <table:table-cell office:value-type="float" office:value="4052.48" calcext:value-type="float">
            <text:p>4052.48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1" calcext:value-type="float">
            <text:p>1</text:p>
          </table:table-cell>
          <table:table-cell office:value-type="float" office:value="2536.323" calcext:value-type="float">
            <text:p>2536.323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2" calcext:value-type="float">
            <text:p>2</text:p>
          </table:table-cell>
          <table:table-cell office:value-type="float" office:value="2450.379" calcext:value-type="float">
            <text:p>2450.379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3" calcext:value-type="float">
            <text:p>3</text:p>
          </table:table-cell>
          <table:table-cell office:value-type="float" office:value="2448.761" calcext:value-type="float">
            <text:p>2448.761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4" calcext:value-type="float">
            <text:p>4</text:p>
          </table:table-cell>
          <table:table-cell office:value-type="float" office:value="2448.85" calcext:value-type="float">
            <text:p>2448.85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5" calcext:value-type="float">
            <text:p>5</text:p>
          </table:table-cell>
          <table:table-cell office:value-type="float" office:value="2448.619" calcext:value-type="float">
            <text:p>2448.619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1" calcext:value-type="float">
            <text:p>1</text:p>
          </table:table-cell>
          <table:table-cell office:value-type="float" office:value="2348.294" calcext:value-type="float">
            <text:p>2348.294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2" calcext:value-type="float">
            <text:p>2</text:p>
          </table:table-cell>
          <table:table-cell office:value-type="float" office:value="2195.913" calcext:value-type="float">
            <text:p>2195.913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3" calcext:value-type="float">
            <text:p>3</text:p>
          </table:table-cell>
          <table:table-cell office:value-type="float" office:value="2195.634" calcext:value-type="float">
            <text:p>2195.634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4" calcext:value-type="float">
            <text:p>4</text:p>
          </table:table-cell>
          <table:table-cell office:value-type="float" office:value="2195.677" calcext:value-type="float">
            <text:p>2195.677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5" calcext:value-type="float">
            <text:p>5</text:p>
          </table:table-cell>
          <table:table-cell office:value-type="float" office:value="2196.112" calcext:value-type="float">
            <text:p>2196.112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1" calcext:value-type="float">
            <text:p>1</text:p>
          </table:table-cell>
          <table:table-cell office:value-type="float" office:value="4981.898" calcext:value-type="float">
            <text:p>4981.898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2" calcext:value-type="float">
            <text:p>2</text:p>
          </table:table-cell>
          <table:table-cell office:value-type="float" office:value="4991.535" calcext:value-type="float">
            <text:p>4991.535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3" calcext:value-type="float">
            <text:p>3</text:p>
          </table:table-cell>
          <table:table-cell office:value-type="float" office:value="4990.661" calcext:value-type="float">
            <text:p>4990.661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4" calcext:value-type="float">
            <text:p>4</text:p>
          </table:table-cell>
          <table:table-cell office:value-type="float" office:value="4975.779" calcext:value-type="float">
            <text:p>4975.779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5" calcext:value-type="float">
            <text:p>5</text:p>
          </table:table-cell>
          <table:table-cell office:value-type="float" office:value="4983.991" calcext:value-type="float">
            <text:p>4983.991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1" calcext:value-type="float">
            <text:p>1</text:p>
          </table:table-cell>
          <table:table-cell office:value-type="float" office:value="4009.845" calcext:value-type="float">
            <text:p>4009.845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2" calcext:value-type="float">
            <text:p>2</text:p>
          </table:table-cell>
          <table:table-cell office:value-type="float" office:value="4002.746" calcext:value-type="float">
            <text:p>4002.746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3" calcext:value-type="float">
            <text:p>3</text:p>
          </table:table-cell>
          <table:table-cell office:value-type="float" office:value="4003.458" calcext:value-type="float">
            <text:p>4003.458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4" calcext:value-type="float">
            <text:p>4</text:p>
          </table:table-cell>
          <table:table-cell office:value-type="float" office:value="4004.607" calcext:value-type="float">
            <text:p>4004.607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5" calcext:value-type="float">
            <text:p>5</text:p>
          </table:table-cell>
          <table:table-cell office:value-type="float" office:value="4002.606" calcext:value-type="float">
            <text:p>4002.606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1" calcext:value-type="float">
            <text:p>1</text:p>
          </table:table-cell>
          <table:table-cell office:value-type="float" office:value="2516.887" calcext:value-type="float">
            <text:p>2516.887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2" calcext:value-type="float">
            <text:p>2</text:p>
          </table:table-cell>
          <table:table-cell office:value-type="float" office:value="2519.589" calcext:value-type="float">
            <text:p>2519.589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3" calcext:value-type="float">
            <text:p>3</text:p>
          </table:table-cell>
          <table:table-cell office:value-type="float" office:value="2520.404" calcext:value-type="float">
            <text:p>2520.404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4" calcext:value-type="float">
            <text:p>4</text:p>
          </table:table-cell>
          <table:table-cell office:value-type="float" office:value="2519.155" calcext:value-type="float">
            <text:p>2519.155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5" calcext:value-type="float">
            <text:p>5</text:p>
          </table:table-cell>
          <table:table-cell office:value-type="float" office:value="2519.271" calcext:value-type="float">
            <text:p>2519.271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1" calcext:value-type="float">
            <text:p>1</text:p>
          </table:table-cell>
          <table:table-cell office:value-type="float" office:value="4079.747" calcext:value-type="float">
            <text:p>4079.747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2" calcext:value-type="float">
            <text:p>2</text:p>
          </table:table-cell>
          <table:table-cell office:value-type="float" office:value="4052.118" calcext:value-type="float">
            <text:p>4052.118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3" calcext:value-type="float">
            <text:p>3</text:p>
          </table:table-cell>
          <table:table-cell office:value-type="float" office:value="4052.928" calcext:value-type="float">
            <text:p>4052.928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4" calcext:value-type="float">
            <text:p>4</text:p>
          </table:table-cell>
          <table:table-cell office:value-type="float" office:value="4053.16" calcext:value-type="float">
            <text:p>4053.16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5" calcext:value-type="float">
            <text:p>5</text:p>
          </table:table-cell>
          <table:table-cell office:value-type="float" office:value="4055.313" calcext:value-type="float">
            <text:p>4055.313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1" calcext:value-type="float">
            <text:p>1</text:p>
          </table:table-cell>
          <table:table-cell office:value-type="float" office:value="2605.39" calcext:value-type="float">
            <text:p>2605.39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2" calcext:value-type="float">
            <text:p>2</text:p>
          </table:table-cell>
          <table:table-cell office:value-type="float" office:value="2449.135" calcext:value-type="float">
            <text:p>2449.135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3" calcext:value-type="float">
            <text:p>3</text:p>
          </table:table-cell>
          <table:table-cell office:value-type="float" office:value="2449.02" calcext:value-type="float">
            <text:p>2449.02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4" calcext:value-type="float">
            <text:p>4</text:p>
          </table:table-cell>
          <table:table-cell office:value-type="float" office:value="2448.624" calcext:value-type="float">
            <text:p>2448.624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5" calcext:value-type="float">
            <text:p>5</text:p>
          </table:table-cell>
          <table:table-cell office:value-type="float" office:value="2449.023" calcext:value-type="float">
            <text:p>2449.023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1" calcext:value-type="float">
            <text:p>1</text:p>
          </table:table-cell>
          <table:table-cell office:value-type="float" office:value="2211.142" calcext:value-type="float">
            <text:p>2211.142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2" calcext:value-type="float">
            <text:p>2</text:p>
          </table:table-cell>
          <table:table-cell office:value-type="float" office:value="2198.888" calcext:value-type="float">
            <text:p>2198.888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3" calcext:value-type="float">
            <text:p>3</text:p>
          </table:table-cell>
          <table:table-cell office:value-type="float" office:value="2198.822" calcext:value-type="float">
            <text:p>2198.822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4" calcext:value-type="float">
            <text:p>4</text:p>
          </table:table-cell>
          <table:table-cell office:value-type="float" office:value="2198.88" calcext:value-type="float">
            <text:p>2198.88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5" calcext:value-type="float">
            <text:p>5</text:p>
          </table:table-cell>
          <table:table-cell office:value-type="float" office:value="2198.814" calcext:value-type="float">
            <text:p>2198.814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1" calcext:value-type="float">
            <text:p>1</text:p>
          </table:table-cell>
          <table:table-cell office:value-type="float" office:value="5090.708" calcext:value-type="float">
            <text:p>5090.708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2" calcext:value-type="float">
            <text:p>2</text:p>
          </table:table-cell>
          <table:table-cell office:value-type="float" office:value="5091.648" calcext:value-type="float">
            <text:p>5091.648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3" calcext:value-type="float">
            <text:p>3</text:p>
          </table:table-cell>
          <table:table-cell office:value-type="float" office:value="5093.22" calcext:value-type="float">
            <text:p>5093.22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4" calcext:value-type="float">
            <text:p>4</text:p>
          </table:table-cell>
          <table:table-cell office:value-type="float" office:value="5093.912" calcext:value-type="float">
            <text:p>5093.912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5" calcext:value-type="float">
            <text:p>5</text:p>
          </table:table-cell>
          <table:table-cell office:value-type="float" office:value="5090.161" calcext:value-type="float">
            <text:p>5090.161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1" calcext:value-type="float">
            <text:p>1</text:p>
          </table:table-cell>
          <table:table-cell office:value-type="float" office:value="4119.969" calcext:value-type="float">
            <text:p>4119.969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2" calcext:value-type="float">
            <text:p>2</text:p>
          </table:table-cell>
          <table:table-cell office:value-type="float" office:value="4120.334" calcext:value-type="float">
            <text:p>4120.334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3" calcext:value-type="float">
            <text:p>3</text:p>
          </table:table-cell>
          <table:table-cell office:value-type="float" office:value="4118.094" calcext:value-type="float">
            <text:p>4118.094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4" calcext:value-type="float">
            <text:p>4</text:p>
          </table:table-cell>
          <table:table-cell office:value-type="float" office:value="4121.214" calcext:value-type="float">
            <text:p>4121.214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5" calcext:value-type="float">
            <text:p>5</text:p>
          </table:table-cell>
          <table:table-cell office:value-type="float" office:value="4124.07" calcext:value-type="float">
            <text:p>4124.07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1" calcext:value-type="float">
            <text:p>1</text:p>
          </table:table-cell>
          <table:table-cell office:value-type="float" office:value="2695.085" calcext:value-type="float">
            <text:p>2695.085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2" calcext:value-type="float">
            <text:p>2</text:p>
          </table:table-cell>
          <table:table-cell office:value-type="float" office:value="2693.767" calcext:value-type="float">
            <text:p>2693.767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3" calcext:value-type="float">
            <text:p>3</text:p>
          </table:table-cell>
          <table:table-cell office:value-type="float" office:value="2694.175" calcext:value-type="float">
            <text:p>2694.175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4" calcext:value-type="float">
            <text:p>4</text:p>
          </table:table-cell>
          <table:table-cell office:value-type="float" office:value="2693.316" calcext:value-type="float">
            <text:p>2693.316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5" calcext:value-type="float">
            <text:p>5</text:p>
          </table:table-cell>
          <table:table-cell office:value-type="float" office:value="2699.448" calcext:value-type="float">
            <text:p>2699.448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1" calcext:value-type="float">
            <text:p>1</text:p>
          </table:table-cell>
          <table:table-cell office:value-type="float" office:value="4201.206" calcext:value-type="float">
            <text:p>4201.206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2" calcext:value-type="float">
            <text:p>2</text:p>
          </table:table-cell>
          <table:table-cell office:value-type="float" office:value="4052.662" calcext:value-type="float">
            <text:p>4052.662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3" calcext:value-type="float">
            <text:p>3</text:p>
          </table:table-cell>
          <table:table-cell office:value-type="float" office:value="4052.874" calcext:value-type="float">
            <text:p>4052.874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4" calcext:value-type="float">
            <text:p>4</text:p>
          </table:table-cell>
          <table:table-cell office:value-type="float" office:value="4053.087" calcext:value-type="float">
            <text:p>4053.087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5" calcext:value-type="float">
            <text:p>5</text:p>
          </table:table-cell>
          <table:table-cell office:value-type="float" office:value="4053.801" calcext:value-type="float">
            <text:p>4053.801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1" calcext:value-type="float">
            <text:p>1</text:p>
          </table:table-cell>
          <table:table-cell office:value-type="float" office:value="2448.704" calcext:value-type="float">
            <text:p>2448.704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2" calcext:value-type="float">
            <text:p>2</text:p>
          </table:table-cell>
          <table:table-cell office:value-type="float" office:value="2448.228" calcext:value-type="float">
            <text:p>2448.228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3" calcext:value-type="float">
            <text:p>3</text:p>
          </table:table-cell>
          <table:table-cell office:value-type="float" office:value="2448.701" calcext:value-type="float">
            <text:p>2448.701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4" calcext:value-type="float">
            <text:p>4</text:p>
          </table:table-cell>
          <table:table-cell office:value-type="float" office:value="2448.637" calcext:value-type="float">
            <text:p>2448.637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5" calcext:value-type="float">
            <text:p>5</text:p>
          </table:table-cell>
          <table:table-cell office:value-type="float" office:value="2448.53" calcext:value-type="float">
            <text:p>2448.53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1" calcext:value-type="float">
            <text:p>1</text:p>
          </table:table-cell>
          <table:table-cell office:value-type="float" office:value="2351.046" calcext:value-type="float">
            <text:p>2351.046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2" calcext:value-type="float">
            <text:p>2</text:p>
          </table:table-cell>
          <table:table-cell office:value-type="float" office:value="2195.467" calcext:value-type="float">
            <text:p>2195.467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3" calcext:value-type="float">
            <text:p>3</text:p>
          </table:table-cell>
          <table:table-cell office:value-type="float" office:value="2195.68" calcext:value-type="float">
            <text:p>2195.68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4" calcext:value-type="float">
            <text:p>4</text:p>
          </table:table-cell>
          <table:table-cell office:value-type="float" office:value="2195.642" calcext:value-type="float">
            <text:p>2195.642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5" calcext:value-type="float">
            <text:p>5</text:p>
          </table:table-cell>
          <table:table-cell office:value-type="float" office:value="2195.694" calcext:value-type="float">
            <text:p>2195.694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1" calcext:value-type="float">
            <text:p>1</text:p>
          </table:table-cell>
          <table:table-cell office:value-type="float" office:value="3161.46" calcext:value-type="float">
            <text:p>3161.46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2" calcext:value-type="float">
            <text:p>2</text:p>
          </table:table-cell>
          <table:table-cell office:value-type="float" office:value="3163.143" calcext:value-type="float">
            <text:p>3163.143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3" calcext:value-type="float">
            <text:p>3</text:p>
          </table:table-cell>
          <table:table-cell office:value-type="float" office:value="3164.021" calcext:value-type="float">
            <text:p>3164.021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4" calcext:value-type="float">
            <text:p>4</text:p>
          </table:table-cell>
          <table:table-cell office:value-type="float" office:value="3162.808" calcext:value-type="float">
            <text:p>3162.808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5" calcext:value-type="float">
            <text:p>5</text:p>
          </table:table-cell>
          <table:table-cell office:value-type="float" office:value="3163.664" calcext:value-type="float">
            <text:p>3163.664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1" calcext:value-type="float">
            <text:p>1</text:p>
          </table:table-cell>
          <table:table-cell office:value-type="float" office:value="2678.479" calcext:value-type="float">
            <text:p>2678.479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2" calcext:value-type="float">
            <text:p>2</text:p>
          </table:table-cell>
          <table:table-cell office:value-type="float" office:value="2665.695" calcext:value-type="float">
            <text:p>2665.695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3" calcext:value-type="float">
            <text:p>3</text:p>
          </table:table-cell>
          <table:table-cell office:value-type="float" office:value="2672.821" calcext:value-type="float">
            <text:p>2672.821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4" calcext:value-type="float">
            <text:p>4</text:p>
          </table:table-cell>
          <table:table-cell office:value-type="float" office:value="2675.368" calcext:value-type="float">
            <text:p>2675.368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5" calcext:value-type="float">
            <text:p>5</text:p>
          </table:table-cell>
          <table:table-cell office:value-type="float" office:value="2668.369" calcext:value-type="float">
            <text:p>2668.369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1" calcext:value-type="float">
            <text:p>1</text:p>
          </table:table-cell>
          <table:table-cell office:value-type="float" office:value="2261.397" calcext:value-type="float">
            <text:p>2261.397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2" calcext:value-type="float">
            <text:p>2</text:p>
          </table:table-cell>
          <table:table-cell office:value-type="float" office:value="2259.318" calcext:value-type="float">
            <text:p>2259.318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3" calcext:value-type="float">
            <text:p>3</text:p>
          </table:table-cell>
          <table:table-cell office:value-type="float" office:value="2274.481" calcext:value-type="float">
            <text:p>2274.481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4" calcext:value-type="float">
            <text:p>4</text:p>
          </table:table-cell>
          <table:table-cell office:value-type="float" office:value="2270.264" calcext:value-type="float">
            <text:p>2270.264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5" calcext:value-type="float">
            <text:p>5</text:p>
          </table:table-cell>
          <table:table-cell office:value-type="float" office:value="2281.299" calcext:value-type="float">
            <text:p>2281.299</text:p>
          </table:table-cell>
        </table:table-row>
      </table:table>
      <table:table table:name="pivot table" table:style-name="ta1">
        <table:table-column table:style-name="co12" table:default-cell-style-name="ce4"/>
        <table:table-column table:style-name="co12" table:default-cell-style-name="ce10"/>
        <table:table-column table:style-name="co12" table:number-columns-repeated="2" table:default-cell-style-name="ce9"/>
        <table:table-column table:style-name="co12" table:default-cell-style-name="ce16"/>
        <table:table-column table:style-name="co12" table:number-columns-repeated="5" table:default-cell-style-name="ce22"/>
        <table:table-column table:style-name="co12" table:default-cell-style-name="ce28"/>
        <table:table-row table:style-name="ro1">
          <table:table-cell table:style-name="ce1" office:value-type="string" calcext:value-type="string">
            <text:p>Average - duration</text:p>
          </table:table-cell>
          <table:table-cell table:style-name="ce7" table:number-columns-repeated="2"/>
          <table:table-cell table:style-name="ce13"/>
          <table:table-cell table:style-name="ce14" office:value-type="string" calcext:value-type="string">
            <text:p>Data</text:p>
          </table:table-cell>
          <table:table-cell table:style-name="ce20" table:number-columns-repeated="5"/>
          <table:table-cell table:style-name="ce26"/>
        </table:table-row>
        <table:table-row table:style-name="ro1">
          <table:table-cell table:style-name="ce2" office:value-type="string" calcext:value-type="string">
            <text:p>max_workers</text:p>
          </table:table-cell>
          <table:table-cell table:style-name="ce8" office:value-type="string" calcext:value-type="string">
            <text:p>enable_incrementalsort</text:p>
          </table:table-cell>
          <table:table-cell table:style-name="ce8" office:value-type="string" calcext:value-type="string">
            <text:p>ngroups</text:p>
          </table:table-cell>
          <table:table-cell table:style-name="ce8" office:value-type="string" calcext:value-type="string">
            <text:p>table</text:p>
          </table:table-cell>
          <table:table-cell table:style-name="ce15" office:value-type="float" office:value="4" calcext:value-type="float">
            <text:p>4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16" calcext:value-type="float">
            <text:p>16</text:p>
          </table:table-cell>
          <table:table-cell table:style-name="ce21" office:value-type="float" office:value="32" calcext:value-type="float">
            <text:p>32</text:p>
          </table:table-cell>
          <table:table-cell table:style-name="ce21" office:value-type="float" office:value="64" calcext:value-type="float">
            <text:p>64</text:p>
          </table:table-cell>
          <table:table-cell table:style-name="ce21" office:value-type="float" office:value="128" calcext:value-type="float">
            <text:p>128</text:p>
          </table:table-cell>
          <table:table-cell table:style-name="ce27" office:value-type="float" office:value="256" calcext:value-type="float">
            <text:p>256</text:p>
          </table:table-cell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9" office:value-type="string" calcext:value-type="string">
            <text:p>of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_1</text:p>
          </table:table-cell>
          <table:table-cell office:value-type="float" office:value="4668.3776" calcext:value-type="float">
            <text:p>4668.3776</text:p>
          </table:table-cell>
          <table:table-cell office:value-type="float" office:value="4198.1808" calcext:value-type="float">
            <text:p>4198.1808</text:p>
          </table:table-cell>
          <table:table-cell office:value-type="float" office:value="3720.4798" calcext:value-type="float">
            <text:p>3720.4798</text:p>
          </table:table-cell>
          <table:table-cell office:value-type="float" office:value="3828.3364" calcext:value-type="float">
            <text:p>3828.3364</text:p>
          </table:table-cell>
          <table:table-cell office:value-type="float" office:value="3949.2256" calcext:value-type="float">
            <text:p>3949.2256</text:p>
          </table:table-cell>
          <table:table-cell office:value-type="float" office:value="3987.1426" calcext:value-type="float">
            <text:p>3987.1426</text:p>
          </table:table-cell>
          <table:table-cell office:value-type="float" office:value="4072.9852" calcext:value-type="float">
            <text:p>4072.9852</text:p>
          </table:table-cell>
        </table:table-row>
        <table:table-row table:style-name="ro1">
          <table:table-cell table:number-columns-repeated="2"/>
          <table:table-cell table:style-name="ce10"/>
          <table:table-cell table:style-name="ce10" office:value-type="string" calcext:value-type="string">
            <text:p>s_2</text:p>
          </table:table-cell>
          <table:table-cell table:style-name="ce17" office:value-type="float" office:value="4969.7634" calcext:value-type="float">
            <text:p>4969.7634</text:p>
          </table:table-cell>
          <table:table-cell table:style-name="ce23" office:value-type="float" office:value="4447.3624" calcext:value-type="float">
            <text:p>4447.3624</text:p>
          </table:table-cell>
          <table:table-cell table:style-name="ce23" office:value-type="float" office:value="3894.3466" calcext:value-type="float">
            <text:p>3894.3466</text:p>
          </table:table-cell>
          <table:table-cell table:style-name="ce23" office:value-type="float" office:value="4022.297" calcext:value-type="float">
            <text:p>4022.297</text:p>
          </table:table-cell>
          <table:table-cell table:style-name="ce23" office:value-type="float" office:value="4205.3258" calcext:value-type="float">
            <text:p>4205.3258</text:p>
          </table:table-cell>
          <table:table-cell table:style-name="ce23" office:value-type="float" office:value="4361.4402" calcext:value-type="float">
            <text:p>4361.4402</text:p>
          </table:table-cell>
          <table:table-cell table:style-name="ce29" office:value-type="float" office:value="4517.5588" calcext:value-type="float">
            <text:p>4517.5588</text:p>
          </table:table-cell>
        </table:table-row>
        <table:table-row table:style-name="ro1">
          <table:table-cell table:number-columns-repeated="2"/>
          <table:table-cell table:style-name="ce11"/>
          <table:table-cell table:style-name="ce11" office:value-type="string" calcext:value-type="string">
            <text:p>s_3</text:p>
          </table:table-cell>
          <table:table-cell table:style-name="ce18" office:value-type="float" office:value="5560.649" calcext:value-type="float">
            <text:p>5560.649</text:p>
          </table:table-cell>
          <table:table-cell table:style-name="ce24" office:value-type="float" office:value="5089.272" calcext:value-type="float">
            <text:p>5089.272</text:p>
          </table:table-cell>
          <table:table-cell table:style-name="ce24" office:value-type="float" office:value="4498.9734" calcext:value-type="float">
            <text:p>4498.9734</text:p>
          </table:table-cell>
          <table:table-cell table:style-name="ce24" office:value-type="float" office:value="4617.0722" calcext:value-type="float">
            <text:p>4617.0722</text:p>
          </table:table-cell>
          <table:table-cell table:style-name="ce24" office:value-type="float" office:value="4792.8776" calcext:value-type="float">
            <text:p>4792.8776</text:p>
          </table:table-cell>
          <table:table-cell table:style-name="ce24" office:value-type="float" office:value="4946.7154" calcext:value-type="float">
            <text:p>4946.7154</text:p>
          </table:table-cell>
          <table:table-cell table:style-name="ce30" office:value-type="float" office:value="5084.0142" calcext:value-type="float">
            <text:p>5084.0142</text:p>
          </table:table-cell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string" calcext:value-type="string">
            <text:p>s_1</text:p>
          </table:table-cell>
          <table:table-cell office:value-type="float" office:value="5174.7296" calcext:value-type="float">
            <text:p>5174.7296</text:p>
          </table:table-cell>
          <table:table-cell office:value-type="float" office:value="4783.1182" calcext:value-type="float">
            <text:p>4783.1182</text:p>
          </table:table-cell>
          <table:table-cell office:value-type="float" office:value="4288.985" calcext:value-type="float">
            <text:p>4288.985</text:p>
          </table:table-cell>
          <table:table-cell office:value-type="float" office:value="4391.384" calcext:value-type="float">
            <text:p>4391.384</text:p>
          </table:table-cell>
          <table:table-cell office:value-type="float" office:value="4528.478" calcext:value-type="float">
            <text:p>4528.478</text:p>
          </table:table-cell>
          <table:table-cell office:value-type="float" office:value="4658.7454" calcext:value-type="float">
            <text:p>4658.7454</text:p>
          </table:table-cell>
          <table:table-cell office:value-type="float" office:value="4786.465" calcext:value-type="float">
            <text:p>4786.465</text:p>
          </table:table-cell>
        </table:table-row>
        <table:table-row table:style-name="ro1">
          <table:table-cell table:number-columns-repeated="2"/>
          <table:table-cell table:style-name="ce10"/>
          <table:table-cell table:style-name="ce10" office:value-type="string" calcext:value-type="string">
            <text:p>s_2</text:p>
          </table:table-cell>
          <table:table-cell table:style-name="ce17" office:value-type="float" office:value="6352.1138" calcext:value-type="float">
            <text:p>6352.1138</text:p>
          </table:table-cell>
          <table:table-cell table:style-name="ce23" office:value-type="float" office:value="5836.8086" calcext:value-type="float">
            <text:p>5836.8086</text:p>
          </table:table-cell>
          <table:table-cell table:style-name="ce23" office:value-type="float" office:value="5214.1434" calcext:value-type="float">
            <text:p>5214.1434</text:p>
          </table:table-cell>
          <table:table-cell table:style-name="ce23" office:value-type="float" office:value="5273.9688" calcext:value-type="float">
            <text:p>5273.9688</text:p>
          </table:table-cell>
          <table:table-cell table:style-name="ce23" office:value-type="float" office:value="5391.7988" calcext:value-type="float">
            <text:p>5391.7988</text:p>
          </table:table-cell>
          <table:table-cell table:style-name="ce23" office:value-type="float" office:value="5511.0386" calcext:value-type="float">
            <text:p>5511.0386</text:p>
          </table:table-cell>
          <table:table-cell table:style-name="ce29" office:value-type="float" office:value="5637.3798" calcext:value-type="float">
            <text:p>5637.3798</text:p>
          </table:table-cell>
        </table:table-row>
        <table:table-row table:style-name="ro1">
          <table:table-cell table:number-columns-repeated="2"/>
          <table:table-cell table:style-name="ce11"/>
          <table:table-cell table:style-name="ce11" office:value-type="string" calcext:value-type="string">
            <text:p>s_3</text:p>
          </table:table-cell>
          <table:table-cell table:style-name="ce18" office:value-type="float" office:value="7209.03" calcext:value-type="float">
            <text:p>7209.03</text:p>
          </table:table-cell>
          <table:table-cell table:style-name="ce24" office:value-type="float" office:value="6629.4096" calcext:value-type="float">
            <text:p>6629.4096</text:p>
          </table:table-cell>
          <table:table-cell table:style-name="ce24" office:value-type="float" office:value="5939.195" calcext:value-type="float">
            <text:p>5939.195</text:p>
          </table:table-cell>
          <table:table-cell table:style-name="ce24" office:value-type="float" office:value="5993.959" calcext:value-type="float">
            <text:p>5993.959</text:p>
          </table:table-cell>
          <table:table-cell table:style-name="ce24" office:value-type="float" office:value="6111.504" calcext:value-type="float">
            <text:p>6111.504</text:p>
          </table:table-cell>
          <table:table-cell table:style-name="ce24" office:value-type="float" office:value="6226.7106" calcext:value-type="float">
            <text:p>6226.7106</text:p>
          </table:table-cell>
          <table:table-cell table:style-name="ce30" office:value-type="float" office:value="6357.5488" calcext:value-type="float">
            <text:p>6357.5488</text:p>
          </table:table-cell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string" calcext:value-type="string">
            <text:p>s_1</text:p>
          </table:table-cell>
          <table:table-cell office:value-type="float" office:value="5880.9016" calcext:value-type="float">
            <text:p>5880.9016</text:p>
          </table:table-cell>
          <table:table-cell office:value-type="float" office:value="5426.6526" calcext:value-type="float">
            <text:p>5426.6526</text:p>
          </table:table-cell>
          <table:table-cell office:value-type="float" office:value="4825.8104" calcext:value-type="float">
            <text:p>4825.8104</text:p>
          </table:table-cell>
          <table:table-cell office:value-type="float" office:value="4885.9632" calcext:value-type="float">
            <text:p>4885.9632</text:p>
          </table:table-cell>
          <table:table-cell office:value-type="float" office:value="4987.4022" calcext:value-type="float">
            <text:p>4987.4022</text:p>
          </table:table-cell>
          <table:table-cell office:value-type="float" office:value="5103.9068" calcext:value-type="float">
            <text:p>5103.9068</text:p>
          </table:table-cell>
          <table:table-cell office:value-type="float" office:value="5229.152" calcext:value-type="float">
            <text:p>5229.152</text:p>
          </table:table-cell>
        </table:table-row>
        <table:table-row table:style-name="ro1">
          <table:table-cell table:number-columns-repeated="2"/>
          <table:table-cell table:style-name="ce10"/>
          <table:table-cell table:style-name="ce10" office:value-type="string" calcext:value-type="string">
            <text:p>s_2</text:p>
          </table:table-cell>
          <table:table-cell table:style-name="ce17" office:value-type="float" office:value="6228.198" calcext:value-type="float">
            <text:p>6228.198</text:p>
          </table:table-cell>
          <table:table-cell table:style-name="ce23" office:value-type="float" office:value="5603.1234" calcext:value-type="float">
            <text:p>5603.1234</text:p>
          </table:table-cell>
          <table:table-cell table:style-name="ce23" office:value-type="float" office:value="4918.2224" calcext:value-type="float">
            <text:p>4918.2224</text:p>
          </table:table-cell>
          <table:table-cell table:style-name="ce23" office:value-type="float" office:value="4957.012" calcext:value-type="float">
            <text:p>4957.012</text:p>
          </table:table-cell>
          <table:table-cell table:style-name="ce23" office:value-type="float" office:value="5070.429" calcext:value-type="float">
            <text:p>5070.429</text:p>
          </table:table-cell>
          <table:table-cell table:style-name="ce23" office:value-type="float" office:value="5175.9862" calcext:value-type="float">
            <text:p>5175.9862</text:p>
          </table:table-cell>
          <table:table-cell table:style-name="ce29" office:value-type="float" office:value="5306.521" calcext:value-type="float">
            <text:p>5306.521</text:p>
          </table:table-cell>
        </table:table-row>
        <table:table-row table:style-name="ro1">
          <table:table-cell table:number-columns-repeated="2"/>
          <table:table-cell table:style-name="ce11"/>
          <table:table-cell table:style-name="ce11" office:value-type="string" calcext:value-type="string">
            <text:p>s_3</text:p>
          </table:table-cell>
          <table:table-cell table:style-name="ce18" office:value-type="float" office:value="5187.8668" calcext:value-type="float">
            <text:p>5187.8668</text:p>
          </table:table-cell>
          <table:table-cell table:style-name="ce24" office:value-type="float" office:value="4545.7854" calcext:value-type="float">
            <text:p>4545.7854</text:p>
          </table:table-cell>
          <table:table-cell table:style-name="ce24" office:value-type="float" office:value="3850.5486" calcext:value-type="float">
            <text:p>3850.5486</text:p>
          </table:table-cell>
          <table:table-cell table:style-name="ce24" office:value-type="float" office:value="3887.6274" calcext:value-type="float">
            <text:p>3887.6274</text:p>
          </table:table-cell>
          <table:table-cell table:style-name="ce24" office:value-type="float" office:value="3995.6416" calcext:value-type="float">
            <text:p>3995.6416</text:p>
          </table:table-cell>
          <table:table-cell table:style-name="ce24" office:value-type="float" office:value="4111.2844" calcext:value-type="float">
            <text:p>4111.2844</text:p>
          </table:table-cell>
          <table:table-cell table:style-name="ce30" office:value-type="float" office:value="4238.4624" calcext:value-type="float">
            <text:p>4238.4624</text:p>
          </table:table-cell>
        </table:table-row>
        <table:table-row table:style-name="ro1"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string" calcext:value-type="string">
            <text:p>s_1</text:p>
          </table:table-cell>
          <table:table-cell office:value-type="float" office:value="6036.0914" calcext:value-type="float">
            <text:p>6036.0914</text:p>
          </table:table-cell>
          <table:table-cell office:value-type="float" office:value="5463.7876" calcext:value-type="float">
            <text:p>5463.7876</text:p>
          </table:table-cell>
          <table:table-cell office:value-type="float" office:value="4821.8816" calcext:value-type="float">
            <text:p>4821.8816</text:p>
          </table:table-cell>
          <table:table-cell office:value-type="float" office:value="4872.9166" calcext:value-type="float">
            <text:p>4872.9166</text:p>
          </table:table-cell>
          <table:table-cell office:value-type="float" office:value="4986.6252" calcext:value-type="float">
            <text:p>4986.6252</text:p>
          </table:table-cell>
          <table:table-cell office:value-type="float" office:value="5090.6676" calcext:value-type="float">
            <text:p>5090.6676</text:p>
          </table:table-cell>
          <table:table-cell office:value-type="float" office:value="5217.5854" calcext:value-type="float">
            <text:p>5217.5854</text:p>
          </table:table-cell>
        </table:table-row>
        <table:table-row table:style-name="ro1">
          <table:table-cell table:number-columns-repeated="2"/>
          <table:table-cell table:style-name="ce10"/>
          <table:table-cell table:style-name="ce10" office:value-type="string" calcext:value-type="string">
            <text:p>s_2</text:p>
          </table:table-cell>
          <table:table-cell table:style-name="ce17" office:value-type="float" office:value="5210.955" calcext:value-type="float">
            <text:p>5210.955</text:p>
          </table:table-cell>
          <table:table-cell table:style-name="ce23" office:value-type="float" office:value="4562.9486" calcext:value-type="float">
            <text:p>4562.9486</text:p>
          </table:table-cell>
          <table:table-cell table:style-name="ce23" office:value-type="float" office:value="3868.0578" calcext:value-type="float">
            <text:p>3868.0578</text:p>
          </table:table-cell>
          <table:table-cell table:style-name="ce23" office:value-type="float" office:value="3905.843" calcext:value-type="float">
            <text:p>3905.843</text:p>
          </table:table-cell>
          <table:table-cell table:style-name="ce23" office:value-type="float" office:value="4004.718" calcext:value-type="float">
            <text:p>4004.718</text:p>
          </table:table-cell>
          <table:table-cell table:style-name="ce23" office:value-type="float" office:value="4119.1802" calcext:value-type="float">
            <text:p>4119.1802</text:p>
          </table:table-cell>
          <table:table-cell table:style-name="ce29" office:value-type="float" office:value="4247.25" calcext:value-type="float">
            <text:p>4247.25</text:p>
          </table:table-cell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s_3</text:p>
          </table:table-cell>
          <table:table-cell table:style-name="ce18" office:value-type="float" office:value="3777.5624" calcext:value-type="float">
            <text:p>3777.5624</text:p>
          </table:table-cell>
          <table:table-cell table:style-name="ce24" office:value-type="float" office:value="3072.0728" calcext:value-type="float">
            <text:p>3072.0728</text:p>
          </table:table-cell>
          <table:table-cell table:style-name="ce24" office:value-type="float" office:value="2357.7972" calcext:value-type="float">
            <text:p>2357.7972</text:p>
          </table:table-cell>
          <table:table-cell table:style-name="ce24" office:value-type="float" office:value="2393.4626" calcext:value-type="float">
            <text:p>2393.4626</text:p>
          </table:table-cell>
          <table:table-cell table:style-name="ce24" office:value-type="float" office:value="2521.4822" calcext:value-type="float">
            <text:p>2521.4822</text:p>
          </table:table-cell>
          <table:table-cell table:style-name="ce24" office:value-type="float" office:value="2693.7282" calcext:value-type="float">
            <text:p>2693.7282</text:p>
          </table:table-cell>
          <table:table-cell table:style-name="ce30" office:value-type="float" office:value="2812.6732" calcext:value-type="float">
            <text:p>2812.6732</text:p>
          </table:table-cell>
        </table:table-row>
        <table:table-row table:style-name="ro1">
          <table:table-cell/>
          <table:table-cell table:style-name="ce9" office:value-type="string" calcext:value-type="string">
            <text:p>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_1</text:p>
          </table:table-cell>
          <table:table-cell office:value-type="float" office:value="4216.8464" calcext:value-type="float">
            <text:p>4216.8464</text:p>
          </table:table-cell>
          <table:table-cell office:value-type="float" office:value="3967.9546" calcext:value-type="float">
            <text:p>3967.9546</text:p>
          </table:table-cell>
          <table:table-cell office:value-type="float" office:value="3738.8608" calcext:value-type="float">
            <text:p>3738.8608</text:p>
          </table:table-cell>
          <table:table-cell office:value-type="float" office:value="3853.0858" calcext:value-type="float">
            <text:p>3853.0858</text:p>
          </table:table-cell>
          <table:table-cell office:value-type="float" office:value="4027.7892" calcext:value-type="float">
            <text:p>4027.7892</text:p>
          </table:table-cell>
          <table:table-cell office:value-type="float" office:value="3131.8562" calcext:value-type="float">
            <text:p>3131.8562</text:p>
          </table:table-cell>
          <table:table-cell office:value-type="float" office:value="3158.5604" calcext:value-type="float">
            <text:p>3158.5604</text:p>
          </table:table-cell>
        </table:table-row>
        <table:table-row table:style-name="ro1">
          <table:table-cell table:number-columns-repeated="2"/>
          <table:table-cell table:style-name="ce10"/>
          <table:table-cell table:style-name="ce10" office:value-type="string" calcext:value-type="string">
            <text:p>s_2</text:p>
          </table:table-cell>
          <table:table-cell table:style-name="ce17" office:value-type="float" office:value="4521.463" calcext:value-type="float">
            <text:p>4521.463</text:p>
          </table:table-cell>
          <table:table-cell table:style-name="ce23" office:value-type="float" office:value="4273.1334" calcext:value-type="float">
            <text:p>4273.1334</text:p>
          </table:table-cell>
          <table:table-cell table:style-name="ce23" office:value-type="float" office:value="3326.633" calcext:value-type="float">
            <text:p>3326.633</text:p>
          </table:table-cell>
          <table:table-cell table:style-name="ce23" office:value-type="float" office:value="3327.1196" calcext:value-type="float">
            <text:p>3327.1196</text:p>
          </table:table-cell>
          <table:table-cell table:style-name="ce23" office:value-type="float" office:value="3322.9662" calcext:value-type="float">
            <text:p>3322.9662</text:p>
          </table:table-cell>
          <table:table-cell table:style-name="ce23" office:value-type="float" office:value="3355.1284" calcext:value-type="float">
            <text:p>3355.1284</text:p>
          </table:table-cell>
          <table:table-cell table:style-name="ce29" office:value-type="float" office:value="3349.6962" calcext:value-type="float">
            <text:p>3349.6962</text:p>
          </table:table-cell>
        </table:table-row>
        <table:table-row table:style-name="ro1">
          <table:table-cell table:number-columns-repeated="2"/>
          <table:table-cell table:style-name="ce11"/>
          <table:table-cell table:style-name="ce11" office:value-type="string" calcext:value-type="string">
            <text:p>s_3</text:p>
          </table:table-cell>
          <table:table-cell table:style-name="ce18" office:value-type="float" office:value="3418.5484" calcext:value-type="float">
            <text:p>3418.5484</text:p>
          </table:table-cell>
          <table:table-cell table:style-name="ce24" office:value-type="float" office:value="3472.9302" calcext:value-type="float">
            <text:p>3472.9302</text:p>
          </table:table-cell>
          <table:table-cell table:style-name="ce24" office:value-type="float" office:value="3419.0944" calcext:value-type="float">
            <text:p>3419.0944</text:p>
          </table:table-cell>
          <table:table-cell table:style-name="ce24" office:value-type="float" office:value="3420.6782" calcext:value-type="float">
            <text:p>3420.6782</text:p>
          </table:table-cell>
          <table:table-cell table:style-name="ce24" office:value-type="float" office:value="3473.2838" calcext:value-type="float">
            <text:p>3473.2838</text:p>
          </table:table-cell>
          <table:table-cell table:style-name="ce24" office:value-type="float" office:value="3433.9982" calcext:value-type="float">
            <text:p>3433.9982</text:p>
          </table:table-cell>
          <table:table-cell table:style-name="ce30" office:value-type="float" office:value="3452.3046" calcext:value-type="float">
            <text:p>3452.3046</text:p>
          </table:table-cell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string" calcext:value-type="string">
            <text:p>s_1</text:p>
          </table:table-cell>
          <table:table-cell office:value-type="float" office:value="4884.408" calcext:value-type="float">
            <text:p>4884.408</text:p>
          </table:table-cell>
          <table:table-cell office:value-type="float" office:value="5412.98" calcext:value-type="float">
            <text:p>5412.98</text:p>
          </table:table-cell>
          <table:table-cell office:value-type="float" office:value="4445.4828" calcext:value-type="float">
            <text:p>4445.4828</text:p>
          </table:table-cell>
          <table:table-cell office:value-type="float" office:value="4476.9574" calcext:value-type="float">
            <text:p>4476.9574</text:p>
          </table:table-cell>
          <table:table-cell office:value-type="float" office:value="4449.522" calcext:value-type="float">
            <text:p>4449.522</text:p>
          </table:table-cell>
          <table:table-cell office:value-type="float" office:value="4463.805" calcext:value-type="float">
            <text:p>4463.805</text:p>
          </table:table-cell>
          <table:table-cell office:value-type="float" office:value="4467.5918" calcext:value-type="float">
            <text:p>4467.5918</text:p>
          </table:table-cell>
        </table:table-row>
        <table:table-row table:style-name="ro1">
          <table:table-cell table:number-columns-repeated="2"/>
          <table:table-cell table:style-name="ce10"/>
          <table:table-cell table:style-name="ce10" office:value-type="string" calcext:value-type="string">
            <text:p>s_2</text:p>
          </table:table-cell>
          <table:table-cell table:style-name="ce17" office:value-type="float" office:value="3993.408" calcext:value-type="float">
            <text:p>3993.408</text:p>
          </table:table-cell>
          <table:table-cell table:style-name="ce23" office:value-type="float" office:value="3956.2936" calcext:value-type="float">
            <text:p>3956.2936</text:p>
          </table:table-cell>
          <table:table-cell table:style-name="ce23" office:value-type="float" office:value="4018.063" calcext:value-type="float">
            <text:p>4018.063</text:p>
          </table:table-cell>
          <table:table-cell table:style-name="ce23" office:value-type="float" office:value="3956.6036" calcext:value-type="float">
            <text:p>3956.6036</text:p>
          </table:table-cell>
          <table:table-cell table:style-name="ce23" office:value-type="float" office:value="3988.8274" calcext:value-type="float">
            <text:p>3988.8274</text:p>
          </table:table-cell>
          <table:table-cell table:style-name="ce23" office:value-type="float" office:value="3984.7088" calcext:value-type="float">
            <text:p>3984.7088</text:p>
          </table:table-cell>
          <table:table-cell table:style-name="ce29" office:value-type="float" office:value="3989.0232" calcext:value-type="float">
            <text:p>3989.0232</text:p>
          </table:table-cell>
        </table:table-row>
        <table:table-row table:style-name="ro1">
          <table:table-cell table:number-columns-repeated="2"/>
          <table:table-cell table:style-name="ce11"/>
          <table:table-cell table:style-name="ce11" office:value-type="string" calcext:value-type="string">
            <text:p>s_3</text:p>
          </table:table-cell>
          <table:table-cell table:style-name="ce18" office:value-type="float" office:value="3630.89" calcext:value-type="float">
            <text:p>3630.89</text:p>
          </table:table-cell>
          <table:table-cell table:style-name="ce24" office:value-type="float" office:value="3689.8338" calcext:value-type="float">
            <text:p>3689.8338</text:p>
          </table:table-cell>
          <table:table-cell table:style-name="ce24" office:value-type="float" office:value="3630.9726" calcext:value-type="float">
            <text:p>3630.9726</text:p>
          </table:table-cell>
          <table:table-cell table:style-name="ce24" office:value-type="float" office:value="3663.581" calcext:value-type="float">
            <text:p>3663.581</text:p>
          </table:table-cell>
          <table:table-cell table:style-name="ce24" office:value-type="float" office:value="3660.9762" calcext:value-type="float">
            <text:p>3660.9762</text:p>
          </table:table-cell>
          <table:table-cell table:style-name="ce24" office:value-type="float" office:value="3668.3286" calcext:value-type="float">
            <text:p>3668.3286</text:p>
          </table:table-cell>
          <table:table-cell table:style-name="ce30" office:value-type="float" office:value="3662.3156" calcext:value-type="float">
            <text:p>3662.3156</text:p>
          </table:table-cell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string" calcext:value-type="string">
            <text:p>s_1</text:p>
          </table:table-cell>
          <table:table-cell office:value-type="float" office:value="4328.395" calcext:value-type="float">
            <text:p>4328.395</text:p>
          </table:table-cell>
          <table:table-cell office:value-type="float" office:value="4395.3696" calcext:value-type="float">
            <text:p>4395.3696</text:p>
          </table:table-cell>
          <table:table-cell office:value-type="float" office:value="4325.777" calcext:value-type="float">
            <text:p>4325.777</text:p>
          </table:table-cell>
          <table:table-cell office:value-type="float" office:value="4355.7266" calcext:value-type="float">
            <text:p>4355.7266</text:p>
          </table:table-cell>
          <table:table-cell office:value-type="float" office:value="4355.8464" calcext:value-type="float">
            <text:p>4355.8464</text:p>
          </table:table-cell>
          <table:table-cell office:value-type="float" office:value="4355.7242" calcext:value-type="float">
            <text:p>4355.7242</text:p>
          </table:table-cell>
          <table:table-cell office:value-type="float" office:value="4351.0802" calcext:value-type="float">
            <text:p>4351.0802</text:p>
          </table:table-cell>
        </table:table-row>
        <table:table-row table:style-name="ro1">
          <table:table-cell table:number-columns-repeated="2"/>
          <table:table-cell table:style-name="ce10"/>
          <table:table-cell table:style-name="ce10" office:value-type="string" calcext:value-type="string">
            <text:p>s_2</text:p>
          </table:table-cell>
          <table:table-cell table:style-name="ce17" office:value-type="float" office:value="3306.8178" calcext:value-type="float">
            <text:p>3306.8178</text:p>
          </table:table-cell>
          <table:table-cell table:style-name="ce23" office:value-type="float" office:value="3276.4454" calcext:value-type="float">
            <text:p>3276.4454</text:p>
          </table:table-cell>
          <table:table-cell table:style-name="ce23" office:value-type="float" office:value="3303.2874" calcext:value-type="float">
            <text:p>3303.2874</text:p>
          </table:table-cell>
          <table:table-cell table:style-name="ce23" office:value-type="float" office:value="3316.3984" calcext:value-type="float">
            <text:p>3316.3984</text:p>
          </table:table-cell>
          <table:table-cell table:style-name="ce23" office:value-type="float" office:value="3312.5706" calcext:value-type="float">
            <text:p>3312.5706</text:p>
          </table:table-cell>
          <table:table-cell table:style-name="ce23" office:value-type="float" office:value="3301.132" calcext:value-type="float">
            <text:p>3301.132</text:p>
          </table:table-cell>
          <table:table-cell table:style-name="ce29" office:value-type="float" office:value="3290.706" calcext:value-type="float">
            <text:p>3290.706</text:p>
          </table:table-cell>
        </table:table-row>
        <table:table-row table:style-name="ro1">
          <table:table-cell table:number-columns-repeated="2"/>
          <table:table-cell table:style-name="ce11"/>
          <table:table-cell table:style-name="ce11" office:value-type="string" calcext:value-type="string">
            <text:p>s_3</text:p>
          </table:table-cell>
          <table:table-cell table:style-name="ce18" office:value-type="float" office:value="2301.6712" calcext:value-type="float">
            <text:p>2301.6712</text:p>
          </table:table-cell>
          <table:table-cell table:style-name="ce24" office:value-type="float" office:value="2352.1922" calcext:value-type="float">
            <text:p>2352.1922</text:p>
          </table:table-cell>
          <table:table-cell table:style-name="ce24" office:value-type="float" office:value="2300.2718" calcext:value-type="float">
            <text:p>2300.2718</text:p>
          </table:table-cell>
          <table:table-cell table:style-name="ce24" office:value-type="float" office:value="2334.7404" calcext:value-type="float">
            <text:p>2334.7404</text:p>
          </table:table-cell>
          <table:table-cell table:style-name="ce24" office:value-type="float" office:value="2335.2544" calcext:value-type="float">
            <text:p>2335.2544</text:p>
          </table:table-cell>
          <table:table-cell table:style-name="ce24" office:value-type="float" office:value="2335.754" calcext:value-type="float">
            <text:p>2335.754</text:p>
          </table:table-cell>
          <table:table-cell table:style-name="ce30" office:value-type="float" office:value="2334.7146" calcext:value-type="float">
            <text:p>2334.7146</text:p>
          </table:table-cell>
        </table:table-row>
        <table:table-row table:style-name="ro1"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string" calcext:value-type="string">
            <text:p>s_1</text:p>
          </table:table-cell>
          <table:table-cell office:value-type="float" office:value="4056.3854" calcext:value-type="float">
            <text:p>4056.3854</text:p>
          </table:table-cell>
          <table:table-cell office:value-type="float" office:value="4122.6582" calcext:value-type="float">
            <text:p>4122.6582</text:p>
          </table:table-cell>
          <table:table-cell office:value-type="float" office:value="4054.7342" calcext:value-type="float">
            <text:p>4054.7342</text:p>
          </table:table-cell>
          <table:table-cell office:value-type="float" office:value="4084.7942" calcext:value-type="float">
            <text:p>4084.7942</text:p>
          </table:table-cell>
          <table:table-cell office:value-type="float" office:value="4066.504" calcext:value-type="float">
            <text:p>4066.504</text:p>
          </table:table-cell>
          <table:table-cell office:value-type="float" office:value="4083.5164" calcext:value-type="float">
            <text:p>4083.5164</text:p>
          </table:table-cell>
          <table:table-cell office:value-type="float" office:value="4057.5654" calcext:value-type="float">
            <text:p>4057.5654</text:p>
          </table:table-cell>
        </table:table-row>
        <table:table-row table:style-name="ro1">
          <table:table-cell table:number-columns-repeated="2"/>
          <table:table-cell table:style-name="ce10"/>
          <table:table-cell table:style-name="ce10" office:value-type="string" calcext:value-type="string">
            <text:p>s_2</text:p>
          </table:table-cell>
          <table:table-cell table:style-name="ce17" office:value-type="float" office:value="2480.074" calcext:value-type="float">
            <text:p>2480.074</text:p>
          </table:table-cell>
          <table:table-cell table:style-name="ce23" office:value-type="float" office:value="2447.625" calcext:value-type="float">
            <text:p>2447.625</text:p>
          </table:table-cell>
          <table:table-cell table:style-name="ce23" office:value-type="float" office:value="2508.1714" calcext:value-type="float">
            <text:p>2508.1714</text:p>
          </table:table-cell>
          <table:table-cell table:style-name="ce23" office:value-type="float" office:value="2449.7754" calcext:value-type="float">
            <text:p>2449.7754</text:p>
          </table:table-cell>
          <table:table-cell table:style-name="ce23" office:value-type="float" office:value="2481.1246" calcext:value-type="float">
            <text:p>2481.1246</text:p>
          </table:table-cell>
          <table:table-cell table:style-name="ce23" office:value-type="float" office:value="2471.9964" calcext:value-type="float">
            <text:p>2471.9964</text:p>
          </table:table-cell>
          <table:table-cell table:style-name="ce29" office:value-type="float" office:value="2480.4748" calcext:value-type="float">
            <text:p>2480.4748</text:p>
          </table:table-cell>
        </table:table-row>
        <table:table-row table:style-name="ro1">
          <table:table-cell table:style-name="ce5"/>
          <table:table-cell table:style-name="ce11" table:number-columns-repeated="2"/>
          <table:table-cell table:style-name="ce11" office:value-type="string" calcext:value-type="string">
            <text:p>s_3</text:p>
          </table:table-cell>
          <table:table-cell table:style-name="ce18" office:value-type="float" office:value="2196.6738" calcext:value-type="float">
            <text:p>2196.6738</text:p>
          </table:table-cell>
          <table:table-cell table:style-name="ce24" office:value-type="float" office:value="2254.3724" calcext:value-type="float">
            <text:p>2254.3724</text:p>
          </table:table-cell>
          <table:table-cell table:style-name="ce24" office:value-type="float" office:value="2194.7364" calcext:value-type="float">
            <text:p>2194.7364</text:p>
          </table:table-cell>
          <table:table-cell table:style-name="ce24" office:value-type="float" office:value="2226.1504" calcext:value-type="float">
            <text:p>2226.1504</text:p>
          </table:table-cell>
          <table:table-cell table:style-name="ce24" office:value-type="float" office:value="2209.587" calcext:value-type="float">
            <text:p>2209.587</text:p>
          </table:table-cell>
          <table:table-cell table:style-name="ce24" office:value-type="float" office:value="2225.4818" calcext:value-type="float">
            <text:p>2225.4818</text:p>
          </table:table-cell>
          <table:table-cell table:style-name="ce30" office:value-type="float" office:value="2210.405" calcext:value-type="float">
            <text:p>2210.405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of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_1</text:p>
          </table:table-cell>
          <table:table-cell office:value-type="float" office:value="3171.5246" calcext:value-type="float">
            <text:p>3171.5246</text:p>
          </table:table-cell>
          <table:table-cell office:value-type="float" office:value="3094.4746" calcext:value-type="float">
            <text:p>3094.4746</text:p>
          </table:table-cell>
          <table:table-cell office:value-type="float" office:value="3707.3298" calcext:value-type="float">
            <text:p>3707.3298</text:p>
          </table:table-cell>
          <table:table-cell office:value-type="float" office:value="3830.0576" calcext:value-type="float">
            <text:p>3830.0576</text:p>
          </table:table-cell>
          <table:table-cell office:value-type="float" office:value="3951.8046" calcext:value-type="float">
            <text:p>3951.8046</text:p>
          </table:table-cell>
          <table:table-cell office:value-type="float" office:value="3988.802" calcext:value-type="float">
            <text:p>3988.802</text:p>
          </table:table-cell>
          <table:table-cell office:value-type="float" office:value="2940.9412" calcext:value-type="float">
            <text:p>2940.9412</text:p>
          </table:table-cell>
        </table:table-row>
        <table:table-row table:style-name="ro1">
          <table:table-cell table:number-columns-repeated="2"/>
          <table:table-cell table:style-name="ce10"/>
          <table:table-cell table:style-name="ce10" office:value-type="string" calcext:value-type="string">
            <text:p>s_2</text:p>
          </table:table-cell>
          <table:table-cell table:style-name="ce17" office:value-type="float" office:value="3163.4254" calcext:value-type="float">
            <text:p>3163.4254</text:p>
          </table:table-cell>
          <table:table-cell table:style-name="ce23" office:value-type="float" office:value="3002.8876" calcext:value-type="float">
            <text:p>3002.8876</text:p>
          </table:table-cell>
          <table:table-cell table:style-name="ce23" office:value-type="float" office:value="3896.1324" calcext:value-type="float">
            <text:p>3896.1324</text:p>
          </table:table-cell>
          <table:table-cell table:style-name="ce23" office:value-type="float" office:value="4024.7968" calcext:value-type="float">
            <text:p>4024.7968</text:p>
          </table:table-cell>
          <table:table-cell table:style-name="ce23" office:value-type="float" office:value="4209.3394" calcext:value-type="float">
            <text:p>4209.3394</text:p>
          </table:table-cell>
          <table:table-cell table:style-name="ce23" office:value-type="float" office:value="4369.946" calcext:value-type="float">
            <text:p>4369.946</text:p>
          </table:table-cell>
          <table:table-cell table:style-name="ce29" office:value-type="float" office:value="3246.8718" calcext:value-type="float">
            <text:p>3246.8718</text:p>
          </table:table-cell>
        </table:table-row>
        <table:table-row table:style-name="ro1">
          <table:table-cell table:number-columns-repeated="2"/>
          <table:table-cell table:style-name="ce11"/>
          <table:table-cell table:style-name="ce11" office:value-type="string" calcext:value-type="string">
            <text:p>s_3</text:p>
          </table:table-cell>
          <table:table-cell table:style-name="ce18" office:value-type="float" office:value="3367.2672" calcext:value-type="float">
            <text:p>3367.2672</text:p>
          </table:table-cell>
          <table:table-cell table:style-name="ce24" office:value-type="float" office:value="3240.9178" calcext:value-type="float">
            <text:p>3240.9178</text:p>
          </table:table-cell>
          <table:table-cell table:style-name="ce24" office:value-type="float" office:value="4502.4972" calcext:value-type="float">
            <text:p>4502.4972</text:p>
          </table:table-cell>
          <table:table-cell table:style-name="ce24" office:value-type="float" office:value="4619.5154" calcext:value-type="float">
            <text:p>4619.5154</text:p>
          </table:table-cell>
          <table:table-cell table:style-name="ce24" office:value-type="float" office:value="4796.371" calcext:value-type="float">
            <text:p>4796.371</text:p>
          </table:table-cell>
          <table:table-cell table:style-name="ce24" office:value-type="float" office:value="4951.5362" calcext:value-type="float">
            <text:p>4951.5362</text:p>
          </table:table-cell>
          <table:table-cell table:style-name="ce30" office:value-type="float" office:value="3590.9818" calcext:value-type="float">
            <text:p>3590.9818</text:p>
          </table:table-cell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string" calcext:value-type="string">
            <text:p>s_1</text:p>
          </table:table-cell>
          <table:table-cell office:value-type="float" office:value="3013.3158" calcext:value-type="float">
            <text:p>3013.3158</text:p>
          </table:table-cell>
          <table:table-cell office:value-type="float" office:value="2849.9366" calcext:value-type="float">
            <text:p>2849.9366</text:p>
          </table:table-cell>
          <table:table-cell office:value-type="float" office:value="4282.4724" calcext:value-type="float">
            <text:p>4282.4724</text:p>
          </table:table-cell>
          <table:table-cell office:value-type="float" office:value="4391.0346" calcext:value-type="float">
            <text:p>4391.0346</text:p>
          </table:table-cell>
          <table:table-cell office:value-type="float" office:value="4525.6004" calcext:value-type="float">
            <text:p>4525.6004</text:p>
          </table:table-cell>
          <table:table-cell office:value-type="float" office:value="4656.6908" calcext:value-type="float">
            <text:p>4656.6908</text:p>
          </table:table-cell>
          <table:table-cell office:value-type="float" office:value="3043.2898" calcext:value-type="float">
            <text:p>3043.2898</text:p>
          </table:table-cell>
        </table:table-row>
        <table:table-row table:style-name="ro1">
          <table:table-cell table:number-columns-repeated="2"/>
          <table:table-cell table:style-name="ce10"/>
          <table:table-cell table:style-name="ce10" office:value-type="string" calcext:value-type="string">
            <text:p>s_2</text:p>
          </table:table-cell>
          <table:table-cell table:style-name="ce17" office:value-type="float" office:value="3486.1334" calcext:value-type="float">
            <text:p>3486.1334</text:p>
          </table:table-cell>
          <table:table-cell table:style-name="ce23" office:value-type="float" office:value="3275.0524" calcext:value-type="float">
            <text:p>3275.0524</text:p>
          </table:table-cell>
          <table:table-cell table:style-name="ce23" office:value-type="float" office:value="5212.5326" calcext:value-type="float">
            <text:p>5212.5326</text:p>
          </table:table-cell>
          <table:table-cell table:style-name="ce23" office:value-type="float" office:value="5277.2514" calcext:value-type="float">
            <text:p>5277.2514</text:p>
          </table:table-cell>
          <table:table-cell table:style-name="ce23" office:value-type="float" office:value="5393.4906" calcext:value-type="float">
            <text:p>5393.4906</text:p>
          </table:table-cell>
          <table:table-cell table:style-name="ce23" office:value-type="float" office:value="5513.649" calcext:value-type="float">
            <text:p>5513.649</text:p>
          </table:table-cell>
          <table:table-cell table:style-name="ce29" office:value-type="float" office:value="3638.7358" calcext:value-type="float">
            <text:p>3638.7358</text:p>
          </table:table-cell>
        </table:table-row>
        <table:table-row table:style-name="ro1">
          <table:table-cell table:number-columns-repeated="2"/>
          <table:table-cell table:style-name="ce11"/>
          <table:table-cell table:style-name="ce11" office:value-type="string" calcext:value-type="string">
            <text:p>s_3</text:p>
          </table:table-cell>
          <table:table-cell table:style-name="ce18" office:value-type="float" office:value="3662.288" calcext:value-type="float">
            <text:p>3662.288</text:p>
          </table:table-cell>
          <table:table-cell table:style-name="ce24" office:value-type="float" office:value="3435.8284" calcext:value-type="float">
            <text:p>3435.8284</text:p>
          </table:table-cell>
          <table:table-cell table:style-name="ce24" office:value-type="float" office:value="5939.926" calcext:value-type="float">
            <text:p>5939.926</text:p>
          </table:table-cell>
          <table:table-cell table:style-name="ce24" office:value-type="float" office:value="5994.2132" calcext:value-type="float">
            <text:p>5994.2132</text:p>
          </table:table-cell>
          <table:table-cell table:style-name="ce24" office:value-type="float" office:value="6111.367" calcext:value-type="float">
            <text:p>6111.367</text:p>
          </table:table-cell>
          <table:table-cell table:style-name="ce24" office:value-type="float" office:value="6231.0632" calcext:value-type="float">
            <text:p>6231.0632</text:p>
          </table:table-cell>
          <table:table-cell table:style-name="ce30" office:value-type="float" office:value="3615.8554" calcext:value-type="float">
            <text:p>3615.8554</text:p>
          </table:table-cell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string" calcext:value-type="string">
            <text:p>s_1</text:p>
          </table:table-cell>
          <table:table-cell office:value-type="float" office:value="3248.3584" calcext:value-type="float">
            <text:p>3248.3584</text:p>
          </table:table-cell>
          <table:table-cell office:value-type="float" office:value="2898.298" calcext:value-type="float">
            <text:p>2898.298</text:p>
          </table:table-cell>
          <table:table-cell office:value-type="float" office:value="4827.6996" calcext:value-type="float">
            <text:p>4827.6996</text:p>
          </table:table-cell>
          <table:table-cell office:value-type="float" office:value="4893.162" calcext:value-type="float">
            <text:p>4893.162</text:p>
          </table:table-cell>
          <table:table-cell office:value-type="float" office:value="5006.9448" calcext:value-type="float">
            <text:p>5006.9448</text:p>
          </table:table-cell>
          <table:table-cell office:value-type="float" office:value="5107.4996" calcext:value-type="float">
            <text:p>5107.4996</text:p>
          </table:table-cell>
          <table:table-cell office:value-type="float" office:value="3225.6986" calcext:value-type="float">
            <text:p>3225.6986</text:p>
          </table:table-cell>
        </table:table-row>
        <table:table-row table:style-name="ro1">
          <table:table-cell table:number-columns-repeated="2"/>
          <table:table-cell table:style-name="ce10"/>
          <table:table-cell table:style-name="ce10" office:value-type="string" calcext:value-type="string">
            <text:p>s_2</text:p>
          </table:table-cell>
          <table:table-cell table:style-name="ce17" office:value-type="float" office:value="3217.1092" calcext:value-type="float">
            <text:p>3217.1092</text:p>
          </table:table-cell>
          <table:table-cell table:style-name="ce23" office:value-type="float" office:value="2911.5492" calcext:value-type="float">
            <text:p>2911.5492</text:p>
          </table:table-cell>
          <table:table-cell table:style-name="ce23" office:value-type="float" office:value="4922.2974" calcext:value-type="float">
            <text:p>4922.2974</text:p>
          </table:table-cell>
          <table:table-cell table:style-name="ce23" office:value-type="float" office:value="4963.5624" calcext:value-type="float">
            <text:p>4963.5624</text:p>
          </table:table-cell>
          <table:table-cell table:style-name="ce23" office:value-type="float" office:value="5077.157" calcext:value-type="float">
            <text:p>5077.157</text:p>
          </table:table-cell>
          <table:table-cell table:style-name="ce23" office:value-type="float" office:value="5183.3002" calcext:value-type="float">
            <text:p>5183.3002</text:p>
          </table:table-cell>
          <table:table-cell table:style-name="ce29" office:value-type="float" office:value="3074.122" calcext:value-type="float">
            <text:p>3074.122</text:p>
          </table:table-cell>
        </table:table-row>
        <table:table-row table:style-name="ro1">
          <table:table-cell table:number-columns-repeated="2"/>
          <table:table-cell table:style-name="ce11"/>
          <table:table-cell table:style-name="ce11" office:value-type="string" calcext:value-type="string">
            <text:p>s_3</text:p>
          </table:table-cell>
          <table:table-cell table:style-name="ce18" office:value-type="float" office:value="2834.7592" calcext:value-type="float">
            <text:p>2834.7592</text:p>
          </table:table-cell>
          <table:table-cell table:style-name="ce24" office:value-type="float" office:value="2589.1948" calcext:value-type="float">
            <text:p>2589.1948</text:p>
          </table:table-cell>
          <table:table-cell table:style-name="ce24" office:value-type="float" office:value="3856.142" calcext:value-type="float">
            <text:p>3856.142</text:p>
          </table:table-cell>
          <table:table-cell table:style-name="ce24" office:value-type="float" office:value="3894.3326" calcext:value-type="float">
            <text:p>3894.3326</text:p>
          </table:table-cell>
          <table:table-cell table:style-name="ce24" office:value-type="float" office:value="3997.7738" calcext:value-type="float">
            <text:p>3997.7738</text:p>
          </table:table-cell>
          <table:table-cell table:style-name="ce24" office:value-type="float" office:value="4115.1004" calcext:value-type="float">
            <text:p>4115.1004</text:p>
          </table:table-cell>
          <table:table-cell table:style-name="ce30" office:value-type="float" office:value="2706.8472" calcext:value-type="float">
            <text:p>2706.8472</text:p>
          </table:table-cell>
        </table:table-row>
        <table:table-row table:style-name="ro1"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string" calcext:value-type="string">
            <text:p>s_1</text:p>
          </table:table-cell>
          <table:table-cell office:value-type="float" office:value="3255.8696" calcext:value-type="float">
            <text:p>3255.8696</text:p>
          </table:table-cell>
          <table:table-cell office:value-type="float" office:value="3005.7526" calcext:value-type="float">
            <text:p>3005.7526</text:p>
          </table:table-cell>
          <table:table-cell office:value-type="float" office:value="4826.6298" calcext:value-type="float">
            <text:p>4826.6298</text:p>
          </table:table-cell>
          <table:table-cell office:value-type="float" office:value="4875.8868" calcext:value-type="float">
            <text:p>4875.8868</text:p>
          </table:table-cell>
          <table:table-cell office:value-type="float" office:value="4984.7728" calcext:value-type="float">
            <text:p>4984.7728</text:p>
          </table:table-cell>
          <table:table-cell office:value-type="float" office:value="5091.9298" calcext:value-type="float">
            <text:p>5091.9298</text:p>
          </table:table-cell>
          <table:table-cell office:value-type="float" office:value="3163.0192" calcext:value-type="float">
            <text:p>3163.0192</text:p>
          </table:table-cell>
        </table:table-row>
        <table:table-row table:style-name="ro1">
          <table:table-cell table:number-columns-repeated="2"/>
          <table:table-cell table:style-name="ce10"/>
          <table:table-cell table:style-name="ce10" office:value-type="string" calcext:value-type="string">
            <text:p>s_2</text:p>
          </table:table-cell>
          <table:table-cell table:style-name="ce17" office:value-type="float" office:value="2795.6796" calcext:value-type="float">
            <text:p>2795.6796</text:p>
          </table:table-cell>
          <table:table-cell table:style-name="ce23" office:value-type="float" office:value="2535.4014" calcext:value-type="float">
            <text:p>2535.4014</text:p>
          </table:table-cell>
          <table:table-cell table:style-name="ce23" office:value-type="float" office:value="3868.4048" calcext:value-type="float">
            <text:p>3868.4048</text:p>
          </table:table-cell>
          <table:table-cell table:style-name="ce23" office:value-type="float" office:value="3905.0008" calcext:value-type="float">
            <text:p>3905.0008</text:p>
          </table:table-cell>
          <table:table-cell table:style-name="ce23" office:value-type="float" office:value="4004.6524" calcext:value-type="float">
            <text:p>4004.6524</text:p>
          </table:table-cell>
          <table:table-cell table:style-name="ce23" office:value-type="float" office:value="4120.7362" calcext:value-type="float">
            <text:p>4120.7362</text:p>
          </table:table-cell>
          <table:table-cell table:style-name="ce29" office:value-type="float" office:value="2672.1464" calcext:value-type="float">
            <text:p>2672.1464</text:p>
          </table:table-cell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s_3</text:p>
          </table:table-cell>
          <table:table-cell table:style-name="ce18" office:value-type="float" office:value="2299.3818" calcext:value-type="float">
            <text:p>2299.3818</text:p>
          </table:table-cell>
          <table:table-cell table:style-name="ce24" office:value-type="float" office:value="2091.8642" calcext:value-type="float">
            <text:p>2091.8642</text:p>
          </table:table-cell>
          <table:table-cell table:style-name="ce24" office:value-type="float" office:value="2360.5026" calcext:value-type="float">
            <text:p>2360.5026</text:p>
          </table:table-cell>
          <table:table-cell table:style-name="ce24" office:value-type="float" office:value="2397.1602" calcext:value-type="float">
            <text:p>2397.1602</text:p>
          </table:table-cell>
          <table:table-cell table:style-name="ce24" office:value-type="float" office:value="2519.0612" calcext:value-type="float">
            <text:p>2519.0612</text:p>
          </table:table-cell>
          <table:table-cell table:style-name="ce24" office:value-type="float" office:value="2695.1582" calcext:value-type="float">
            <text:p>2695.1582</text:p>
          </table:table-cell>
          <table:table-cell table:style-name="ce30" office:value-type="float" office:value="2269.3518" calcext:value-type="float">
            <text:p>2269.3518</text:p>
          </table:table-cell>
        </table:table-row>
        <table:table-row table:style-name="ro1">
          <table:table-cell/>
          <table:table-cell table:style-name="ce9" office:value-type="string" calcext:value-type="string">
            <text:p>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_1</text:p>
          </table:table-cell>
          <table:table-cell office:value-type="float" office:value="4229.3562" calcext:value-type="float">
            <text:p>4229.3562</text:p>
          </table:table-cell>
          <table:table-cell office:value-type="float" office:value="3093.5696" calcext:value-type="float">
            <text:p>3093.5696</text:p>
          </table:table-cell>
          <table:table-cell office:value-type="float" office:value="3738.7436" calcext:value-type="float">
            <text:p>3738.7436</text:p>
          </table:table-cell>
          <table:table-cell office:value-type="float" office:value="3854.1394" calcext:value-type="float">
            <text:p>3854.1394</text:p>
          </table:table-cell>
          <table:table-cell office:value-type="float" office:value="4027.411" calcext:value-type="float">
            <text:p>4027.411</text:p>
          </table:table-cell>
          <table:table-cell office:value-type="float" office:value="3118.971" calcext:value-type="float">
            <text:p>3118.971</text:p>
          </table:table-cell>
          <table:table-cell office:value-type="float" office:value="3152.4748" calcext:value-type="float">
            <text:p>3152.4748</text:p>
          </table:table-cell>
        </table:table-row>
        <table:table-row table:style-name="ro1">
          <table:table-cell table:number-columns-repeated="2"/>
          <table:table-cell table:style-name="ce10"/>
          <table:table-cell table:style-name="ce10" office:value-type="string" calcext:value-type="string">
            <text:p>s_2</text:p>
          </table:table-cell>
          <table:table-cell table:style-name="ce17" office:value-type="float" office:value="4503.667" calcext:value-type="float">
            <text:p>4503.667</text:p>
          </table:table-cell>
          <table:table-cell table:style-name="ce23" office:value-type="float" office:value="4261.5482" calcext:value-type="float">
            <text:p>4261.5482</text:p>
          </table:table-cell>
          <table:table-cell table:style-name="ce23" office:value-type="float" office:value="3313.7942" calcext:value-type="float">
            <text:p>3313.7942</text:p>
          </table:table-cell>
          <table:table-cell table:style-name="ce23" office:value-type="float" office:value="3311.0758" calcext:value-type="float">
            <text:p>3311.0758</text:p>
          </table:table-cell>
          <table:table-cell table:style-name="ce23" office:value-type="float" office:value="3311.7274" calcext:value-type="float">
            <text:p>3311.7274</text:p>
          </table:table-cell>
          <table:table-cell table:style-name="ce23" office:value-type="float" office:value="3345.3728" calcext:value-type="float">
            <text:p>3345.3728</text:p>
          </table:table-cell>
          <table:table-cell table:style-name="ce29" office:value-type="float" office:value="3329.3068" calcext:value-type="float">
            <text:p>3329.3068</text:p>
          </table:table-cell>
        </table:table-row>
        <table:table-row table:style-name="ro1">
          <table:table-cell table:number-columns-repeated="2"/>
          <table:table-cell table:style-name="ce11"/>
          <table:table-cell table:style-name="ce11" office:value-type="string" calcext:value-type="string">
            <text:p>s_3</text:p>
          </table:table-cell>
          <table:table-cell table:style-name="ce18" office:value-type="float" office:value="3442.901" calcext:value-type="float">
            <text:p>3442.901</text:p>
          </table:table-cell>
          <table:table-cell table:style-name="ce24" office:value-type="float" office:value="3419.7044" calcext:value-type="float">
            <text:p>3419.7044</text:p>
          </table:table-cell>
          <table:table-cell table:style-name="ce24" office:value-type="float" office:value="3419.9856" calcext:value-type="float">
            <text:p>3419.9856</text:p>
          </table:table-cell>
          <table:table-cell table:style-name="ce24" office:value-type="float" office:value="3419.8054" calcext:value-type="float">
            <text:p>3419.8054</text:p>
          </table:table-cell>
          <table:table-cell table:style-name="ce24" office:value-type="float" office:value="3476.4246" calcext:value-type="float">
            <text:p>3476.4246</text:p>
          </table:table-cell>
          <table:table-cell table:style-name="ce24" office:value-type="float" office:value="3420.139" calcext:value-type="float">
            <text:p>3420.139</text:p>
          </table:table-cell>
          <table:table-cell table:style-name="ce30" office:value-type="float" office:value="3449.8026" calcext:value-type="float">
            <text:p>3449.8026</text:p>
          </table:table-cell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string" calcext:value-type="string">
            <text:p>s_1</text:p>
          </table:table-cell>
          <table:table-cell office:value-type="float" office:value="4913.8228" calcext:value-type="float">
            <text:p>4913.8228</text:p>
          </table:table-cell>
          <table:table-cell office:value-type="float" office:value="5403.558" calcext:value-type="float">
            <text:p>5403.558</text:p>
          </table:table-cell>
          <table:table-cell office:value-type="float" office:value="4456.9014" calcext:value-type="float">
            <text:p>4456.9014</text:p>
          </table:table-cell>
          <table:table-cell office:value-type="float" office:value="4455.2572" calcext:value-type="float">
            <text:p>4455.2572</text:p>
          </table:table-cell>
          <table:table-cell office:value-type="float" office:value="4443.4774" calcext:value-type="float">
            <text:p>4443.4774</text:p>
          </table:table-cell>
          <table:table-cell office:value-type="float" office:value="4439.5726" calcext:value-type="float">
            <text:p>4439.5726</text:p>
          </table:table-cell>
          <table:table-cell office:value-type="float" office:value="4453.4872" calcext:value-type="float">
            <text:p>4453.4872</text:p>
          </table:table-cell>
        </table:table-row>
        <table:table-row table:style-name="ro1">
          <table:table-cell table:number-columns-repeated="2"/>
          <table:table-cell table:style-name="ce10"/>
          <table:table-cell table:style-name="ce10" office:value-type="string" calcext:value-type="string">
            <text:p>s_2</text:p>
          </table:table-cell>
          <table:table-cell table:style-name="ce17" office:value-type="float" office:value="3979.3714" calcext:value-type="float">
            <text:p>3979.3714</text:p>
          </table:table-cell>
          <table:table-cell table:style-name="ce23" office:value-type="float" office:value="3975.541" calcext:value-type="float">
            <text:p>3975.541</text:p>
          </table:table-cell>
          <table:table-cell table:style-name="ce23" office:value-type="float" office:value="3978.1512" calcext:value-type="float">
            <text:p>3978.1512</text:p>
          </table:table-cell>
          <table:table-cell table:style-name="ce23" office:value-type="float" office:value="3971.2802" calcext:value-type="float">
            <text:p>3971.2802</text:p>
          </table:table-cell>
          <table:table-cell table:style-name="ce23" office:value-type="float" office:value="3963.9634" calcext:value-type="float">
            <text:p>3963.9634</text:p>
          </table:table-cell>
          <table:table-cell table:style-name="ce23" office:value-type="float" office:value="3949.0704" calcext:value-type="float">
            <text:p>3949.0704</text:p>
          </table:table-cell>
          <table:table-cell table:style-name="ce29" office:value-type="float" office:value="3978.3672" calcext:value-type="float">
            <text:p>3978.3672</text:p>
          </table:table-cell>
        </table:table-row>
        <table:table-row table:style-name="ro1">
          <table:table-cell table:number-columns-repeated="2"/>
          <table:table-cell table:style-name="ce11"/>
          <table:table-cell table:style-name="ce11" office:value-type="string" calcext:value-type="string">
            <text:p>s_3</text:p>
          </table:table-cell>
          <table:table-cell table:style-name="ce18" office:value-type="float" office:value="3663.3938" calcext:value-type="float">
            <text:p>3663.3938</text:p>
          </table:table-cell>
          <table:table-cell table:style-name="ce24" office:value-type="float" office:value="3673.18" calcext:value-type="float">
            <text:p>3673.18</text:p>
          </table:table-cell>
          <table:table-cell table:style-name="ce24" office:value-type="float" office:value="3662.2138" calcext:value-type="float">
            <text:p>3662.2138</text:p>
          </table:table-cell>
          <table:table-cell table:style-name="ce24" office:value-type="float" office:value="3664.1198" calcext:value-type="float">
            <text:p>3664.1198</text:p>
          </table:table-cell>
          <table:table-cell table:style-name="ce24" office:value-type="float" office:value="3649.2434" calcext:value-type="float">
            <text:p>3649.2434</text:p>
          </table:table-cell>
          <table:table-cell table:style-name="ce24" office:value-type="float" office:value="3664.106" calcext:value-type="float">
            <text:p>3664.106</text:p>
          </table:table-cell>
          <table:table-cell table:style-name="ce30" office:value-type="float" office:value="3663.695" calcext:value-type="float">
            <text:p>3663.695</text:p>
          </table:table-cell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string" calcext:value-type="string">
            <text:p>s_1</text:p>
          </table:table-cell>
          <table:table-cell office:value-type="float" office:value="4337.6356" calcext:value-type="float">
            <text:p>4337.6356</text:p>
          </table:table-cell>
          <table:table-cell office:value-type="float" office:value="4352.2116" calcext:value-type="float">
            <text:p>4352.2116</text:p>
          </table:table-cell>
          <table:table-cell office:value-type="float" office:value="4352.1782" calcext:value-type="float">
            <text:p>4352.1782</text:p>
          </table:table-cell>
          <table:table-cell office:value-type="float" office:value="4328.9586" calcext:value-type="float">
            <text:p>4328.9586</text:p>
          </table:table-cell>
          <table:table-cell office:value-type="float" office:value="4353.0488" calcext:value-type="float">
            <text:p>4353.0488</text:p>
          </table:table-cell>
          <table:table-cell office:value-type="float" office:value="4326.3768" calcext:value-type="float">
            <text:p>4326.3768</text:p>
          </table:table-cell>
          <table:table-cell office:value-type="float" office:value="4353.7584" calcext:value-type="float">
            <text:p>4353.7584</text:p>
          </table:table-cell>
        </table:table-row>
        <table:table-row table:style-name="ro1">
          <table:table-cell table:number-columns-repeated="2"/>
          <table:table-cell table:style-name="ce10"/>
          <table:table-cell table:style-name="ce10" office:value-type="string" calcext:value-type="string">
            <text:p>s_2</text:p>
          </table:table-cell>
          <table:table-cell table:style-name="ce17" office:value-type="float" office:value="3300.3084" calcext:value-type="float">
            <text:p>3300.3084</text:p>
          </table:table-cell>
          <table:table-cell table:style-name="ce23" office:value-type="float" office:value="3301.4322" calcext:value-type="float">
            <text:p>3301.4322</text:p>
          </table:table-cell>
          <table:table-cell table:style-name="ce23" office:value-type="float" office:value="3301.2482" calcext:value-type="float">
            <text:p>3301.2482</text:p>
          </table:table-cell>
          <table:table-cell table:style-name="ce23" office:value-type="float" office:value="3302.1638" calcext:value-type="float">
            <text:p>3302.1638</text:p>
          </table:table-cell>
          <table:table-cell table:style-name="ce23" office:value-type="float" office:value="3289.937" calcext:value-type="float">
            <text:p>3289.937</text:p>
          </table:table-cell>
          <table:table-cell table:style-name="ce23" office:value-type="float" office:value="3296.682" calcext:value-type="float">
            <text:p>3296.682</text:p>
          </table:table-cell>
          <table:table-cell table:style-name="ce29" office:value-type="float" office:value="3285.3444" calcext:value-type="float">
            <text:p>3285.3444</text:p>
          </table:table-cell>
        </table:table-row>
        <table:table-row table:style-name="ro1">
          <table:table-cell table:number-columns-repeated="2"/>
          <table:table-cell table:style-name="ce11"/>
          <table:table-cell table:style-name="ce11" office:value-type="string" calcext:value-type="string">
            <text:p>s_3</text:p>
          </table:table-cell>
          <table:table-cell table:style-name="ce18" office:value-type="float" office:value="2330.7496" calcext:value-type="float">
            <text:p>2330.7496</text:p>
          </table:table-cell>
          <table:table-cell table:style-name="ce24" office:value-type="float" office:value="2334.5364" calcext:value-type="float">
            <text:p>2334.5364</text:p>
          </table:table-cell>
          <table:table-cell table:style-name="ce24" office:value-type="float" office:value="2334.8388" calcext:value-type="float">
            <text:p>2334.8388</text:p>
          </table:table-cell>
          <table:table-cell table:style-name="ce24" office:value-type="float" office:value="2317.278" calcext:value-type="float">
            <text:p>2317.278</text:p>
          </table:table-cell>
          <table:table-cell table:style-name="ce24" office:value-type="float" office:value="2332.9294" calcext:value-type="float">
            <text:p>2332.9294</text:p>
          </table:table-cell>
          <table:table-cell table:style-name="ce24" office:value-type="float" office:value="2316.5478" calcext:value-type="float">
            <text:p>2316.5478</text:p>
          </table:table-cell>
          <table:table-cell table:style-name="ce30" office:value-type="float" office:value="2333.0632" calcext:value-type="float">
            <text:p>2333.0632</text:p>
          </table:table-cell>
        </table:table-row>
        <table:table-row table:style-name="ro1"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string" calcext:value-type="string">
            <text:p>s_1</text:p>
          </table:table-cell>
          <table:table-cell office:value-type="float" office:value="4087.8704" calcext:value-type="float">
            <text:p>4087.8704</text:p>
          </table:table-cell>
          <table:table-cell office:value-type="float" office:value="4051.8528" calcext:value-type="float">
            <text:p>4051.8528</text:p>
          </table:table-cell>
          <table:table-cell office:value-type="float" office:value="4080.6366" calcext:value-type="float">
            <text:p>4080.6366</text:p>
          </table:table-cell>
          <table:table-cell office:value-type="float" office:value="4069.3672" calcext:value-type="float">
            <text:p>4069.3672</text:p>
          </table:table-cell>
          <table:table-cell office:value-type="float" office:value="4082.8514" calcext:value-type="float">
            <text:p>4082.8514</text:p>
          </table:table-cell>
          <table:table-cell office:value-type="float" office:value="4058.6532" calcext:value-type="float">
            <text:p>4058.6532</text:p>
          </table:table-cell>
          <table:table-cell office:value-type="float" office:value="4082.726" calcext:value-type="float">
            <text:p>4082.726</text:p>
          </table:table-cell>
        </table:table-row>
        <table:table-row table:style-name="ro1">
          <table:table-cell table:number-columns-repeated="2"/>
          <table:table-cell table:style-name="ce10"/>
          <table:table-cell table:style-name="ce10" office:value-type="string" calcext:value-type="string">
            <text:p>s_2</text:p>
          </table:table-cell>
          <table:table-cell table:style-name="ce17" office:value-type="float" office:value="2468.4876" calcext:value-type="float">
            <text:p>2468.4876</text:p>
          </table:table-cell>
          <table:table-cell table:style-name="ce23" office:value-type="float" office:value="2481.092" calcext:value-type="float">
            <text:p>2481.092</text:p>
          </table:table-cell>
          <table:table-cell table:style-name="ce23" office:value-type="float" office:value="2477.5094" calcext:value-type="float">
            <text:p>2477.5094</text:p>
          </table:table-cell>
          <table:table-cell table:style-name="ce23" office:value-type="float" office:value="2481.7828" calcext:value-type="float">
            <text:p>2481.7828</text:p>
          </table:table-cell>
          <table:table-cell table:style-name="ce23" office:value-type="float" office:value="2466.5864" calcext:value-type="float">
            <text:p>2466.5864</text:p>
          </table:table-cell>
          <table:table-cell table:style-name="ce23" office:value-type="float" office:value="2480.2384" calcext:value-type="float">
            <text:p>2480.2384</text:p>
          </table:table-cell>
          <table:table-cell table:style-name="ce29" office:value-type="float" office:value="2448.56" calcext:value-type="float">
            <text:p>2448.56</text:p>
          </table:table-cell>
        </table:table-row>
        <table:table-row table:style-name="ro1">
          <table:table-cell table:style-name="ce6"/>
          <table:table-cell table:style-name="ce12" table:number-columns-repeated="2"/>
          <table:table-cell table:style-name="ce12" office:value-type="string" calcext:value-type="string">
            <text:p>s_3</text:p>
          </table:table-cell>
          <table:table-cell table:style-name="ce19" office:value-type="float" office:value="2230.113" calcext:value-type="float">
            <text:p>2230.113</text:p>
          </table:table-cell>
          <table:table-cell table:style-name="ce25" office:value-type="float" office:value="2208.759" calcext:value-type="float">
            <text:p>2208.759</text:p>
          </table:table-cell>
          <table:table-cell table:style-name="ce25" office:value-type="float" office:value="2226.3338" calcext:value-type="float">
            <text:p>2226.3338</text:p>
          </table:table-cell>
          <table:table-cell table:style-name="ce25" office:value-type="float" office:value="2227.151" calcext:value-type="float">
            <text:p>2227.151</text:p>
          </table:table-cell>
          <table:table-cell table:style-name="ce25" office:value-type="float" office:value="2226.326" calcext:value-type="float">
            <text:p>2226.326</text:p>
          </table:table-cell>
          <table:table-cell table:style-name="ce25" office:value-type="float" office:value="2201.3092" calcext:value-type="float">
            <text:p>2201.3092</text:p>
          </table:table-cell>
          <table:table-cell table:style-name="ce31" office:value-type="float" office:value="2226.7058" calcext:value-type="float">
            <text:p>2226.7058</text:p>
          </table:table-cell>
        </table:table-row>
      </table:table>
      <table:table table:name="summary" table:style-name="ta1">
        <table:table-column table:style-name="co12" table:default-cell-style-name="ce4"/>
        <table:table-column table:style-name="co12" table:default-cell-style-name="ce10"/>
        <table:table-column table:style-name="co12" table:number-columns-repeated="2" table:default-cell-style-name="ce9"/>
        <table:table-column table:style-name="co12" table:default-cell-style-name="ce33"/>
        <table:table-column table:style-name="co12" table:number-columns-repeated="5" table:default-cell-style-name="ce37"/>
        <table:table-column table:style-name="co12" table:default-cell-style-name="ce41"/>
        <table:table-column table:style-name="co12" table:number-columns-repeated="7" table:default-cell-style-name="Default"/>
        <table:table-row table:style-name="ro1">
          <table:table-cell table:style-name="Default" table:number-columns-repeated="4"/>
          <table:table-cell table:style-name="ce32" office:value-type="string" calcext:value-type="string" table:number-columns-spanned="7" table:number-rows-spanned="1">
            <text:p>work_mem</text:p>
          </table:table-cell>
          <table:covered-table-cell table:number-columns-repeated="6" table:style-name="Default"/>
          <table:table-cell table:number-columns-repeated="7"/>
        </table:table-row>
        <table:table-row table:style-name="ro1">
          <table:table-cell table:style-name="ce2" office:value-type="string" calcext:value-type="string">
            <text:p>max_workers</text:p>
          </table:table-cell>
          <table:table-cell table:style-name="ce8" office:value-type="string" calcext:value-type="string">
            <text:p>enable_incrementalsort</text:p>
          </table:table-cell>
          <table:table-cell table:style-name="ce8" office:value-type="string" calcext:value-type="string">
            <text:p>ngroups</text:p>
          </table:table-cell>
          <table:table-cell table:style-name="ce8" office:value-type="string" calcext:value-type="string">
            <text:p>table</text:p>
          </table:table-cell>
          <table:table-cell table:style-name="ce15" office:value-type="float" office:value="4" calcext:value-type="float">
            <text:p>4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16" calcext:value-type="float">
            <text:p>16</text:p>
          </table:table-cell>
          <table:table-cell table:style-name="ce21" office:value-type="float" office:value="32" calcext:value-type="float">
            <text:p>32</text:p>
          </table:table-cell>
          <table:table-cell table:style-name="ce21" office:value-type="float" office:value="64" calcext:value-type="float">
            <text:p>64</text:p>
          </table:table-cell>
          <table:table-cell table:style-name="ce21" office:value-type="float" office:value="128" calcext:value-type="float">
            <text:p>128</text:p>
          </table:table-cell>
          <table:table-cell table:style-name="ce27" office:value-type="float" office:value="256" calcext:value-type="float">
            <text:p>256</text:p>
          </table:table-cell>
          <table:table-cell table:number-columns-repeated="7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9" office:value-type="string" calcext:value-type="string">
            <text:p>of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_1</text:p>
          </table:table-cell>
          <table:table-cell office:value-type="float" office:value="4668.3776" calcext:value-type="float">
            <text:p>4668</text:p>
          </table:table-cell>
          <table:table-cell office:value-type="float" office:value="4198.1808" calcext:value-type="float">
            <text:p>4198</text:p>
          </table:table-cell>
          <table:table-cell office:value-type="float" office:value="3720.4798" calcext:value-type="float">
            <text:p>3720</text:p>
          </table:table-cell>
          <table:table-cell office:value-type="float" office:value="3828.3364" calcext:value-type="float">
            <text:p>3828</text:p>
          </table:table-cell>
          <table:table-cell office:value-type="float" office:value="3949.2256" calcext:value-type="float">
            <text:p>3949</text:p>
          </table:table-cell>
          <table:table-cell office:value-type="float" office:value="3987.1426" calcext:value-type="float">
            <text:p>3987</text:p>
          </table:table-cell>
          <table:table-cell office:value-type="float" office:value="4072.9852" calcext:value-type="float">
            <text:p>4073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0"/>
          <table:table-cell table:style-name="ce10" office:value-type="string" calcext:value-type="string">
            <text:p>s_2</text:p>
          </table:table-cell>
          <table:table-cell table:style-name="ce34" office:value-type="float" office:value="4969.7634" calcext:value-type="float">
            <text:p>4970</text:p>
          </table:table-cell>
          <table:table-cell table:style-name="ce38" office:value-type="float" office:value="4447.3624" calcext:value-type="float">
            <text:p>4447</text:p>
          </table:table-cell>
          <table:table-cell table:style-name="ce38" office:value-type="float" office:value="3894.3466" calcext:value-type="float">
            <text:p>3894</text:p>
          </table:table-cell>
          <table:table-cell table:style-name="ce38" office:value-type="float" office:value="4022.297" calcext:value-type="float">
            <text:p>4022</text:p>
          </table:table-cell>
          <table:table-cell table:style-name="ce38" office:value-type="float" office:value="4205.3258" calcext:value-type="float">
            <text:p>4205</text:p>
          </table:table-cell>
          <table:table-cell table:style-name="ce38" office:value-type="float" office:value="4361.4402" calcext:value-type="float">
            <text:p>4361</text:p>
          </table:table-cell>
          <table:table-cell table:style-name="ce42" office:value-type="float" office:value="4517.5588" calcext:value-type="float">
            <text:p>4518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1"/>
          <table:table-cell table:style-name="ce11" office:value-type="string" calcext:value-type="string">
            <text:p>s_3</text:p>
          </table:table-cell>
          <table:table-cell table:style-name="ce35" office:value-type="float" office:value="5560.649" calcext:value-type="float">
            <text:p>5561</text:p>
          </table:table-cell>
          <table:table-cell table:style-name="ce39" office:value-type="float" office:value="5089.272" calcext:value-type="float">
            <text:p>5089</text:p>
          </table:table-cell>
          <table:table-cell table:style-name="ce39" office:value-type="float" office:value="4498.9734" calcext:value-type="float">
            <text:p>4499</text:p>
          </table:table-cell>
          <table:table-cell table:style-name="ce39" office:value-type="float" office:value="4617.0722" calcext:value-type="float">
            <text:p>4617</text:p>
          </table:table-cell>
          <table:table-cell table:style-name="ce39" office:value-type="float" office:value="4792.8776" calcext:value-type="float">
            <text:p>4793</text:p>
          </table:table-cell>
          <table:table-cell table:style-name="ce39" office:value-type="float" office:value="4946.7154" calcext:value-type="float">
            <text:p>4947</text:p>
          </table:table-cell>
          <table:table-cell table:style-name="ce43" office:value-type="float" office:value="5084.0142" calcext:value-type="float">
            <text:p>508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string" calcext:value-type="string">
            <text:p>s_1</text:p>
          </table:table-cell>
          <table:table-cell office:value-type="float" office:value="5174.7296" calcext:value-type="float">
            <text:p>5175</text:p>
          </table:table-cell>
          <table:table-cell office:value-type="float" office:value="4783.1182" calcext:value-type="float">
            <text:p>4783</text:p>
          </table:table-cell>
          <table:table-cell office:value-type="float" office:value="4288.985" calcext:value-type="float">
            <text:p>4289</text:p>
          </table:table-cell>
          <table:table-cell office:value-type="float" office:value="4391.384" calcext:value-type="float">
            <text:p>4391</text:p>
          </table:table-cell>
          <table:table-cell office:value-type="float" office:value="4528.478" calcext:value-type="float">
            <text:p>4528</text:p>
          </table:table-cell>
          <table:table-cell office:value-type="float" office:value="4658.7454" calcext:value-type="float">
            <text:p>4659</text:p>
          </table:table-cell>
          <table:table-cell office:value-type="float" office:value="4786.465" calcext:value-type="float">
            <text:p>4786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0"/>
          <table:table-cell table:style-name="ce10" office:value-type="string" calcext:value-type="string">
            <text:p>s_2</text:p>
          </table:table-cell>
          <table:table-cell table:style-name="ce34" office:value-type="float" office:value="6352.1138" calcext:value-type="float">
            <text:p>6352</text:p>
          </table:table-cell>
          <table:table-cell table:style-name="ce38" office:value-type="float" office:value="5836.8086" calcext:value-type="float">
            <text:p>5837</text:p>
          </table:table-cell>
          <table:table-cell table:style-name="ce38" office:value-type="float" office:value="5214.1434" calcext:value-type="float">
            <text:p>5214</text:p>
          </table:table-cell>
          <table:table-cell table:style-name="ce38" office:value-type="float" office:value="5273.9688" calcext:value-type="float">
            <text:p>5274</text:p>
          </table:table-cell>
          <table:table-cell table:style-name="ce38" office:value-type="float" office:value="5391.7988" calcext:value-type="float">
            <text:p>5392</text:p>
          </table:table-cell>
          <table:table-cell table:style-name="ce38" office:value-type="float" office:value="5511.0386" calcext:value-type="float">
            <text:p>5511</text:p>
          </table:table-cell>
          <table:table-cell table:style-name="ce42" office:value-type="float" office:value="5637.3798" calcext:value-type="float">
            <text:p>5637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1"/>
          <table:table-cell table:style-name="ce11" office:value-type="string" calcext:value-type="string">
            <text:p>s_3</text:p>
          </table:table-cell>
          <table:table-cell table:style-name="ce35" office:value-type="float" office:value="7209.03" calcext:value-type="float">
            <text:p>7209</text:p>
          </table:table-cell>
          <table:table-cell table:style-name="ce39" office:value-type="float" office:value="6629.4096" calcext:value-type="float">
            <text:p>6629</text:p>
          </table:table-cell>
          <table:table-cell table:style-name="ce39" office:value-type="float" office:value="5939.195" calcext:value-type="float">
            <text:p>5939</text:p>
          </table:table-cell>
          <table:table-cell table:style-name="ce39" office:value-type="float" office:value="5993.959" calcext:value-type="float">
            <text:p>5994</text:p>
          </table:table-cell>
          <table:table-cell table:style-name="ce39" office:value-type="float" office:value="6111.504" calcext:value-type="float">
            <text:p>6112</text:p>
          </table:table-cell>
          <table:table-cell table:style-name="ce39" office:value-type="float" office:value="6226.7106" calcext:value-type="float">
            <text:p>6227</text:p>
          </table:table-cell>
          <table:table-cell table:style-name="ce43" office:value-type="float" office:value="6357.5488" calcext:value-type="float">
            <text:p>635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string" calcext:value-type="string">
            <text:p>s_1</text:p>
          </table:table-cell>
          <table:table-cell office:value-type="float" office:value="5880.9016" calcext:value-type="float">
            <text:p>5881</text:p>
          </table:table-cell>
          <table:table-cell office:value-type="float" office:value="5426.6526" calcext:value-type="float">
            <text:p>5427</text:p>
          </table:table-cell>
          <table:table-cell office:value-type="float" office:value="4825.8104" calcext:value-type="float">
            <text:p>4826</text:p>
          </table:table-cell>
          <table:table-cell office:value-type="float" office:value="4885.9632" calcext:value-type="float">
            <text:p>4886</text:p>
          </table:table-cell>
          <table:table-cell office:value-type="float" office:value="4987.4022" calcext:value-type="float">
            <text:p>4987</text:p>
          </table:table-cell>
          <table:table-cell office:value-type="float" office:value="5103.9068" calcext:value-type="float">
            <text:p>5104</text:p>
          </table:table-cell>
          <table:table-cell office:value-type="float" office:value="5229.152" calcext:value-type="float">
            <text:p>5229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0"/>
          <table:table-cell table:style-name="ce10" office:value-type="string" calcext:value-type="string">
            <text:p>s_2</text:p>
          </table:table-cell>
          <table:table-cell table:style-name="ce34" office:value-type="float" office:value="6228.198" calcext:value-type="float">
            <text:p>6228</text:p>
          </table:table-cell>
          <table:table-cell table:style-name="ce38" office:value-type="float" office:value="5603.1234" calcext:value-type="float">
            <text:p>5603</text:p>
          </table:table-cell>
          <table:table-cell table:style-name="ce38" office:value-type="float" office:value="4918.2224" calcext:value-type="float">
            <text:p>4918</text:p>
          </table:table-cell>
          <table:table-cell table:style-name="ce38" office:value-type="float" office:value="4957.012" calcext:value-type="float">
            <text:p>4957</text:p>
          </table:table-cell>
          <table:table-cell table:style-name="ce38" office:value-type="float" office:value="5070.429" calcext:value-type="float">
            <text:p>5070</text:p>
          </table:table-cell>
          <table:table-cell table:style-name="ce38" office:value-type="float" office:value="5175.9862" calcext:value-type="float">
            <text:p>5176</text:p>
          </table:table-cell>
          <table:table-cell table:style-name="ce42" office:value-type="float" office:value="5306.521" calcext:value-type="float">
            <text:p>5307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1"/>
          <table:table-cell table:style-name="ce11" office:value-type="string" calcext:value-type="string">
            <text:p>s_3</text:p>
          </table:table-cell>
          <table:table-cell table:style-name="ce35" office:value-type="float" office:value="5187.8668" calcext:value-type="float">
            <text:p>5188</text:p>
          </table:table-cell>
          <table:table-cell table:style-name="ce39" office:value-type="float" office:value="4545.7854" calcext:value-type="float">
            <text:p>4546</text:p>
          </table:table-cell>
          <table:table-cell table:style-name="ce39" office:value-type="float" office:value="3850.5486" calcext:value-type="float">
            <text:p>3851</text:p>
          </table:table-cell>
          <table:table-cell table:style-name="ce39" office:value-type="float" office:value="3887.6274" calcext:value-type="float">
            <text:p>3888</text:p>
          </table:table-cell>
          <table:table-cell table:style-name="ce39" office:value-type="float" office:value="3995.6416" calcext:value-type="float">
            <text:p>3996</text:p>
          </table:table-cell>
          <table:table-cell table:style-name="ce39" office:value-type="float" office:value="4111.2844" calcext:value-type="float">
            <text:p>4111</text:p>
          </table:table-cell>
          <table:table-cell table:style-name="ce43" office:value-type="float" office:value="4238.4624" calcext:value-type="float">
            <text:p>423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string" calcext:value-type="string">
            <text:p>s_1</text:p>
          </table:table-cell>
          <table:table-cell office:value-type="float" office:value="6036.0914" calcext:value-type="float">
            <text:p>6036</text:p>
          </table:table-cell>
          <table:table-cell office:value-type="float" office:value="5463.7876" calcext:value-type="float">
            <text:p>5464</text:p>
          </table:table-cell>
          <table:table-cell office:value-type="float" office:value="4821.8816" calcext:value-type="float">
            <text:p>4822</text:p>
          </table:table-cell>
          <table:table-cell office:value-type="float" office:value="4872.9166" calcext:value-type="float">
            <text:p>4873</text:p>
          </table:table-cell>
          <table:table-cell office:value-type="float" office:value="4986.6252" calcext:value-type="float">
            <text:p>4987</text:p>
          </table:table-cell>
          <table:table-cell office:value-type="float" office:value="5090.6676" calcext:value-type="float">
            <text:p>5091</text:p>
          </table:table-cell>
          <table:table-cell office:value-type="float" office:value="5217.5854" calcext:value-type="float">
            <text:p>5218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0"/>
          <table:table-cell table:style-name="ce10" office:value-type="string" calcext:value-type="string">
            <text:p>s_2</text:p>
          </table:table-cell>
          <table:table-cell table:style-name="ce34" office:value-type="float" office:value="5210.955" calcext:value-type="float">
            <text:p>5211</text:p>
          </table:table-cell>
          <table:table-cell table:style-name="ce38" office:value-type="float" office:value="4562.9486" calcext:value-type="float">
            <text:p>4563</text:p>
          </table:table-cell>
          <table:table-cell table:style-name="ce38" office:value-type="float" office:value="3868.0578" calcext:value-type="float">
            <text:p>3868</text:p>
          </table:table-cell>
          <table:table-cell table:style-name="ce38" office:value-type="float" office:value="3905.843" calcext:value-type="float">
            <text:p>3906</text:p>
          </table:table-cell>
          <table:table-cell table:style-name="ce38" office:value-type="float" office:value="4004.718" calcext:value-type="float">
            <text:p>4005</text:p>
          </table:table-cell>
          <table:table-cell table:style-name="ce38" office:value-type="float" office:value="4119.1802" calcext:value-type="float">
            <text:p>4119</text:p>
          </table:table-cell>
          <table:table-cell table:style-name="ce42" office:value-type="float" office:value="4247.25" calcext:value-type="float">
            <text:p>4247</text:p>
          </table:table-cell>
          <table:table-cell table:number-columns-repeated="7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s_3</text:p>
          </table:table-cell>
          <table:table-cell table:style-name="ce35" office:value-type="float" office:value="3777.5624" calcext:value-type="float">
            <text:p>3778</text:p>
          </table:table-cell>
          <table:table-cell table:style-name="ce39" office:value-type="float" office:value="3072.0728" calcext:value-type="float">
            <text:p>3072</text:p>
          </table:table-cell>
          <table:table-cell table:style-name="ce39" office:value-type="float" office:value="2357.7972" calcext:value-type="float">
            <text:p>2358</text:p>
          </table:table-cell>
          <table:table-cell table:style-name="ce39" office:value-type="float" office:value="2393.4626" calcext:value-type="float">
            <text:p>2393</text:p>
          </table:table-cell>
          <table:table-cell table:style-name="ce39" office:value-type="float" office:value="2521.4822" calcext:value-type="float">
            <text:p>2521</text:p>
          </table:table-cell>
          <table:table-cell table:style-name="ce39" office:value-type="float" office:value="2693.7282" calcext:value-type="float">
            <text:p>2694</text:p>
          </table:table-cell>
          <table:table-cell table:style-name="ce43" office:value-type="float" office:value="2812.6732" calcext:value-type="float">
            <text:p>2813</text:p>
          </table:table-cell>
          <table:table-cell table:number-columns-repeated="7"/>
        </table:table-row>
        <table:table-row table:style-name="ro2">
          <table:table-cell/>
          <table:table-cell table:style-name="ce9" office:value-type="string" calcext:value-type="string">
            <text:p>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_1</text:p>
          </table:table-cell>
          <table:table-cell office:value-type="float" office:value="4216.8464" calcext:value-type="float">
            <text:p>4217</text:p>
          </table:table-cell>
          <table:table-cell office:value-type="float" office:value="3967.9546" calcext:value-type="float">
            <text:p>3968</text:p>
          </table:table-cell>
          <table:table-cell office:value-type="float" office:value="3738.8608" calcext:value-type="float">
            <text:p>3739</text:p>
          </table:table-cell>
          <table:table-cell office:value-type="float" office:value="3853.0858" calcext:value-type="float">
            <text:p>3853</text:p>
          </table:table-cell>
          <table:table-cell office:value-type="float" office:value="4027.7892" calcext:value-type="float">
            <text:p>4028</text:p>
          </table:table-cell>
          <table:table-cell office:value-type="float" office:value="3131.8562" calcext:value-type="float">
            <text:p>3132</text:p>
          </table:table-cell>
          <table:table-cell office:value-type="float" office:value="3158.5604" calcext:value-type="float">
            <text:p>3159</text:p>
          </table:table-cell>
          <table:table-cell table:style-name="ce45" table:formula="of:=[.E15]/[.E3]" office:value-type="percentage" office:value="0.903278775050244" calcext:value-type="percentage">
            <text:p>90.33%</text:p>
          </table:table-cell>
          <table:table-cell table:style-name="ce45" table:formula="of:=[.F15]/[.F3]" office:value-type="percentage" office:value="0.945160484750919" calcext:value-type="percentage">
            <text:p>94.52%</text:p>
          </table:table-cell>
          <table:table-cell table:style-name="ce45" table:formula="of:=[.G15]/[.G3]" office:value-type="percentage" office:value="1.00494049181506" calcext:value-type="percentage">
            <text:p>100.49%</text:p>
          </table:table-cell>
          <table:table-cell table:style-name="ce45" table:formula="of:=[.H15]/[.H3]" office:value-type="percentage" office:value="1.00646479238345" calcext:value-type="percentage">
            <text:p>100.65%</text:p>
          </table:table-cell>
          <table:table-cell table:style-name="ce45" table:formula="of:=[.I15]/[.I3]" office:value-type="percentage" office:value="1.01989341910475" calcext:value-type="percentage">
            <text:p>101.99%</text:p>
          </table:table-cell>
          <table:table-cell table:style-name="ce45" table:formula="of:=[.J15]/[.J3]" office:value-type="percentage" office:value="0.785488886201361" calcext:value-type="percentage">
            <text:p>78.55%</text:p>
          </table:table-cell>
          <table:table-cell table:style-name="ce45" table:formula="of:=[.K15]/[.K3]" office:value-type="percentage" office:value="0.775490271852694" calcext:value-type="percentage">
            <text:p>77.55%</text:p>
          </table:table-cell>
        </table:table-row>
        <table:table-row table:style-name="ro2">
          <table:table-cell table:number-columns-repeated="2"/>
          <table:table-cell table:style-name="ce10"/>
          <table:table-cell table:style-name="ce10" office:value-type="string" calcext:value-type="string">
            <text:p>s_2</text:p>
          </table:table-cell>
          <table:table-cell table:style-name="ce34" office:value-type="float" office:value="4521.463" calcext:value-type="float">
            <text:p>4521</text:p>
          </table:table-cell>
          <table:table-cell table:style-name="ce38" office:value-type="float" office:value="4273.1334" calcext:value-type="float">
            <text:p>4273</text:p>
          </table:table-cell>
          <table:table-cell table:style-name="ce38" office:value-type="float" office:value="3326.633" calcext:value-type="float">
            <text:p>3327</text:p>
          </table:table-cell>
          <table:table-cell table:style-name="ce38" office:value-type="float" office:value="3327.1196" calcext:value-type="float">
            <text:p>3327</text:p>
          </table:table-cell>
          <table:table-cell table:style-name="ce38" office:value-type="float" office:value="3322.9662" calcext:value-type="float">
            <text:p>3323</text:p>
          </table:table-cell>
          <table:table-cell table:style-name="ce38" office:value-type="float" office:value="3355.1284" calcext:value-type="float">
            <text:p>3355</text:p>
          </table:table-cell>
          <table:table-cell table:style-name="ce42" office:value-type="float" office:value="3349.6962" calcext:value-type="float">
            <text:p>3350</text:p>
          </table:table-cell>
          <table:table-cell table:style-name="ce45" table:formula="of:=[.E16]/[.E4]" office:value-type="percentage" office:value="0.909794417979737" calcext:value-type="percentage">
            <text:p>90.98%</text:p>
          </table:table-cell>
          <table:table-cell table:style-name="ce45" table:formula="of:=[.F16]/[.F4]" office:value-type="percentage" office:value="0.960824195482698" calcext:value-type="percentage">
            <text:p>96.08%</text:p>
          </table:table-cell>
          <table:table-cell table:style-name="ce45" table:formula="of:=[.G16]/[.G4]" office:value-type="percentage" office:value="0.854221090644577" calcext:value-type="percentage">
            <text:p>85.42%</text:p>
          </table:table-cell>
          <table:table-cell table:style-name="ce45" table:formula="of:=[.H16]/[.H4]" office:value-type="percentage" office:value="0.827169052906834" calcext:value-type="percentage">
            <text:p>82.72%</text:p>
          </table:table-cell>
          <table:table-cell table:style-name="ce45" table:formula="of:=[.I16]/[.I4]" office:value-type="percentage" office:value="0.790180442143151" calcext:value-type="percentage">
            <text:p>79.02%</text:p>
          </table:table-cell>
          <table:table-cell table:style-name="ce45" table:formula="of:=[.J16]/[.J4]" office:value-type="percentage" office:value="0.769270756022288" calcext:value-type="percentage">
            <text:p>76.93%</text:p>
          </table:table-cell>
          <table:table-cell table:style-name="ce45" table:formula="of:=[.K16]/[.K4]" office:value-type="percentage" office:value="0.741483696902849" calcext:value-type="percentage">
            <text:p>74.15%</text:p>
          </table:table-cell>
        </table:table-row>
        <table:table-row table:style-name="ro2">
          <table:table-cell table:number-columns-repeated="2"/>
          <table:table-cell table:style-name="ce11"/>
          <table:table-cell table:style-name="ce11" office:value-type="string" calcext:value-type="string">
            <text:p>s_3</text:p>
          </table:table-cell>
          <table:table-cell table:style-name="ce35" office:value-type="float" office:value="3418.5484" calcext:value-type="float">
            <text:p>3419</text:p>
          </table:table-cell>
          <table:table-cell table:style-name="ce39" office:value-type="float" office:value="3472.9302" calcext:value-type="float">
            <text:p>3473</text:p>
          </table:table-cell>
          <table:table-cell table:style-name="ce39" office:value-type="float" office:value="3419.0944" calcext:value-type="float">
            <text:p>3419</text:p>
          </table:table-cell>
          <table:table-cell table:style-name="ce39" office:value-type="float" office:value="3420.6782" calcext:value-type="float">
            <text:p>3421</text:p>
          </table:table-cell>
          <table:table-cell table:style-name="ce39" office:value-type="float" office:value="3473.2838" calcext:value-type="float">
            <text:p>3473</text:p>
          </table:table-cell>
          <table:table-cell table:style-name="ce39" office:value-type="float" office:value="3433.9982" calcext:value-type="float">
            <text:p>3434</text:p>
          </table:table-cell>
          <table:table-cell table:style-name="ce43" office:value-type="float" office:value="3452.3046" calcext:value-type="float">
            <text:p>3452</text:p>
          </table:table-cell>
          <table:table-cell table:style-name="ce45" table:formula="of:=[.E17]/[.E5]" office:value-type="percentage" office:value="0.614775073916732" calcext:value-type="percentage">
            <text:p>61.48%</text:p>
          </table:table-cell>
          <table:table-cell table:style-name="ce45" table:formula="of:=[.F17]/[.F5]" office:value-type="percentage" office:value="0.682402158894239" calcext:value-type="percentage">
            <text:p>68.24%</text:p>
          </table:table-cell>
          <table:table-cell table:style-name="ce45" table:formula="of:=[.G17]/[.G5]" office:value-type="percentage" office:value="0.759972130530934" calcext:value-type="percentage">
            <text:p>76.00%</text:p>
          </table:table-cell>
          <table:table-cell table:style-name="ce45" table:formula="of:=[.H17]/[.H5]" office:value-type="percentage" office:value="0.740876046945941" calcext:value-type="percentage">
            <text:p>74.09%</text:p>
          </table:table-cell>
          <table:table-cell table:style-name="ce45" table:formula="of:=[.I17]/[.I5]" office:value-type="percentage" office:value="0.724676090205183" calcext:value-type="percentage">
            <text:p>72.47%</text:p>
          </table:table-cell>
          <table:table-cell table:style-name="ce45" table:formula="of:=[.J17]/[.J5]" office:value-type="percentage" office:value="0.69419764880753" calcext:value-type="percentage">
            <text:p>69.42%</text:p>
          </table:table-cell>
          <table:table-cell table:style-name="ce45" table:formula="of:=[.K17]/[.K5]" office:value-type="percentage" office:value="0.679050935774334" calcext:value-type="percentage">
            <text:p>67.91%</text:p>
          </table:table-cell>
        </table:table-row>
        <table:table-row table:style-name="ro2">
          <table:table-cell table:number-columns-repeated="2"/>
          <table:table-cell office:value-type="float" office:value="100" calcext:value-type="float">
            <text:p>100</text:p>
          </table:table-cell>
          <table:table-cell office:value-type="string" calcext:value-type="string">
            <text:p>s_1</text:p>
          </table:table-cell>
          <table:table-cell office:value-type="float" office:value="4884.408" calcext:value-type="float">
            <text:p>4884</text:p>
          </table:table-cell>
          <table:table-cell office:value-type="float" office:value="5412.98" calcext:value-type="float">
            <text:p>5413</text:p>
          </table:table-cell>
          <table:table-cell office:value-type="float" office:value="4445.4828" calcext:value-type="float">
            <text:p>4445</text:p>
          </table:table-cell>
          <table:table-cell office:value-type="float" office:value="4476.9574" calcext:value-type="float">
            <text:p>4477</text:p>
          </table:table-cell>
          <table:table-cell office:value-type="float" office:value="4449.522" calcext:value-type="float">
            <text:p>4450</text:p>
          </table:table-cell>
          <table:table-cell office:value-type="float" office:value="4463.805" calcext:value-type="float">
            <text:p>4464</text:p>
          </table:table-cell>
          <table:table-cell office:value-type="float" office:value="4467.5918" calcext:value-type="float">
            <text:p>4468</text:p>
          </table:table-cell>
          <table:table-cell table:style-name="ce45" table:formula="of:=[.E18]/[.E6]" office:value-type="percentage" office:value="0.943896276242144" calcext:value-type="percentage">
            <text:p>94.39%</text:p>
          </table:table-cell>
          <table:table-cell table:style-name="ce45" table:formula="of:=[.F18]/[.F6]" office:value-type="percentage" office:value="1.13168434767094" calcext:value-type="percentage">
            <text:p>113.17%</text:p>
          </table:table-cell>
          <table:table-cell table:style-name="ce45" table:formula="of:=[.G18]/[.G6]" office:value-type="percentage" office:value="1.03648830667396" calcext:value-type="percentage">
            <text:p>103.65%</text:p>
          </table:table-cell>
          <table:table-cell table:style-name="ce45" table:formula="of:=[.H18]/[.H6]" office:value-type="percentage" office:value="1.01948665842022" calcext:value-type="percentage">
            <text:p>101.95%</text:p>
          </table:table-cell>
          <table:table-cell table:style-name="ce45" table:formula="of:=[.I18]/[.I6]" office:value-type="percentage" office:value="0.982564561426599" calcext:value-type="percentage">
            <text:p>98.26%</text:p>
          </table:table-cell>
          <table:table-cell table:style-name="ce45" table:formula="of:=[.J18]/[.J6]" office:value-type="percentage" office:value="0.958156030591412" calcext:value-type="percentage">
            <text:p>95.82%</text:p>
          </table:table-cell>
          <table:table-cell table:style-name="ce45" table:formula="of:=[.K18]/[.K6]" office:value-type="percentage" office:value="0.933380229459528" calcext:value-type="percentage">
            <text:p>93.34%</text:p>
          </table:table-cell>
        </table:table-row>
        <table:table-row table:style-name="ro2">
          <table:table-cell table:number-columns-repeated="2"/>
          <table:table-cell table:style-name="ce10"/>
          <table:table-cell table:style-name="ce10" office:value-type="string" calcext:value-type="string">
            <text:p>s_2</text:p>
          </table:table-cell>
          <table:table-cell table:style-name="ce34" office:value-type="float" office:value="3993.408" calcext:value-type="float">
            <text:p>3993</text:p>
          </table:table-cell>
          <table:table-cell table:style-name="ce38" office:value-type="float" office:value="3956.2936" calcext:value-type="float">
            <text:p>3956</text:p>
          </table:table-cell>
          <table:table-cell table:style-name="ce38" office:value-type="float" office:value="4018.063" calcext:value-type="float">
            <text:p>4018</text:p>
          </table:table-cell>
          <table:table-cell table:style-name="ce38" office:value-type="float" office:value="3956.6036" calcext:value-type="float">
            <text:p>3957</text:p>
          </table:table-cell>
          <table:table-cell table:style-name="ce38" office:value-type="float" office:value="3988.8274" calcext:value-type="float">
            <text:p>3989</text:p>
          </table:table-cell>
          <table:table-cell table:style-name="ce38" office:value-type="float" office:value="3984.7088" calcext:value-type="float">
            <text:p>3985</text:p>
          </table:table-cell>
          <table:table-cell table:style-name="ce42" office:value-type="float" office:value="3989.0232" calcext:value-type="float">
            <text:p>3989</text:p>
          </table:table-cell>
          <table:table-cell table:style-name="ce45" table:formula="of:=[.E19]/[.E7]" office:value-type="percentage" office:value="0.628673875458592" calcext:value-type="percentage">
            <text:p>62.87%</text:p>
          </table:table-cell>
          <table:table-cell table:style-name="ce45" table:formula="of:=[.F19]/[.F7]" office:value-type="percentage" office:value="0.67781794318217" calcext:value-type="percentage">
            <text:p>67.78%</text:p>
          </table:table-cell>
          <table:table-cell table:style-name="ce45" table:formula="of:=[.G19]/[.G7]" office:value-type="percentage" office:value="0.77060845699027" calcext:value-type="percentage">
            <text:p>77.06%</text:p>
          </table:table-cell>
          <table:table-cell table:style-name="ce45" table:formula="of:=[.H19]/[.H7]" office:value-type="percentage" office:value="0.75021369106317" calcext:value-type="percentage">
            <text:p>75.02%</text:p>
          </table:table-cell>
          <table:table-cell table:style-name="ce45" table:formula="of:=[.I19]/[.I7]" office:value-type="percentage" office:value="0.739795297999621" calcext:value-type="percentage">
            <text:p>73.98%</text:p>
          </table:table-cell>
          <table:table-cell table:style-name="ce45" table:formula="of:=[.J19]/[.J7]" office:value-type="percentage" office:value="0.723041351951336" calcext:value-type="percentage">
            <text:p>72.30%</text:p>
          </table:table-cell>
          <table:table-cell table:style-name="ce45" table:formula="of:=[.K19]/[.K7]" office:value-type="percentage" office:value="0.707602351007111" calcext:value-type="percentage">
            <text:p>70.76%</text:p>
          </table:table-cell>
        </table:table-row>
        <table:table-row table:style-name="ro2">
          <table:table-cell table:number-columns-repeated="2"/>
          <table:table-cell table:style-name="ce11"/>
          <table:table-cell table:style-name="ce11" office:value-type="string" calcext:value-type="string">
            <text:p>s_3</text:p>
          </table:table-cell>
          <table:table-cell table:style-name="ce35" office:value-type="float" office:value="3630.89" calcext:value-type="float">
            <text:p>3631</text:p>
          </table:table-cell>
          <table:table-cell table:style-name="ce39" office:value-type="float" office:value="3689.8338" calcext:value-type="float">
            <text:p>3690</text:p>
          </table:table-cell>
          <table:table-cell table:style-name="ce39" office:value-type="float" office:value="3630.9726" calcext:value-type="float">
            <text:p>3631</text:p>
          </table:table-cell>
          <table:table-cell table:style-name="ce39" office:value-type="float" office:value="3663.581" calcext:value-type="float">
            <text:p>3664</text:p>
          </table:table-cell>
          <table:table-cell table:style-name="ce39" office:value-type="float" office:value="3660.9762" calcext:value-type="float">
            <text:p>3661</text:p>
          </table:table-cell>
          <table:table-cell table:style-name="ce39" office:value-type="float" office:value="3668.3286" calcext:value-type="float">
            <text:p>3668</text:p>
          </table:table-cell>
          <table:table-cell table:style-name="ce43" office:value-type="float" office:value="3662.3156" calcext:value-type="float">
            <text:p>3662</text:p>
          </table:table-cell>
          <table:table-cell table:style-name="ce45" table:formula="of:=[.E20]/[.E8]" office:value-type="percentage" office:value="0.503658605942825" calcext:value-type="percentage">
            <text:p>50.37%</text:p>
          </table:table-cell>
          <table:table-cell table:style-name="ce45" table:formula="of:=[.F20]/[.F8]" office:value-type="percentage" office:value="0.556585581919693" calcext:value-type="percentage">
            <text:p>55.66%</text:p>
          </table:table-cell>
          <table:table-cell table:style-name="ce45" table:formula="of:=[.G20]/[.G8]" office:value-type="percentage" office:value="0.611357700833194" calcext:value-type="percentage">
            <text:p>61.14%</text:p>
          </table:table-cell>
          <table:table-cell table:style-name="ce45" table:formula="of:=[.H20]/[.H8]" office:value-type="percentage" office:value="0.611212222172357" calcext:value-type="percentage">
            <text:p>61.12%</text:p>
          </table:table-cell>
          <table:table-cell table:style-name="ce45" table:formula="of:=[.I20]/[.I8]" office:value-type="percentage" office:value="0.599030320523393" calcext:value-type="percentage">
            <text:p>59.90%</text:p>
          </table:table-cell>
          <table:table-cell table:style-name="ce45" table:formula="of:=[.J20]/[.J8]" office:value-type="percentage" office:value="0.589127845447" calcext:value-type="percentage">
            <text:p>58.91%</text:p>
          </table:table-cell>
          <table:table-cell table:style-name="ce45" table:formula="of:=[.K20]/[.K8]" office:value-type="percentage" office:value="0.576057803913357" calcext:value-type="percentage">
            <text:p>57.61%</text:p>
          </table:table-cell>
        </table:table-row>
        <table:table-row table:style-name="ro2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string" calcext:value-type="string">
            <text:p>s_1</text:p>
          </table:table-cell>
          <table:table-cell office:value-type="float" office:value="4328.395" calcext:value-type="float">
            <text:p>4328</text:p>
          </table:table-cell>
          <table:table-cell office:value-type="float" office:value="4395.3696" calcext:value-type="float">
            <text:p>4395</text:p>
          </table:table-cell>
          <table:table-cell office:value-type="float" office:value="4325.777" calcext:value-type="float">
            <text:p>4326</text:p>
          </table:table-cell>
          <table:table-cell office:value-type="float" office:value="4355.7266" calcext:value-type="float">
            <text:p>4356</text:p>
          </table:table-cell>
          <table:table-cell office:value-type="float" office:value="4355.8464" calcext:value-type="float">
            <text:p>4356</text:p>
          </table:table-cell>
          <table:table-cell office:value-type="float" office:value="4355.7242" calcext:value-type="float">
            <text:p>4356</text:p>
          </table:table-cell>
          <table:table-cell office:value-type="float" office:value="4351.0802" calcext:value-type="float">
            <text:p>4351</text:p>
          </table:table-cell>
          <table:table-cell table:style-name="ce45" table:formula="of:=[.E21]/[.E9]" office:value-type="percentage" office:value="0.736008743965381" calcext:value-type="percentage">
            <text:p>73.60%</text:p>
          </table:table-cell>
          <table:table-cell table:style-name="ce45" table:formula="of:=[.F21]/[.F9]" office:value-type="percentage" office:value="0.80995964252438" calcext:value-type="percentage">
            <text:p>81.00%</text:p>
          </table:table-cell>
          <table:table-cell table:style-name="ce45" table:formula="of:=[.G21]/[.G9]" office:value-type="percentage" office:value="0.896383537985661" calcext:value-type="percentage">
            <text:p>89.64%</text:p>
          </table:table-cell>
          <table:table-cell table:style-name="ce45" table:formula="of:=[.H21]/[.H9]" office:value-type="percentage" office:value="0.891477569867902" calcext:value-type="percentage">
            <text:p>89.15%</text:p>
          </table:table-cell>
          <table:table-cell table:style-name="ce45" table:formula="of:=[.I21]/[.I9]" office:value-type="percentage" office:value="0.873369787582" calcext:value-type="percentage">
            <text:p>87.34%</text:p>
          </table:table-cell>
          <table:table-cell table:style-name="ce45" table:formula="of:=[.J21]/[.J9]" office:value-type="percentage" office:value="0.853409823235801" calcext:value-type="percentage">
            <text:p>85.34%</text:p>
          </table:table-cell>
          <table:table-cell table:style-name="ce45" table:formula="of:=[.K21]/[.K9]" office:value-type="percentage" office:value="0.832081415877756" calcext:value-type="percentage">
            <text:p>83.21%</text:p>
          </table:table-cell>
        </table:table-row>
        <table:table-row table:style-name="ro2">
          <table:table-cell table:number-columns-repeated="2"/>
          <table:table-cell table:style-name="ce10"/>
          <table:table-cell table:style-name="ce10" office:value-type="string" calcext:value-type="string">
            <text:p>s_2</text:p>
          </table:table-cell>
          <table:table-cell table:style-name="ce34" office:value-type="float" office:value="3306.8178" calcext:value-type="float">
            <text:p>3307</text:p>
          </table:table-cell>
          <table:table-cell table:style-name="ce38" office:value-type="float" office:value="3276.4454" calcext:value-type="float">
            <text:p>3276</text:p>
          </table:table-cell>
          <table:table-cell table:style-name="ce38" office:value-type="float" office:value="3303.2874" calcext:value-type="float">
            <text:p>3303</text:p>
          </table:table-cell>
          <table:table-cell table:style-name="ce38" office:value-type="float" office:value="3316.3984" calcext:value-type="float">
            <text:p>3316</text:p>
          </table:table-cell>
          <table:table-cell table:style-name="ce38" office:value-type="float" office:value="3312.5706" calcext:value-type="float">
            <text:p>3313</text:p>
          </table:table-cell>
          <table:table-cell table:style-name="ce38" office:value-type="float" office:value="3301.132" calcext:value-type="float">
            <text:p>3301</text:p>
          </table:table-cell>
          <table:table-cell table:style-name="ce42" office:value-type="float" office:value="3290.706" calcext:value-type="float">
            <text:p>3291</text:p>
          </table:table-cell>
          <table:table-cell table:style-name="ce45" table:formula="of:=[.E22]/[.E10]" office:value-type="percentage" office:value="0.530942946900532" calcext:value-type="percentage">
            <text:p>53.09%</text:p>
          </table:table-cell>
          <table:table-cell table:style-name="ce45" table:formula="of:=[.F22]/[.F10]" office:value-type="percentage" office:value="0.584753389511286" calcext:value-type="percentage">
            <text:p>58.48%</text:p>
          </table:table-cell>
          <table:table-cell table:style-name="ce45" table:formula="of:=[.G22]/[.G10]" office:value-type="percentage" office:value="0.671642543045633" calcext:value-type="percentage">
            <text:p>67.16%</text:p>
          </table:table-cell>
          <table:table-cell table:style-name="ce45" table:formula="of:=[.H22]/[.H10]" office:value-type="percentage" office:value="0.669031747351025" calcext:value-type="percentage">
            <text:p>66.90%</text:p>
          </table:table-cell>
          <table:table-cell table:style-name="ce45" table:formula="of:=[.I22]/[.I10]" office:value-type="percentage" office:value="0.65331170202758" calcext:value-type="percentage">
            <text:p>65.33%</text:p>
          </table:table-cell>
          <table:table-cell table:style-name="ce45" table:formula="of:=[.J22]/[.J10]" office:value-type="percentage" office:value="0.637778361928399" calcext:value-type="percentage">
            <text:p>63.78%</text:p>
          </table:table-cell>
          <table:table-cell table:style-name="ce45" table:formula="of:=[.K22]/[.K10]" office:value-type="percentage" office:value="0.62012493684657" calcext:value-type="percentage">
            <text:p>62.01%</text:p>
          </table:table-cell>
        </table:table-row>
        <table:table-row table:style-name="ro2">
          <table:table-cell table:number-columns-repeated="2"/>
          <table:table-cell table:style-name="ce11"/>
          <table:table-cell table:style-name="ce11" office:value-type="string" calcext:value-type="string">
            <text:p>s_3</text:p>
          </table:table-cell>
          <table:table-cell table:style-name="ce35" office:value-type="float" office:value="2301.6712" calcext:value-type="float">
            <text:p>2302</text:p>
          </table:table-cell>
          <table:table-cell table:style-name="ce39" office:value-type="float" office:value="2352.1922" calcext:value-type="float">
            <text:p>2352</text:p>
          </table:table-cell>
          <table:table-cell table:style-name="ce39" office:value-type="float" office:value="2300.2718" calcext:value-type="float">
            <text:p>2300</text:p>
          </table:table-cell>
          <table:table-cell table:style-name="ce39" office:value-type="float" office:value="2334.7404" calcext:value-type="float">
            <text:p>2335</text:p>
          </table:table-cell>
          <table:table-cell table:style-name="ce39" office:value-type="float" office:value="2335.2544" calcext:value-type="float">
            <text:p>2335</text:p>
          </table:table-cell>
          <table:table-cell table:style-name="ce39" office:value-type="float" office:value="2335.754" calcext:value-type="float">
            <text:p>2336</text:p>
          </table:table-cell>
          <table:table-cell table:style-name="ce43" office:value-type="float" office:value="2334.7146" calcext:value-type="float">
            <text:p>2335</text:p>
          </table:table-cell>
          <table:table-cell table:style-name="ce45" table:formula="of:=[.E23]/[.E11]" office:value-type="percentage" office:value="0.443664282205549" calcext:value-type="percentage">
            <text:p>44.37%</text:p>
          </table:table-cell>
          <table:table-cell table:style-name="ce45" table:formula="of:=[.F23]/[.F11]" office:value-type="percentage" office:value="0.517444620240982" calcext:value-type="percentage">
            <text:p>51.74%</text:p>
          </table:table-cell>
          <table:table-cell table:style-name="ce45" table:formula="of:=[.G23]/[.G11]" office:value-type="percentage" office:value="0.597388070884237" calcext:value-type="percentage">
            <text:p>59.74%</text:p>
          </table:table-cell>
          <table:table-cell table:style-name="ce45" table:formula="of:=[.H23]/[.H11]" office:value-type="percentage" office:value="0.600556627417535" calcext:value-type="percentage">
            <text:p>60.06%</text:p>
          </table:table-cell>
          <table:table-cell table:style-name="ce45" table:formula="of:=[.I23]/[.I11]" office:value-type="percentage" office:value="0.584450417174553" calcext:value-type="percentage">
            <text:p>58.45%</text:p>
          </table:table-cell>
          <table:table-cell table:style-name="ce45" table:formula="of:=[.J23]/[.J11]" office:value-type="percentage" office:value="0.568132430828672" calcext:value-type="percentage">
            <text:p>56.81%</text:p>
          </table:table-cell>
          <table:table-cell table:style-name="ce45" table:formula="of:=[.K23]/[.K11]" office:value-type="percentage" office:value="0.550839993295682" calcext:value-type="percentage">
            <text:p>55.08%</text:p>
          </table:table-cell>
        </table:table-row>
        <table:table-row table:style-name="ro2"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string" calcext:value-type="string">
            <text:p>s_1</text:p>
          </table:table-cell>
          <table:table-cell office:value-type="float" office:value="4056.3854" calcext:value-type="float">
            <text:p>4056</text:p>
          </table:table-cell>
          <table:table-cell office:value-type="float" office:value="4122.6582" calcext:value-type="float">
            <text:p>4123</text:p>
          </table:table-cell>
          <table:table-cell office:value-type="float" office:value="4054.7342" calcext:value-type="float">
            <text:p>4055</text:p>
          </table:table-cell>
          <table:table-cell office:value-type="float" office:value="4084.7942" calcext:value-type="float">
            <text:p>4085</text:p>
          </table:table-cell>
          <table:table-cell office:value-type="float" office:value="4066.504" calcext:value-type="float">
            <text:p>4067</text:p>
          </table:table-cell>
          <table:table-cell office:value-type="float" office:value="4083.5164" calcext:value-type="float">
            <text:p>4084</text:p>
          </table:table-cell>
          <table:table-cell office:value-type="float" office:value="4057.5654" calcext:value-type="float">
            <text:p>4058</text:p>
          </table:table-cell>
          <table:table-cell table:style-name="ce45" table:formula="of:=[.E24]/[.E12]" office:value-type="percentage" office:value="0.672021865010195" calcext:value-type="percentage">
            <text:p>67.20%</text:p>
          </table:table-cell>
          <table:table-cell table:style-name="ce45" table:formula="of:=[.F24]/[.F12]" office:value-type="percentage" office:value="0.754542178762586" calcext:value-type="percentage">
            <text:p>75.45%</text:p>
          </table:table-cell>
          <table:table-cell table:style-name="ce45" table:formula="of:=[.G24]/[.G12]" office:value-type="percentage" office:value="0.840902895666289" calcext:value-type="percentage">
            <text:p>84.09%</text:p>
          </table:table-cell>
          <table:table-cell table:style-name="ce45" table:formula="of:=[.H24]/[.H12]" office:value-type="percentage" office:value="0.83826474682534" calcext:value-type="percentage">
            <text:p>83.83%</text:p>
          </table:table-cell>
          <table:table-cell table:style-name="ce45" table:formula="of:=[.I24]/[.I12]" office:value-type="percentage" office:value="0.815482182218146" calcext:value-type="percentage">
            <text:p>81.55%</text:p>
          </table:table-cell>
          <table:table-cell table:style-name="ce45" table:formula="of:=[.J24]/[.J12]" office:value-type="percentage" office:value="0.802157343763714" calcext:value-type="percentage">
            <text:p>80.22%</text:p>
          </table:table-cell>
          <table:table-cell table:style-name="ce45" table:formula="of:=[.K24]/[.K12]" office:value-type="percentage" office:value="0.7776711043388" calcext:value-type="percentage">
            <text:p>77.77%</text:p>
          </table:table-cell>
        </table:table-row>
        <table:table-row table:style-name="ro2">
          <table:table-cell table:number-columns-repeated="2"/>
          <table:table-cell table:style-name="ce10"/>
          <table:table-cell table:style-name="ce10" office:value-type="string" calcext:value-type="string">
            <text:p>s_2</text:p>
          </table:table-cell>
          <table:table-cell table:style-name="ce34" office:value-type="float" office:value="2480.074" calcext:value-type="float">
            <text:p>2480</text:p>
          </table:table-cell>
          <table:table-cell table:style-name="ce38" office:value-type="float" office:value="2447.625" calcext:value-type="float">
            <text:p>2448</text:p>
          </table:table-cell>
          <table:table-cell table:style-name="ce38" office:value-type="float" office:value="2508.1714" calcext:value-type="float">
            <text:p>2508</text:p>
          </table:table-cell>
          <table:table-cell table:style-name="ce38" office:value-type="float" office:value="2449.7754" calcext:value-type="float">
            <text:p>2450</text:p>
          </table:table-cell>
          <table:table-cell table:style-name="ce38" office:value-type="float" office:value="2481.1246" calcext:value-type="float">
            <text:p>2481</text:p>
          </table:table-cell>
          <table:table-cell table:style-name="ce38" office:value-type="float" office:value="2471.9964" calcext:value-type="float">
            <text:p>2472</text:p>
          </table:table-cell>
          <table:table-cell table:style-name="ce42" office:value-type="float" office:value="2480.4748" calcext:value-type="float">
            <text:p>2480</text:p>
          </table:table-cell>
          <table:table-cell table:style-name="ce45" table:formula="of:=[.E25]/[.E13]" office:value-type="percentage" office:value="0.475934641538835" calcext:value-type="percentage">
            <text:p>47.59%</text:p>
          </table:table-cell>
          <table:table-cell table:style-name="ce45" table:formula="of:=[.F25]/[.F13]" office:value-type="percentage" office:value="0.536413011533814" calcext:value-type="percentage">
            <text:p>53.64%</text:p>
          </table:table-cell>
          <table:table-cell table:style-name="ce45" table:formula="of:=[.G25]/[.G13]" office:value-type="percentage" office:value="0.648431727157748" calcext:value-type="percentage">
            <text:p>64.84%</text:p>
          </table:table-cell>
          <table:table-cell table:style-name="ce45" table:formula="of:=[.H25]/[.H13]" office:value-type="percentage" office:value="0.627207852440562" calcext:value-type="percentage">
            <text:p>62.72%</text:p>
          </table:table-cell>
          <table:table-cell table:style-name="ce45" table:formula="of:=[.I25]/[.I13]" office:value-type="percentage" office:value="0.619550390314624" calcext:value-type="percentage">
            <text:p>61.96%</text:p>
          </table:table-cell>
          <table:table-cell table:style-name="ce45" table:formula="of:=[.J25]/[.J13]" office:value-type="percentage" office:value="0.600118538149897" calcext:value-type="percentage">
            <text:p>60.01%</text:p>
          </table:table-cell>
          <table:table-cell table:style-name="ce45" table:formula="of:=[.K25]/[.K13]" office:value-type="percentage" office:value="0.584019024074401" calcext:value-type="percentage">
            <text:p>58.40%</text:p>
          </table:table-cell>
        </table:table-row>
        <table:table-row table:style-name="ro2">
          <table:table-cell table:style-name="ce5"/>
          <table:table-cell table:style-name="ce11" table:number-columns-repeated="2"/>
          <table:table-cell table:style-name="ce11" office:value-type="string" calcext:value-type="string">
            <text:p>s_3</text:p>
          </table:table-cell>
          <table:table-cell table:style-name="ce35" office:value-type="float" office:value="2196.6738" calcext:value-type="float">
            <text:p>2197</text:p>
          </table:table-cell>
          <table:table-cell table:style-name="ce39" office:value-type="float" office:value="2254.3724" calcext:value-type="float">
            <text:p>2254</text:p>
          </table:table-cell>
          <table:table-cell table:style-name="ce39" office:value-type="float" office:value="2194.7364" calcext:value-type="float">
            <text:p>2195</text:p>
          </table:table-cell>
          <table:table-cell table:style-name="ce39" office:value-type="float" office:value="2226.1504" calcext:value-type="float">
            <text:p>2226</text:p>
          </table:table-cell>
          <table:table-cell table:style-name="ce39" office:value-type="float" office:value="2209.587" calcext:value-type="float">
            <text:p>2210</text:p>
          </table:table-cell>
          <table:table-cell table:style-name="ce39" office:value-type="float" office:value="2225.4818" calcext:value-type="float">
            <text:p>2225</text:p>
          </table:table-cell>
          <table:table-cell table:style-name="ce43" office:value-type="float" office:value="2210.405" calcext:value-type="float">
            <text:p>2210</text:p>
          </table:table-cell>
          <table:table-cell table:style-name="ce45" table:formula="of:=[.E26]/[.E14]" office:value-type="percentage" office:value="0.581505629132692" calcext:value-type="percentage">
            <text:p>58.15%</text:p>
          </table:table-cell>
          <table:table-cell table:style-name="ce45" table:formula="of:=[.F26]/[.F14]" office:value-type="percentage" office:value="0.733827792101802" calcext:value-type="percentage">
            <text:p>73.38%</text:p>
          </table:table-cell>
          <table:table-cell table:style-name="ce45" table:formula="of:=[.G26]/[.G14]" office:value-type="percentage" office:value="0.930841889200649" calcext:value-type="percentage">
            <text:p>93.08%</text:p>
          </table:table-cell>
          <table:table-cell table:style-name="ce45" table:formula="of:=[.H26]/[.H14]" office:value-type="percentage" office:value="0.930096171128807" calcext:value-type="percentage">
            <text:p>93.01%</text:p>
          </table:table-cell>
          <table:table-cell table:style-name="ce45" table:formula="of:=[.I26]/[.I14]" office:value-type="percentage" office:value="0.876304817856735" calcext:value-type="percentage">
            <text:p>87.63%</text:p>
          </table:table-cell>
          <table:table-cell table:style-name="ce45" table:formula="of:=[.J26]/[.J14]" office:value-type="percentage" office:value="0.826171623402836" calcext:value-type="percentage">
            <text:p>82.62%</text:p>
          </table:table-cell>
          <table:table-cell table:style-name="ce45" table:formula="of:=[.K26]/[.K14]" office:value-type="percentage" office:value="0.785873381948532" calcext:value-type="percentage">
            <text:p>78.59%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of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_1</text:p>
          </table:table-cell>
          <table:table-cell office:value-type="float" office:value="3171.5246" calcext:value-type="float">
            <text:p>3172</text:p>
          </table:table-cell>
          <table:table-cell office:value-type="float" office:value="3094.4746" calcext:value-type="float">
            <text:p>3094</text:p>
          </table:table-cell>
          <table:table-cell office:value-type="float" office:value="3707.3298" calcext:value-type="float">
            <text:p>3707</text:p>
          </table:table-cell>
          <table:table-cell office:value-type="float" office:value="3830.0576" calcext:value-type="float">
            <text:p>3830</text:p>
          </table:table-cell>
          <table:table-cell office:value-type="float" office:value="3951.8046" calcext:value-type="float">
            <text:p>3952</text:p>
          </table:table-cell>
          <table:table-cell office:value-type="float" office:value="3988.802" calcext:value-type="float">
            <text:p>3989</text:p>
          </table:table-cell>
          <table:table-cell office:value-type="float" office:value="2940.9412" calcext:value-type="float">
            <text:p>2941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0"/>
          <table:table-cell table:style-name="ce10" office:value-type="string" calcext:value-type="string">
            <text:p>s_2</text:p>
          </table:table-cell>
          <table:table-cell table:style-name="ce34" office:value-type="float" office:value="3163.4254" calcext:value-type="float">
            <text:p>3163</text:p>
          </table:table-cell>
          <table:table-cell table:style-name="ce38" office:value-type="float" office:value="3002.8876" calcext:value-type="float">
            <text:p>3003</text:p>
          </table:table-cell>
          <table:table-cell table:style-name="ce38" office:value-type="float" office:value="3896.1324" calcext:value-type="float">
            <text:p>3896</text:p>
          </table:table-cell>
          <table:table-cell table:style-name="ce38" office:value-type="float" office:value="4024.7968" calcext:value-type="float">
            <text:p>4025</text:p>
          </table:table-cell>
          <table:table-cell table:style-name="ce38" office:value-type="float" office:value="4209.3394" calcext:value-type="float">
            <text:p>4209</text:p>
          </table:table-cell>
          <table:table-cell table:style-name="ce38" office:value-type="float" office:value="4369.946" calcext:value-type="float">
            <text:p>4370</text:p>
          </table:table-cell>
          <table:table-cell table:style-name="ce42" office:value-type="float" office:value="3246.8718" calcext:value-type="float">
            <text:p>3247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1"/>
          <table:table-cell table:style-name="ce11" office:value-type="string" calcext:value-type="string">
            <text:p>s_3</text:p>
          </table:table-cell>
          <table:table-cell table:style-name="ce35" office:value-type="float" office:value="3367.2672" calcext:value-type="float">
            <text:p>3367</text:p>
          </table:table-cell>
          <table:table-cell table:style-name="ce39" office:value-type="float" office:value="3240.9178" calcext:value-type="float">
            <text:p>3241</text:p>
          </table:table-cell>
          <table:table-cell table:style-name="ce39" office:value-type="float" office:value="4502.4972" calcext:value-type="float">
            <text:p>4502</text:p>
          </table:table-cell>
          <table:table-cell table:style-name="ce39" office:value-type="float" office:value="4619.5154" calcext:value-type="float">
            <text:p>4620</text:p>
          </table:table-cell>
          <table:table-cell table:style-name="ce39" office:value-type="float" office:value="4796.371" calcext:value-type="float">
            <text:p>4796</text:p>
          </table:table-cell>
          <table:table-cell table:style-name="ce39" office:value-type="float" office:value="4951.5362" calcext:value-type="float">
            <text:p>4952</text:p>
          </table:table-cell>
          <table:table-cell table:style-name="ce43" office:value-type="float" office:value="3590.9818" calcext:value-type="float">
            <text:p>359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string" calcext:value-type="string">
            <text:p>s_1</text:p>
          </table:table-cell>
          <table:table-cell office:value-type="float" office:value="3013.3158" calcext:value-type="float">
            <text:p>3013</text:p>
          </table:table-cell>
          <table:table-cell office:value-type="float" office:value="2849.9366" calcext:value-type="float">
            <text:p>2850</text:p>
          </table:table-cell>
          <table:table-cell office:value-type="float" office:value="4282.4724" calcext:value-type="float">
            <text:p>4282</text:p>
          </table:table-cell>
          <table:table-cell office:value-type="float" office:value="4391.0346" calcext:value-type="float">
            <text:p>4391</text:p>
          </table:table-cell>
          <table:table-cell office:value-type="float" office:value="4525.6004" calcext:value-type="float">
            <text:p>4526</text:p>
          </table:table-cell>
          <table:table-cell office:value-type="float" office:value="4656.6908" calcext:value-type="float">
            <text:p>4657</text:p>
          </table:table-cell>
          <table:table-cell office:value-type="float" office:value="3043.2898" calcext:value-type="float">
            <text:p>3043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0"/>
          <table:table-cell table:style-name="ce10" office:value-type="string" calcext:value-type="string">
            <text:p>s_2</text:p>
          </table:table-cell>
          <table:table-cell table:style-name="ce34" office:value-type="float" office:value="3486.1334" calcext:value-type="float">
            <text:p>3486</text:p>
          </table:table-cell>
          <table:table-cell table:style-name="ce38" office:value-type="float" office:value="3275.0524" calcext:value-type="float">
            <text:p>3275</text:p>
          </table:table-cell>
          <table:table-cell table:style-name="ce38" office:value-type="float" office:value="5212.5326" calcext:value-type="float">
            <text:p>5213</text:p>
          </table:table-cell>
          <table:table-cell table:style-name="ce38" office:value-type="float" office:value="5277.2514" calcext:value-type="float">
            <text:p>5277</text:p>
          </table:table-cell>
          <table:table-cell table:style-name="ce38" office:value-type="float" office:value="5393.4906" calcext:value-type="float">
            <text:p>5393</text:p>
          </table:table-cell>
          <table:table-cell table:style-name="ce38" office:value-type="float" office:value="5513.649" calcext:value-type="float">
            <text:p>5514</text:p>
          </table:table-cell>
          <table:table-cell table:style-name="ce42" office:value-type="float" office:value="3638.7358" calcext:value-type="float">
            <text:p>3639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1"/>
          <table:table-cell table:style-name="ce11" office:value-type="string" calcext:value-type="string">
            <text:p>s_3</text:p>
          </table:table-cell>
          <table:table-cell table:style-name="ce35" office:value-type="float" office:value="3662.288" calcext:value-type="float">
            <text:p>3662</text:p>
          </table:table-cell>
          <table:table-cell table:style-name="ce39" office:value-type="float" office:value="3435.8284" calcext:value-type="float">
            <text:p>3436</text:p>
          </table:table-cell>
          <table:table-cell table:style-name="ce39" office:value-type="float" office:value="5939.926" calcext:value-type="float">
            <text:p>5940</text:p>
          </table:table-cell>
          <table:table-cell table:style-name="ce39" office:value-type="float" office:value="5994.2132" calcext:value-type="float">
            <text:p>5994</text:p>
          </table:table-cell>
          <table:table-cell table:style-name="ce39" office:value-type="float" office:value="6111.367" calcext:value-type="float">
            <text:p>6111</text:p>
          </table:table-cell>
          <table:table-cell table:style-name="ce39" office:value-type="float" office:value="6231.0632" calcext:value-type="float">
            <text:p>6231</text:p>
          </table:table-cell>
          <table:table-cell table:style-name="ce43" office:value-type="float" office:value="3615.8554" calcext:value-type="float">
            <text:p>361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string" calcext:value-type="string">
            <text:p>s_1</text:p>
          </table:table-cell>
          <table:table-cell office:value-type="float" office:value="3248.3584" calcext:value-type="float">
            <text:p>3248</text:p>
          </table:table-cell>
          <table:table-cell office:value-type="float" office:value="2898.298" calcext:value-type="float">
            <text:p>2898</text:p>
          </table:table-cell>
          <table:table-cell office:value-type="float" office:value="4827.6996" calcext:value-type="float">
            <text:p>4828</text:p>
          </table:table-cell>
          <table:table-cell office:value-type="float" office:value="4893.162" calcext:value-type="float">
            <text:p>4893</text:p>
          </table:table-cell>
          <table:table-cell office:value-type="float" office:value="5006.9448" calcext:value-type="float">
            <text:p>5007</text:p>
          </table:table-cell>
          <table:table-cell office:value-type="float" office:value="5107.4996" calcext:value-type="float">
            <text:p>5107</text:p>
          </table:table-cell>
          <table:table-cell office:value-type="float" office:value="3225.6986" calcext:value-type="float">
            <text:p>3226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0"/>
          <table:table-cell table:style-name="ce10" office:value-type="string" calcext:value-type="string">
            <text:p>s_2</text:p>
          </table:table-cell>
          <table:table-cell table:style-name="ce34" office:value-type="float" office:value="3217.1092" calcext:value-type="float">
            <text:p>3217</text:p>
          </table:table-cell>
          <table:table-cell table:style-name="ce38" office:value-type="float" office:value="2911.5492" calcext:value-type="float">
            <text:p>2912</text:p>
          </table:table-cell>
          <table:table-cell table:style-name="ce38" office:value-type="float" office:value="4922.2974" calcext:value-type="float">
            <text:p>4922</text:p>
          </table:table-cell>
          <table:table-cell table:style-name="ce38" office:value-type="float" office:value="4963.5624" calcext:value-type="float">
            <text:p>4964</text:p>
          </table:table-cell>
          <table:table-cell table:style-name="ce38" office:value-type="float" office:value="5077.157" calcext:value-type="float">
            <text:p>5077</text:p>
          </table:table-cell>
          <table:table-cell table:style-name="ce38" office:value-type="float" office:value="5183.3002" calcext:value-type="float">
            <text:p>5183</text:p>
          </table:table-cell>
          <table:table-cell table:style-name="ce42" office:value-type="float" office:value="3074.122" calcext:value-type="float">
            <text:p>3074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1"/>
          <table:table-cell table:style-name="ce11" office:value-type="string" calcext:value-type="string">
            <text:p>s_3</text:p>
          </table:table-cell>
          <table:table-cell table:style-name="ce35" office:value-type="float" office:value="2834.7592" calcext:value-type="float">
            <text:p>2835</text:p>
          </table:table-cell>
          <table:table-cell table:style-name="ce39" office:value-type="float" office:value="2589.1948" calcext:value-type="float">
            <text:p>2589</text:p>
          </table:table-cell>
          <table:table-cell table:style-name="ce39" office:value-type="float" office:value="3856.142" calcext:value-type="float">
            <text:p>3856</text:p>
          </table:table-cell>
          <table:table-cell table:style-name="ce39" office:value-type="float" office:value="3894.3326" calcext:value-type="float">
            <text:p>3894</text:p>
          </table:table-cell>
          <table:table-cell table:style-name="ce39" office:value-type="float" office:value="3997.7738" calcext:value-type="float">
            <text:p>3998</text:p>
          </table:table-cell>
          <table:table-cell table:style-name="ce39" office:value-type="float" office:value="4115.1004" calcext:value-type="float">
            <text:p>4115</text:p>
          </table:table-cell>
          <table:table-cell table:style-name="ce43" office:value-type="float" office:value="2706.8472" calcext:value-type="float">
            <text:p>270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string" calcext:value-type="string">
            <text:p>s_1</text:p>
          </table:table-cell>
          <table:table-cell office:value-type="float" office:value="3255.8696" calcext:value-type="float">
            <text:p>3256</text:p>
          </table:table-cell>
          <table:table-cell office:value-type="float" office:value="3005.7526" calcext:value-type="float">
            <text:p>3006</text:p>
          </table:table-cell>
          <table:table-cell office:value-type="float" office:value="4826.6298" calcext:value-type="float">
            <text:p>4827</text:p>
          </table:table-cell>
          <table:table-cell office:value-type="float" office:value="4875.8868" calcext:value-type="float">
            <text:p>4876</text:p>
          </table:table-cell>
          <table:table-cell office:value-type="float" office:value="4984.7728" calcext:value-type="float">
            <text:p>4985</text:p>
          </table:table-cell>
          <table:table-cell office:value-type="float" office:value="5091.9298" calcext:value-type="float">
            <text:p>5092</text:p>
          </table:table-cell>
          <table:table-cell office:value-type="float" office:value="3163.0192" calcext:value-type="float">
            <text:p>3163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0"/>
          <table:table-cell table:style-name="ce10" office:value-type="string" calcext:value-type="string">
            <text:p>s_2</text:p>
          </table:table-cell>
          <table:table-cell table:style-name="ce34" office:value-type="float" office:value="2795.6796" calcext:value-type="float">
            <text:p>2796</text:p>
          </table:table-cell>
          <table:table-cell table:style-name="ce38" office:value-type="float" office:value="2535.4014" calcext:value-type="float">
            <text:p>2535</text:p>
          </table:table-cell>
          <table:table-cell table:style-name="ce38" office:value-type="float" office:value="3868.4048" calcext:value-type="float">
            <text:p>3868</text:p>
          </table:table-cell>
          <table:table-cell table:style-name="ce38" office:value-type="float" office:value="3905.0008" calcext:value-type="float">
            <text:p>3905</text:p>
          </table:table-cell>
          <table:table-cell table:style-name="ce38" office:value-type="float" office:value="4004.6524" calcext:value-type="float">
            <text:p>4005</text:p>
          </table:table-cell>
          <table:table-cell table:style-name="ce38" office:value-type="float" office:value="4120.7362" calcext:value-type="float">
            <text:p>4121</text:p>
          </table:table-cell>
          <table:table-cell table:style-name="ce42" office:value-type="float" office:value="2672.1464" calcext:value-type="float">
            <text:p>2672</text:p>
          </table:table-cell>
          <table:table-cell table:number-columns-repeated="7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s_3</text:p>
          </table:table-cell>
          <table:table-cell table:style-name="ce35" office:value-type="float" office:value="2299.3818" calcext:value-type="float">
            <text:p>2299</text:p>
          </table:table-cell>
          <table:table-cell table:style-name="ce39" office:value-type="float" office:value="2091.8642" calcext:value-type="float">
            <text:p>2092</text:p>
          </table:table-cell>
          <table:table-cell table:style-name="ce39" office:value-type="float" office:value="2360.5026" calcext:value-type="float">
            <text:p>2361</text:p>
          </table:table-cell>
          <table:table-cell table:style-name="ce39" office:value-type="float" office:value="2397.1602" calcext:value-type="float">
            <text:p>2397</text:p>
          </table:table-cell>
          <table:table-cell table:style-name="ce39" office:value-type="float" office:value="2519.0612" calcext:value-type="float">
            <text:p>2519</text:p>
          </table:table-cell>
          <table:table-cell table:style-name="ce39" office:value-type="float" office:value="2695.1582" calcext:value-type="float">
            <text:p>2695</text:p>
          </table:table-cell>
          <table:table-cell table:style-name="ce43" office:value-type="float" office:value="2269.3518" calcext:value-type="float">
            <text:p>2269</text:p>
          </table:table-cell>
          <table:table-cell table:number-columns-repeated="7"/>
        </table:table-row>
        <table:table-row table:style-name="ro2">
          <table:table-cell/>
          <table:table-cell table:style-name="ce9" office:value-type="string" calcext:value-type="string">
            <text:p>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_1</text:p>
          </table:table-cell>
          <table:table-cell office:value-type="float" office:value="4229.3562" calcext:value-type="float">
            <text:p>4229</text:p>
          </table:table-cell>
          <table:table-cell office:value-type="float" office:value="3093.5696" calcext:value-type="float">
            <text:p>3094</text:p>
          </table:table-cell>
          <table:table-cell office:value-type="float" office:value="3738.7436" calcext:value-type="float">
            <text:p>3739</text:p>
          </table:table-cell>
          <table:table-cell office:value-type="float" office:value="3854.1394" calcext:value-type="float">
            <text:p>3854</text:p>
          </table:table-cell>
          <table:table-cell office:value-type="float" office:value="4027.411" calcext:value-type="float">
            <text:p>4027</text:p>
          </table:table-cell>
          <table:table-cell office:value-type="float" office:value="3118.971" calcext:value-type="float">
            <text:p>3119</text:p>
          </table:table-cell>
          <table:table-cell office:value-type="float" office:value="3152.4748" calcext:value-type="float">
            <text:p>3152</text:p>
          </table:table-cell>
          <table:table-cell table:style-name="ce46" table:formula="of:=[.E39]/[.E27]" office:value-type="percentage" office:value="1.33354040514143" calcext:value-type="percentage">
            <text:p>133.35%</text:p>
          </table:table-cell>
          <table:table-cell table:style-name="ce46" table:formula="of:=[.F39]/[.F27]" office:value-type="percentage" office:value="0.999707543244982" calcext:value-type="percentage">
            <text:p>99.97%</text:p>
          </table:table-cell>
          <table:table-cell table:style-name="ce46" table:formula="of:=[.G39]/[.G27]" office:value-type="percentage" office:value="1.00847343012213" calcext:value-type="percentage">
            <text:p>100.85%</text:p>
          </table:table-cell>
          <table:table-cell table:style-name="ce46" table:formula="of:=[.H39]/[.H27]" office:value-type="percentage" office:value="1.00628758168023" calcext:value-type="percentage">
            <text:p>100.63%</text:p>
          </table:table-cell>
          <table:table-cell table:style-name="ce46" table:formula="of:=[.I39]/[.I27]" office:value-type="percentage" office:value="1.0191321200446" calcext:value-type="percentage">
            <text:p>101.91%</text:p>
          </table:table-cell>
          <table:table-cell table:style-name="ce46" table:formula="of:=[.J39]/[.J27]" office:value-type="percentage" office:value="0.781931767984473" calcext:value-type="percentage">
            <text:p>78.19%</text:p>
          </table:table-cell>
          <table:table-cell table:style-name="ce46" table:formula="of:=[.K39]/[.K27]" office:value-type="percentage" office:value="1.07192717759879" calcext:value-type="percentage">
            <text:p>107.19%</text:p>
          </table:table-cell>
        </table:table-row>
        <table:table-row table:style-name="ro2">
          <table:table-cell table:number-columns-repeated="2"/>
          <table:table-cell table:style-name="ce10"/>
          <table:table-cell table:style-name="ce10" office:value-type="string" calcext:value-type="string">
            <text:p>s_2</text:p>
          </table:table-cell>
          <table:table-cell table:style-name="ce34" office:value-type="float" office:value="4503.667" calcext:value-type="float">
            <text:p>4504</text:p>
          </table:table-cell>
          <table:table-cell table:style-name="ce38" office:value-type="float" office:value="4261.5482" calcext:value-type="float">
            <text:p>4262</text:p>
          </table:table-cell>
          <table:table-cell table:style-name="ce38" office:value-type="float" office:value="3313.7942" calcext:value-type="float">
            <text:p>3314</text:p>
          </table:table-cell>
          <table:table-cell table:style-name="ce38" office:value-type="float" office:value="3311.0758" calcext:value-type="float">
            <text:p>3311</text:p>
          </table:table-cell>
          <table:table-cell table:style-name="ce38" office:value-type="float" office:value="3311.7274" calcext:value-type="float">
            <text:p>3312</text:p>
          </table:table-cell>
          <table:table-cell table:style-name="ce38" office:value-type="float" office:value="3345.3728" calcext:value-type="float">
            <text:p>3345</text:p>
          </table:table-cell>
          <table:table-cell table:style-name="ce42" office:value-type="float" office:value="3329.3068" calcext:value-type="float">
            <text:p>3329</text:p>
          </table:table-cell>
          <table:table-cell table:style-name="ce46" table:formula="of:=[.E40]/[.E28]" office:value-type="percentage" office:value="1.42366783803405" calcext:value-type="percentage">
            <text:p>142.37%</text:p>
          </table:table-cell>
          <table:table-cell table:style-name="ce46" table:formula="of:=[.F40]/[.F28]" office:value-type="percentage" office:value="1.41915008740254" calcext:value-type="percentage">
            <text:p>141.92%</text:p>
          </table:table-cell>
          <table:table-cell table:style-name="ce46" table:formula="of:=[.G40]/[.G28]" office:value-type="percentage" office:value="0.850534288824476" calcext:value-type="percentage">
            <text:p>85.05%</text:p>
          </table:table-cell>
          <table:table-cell table:style-name="ce46" table:formula="of:=[.H40]/[.H28]" office:value-type="percentage" office:value="0.822669059963474" calcext:value-type="percentage">
            <text:p>82.27%</text:p>
          </table:table-cell>
          <table:table-cell table:style-name="ce46" table:formula="of:=[.I40]/[.I28]" office:value-type="percentage" office:value="0.78675703840845" calcext:value-type="percentage">
            <text:p>78.68%</text:p>
          </table:table-cell>
          <table:table-cell table:style-name="ce46" table:formula="of:=[.J40]/[.J28]" office:value-type="percentage" office:value="0.765540992955062" calcext:value-type="percentage">
            <text:p>76.55%</text:p>
          </table:table-cell>
          <table:table-cell table:style-name="ce46" table:formula="of:=[.K40]/[.K28]" office:value-type="percentage" office:value="1.02538905293397" calcext:value-type="percentage">
            <text:p>102.54%</text:p>
          </table:table-cell>
        </table:table-row>
        <table:table-row table:style-name="ro2">
          <table:table-cell table:number-columns-repeated="2"/>
          <table:table-cell table:style-name="ce11"/>
          <table:table-cell table:style-name="ce11" office:value-type="string" calcext:value-type="string">
            <text:p>s_3</text:p>
          </table:table-cell>
          <table:table-cell table:style-name="ce35" office:value-type="float" office:value="3442.901" calcext:value-type="float">
            <text:p>3443</text:p>
          </table:table-cell>
          <table:table-cell table:style-name="ce39" office:value-type="float" office:value="3419.7044" calcext:value-type="float">
            <text:p>3420</text:p>
          </table:table-cell>
          <table:table-cell table:style-name="ce39" office:value-type="float" office:value="3419.9856" calcext:value-type="float">
            <text:p>3420</text:p>
          </table:table-cell>
          <table:table-cell table:style-name="ce39" office:value-type="float" office:value="3419.8054" calcext:value-type="float">
            <text:p>3420</text:p>
          </table:table-cell>
          <table:table-cell table:style-name="ce39" office:value-type="float" office:value="3476.4246" calcext:value-type="float">
            <text:p>3476</text:p>
          </table:table-cell>
          <table:table-cell table:style-name="ce39" office:value-type="float" office:value="3420.139" calcext:value-type="float">
            <text:p>3420</text:p>
          </table:table-cell>
          <table:table-cell table:style-name="ce43" office:value-type="float" office:value="3449.8026" calcext:value-type="float">
            <text:p>3450</text:p>
          </table:table-cell>
          <table:table-cell table:style-name="ce46" table:formula="of:=[.E41]/[.E29]" office:value-type="percentage" office:value="1.02246147855448" calcext:value-type="percentage">
            <text:p>102.25%</text:p>
          </table:table-cell>
          <table:table-cell table:style-name="ce46" table:formula="of:=[.F41]/[.F29]" office:value-type="percentage" office:value="1.05516542258492" calcext:value-type="percentage">
            <text:p>105.52%</text:p>
          </table:table-cell>
          <table:table-cell table:style-name="ce46" table:formula="of:=[.G41]/[.G29]" office:value-type="percentage" office:value="0.759575286354426" calcext:value-type="percentage">
            <text:p>75.96%</text:p>
          </table:table-cell>
          <table:table-cell table:style-name="ce46" table:formula="of:=[.H41]/[.H29]" office:value-type="percentage" office:value="0.740295269932426" calcext:value-type="percentage">
            <text:p>74.03%</text:p>
          </table:table-cell>
          <table:table-cell table:style-name="ce46" table:formula="of:=[.I41]/[.I29]" office:value-type="percentage" office:value="0.724803106348529" calcext:value-type="percentage">
            <text:p>72.48%</text:p>
          </table:table-cell>
          <table:table-cell table:style-name="ce46" table:formula="of:=[.J41]/[.J29]" office:value-type="percentage" office:value="0.690722810428004" calcext:value-type="percentage">
            <text:p>69.07%</text:p>
          </table:table-cell>
          <table:table-cell table:style-name="ce46" table:formula="of:=[.K41]/[.K29]" office:value-type="percentage" office:value="0.960685069470416" calcext:value-type="percentage">
            <text:p>96.07%</text:p>
          </table:table-cell>
        </table:table-row>
        <table:table-row table:style-name="ro2">
          <table:table-cell table:number-columns-repeated="2"/>
          <table:table-cell office:value-type="float" office:value="100" calcext:value-type="float">
            <text:p>100</text:p>
          </table:table-cell>
          <table:table-cell office:value-type="string" calcext:value-type="string">
            <text:p>s_1</text:p>
          </table:table-cell>
          <table:table-cell office:value-type="float" office:value="4913.8228" calcext:value-type="float">
            <text:p>4914</text:p>
          </table:table-cell>
          <table:table-cell office:value-type="float" office:value="5403.558" calcext:value-type="float">
            <text:p>5404</text:p>
          </table:table-cell>
          <table:table-cell office:value-type="float" office:value="4456.9014" calcext:value-type="float">
            <text:p>4457</text:p>
          </table:table-cell>
          <table:table-cell office:value-type="float" office:value="4455.2572" calcext:value-type="float">
            <text:p>4455</text:p>
          </table:table-cell>
          <table:table-cell office:value-type="float" office:value="4443.4774" calcext:value-type="float">
            <text:p>4443</text:p>
          </table:table-cell>
          <table:table-cell office:value-type="float" office:value="4439.5726" calcext:value-type="float">
            <text:p>4440</text:p>
          </table:table-cell>
          <table:table-cell office:value-type="float" office:value="4453.4872" calcext:value-type="float">
            <text:p>4453</text:p>
          </table:table-cell>
          <table:table-cell table:style-name="ce46" table:formula="of:=[.E42]/[.E30]" office:value-type="percentage" office:value="1.63070289546154" calcext:value-type="percentage">
            <text:p>163.07%</text:p>
          </table:table-cell>
          <table:table-cell table:style-name="ce46" table:formula="of:=[.F42]/[.F30]" office:value-type="percentage" office:value="1.89602744145256" calcext:value-type="percentage">
            <text:p>189.60%</text:p>
          </table:table-cell>
          <table:table-cell table:style-name="ce46" table:formula="of:=[.G42]/[.G30]" office:value-type="percentage" office:value="1.04073091048993" calcext:value-type="percentage">
            <text:p>104.07%</text:p>
          </table:table-cell>
          <table:table-cell table:style-name="ce46" table:formula="of:=[.H42]/[.H30]" office:value-type="percentage" office:value="1.01462584694732" calcext:value-type="percentage">
            <text:p>101.46%</text:p>
          </table:table-cell>
          <table:table-cell table:style-name="ce46" table:formula="of:=[.I42]/[.I30]" office:value-type="percentage" office:value="0.981853678464409" calcext:value-type="percentage">
            <text:p>98.19%</text:p>
          </table:table-cell>
          <table:table-cell table:style-name="ce46" table:formula="of:=[.J42]/[.J30]" office:value-type="percentage" office:value="0.953375001836068" calcext:value-type="percentage">
            <text:p>95.34%</text:p>
          </table:table-cell>
          <table:table-cell table:style-name="ce46" table:formula="of:=[.K42]/[.K30]" office:value-type="percentage" office:value="1.46337926805393" calcext:value-type="percentage">
            <text:p>146.34%</text:p>
          </table:table-cell>
        </table:table-row>
        <table:table-row table:style-name="ro2">
          <table:table-cell table:number-columns-repeated="2"/>
          <table:table-cell table:style-name="ce10"/>
          <table:table-cell table:style-name="ce10" office:value-type="string" calcext:value-type="string">
            <text:p>s_2</text:p>
          </table:table-cell>
          <table:table-cell table:style-name="ce34" office:value-type="float" office:value="3979.3714" calcext:value-type="float">
            <text:p>3979</text:p>
          </table:table-cell>
          <table:table-cell table:style-name="ce38" office:value-type="float" office:value="3975.541" calcext:value-type="float">
            <text:p>3976</text:p>
          </table:table-cell>
          <table:table-cell table:style-name="ce38" office:value-type="float" office:value="3978.1512" calcext:value-type="float">
            <text:p>3978</text:p>
          </table:table-cell>
          <table:table-cell table:style-name="ce38" office:value-type="float" office:value="3971.2802" calcext:value-type="float">
            <text:p>3971</text:p>
          </table:table-cell>
          <table:table-cell table:style-name="ce38" office:value-type="float" office:value="3963.9634" calcext:value-type="float">
            <text:p>3964</text:p>
          </table:table-cell>
          <table:table-cell table:style-name="ce38" office:value-type="float" office:value="3949.0704" calcext:value-type="float">
            <text:p>3949</text:p>
          </table:table-cell>
          <table:table-cell table:style-name="ce42" office:value-type="float" office:value="3978.3672" calcext:value-type="float">
            <text:p>3978</text:p>
          </table:table-cell>
          <table:table-cell table:style-name="ce46" table:formula="of:=[.E43]/[.E31]" office:value-type="percentage" office:value="1.14148569300303" calcext:value-type="percentage">
            <text:p>114.15%</text:p>
          </table:table-cell>
          <table:table-cell table:style-name="ce46" table:formula="of:=[.F43]/[.F31]" office:value-type="percentage" office:value="1.21388622667534" calcext:value-type="percentage">
            <text:p>121.39%</text:p>
          </table:table-cell>
          <table:table-cell table:style-name="ce46" table:formula="of:=[.G43]/[.G31]" office:value-type="percentage" office:value="0.763189701681674" calcext:value-type="percentage">
            <text:p>76.32%</text:p>
          </table:table-cell>
          <table:table-cell table:style-name="ce46" table:formula="of:=[.H43]/[.H31]" office:value-type="percentage" office:value="0.752528143722696" calcext:value-type="percentage">
            <text:p>75.25%</text:p>
          </table:table-cell>
          <table:table-cell table:style-name="ce46" table:formula="of:=[.I43]/[.I31]" office:value-type="percentage" office:value="0.734953241598307" calcext:value-type="percentage">
            <text:p>73.50%</text:p>
          </table:table-cell>
          <table:table-cell table:style-name="ce46" table:formula="of:=[.J43]/[.J31]" office:value-type="percentage" office:value="0.716235364275093" calcext:value-type="percentage">
            <text:p>71.62%</text:p>
          </table:table-cell>
          <table:table-cell table:style-name="ce46" table:formula="of:=[.K43]/[.K31]" office:value-type="percentage" office:value="1.0933377465877" calcext:value-type="percentage">
            <text:p>109.33%</text:p>
          </table:table-cell>
        </table:table-row>
        <table:table-row table:style-name="ro2">
          <table:table-cell table:number-columns-repeated="2"/>
          <table:table-cell table:style-name="ce11"/>
          <table:table-cell table:style-name="ce11" office:value-type="string" calcext:value-type="string">
            <text:p>s_3</text:p>
          </table:table-cell>
          <table:table-cell table:style-name="ce35" office:value-type="float" office:value="3663.3938" calcext:value-type="float">
            <text:p>3663</text:p>
          </table:table-cell>
          <table:table-cell table:style-name="ce39" office:value-type="float" office:value="3673.18" calcext:value-type="float">
            <text:p>3673</text:p>
          </table:table-cell>
          <table:table-cell table:style-name="ce39" office:value-type="float" office:value="3662.2138" calcext:value-type="float">
            <text:p>3662</text:p>
          </table:table-cell>
          <table:table-cell table:style-name="ce39" office:value-type="float" office:value="3664.1198" calcext:value-type="float">
            <text:p>3664</text:p>
          </table:table-cell>
          <table:table-cell table:style-name="ce39" office:value-type="float" office:value="3649.2434" calcext:value-type="float">
            <text:p>3649</text:p>
          </table:table-cell>
          <table:table-cell table:style-name="ce39" office:value-type="float" office:value="3664.106" calcext:value-type="float">
            <text:p>3664</text:p>
          </table:table-cell>
          <table:table-cell table:style-name="ce43" office:value-type="float" office:value="3663.695" calcext:value-type="float">
            <text:p>3664</text:p>
          </table:table-cell>
          <table:table-cell table:style-name="ce46" table:formula="of:=[.E44]/[.E32]" office:value-type="percentage" office:value="1.0003019423923" calcext:value-type="percentage">
            <text:p>100.03%</text:p>
          </table:table-cell>
          <table:table-cell table:style-name="ce46" table:formula="of:=[.F44]/[.F32]" office:value-type="percentage" office:value="1.06908133130281" calcext:value-type="percentage">
            <text:p>106.91%</text:p>
          </table:table-cell>
          <table:table-cell table:style-name="ce46" table:formula="of:=[.G44]/[.G32]" office:value-type="percentage" office:value="0.616541990590455" calcext:value-type="percentage">
            <text:p>61.65%</text:p>
          </table:table-cell>
          <table:table-cell table:style-name="ce46" table:formula="of:=[.H44]/[.H32]" office:value-type="percentage" office:value="0.611276188841598" calcext:value-type="percentage">
            <text:p>61.13%</text:p>
          </table:table-cell>
          <table:table-cell table:style-name="ce46" table:formula="of:=[.I44]/[.I32]" office:value-type="percentage" office:value="0.597123916793084" calcext:value-type="percentage">
            <text:p>59.71%</text:p>
          </table:table-cell>
          <table:table-cell table:style-name="ce46" table:formula="of:=[.J44]/[.J32]" office:value-type="percentage" office:value="0.588038651252967" calcext:value-type="percentage">
            <text:p>58.80%</text:p>
          </table:table-cell>
          <table:table-cell table:style-name="ce46" table:formula="of:=[.K44]/[.K32]" office:value-type="percentage" office:value="1.01323050695003" calcext:value-type="percentage">
            <text:p>101.32%</text:p>
          </table:table-cell>
        </table:table-row>
        <table:table-row table:style-name="ro2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string" calcext:value-type="string">
            <text:p>s_1</text:p>
          </table:table-cell>
          <table:table-cell office:value-type="float" office:value="4337.6356" calcext:value-type="float">
            <text:p>4338</text:p>
          </table:table-cell>
          <table:table-cell office:value-type="float" office:value="4352.2116" calcext:value-type="float">
            <text:p>4352</text:p>
          </table:table-cell>
          <table:table-cell office:value-type="float" office:value="4352.1782" calcext:value-type="float">
            <text:p>4352</text:p>
          </table:table-cell>
          <table:table-cell office:value-type="float" office:value="4328.9586" calcext:value-type="float">
            <text:p>4329</text:p>
          </table:table-cell>
          <table:table-cell office:value-type="float" office:value="4353.0488" calcext:value-type="float">
            <text:p>4353</text:p>
          </table:table-cell>
          <table:table-cell office:value-type="float" office:value="4326.3768" calcext:value-type="float">
            <text:p>4326</text:p>
          </table:table-cell>
          <table:table-cell office:value-type="float" office:value="4353.7584" calcext:value-type="float">
            <text:p>4354</text:p>
          </table:table-cell>
          <table:table-cell table:style-name="ce46" table:formula="of:=[.E45]/[.E33]" office:value-type="percentage" office:value="1.33533159395219" calcext:value-type="percentage">
            <text:p>133.53%</text:p>
          </table:table-cell>
          <table:table-cell table:style-name="ce46" table:formula="of:=[.F45]/[.F33]" office:value-type="percentage" office:value="1.50164393033429" calcext:value-type="percentage">
            <text:p>150.16%</text:p>
          </table:table-cell>
          <table:table-cell table:style-name="ce46" table:formula="of:=[.G45]/[.G33]" office:value-type="percentage" office:value="0.901501452161605" calcext:value-type="percentage">
            <text:p>90.15%</text:p>
          </table:table-cell>
          <table:table-cell table:style-name="ce46" table:formula="of:=[.H45]/[.H33]" office:value-type="percentage" office:value="0.884695540429685" calcext:value-type="percentage">
            <text:p>88.47%</text:p>
          </table:table-cell>
          <table:table-cell table:style-name="ce46" table:formula="of:=[.I45]/[.I33]" office:value-type="percentage" office:value="0.869402195127056" calcext:value-type="percentage">
            <text:p>86.94%</text:p>
          </table:table-cell>
          <table:table-cell table:style-name="ce46" table:formula="of:=[.J45]/[.J33]" office:value-type="percentage" office:value="0.8470635611993" calcext:value-type="percentage">
            <text:p>84.71%</text:p>
          </table:table-cell>
          <table:table-cell table:style-name="ce46" table:formula="of:=[.K45]/[.K33]" office:value-type="percentage" office:value="1.34971023021184" calcext:value-type="percentage">
            <text:p>134.97%</text:p>
          </table:table-cell>
        </table:table-row>
        <table:table-row table:style-name="ro2">
          <table:table-cell table:number-columns-repeated="2"/>
          <table:table-cell table:style-name="ce10"/>
          <table:table-cell table:style-name="ce10" office:value-type="string" calcext:value-type="string">
            <text:p>s_2</text:p>
          </table:table-cell>
          <table:table-cell table:style-name="ce34" office:value-type="float" office:value="3300.3084" calcext:value-type="float">
            <text:p>3300</text:p>
          </table:table-cell>
          <table:table-cell table:style-name="ce38" office:value-type="float" office:value="3301.4322" calcext:value-type="float">
            <text:p>3301</text:p>
          </table:table-cell>
          <table:table-cell table:style-name="ce38" office:value-type="float" office:value="3301.2482" calcext:value-type="float">
            <text:p>3301</text:p>
          </table:table-cell>
          <table:table-cell table:style-name="ce38" office:value-type="float" office:value="3302.1638" calcext:value-type="float">
            <text:p>3302</text:p>
          </table:table-cell>
          <table:table-cell table:style-name="ce38" office:value-type="float" office:value="3289.937" calcext:value-type="float">
            <text:p>3290</text:p>
          </table:table-cell>
          <table:table-cell table:style-name="ce38" office:value-type="float" office:value="3296.682" calcext:value-type="float">
            <text:p>3297</text:p>
          </table:table-cell>
          <table:table-cell table:style-name="ce42" office:value-type="float" office:value="3285.3444" calcext:value-type="float">
            <text:p>3285</text:p>
          </table:table-cell>
          <table:table-cell table:style-name="ce46" table:formula="of:=[.E46]/[.E34]" office:value-type="percentage" office:value="1.02586147837319" calcext:value-type="percentage">
            <text:p>102.59%</text:p>
          </table:table-cell>
          <table:table-cell table:style-name="ce46" table:formula="of:=[.F46]/[.F34]" office:value-type="percentage" office:value="1.13390912301946" calcext:value-type="percentage">
            <text:p>113.39%</text:p>
          </table:table-cell>
          <table:table-cell table:style-name="ce46" table:formula="of:=[.G46]/[.G34]" office:value-type="percentage" office:value="0.670672235285905" calcext:value-type="percentage">
            <text:p>67.07%</text:p>
          </table:table-cell>
          <table:table-cell table:style-name="ce46" table:formula="of:=[.H46]/[.H34]" office:value-type="percentage" office:value="0.665281008656202" calcext:value-type="percentage">
            <text:p>66.53%</text:p>
          </table:table-cell>
          <table:table-cell table:style-name="ce46" table:formula="of:=[.I46]/[.I34]" office:value-type="percentage" office:value="0.64798803739967" calcext:value-type="percentage">
            <text:p>64.80%</text:p>
          </table:table-cell>
          <table:table-cell table:style-name="ce46" table:formula="of:=[.J46]/[.J34]" office:value-type="percentage" office:value="0.636019885554767" calcext:value-type="percentage">
            <text:p>63.60%</text:p>
          </table:table-cell>
          <table:table-cell table:style-name="ce46" table:formula="of:=[.K46]/[.K34]" office:value-type="percentage" office:value="1.06870982999374" calcext:value-type="percentage">
            <text:p>106.87%</text:p>
          </table:table-cell>
        </table:table-row>
        <table:table-row table:style-name="ro2">
          <table:table-cell table:number-columns-repeated="2"/>
          <table:table-cell table:style-name="ce11"/>
          <table:table-cell table:style-name="ce11" office:value-type="string" calcext:value-type="string">
            <text:p>s_3</text:p>
          </table:table-cell>
          <table:table-cell table:style-name="ce35" office:value-type="float" office:value="2330.7496" calcext:value-type="float">
            <text:p>2331</text:p>
          </table:table-cell>
          <table:table-cell table:style-name="ce39" office:value-type="float" office:value="2334.5364" calcext:value-type="float">
            <text:p>2335</text:p>
          </table:table-cell>
          <table:table-cell table:style-name="ce39" office:value-type="float" office:value="2334.8388" calcext:value-type="float">
            <text:p>2335</text:p>
          </table:table-cell>
          <table:table-cell table:style-name="ce39" office:value-type="float" office:value="2317.278" calcext:value-type="float">
            <text:p>2317</text:p>
          </table:table-cell>
          <table:table-cell table:style-name="ce39" office:value-type="float" office:value="2332.9294" calcext:value-type="float">
            <text:p>2333</text:p>
          </table:table-cell>
          <table:table-cell table:style-name="ce39" office:value-type="float" office:value="2316.5478" calcext:value-type="float">
            <text:p>2317</text:p>
          </table:table-cell>
          <table:table-cell table:style-name="ce43" office:value-type="float" office:value="2333.0632" calcext:value-type="float">
            <text:p>2333</text:p>
          </table:table-cell>
          <table:table-cell table:style-name="ce46" table:formula="of:=[.E47]/[.E35]" office:value-type="percentage" office:value="0.822203734271327" calcext:value-type="percentage">
            <text:p>82.22%</text:p>
          </table:table-cell>
          <table:table-cell table:style-name="ce46" table:formula="of:=[.F47]/[.F35]" office:value-type="percentage" office:value="0.901645716266694" calcext:value-type="percentage">
            <text:p>90.16%</text:p>
          </table:table-cell>
          <table:table-cell table:style-name="ce46" table:formula="of:=[.G47]/[.G35]" office:value-type="percentage" office:value="0.605485690101661" calcext:value-type="percentage">
            <text:p>60.55%</text:p>
          </table:table-cell>
          <table:table-cell table:style-name="ce46" table:formula="of:=[.H47]/[.H35]" office:value-type="percentage" office:value="0.59503854396001" calcext:value-type="percentage">
            <text:p>59.50%</text:p>
          </table:table-cell>
          <table:table-cell table:style-name="ce46" table:formula="of:=[.I47]/[.I35]" office:value-type="percentage" office:value="0.583557128719989" calcext:value-type="percentage">
            <text:p>58.36%</text:p>
          </table:table-cell>
          <table:table-cell table:style-name="ce46" table:formula="of:=[.J47]/[.J35]" office:value-type="percentage" office:value="0.56293834288952" calcext:value-type="percentage">
            <text:p>56.29%</text:p>
          </table:table-cell>
          <table:table-cell table:style-name="ce46" table:formula="of:=[.K47]/[.K35]" office:value-type="percentage" office:value="0.861911673477542" calcext:value-type="percentage">
            <text:p>86.19%</text:p>
          </table:table-cell>
        </table:table-row>
        <table:table-row table:style-name="ro2"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string" calcext:value-type="string">
            <text:p>s_1</text:p>
          </table:table-cell>
          <table:table-cell office:value-type="float" office:value="4087.8704" calcext:value-type="float">
            <text:p>4088</text:p>
          </table:table-cell>
          <table:table-cell office:value-type="float" office:value="4051.8528" calcext:value-type="float">
            <text:p>4052</text:p>
          </table:table-cell>
          <table:table-cell office:value-type="float" office:value="4080.6366" calcext:value-type="float">
            <text:p>4081</text:p>
          </table:table-cell>
          <table:table-cell office:value-type="float" office:value="4069.3672" calcext:value-type="float">
            <text:p>4069</text:p>
          </table:table-cell>
          <table:table-cell office:value-type="float" office:value="4082.8514" calcext:value-type="float">
            <text:p>4083</text:p>
          </table:table-cell>
          <table:table-cell office:value-type="float" office:value="4058.6532" calcext:value-type="float">
            <text:p>4059</text:p>
          </table:table-cell>
          <table:table-cell office:value-type="float" office:value="4082.726" calcext:value-type="float">
            <text:p>4083</text:p>
          </table:table-cell>
          <table:table-cell table:style-name="ce46" table:formula="of:=[.E48]/[.E36]" office:value-type="percentage" office:value="1.2555387353351" calcext:value-type="percentage">
            <text:p>125.55%</text:p>
          </table:table-cell>
          <table:table-cell table:style-name="ce46" table:formula="of:=[.F48]/[.F36]" office:value-type="percentage" office:value="1.3480327023588" calcext:value-type="percentage">
            <text:p>134.80%</text:p>
          </table:table-cell>
          <table:table-cell table:style-name="ce46" table:formula="of:=[.G48]/[.G36]" office:value-type="percentage" office:value="0.845442217258925" calcext:value-type="percentage">
            <text:p>84.54%</text:p>
          </table:table-cell>
          <table:table-cell table:style-name="ce46" table:formula="of:=[.H48]/[.H36]" office:value-type="percentage" office:value="0.834590171371493" calcext:value-type="percentage">
            <text:p>83.46%</text:p>
          </table:table-cell>
          <table:table-cell table:style-name="ce46" table:formula="of:=[.I48]/[.I36]" office:value-type="percentage" office:value="0.819064692376752" calcext:value-type="percentage">
            <text:p>81.91%</text:p>
          </table:table-cell>
          <table:table-cell table:style-name="ce46" table:formula="of:=[.J48]/[.J36]" office:value-type="percentage" office:value="0.797075639181043" calcext:value-type="percentage">
            <text:p>79.71%</text:p>
          </table:table-cell>
          <table:table-cell table:style-name="ce46" table:formula="of:=[.K48]/[.K36]" office:value-type="percentage" office:value="1.29076864282076" calcext:value-type="percentage">
            <text:p>129.08%</text:p>
          </table:table-cell>
        </table:table-row>
        <table:table-row table:style-name="ro2">
          <table:table-cell table:number-columns-repeated="2"/>
          <table:table-cell table:style-name="ce10"/>
          <table:table-cell table:style-name="ce10" office:value-type="string" calcext:value-type="string">
            <text:p>s_2</text:p>
          </table:table-cell>
          <table:table-cell table:style-name="ce34" office:value-type="float" office:value="2468.4876" calcext:value-type="float">
            <text:p>2468</text:p>
          </table:table-cell>
          <table:table-cell table:style-name="ce38" office:value-type="float" office:value="2481.092" calcext:value-type="float">
            <text:p>2481</text:p>
          </table:table-cell>
          <table:table-cell table:style-name="ce38" office:value-type="float" office:value="2477.5094" calcext:value-type="float">
            <text:p>2478</text:p>
          </table:table-cell>
          <table:table-cell table:style-name="ce38" office:value-type="float" office:value="2481.7828" calcext:value-type="float">
            <text:p>2482</text:p>
          </table:table-cell>
          <table:table-cell table:style-name="ce38" office:value-type="float" office:value="2466.5864" calcext:value-type="float">
            <text:p>2467</text:p>
          </table:table-cell>
          <table:table-cell table:style-name="ce38" office:value-type="float" office:value="2480.2384" calcext:value-type="float">
            <text:p>2480</text:p>
          </table:table-cell>
          <table:table-cell table:style-name="ce42" office:value-type="float" office:value="2448.56" calcext:value-type="float">
            <text:p>2449</text:p>
          </table:table-cell>
          <table:table-cell table:style-name="ce46" table:formula="of:=[.E49]/[.E37]" office:value-type="percentage" office:value="0.882965129480503" calcext:value-type="percentage">
            <text:p>88.30%</text:p>
          </table:table-cell>
          <table:table-cell table:style-name="ce46" table:formula="of:=[.F49]/[.F37]" office:value-type="percentage" office:value="0.978579565350086" calcext:value-type="percentage">
            <text:p>97.86%</text:p>
          </table:table-cell>
          <table:table-cell table:style-name="ce46" table:formula="of:=[.G49]/[.G37]" office:value-type="percentage" office:value="0.640447297552728" calcext:value-type="percentage">
            <text:p>64.04%</text:p>
          </table:table-cell>
          <table:table-cell table:style-name="ce46" table:formula="of:=[.H49]/[.H37]" office:value-type="percentage" office:value="0.635539639326066" calcext:value-type="percentage">
            <text:p>63.55%</text:p>
          </table:table-cell>
          <table:table-cell table:style-name="ce46" table:formula="of:=[.I49]/[.I37]" office:value-type="percentage" office:value="0.615930211570922" calcext:value-type="percentage">
            <text:p>61.59%</text:p>
          </table:table-cell>
          <table:table-cell table:style-name="ce46" table:formula="of:=[.J49]/[.J37]" office:value-type="percentage" office:value="0.601892059967343" calcext:value-type="percentage">
            <text:p>60.19%</text:p>
          </table:table-cell>
          <table:table-cell table:style-name="ce46" table:formula="of:=[.K49]/[.K37]" office:value-type="percentage" office:value="0.916327039566395" calcext:value-type="percentage">
            <text:p>91.63%</text:p>
          </table:table-cell>
        </table:table-row>
        <table:table-row table:style-name="ro2">
          <table:table-cell table:style-name="ce6"/>
          <table:table-cell table:style-name="ce12" table:number-columns-repeated="2"/>
          <table:table-cell table:style-name="ce12" office:value-type="string" calcext:value-type="string">
            <text:p>s_3</text:p>
          </table:table-cell>
          <table:table-cell table:style-name="ce36" office:value-type="float" office:value="2230.113" calcext:value-type="float">
            <text:p>2230</text:p>
          </table:table-cell>
          <table:table-cell table:style-name="ce40" office:value-type="float" office:value="2208.759" calcext:value-type="float">
            <text:p>2209</text:p>
          </table:table-cell>
          <table:table-cell table:style-name="ce40" office:value-type="float" office:value="2226.3338" calcext:value-type="float">
            <text:p>2226</text:p>
          </table:table-cell>
          <table:table-cell table:style-name="ce40" office:value-type="float" office:value="2227.151" calcext:value-type="float">
            <text:p>2227</text:p>
          </table:table-cell>
          <table:table-cell table:style-name="ce40" office:value-type="float" office:value="2226.326" calcext:value-type="float">
            <text:p>2226</text:p>
          </table:table-cell>
          <table:table-cell table:style-name="ce40" office:value-type="float" office:value="2201.3092" calcext:value-type="float">
            <text:p>2201</text:p>
          </table:table-cell>
          <table:table-cell table:style-name="ce44" office:value-type="float" office:value="2226.7058" calcext:value-type="float">
            <text:p>2227</text:p>
          </table:table-cell>
          <table:table-cell table:style-name="ce46" table:formula="of:=[.E50]/[.E38]" office:value-type="percentage" office:value="0.969875033367664" calcext:value-type="percentage">
            <text:p>96.99%</text:p>
          </table:table-cell>
          <table:table-cell table:style-name="ce46" table:formula="of:=[.F50]/[.F38]" office:value-type="percentage" office:value="1.05588068288563" calcext:value-type="percentage">
            <text:p>105.59%</text:p>
          </table:table-cell>
          <table:table-cell table:style-name="ce46" table:formula="of:=[.G50]/[.G38]" office:value-type="percentage" office:value="0.943160918356963" calcext:value-type="percentage">
            <text:p>94.32%</text:p>
          </table:table-cell>
          <table:table-cell table:style-name="ce46" table:formula="of:=[.H50]/[.H38]" office:value-type="percentage" office:value="0.929078915960644" calcext:value-type="percentage">
            <text:p>92.91%</text:p>
          </table:table-cell>
          <table:table-cell table:style-name="ce46" table:formula="of:=[.I50]/[.I38]" office:value-type="percentage" office:value="0.883791945983686" calcext:value-type="percentage">
            <text:p>88.38%</text:p>
          </table:table-cell>
          <table:table-cell table:style-name="ce46" table:formula="of:=[.J50]/[.J38]" office:value-type="percentage" office:value="0.816764373979976" calcext:value-type="percentage">
            <text:p>81.68%</text:p>
          </table:table-cell>
          <table:table-cell table:style-name="ce46" table:formula="of:=[.K50]/[.K38]" office:value-type="percentage" office:value="0.981207849748109" calcext:value-type="percentage">
            <text:p>98.12%</text:p>
          </table:table-cell>
        </table:table-row>
        <calcext:conditional-formats>
          <calcext:conditional-format calcext:target-range-address="summary.L15:summary.R26">
            <calcext:color-scale>
              <calcext:color-scale-entry calcext:value="0" calcext:type="minimum" calcext:color="#00cc00"/>
              <calcext:color-scale-entry calcext:value="1" calcext:type="number" calcext:color="#ffffff"/>
              <calcext:color-scale-entry calcext:value="0" calcext:type="maximum" calcext:color="#ff0000"/>
            </calcext:color-scale>
          </calcext:conditional-format>
          <calcext:conditional-format calcext:target-range-address="summary.L39:summary.R50">
            <calcext:color-scale>
              <calcext:color-scale-entry calcext:value="0" calcext:type="minimum" calcext:color="#00cc00"/>
              <calcext:color-scale-entry calcext:value="1" calcext:type="number" calcext:color="#ffffff"/>
              <calcext:color-scale-entry calcext:value="0" calcext:type="maximum" calcext:color="#ff0000"/>
            </calcext:color-scale>
          </calcext:conditional-format>
        </calcext:conditional-formats>
      </table:table>
      <table:named-expressions/>
      <table:data-pilot-tables>
        <table:data-pilot-table table:name="DataPilot1" table:application-data="" table:target-range-address="'pivot table'.A1:'pivot table'.K50" table:buttons="'pivot table'.A2 'pivot table'.B2 'pivot table'.C2 'pivot table'.D2 'pivot table'.E1" table:grand-total="none" table:show-filter-button="false" table:drill-down-on-double-click="false">
          <table:source-cell-range table:cell-range-address="'sort-indexes-ios'.A1:'sort-indexes-ios'.L1681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work_mem" table:orientation="column" table:used-hierarchy="0" table:function="auto">
            <table:data-pilot-level table:show-empty="false" calcext:repeat-item-labels="false">
              <table:data-pilot-members>
                <table:data-pilot-member table:name="4" table:display="true" table:show-details="true"/>
                <table:data-pilot-member table:name="8" table:display="true" table:show-details="true"/>
                <table:data-pilot-member table:name="16" table:display="true" table:show-details="true"/>
                <table:data-pilot-member table:name="32" table:display="true" table:show-details="true"/>
                <table:data-pilot-member table:name="64" table:display="true" table:show-details="true"/>
                <table:data-pilot-member table:name="128" table:display="true" table:show-details="true"/>
                <table:data-pilot-member table:name="25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ax_workers" table:orientation="row" table:used-hierarchy="0" table:function="auto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nable_incrementalsort" table:orientation="row" table:used-hierarchy="0" table:function="auto">
            <table:data-pilot-level table:show-empty="false" calcext:repeat-item-labels="false">
              <table:data-pilot-members>
                <table:data-pilot-member table:name="off" table:display="true" table:show-details="true"/>
                <table:data-pilot-member table:name="on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ngroups" table:orientation="row" table:used-hierarchy="0" table:function="auto">
            <table:data-pilot-level table:show-empty="false" calcext:repeat-item-labels="false">
              <table:data-pilot-members>
                <table:data-pilot-member table:name="10" table:display="true" table:show-details="true"/>
                <table:data-pilot-member table:name="100" table:display="true" table:show-details="true"/>
                <table:data-pilot-member table:name="1000" table:display="true" table:show-details="true"/>
                <table:data-pilot-member table:name="100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able" table:orientation="row" table:used-hierarchy="0" table:function="auto">
            <table:data-pilot-level table:show-empty="false" calcext:repeat-item-labels="false">
              <table:data-pilot-members>
                <table:data-pilot-member table:name="s_1" table:display="true" table:show-details="true"/>
                <table:data-pilot-member table:name="s_2" table:display="true" table:show-details="true"/>
                <table:data-pilot-member table:name="s_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uration" table:orientation="data" table:used-hierarchy="0" table:function="average">
            <table:data-pilot-level table:show-empty="false" calcext:repeat-item-labels="false">
              <table:data-pilot-members>
                <table:data-pilot-member table:name="2070.585" table:display="true" table:show-details="true"/>
                <table:data-pilot-member table:name="2080.16" table:display="true" table:show-details="true"/>
                <table:data-pilot-member table:name="2098.623" table:display="true" table:show-details="true"/>
                <table:data-pilot-member table:name="2104.356" table:display="true" table:show-details="true"/>
                <table:data-pilot-member table:name="2105.597" table:display="true" table:show-details="true"/>
                <table:data-pilot-member table:name="2194.356" table:display="true" table:show-details="true"/>
                <table:data-pilot-member table:name="2194.385" table:display="true" table:show-details="true"/>
                <table:data-pilot-member table:name="2194.547" table:display="true" table:show-details="true"/>
                <table:data-pilot-member table:name="2194.554" table:display="true" table:show-details="true"/>
                <table:data-pilot-member table:name="2194.646" table:display="true" table:show-details="true"/>
                <table:data-pilot-member table:name="2194.651" table:display="true" table:show-details="true"/>
                <table:data-pilot-member table:name="2194.707" table:display="true" table:show-details="true"/>
                <table:data-pilot-member table:name="2194.783" table:display="true" table:show-details="true"/>
                <table:data-pilot-member table:name="2194.788" table:display="true" table:show-details="true"/>
                <table:data-pilot-member table:name="2194.792" table:display="true" table:show-details="true"/>
                <table:data-pilot-member table:name="2194.906" table:display="true" table:show-details="true"/>
                <table:data-pilot-member table:name="2194.973" table:display="true" table:show-details="true"/>
                <table:data-pilot-member table:name="2194.976" table:display="true" table:show-details="true"/>
                <table:data-pilot-member table:name="2195.076" table:display="true" table:show-details="true"/>
                <table:data-pilot-member table:name="2195.078" table:display="true" table:show-details="true"/>
                <table:data-pilot-member table:name="2195.086" table:display="true" table:show-details="true"/>
                <table:data-pilot-member table:name="2195.152" table:display="true" table:show-details="true"/>
                <table:data-pilot-member table:name="2195.227" table:display="true" table:show-details="true"/>
                <table:data-pilot-member table:name="2195.272" table:display="true" table:show-details="true"/>
                <table:data-pilot-member table:name="2195.319" table:display="true" table:show-details="true"/>
                <table:data-pilot-member table:name="2195.385" table:display="true" table:show-details="true"/>
                <table:data-pilot-member table:name="2195.399" table:display="true" table:show-details="true"/>
                <table:data-pilot-member table:name="2195.467" table:display="true" table:show-details="true"/>
                <table:data-pilot-member table:name="2195.534" table:display="true" table:show-details="true"/>
                <table:data-pilot-member table:name="2195.634" table:display="true" table:show-details="true"/>
                <table:data-pilot-member table:name="2195.642" table:display="true" table:show-details="true"/>
                <table:data-pilot-member table:name="2195.677" table:display="true" table:show-details="true"/>
                <table:data-pilot-member table:name="2195.68" table:display="true" table:show-details="true"/>
                <table:data-pilot-member table:name="2195.684" table:display="true" table:show-details="true"/>
                <table:data-pilot-member table:name="2195.694" table:display="true" table:show-details="true"/>
                <table:data-pilot-member table:name="2195.913" table:display="true" table:show-details="true"/>
                <table:data-pilot-member table:name="2196.041" table:display="true" table:show-details="true"/>
                <table:data-pilot-member table:name="2196.112" table:display="true" table:show-details="true"/>
                <table:data-pilot-member table:name="2196.147" table:display="true" table:show-details="true"/>
                <table:data-pilot-member table:name="2196.173" table:display="true" table:show-details="true"/>
                <table:data-pilot-member table:name="2196.196" table:display="true" table:show-details="true"/>
                <table:data-pilot-member table:name="2196.272" table:display="true" table:show-details="true"/>
                <table:data-pilot-member table:name="2196.317" table:display="true" table:show-details="true"/>
                <table:data-pilot-member table:name="2196.352" table:display="true" table:show-details="true"/>
                <table:data-pilot-member table:name="2196.459" table:display="true" table:show-details="true"/>
                <table:data-pilot-member table:name="2196.48" table:display="true" table:show-details="true"/>
                <table:data-pilot-member table:name="2196.487" table:display="true" table:show-details="true"/>
                <table:data-pilot-member table:name="2196.533" table:display="true" table:show-details="true"/>
                <table:data-pilot-member table:name="2196.601" table:display="true" table:show-details="true"/>
                <table:data-pilot-member table:name="2196.635" table:display="true" table:show-details="true"/>
                <table:data-pilot-member table:name="2196.641" table:display="true" table:show-details="true"/>
                <table:data-pilot-member table:name="2196.669" table:display="true" table:show-details="true"/>
                <table:data-pilot-member table:name="2196.746" table:display="true" table:show-details="true"/>
                <table:data-pilot-member table:name="2196.984" table:display="true" table:show-details="true"/>
                <table:data-pilot-member table:name="2198.814" table:display="true" table:show-details="true"/>
                <table:data-pilot-member table:name="2198.822" table:display="true" table:show-details="true"/>
                <table:data-pilot-member table:name="2198.88" table:display="true" table:show-details="true"/>
                <table:data-pilot-member table:name="2198.888" table:display="true" table:show-details="true"/>
                <table:data-pilot-member table:name="2199.672" table:display="true" table:show-details="true"/>
                <table:data-pilot-member table:name="2199.832" table:display="true" table:show-details="true"/>
                <table:data-pilot-member table:name="2200.04" table:display="true" table:show-details="true"/>
                <table:data-pilot-member table:name="2200.168" table:display="true" table:show-details="true"/>
                <table:data-pilot-member table:name="2211.142" table:display="true" table:show-details="true"/>
                <table:data-pilot-member table:name="2258.641" table:display="true" table:show-details="true"/>
                <table:data-pilot-member table:name="2259.318" table:display="true" table:show-details="true"/>
                <table:data-pilot-member table:name="2261.397" table:display="true" table:show-details="true"/>
                <table:data-pilot-member table:name="2266.064" table:display="true" table:show-details="true"/>
                <table:data-pilot-member table:name="2267.139" table:display="true" table:show-details="true"/>
                <table:data-pilot-member table:name="2267.748" table:display="true" table:show-details="true"/>
                <table:data-pilot-member table:name="2270.264" table:display="true" table:show-details="true"/>
                <table:data-pilot-member table:name="2272.017" table:display="true" table:show-details="true"/>
                <table:data-pilot-member table:name="2274.481" table:display="true" table:show-details="true"/>
                <table:data-pilot-member table:name="2281.299" table:display="true" table:show-details="true"/>
                <table:data-pilot-member table:name="2292.343" table:display="true" table:show-details="true"/>
                <table:data-pilot-member table:name="2300.057" table:display="true" table:show-details="true"/>
                <table:data-pilot-member table:name="2300.148" table:display="true" table:show-details="true"/>
                <table:data-pilot-member table:name="2300.241" table:display="true" table:show-details="true"/>
                <table:data-pilot-member table:name="2300.419" table:display="true" table:show-details="true"/>
                <table:data-pilot-member table:name="2300.494" table:display="true" table:show-details="true"/>
                <table:data-pilot-member table:name="2300.844" table:display="true" table:show-details="true"/>
                <table:data-pilot-member table:name="2301.211" table:display="true" table:show-details="true"/>
                <table:data-pilot-member table:name="2301.379" table:display="true" table:show-details="true"/>
                <table:data-pilot-member table:name="2301.459" table:display="true" table:show-details="true"/>
                <table:data-pilot-member table:name="2301.549" table:display="true" table:show-details="true"/>
                <table:data-pilot-member table:name="2301.554" table:display="true" table:show-details="true"/>
                <table:data-pilot-member table:name="2301.592" table:display="true" table:show-details="true"/>
                <table:data-pilot-member table:name="2301.655" table:display="true" table:show-details="true"/>
                <table:data-pilot-member table:name="2301.775" table:display="true" table:show-details="true"/>
                <table:data-pilot-member table:name="2301.782" table:display="true" table:show-details="true"/>
                <table:data-pilot-member table:name="2301.862" table:display="true" table:show-details="true"/>
                <table:data-pilot-member table:name="2301.875" table:display="true" table:show-details="true"/>
                <table:data-pilot-member table:name="2301.894" table:display="true" table:show-details="true"/>
                <table:data-pilot-member table:name="2302.075" table:display="true" table:show-details="true"/>
                <table:data-pilot-member table:name="2302.181" table:display="true" table:show-details="true"/>
                <table:data-pilot-member table:name="2302.194" table:display="true" table:show-details="true"/>
                <table:data-pilot-member table:name="2302.215" table:display="true" table:show-details="true"/>
                <table:data-pilot-member table:name="2302.303" table:display="true" table:show-details="true"/>
                <table:data-pilot-member table:name="2302.361" table:display="true" table:show-details="true"/>
                <table:data-pilot-member table:name="2302.521" table:display="true" table:show-details="true"/>
                <table:data-pilot-member table:name="2302.563" table:display="true" table:show-details="true"/>
                <table:data-pilot-member table:name="2302.575" table:display="true" table:show-details="true"/>
                <table:data-pilot-member table:name="2302.591" table:display="true" table:show-details="true"/>
                <table:data-pilot-member table:name="2302.595" table:display="true" table:show-details="true"/>
                <table:data-pilot-member table:name="2302.698" table:display="true" table:show-details="true"/>
                <table:data-pilot-member table:name="2302.84" table:display="true" table:show-details="true"/>
                <table:data-pilot-member table:name="2302.94" table:display="true" table:show-details="true"/>
                <table:data-pilot-member table:name="2303.169" table:display="true" table:show-details="true"/>
                <table:data-pilot-member table:name="2303.298" table:display="true" table:show-details="true"/>
                <table:data-pilot-member table:name="2303.305" table:display="true" table:show-details="true"/>
                <table:data-pilot-member table:name="2303.381" table:display="true" table:show-details="true"/>
                <table:data-pilot-member table:name="2303.425" table:display="true" table:show-details="true"/>
                <table:data-pilot-member table:name="2303.813" table:display="true" table:show-details="true"/>
                <table:data-pilot-member table:name="2303.853" table:display="true" table:show-details="true"/>
                <table:data-pilot-member table:name="2303.89" table:display="true" table:show-details="true"/>
                <table:data-pilot-member table:name="2303.903" table:display="true" table:show-details="true"/>
                <table:data-pilot-member table:name="2303.931" table:display="true" table:show-details="true"/>
                <table:data-pilot-member table:name="2303.966" table:display="true" table:show-details="true"/>
                <table:data-pilot-member table:name="2304.022" table:display="true" table:show-details="true"/>
                <table:data-pilot-member table:name="2304.061" table:display="true" table:show-details="true"/>
                <table:data-pilot-member table:name="2304.17" table:display="true" table:show-details="true"/>
                <table:data-pilot-member table:name="2304.179" table:display="true" table:show-details="true"/>
                <table:data-pilot-member table:name="2304.195" table:display="true" table:show-details="true"/>
                <table:data-pilot-member table:name="2304.226" table:display="true" table:show-details="true"/>
                <table:data-pilot-member table:name="2304.419" table:display="true" table:show-details="true"/>
                <table:data-pilot-member table:name="2304.795" table:display="true" table:show-details="true"/>
                <table:data-pilot-member table:name="2304.806" table:display="true" table:show-details="true"/>
                <table:data-pilot-member table:name="2304.972" table:display="true" table:show-details="true"/>
                <table:data-pilot-member table:name="2304.981" table:display="true" table:show-details="true"/>
                <table:data-pilot-member table:name="2305.098" table:display="true" table:show-details="true"/>
                <table:data-pilot-member table:name="2305.101" table:display="true" table:show-details="true"/>
                <table:data-pilot-member table:name="2306.08" table:display="true" table:show-details="true"/>
                <table:data-pilot-member table:name="2306.114" table:display="true" table:show-details="true"/>
                <table:data-pilot-member table:name="2308.637" table:display="true" table:show-details="true"/>
                <table:data-pilot-member table:name="2317.732" table:display="true" table:show-details="true"/>
                <table:data-pilot-member table:name="2320.022" table:display="true" table:show-details="true"/>
                <table:data-pilot-member table:name="2348.294" table:display="true" table:show-details="true"/>
                <table:data-pilot-member table:name="2348.83" table:display="true" table:show-details="true"/>
                <table:data-pilot-member table:name="2349.007" table:display="true" table:show-details="true"/>
                <table:data-pilot-member table:name="2350.506" table:display="true" table:show-details="true"/>
                <table:data-pilot-member table:name="2350.853" table:display="true" table:show-details="true"/>
                <table:data-pilot-member table:name="2351.046" table:display="true" table:show-details="true"/>
                <table:data-pilot-member table:name="2351.202" table:display="true" table:show-details="true"/>
                <table:data-pilot-member table:name="2355.825" table:display="true" table:show-details="true"/>
                <table:data-pilot-member table:name="2355.949" table:display="true" table:show-details="true"/>
                <table:data-pilot-member table:name="2357.06" table:display="true" table:show-details="true"/>
                <table:data-pilot-member table:name="2357.391" table:display="true" table:show-details="true"/>
                <table:data-pilot-member table:name="2358.757" table:display="true" table:show-details="true"/>
                <table:data-pilot-member table:name="2359.457" table:display="true" table:show-details="true"/>
                <table:data-pilot-member table:name="2359.619" table:display="true" table:show-details="true"/>
                <table:data-pilot-member table:name="2359.936" table:display="true" table:show-details="true"/>
                <table:data-pilot-member table:name="2361.395" table:display="true" table:show-details="true"/>
                <table:data-pilot-member table:name="2366.11" table:display="true" table:show-details="true"/>
                <table:data-pilot-member table:name="2375.582" table:display="true" table:show-details="true"/>
                <table:data-pilot-member table:name="2377.046" table:display="true" table:show-details="true"/>
                <table:data-pilot-member table:name="2391.87" table:display="true" table:show-details="true"/>
                <table:data-pilot-member table:name="2392.224" table:display="true" table:show-details="true"/>
                <table:data-pilot-member table:name="2392.801" table:display="true" table:show-details="true"/>
                <table:data-pilot-member table:name="2393.358" table:display="true" table:show-details="true"/>
                <table:data-pilot-member table:name="2393.487" table:display="true" table:show-details="true"/>
                <table:data-pilot-member table:name="2393.971" table:display="true" table:show-details="true"/>
                <table:data-pilot-member table:name="2396.391" table:display="true" table:show-details="true"/>
                <table:data-pilot-member table:name="2396.931" table:display="true" table:show-details="true"/>
                <table:data-pilot-member table:name="2397.248" table:display="true" table:show-details="true"/>
                <table:data-pilot-member table:name="2404.833" table:display="true" table:show-details="true"/>
                <table:data-pilot-member table:name="2420.107" table:display="true" table:show-details="true"/>
                <table:data-pilot-member table:name="2443.037" table:display="true" table:show-details="true"/>
                <table:data-pilot-member table:name="2447.25" table:display="true" table:show-details="true"/>
                <table:data-pilot-member table:name="2447.564" table:display="true" table:show-details="true"/>
                <table:data-pilot-member table:name="2447.603" table:display="true" table:show-details="true"/>
                <table:data-pilot-member table:name="2447.669" table:display="true" table:show-details="true"/>
                <table:data-pilot-member table:name="2448.039" table:display="true" table:show-details="true"/>
                <table:data-pilot-member table:name="2448.228" table:display="true" table:show-details="true"/>
                <table:data-pilot-member table:name="2448.53" table:display="true" table:show-details="true"/>
                <table:data-pilot-member table:name="2448.619" table:display="true" table:show-details="true"/>
                <table:data-pilot-member table:name="2448.624" table:display="true" table:show-details="true"/>
                <table:data-pilot-member table:name="2448.637" table:display="true" table:show-details="true"/>
                <table:data-pilot-member table:name="2448.701" table:display="true" table:show-details="true"/>
                <table:data-pilot-member table:name="2448.704" table:display="true" table:show-details="true"/>
                <table:data-pilot-member table:name="2448.722" table:display="true" table:show-details="true"/>
                <table:data-pilot-member table:name="2448.761" table:display="true" table:show-details="true"/>
                <table:data-pilot-member table:name="2448.85" table:display="true" table:show-details="true"/>
                <table:data-pilot-member table:name="2448.962" table:display="true" table:show-details="true"/>
                <table:data-pilot-member table:name="2449.012" table:display="true" table:show-details="true"/>
                <table:data-pilot-member table:name="2449.016" table:display="true" table:show-details="true"/>
                <table:data-pilot-member table:name="2449.02" table:display="true" table:show-details="true"/>
                <table:data-pilot-member table:name="2449.023" table:display="true" table:show-details="true"/>
                <table:data-pilot-member table:name="2449.058" table:display="true" table:show-details="true"/>
                <table:data-pilot-member table:name="2449.069" table:display="true" table:show-details="true"/>
                <table:data-pilot-member table:name="2449.094" table:display="true" table:show-details="true"/>
                <table:data-pilot-member table:name="2449.106" table:display="true" table:show-details="true"/>
                <table:data-pilot-member table:name="2449.107" table:display="true" table:show-details="true"/>
                <table:data-pilot-member table:name="2449.135" table:display="true" table:show-details="true"/>
                <table:data-pilot-member table:name="2449.137" table:display="true" table:show-details="true"/>
                <table:data-pilot-member table:name="2449.163" table:display="true" table:show-details="true"/>
                <table:data-pilot-member table:name="2449.439" table:display="true" table:show-details="true"/>
                <table:data-pilot-member table:name="2449.557" table:display="true" table:show-details="true"/>
                <table:data-pilot-member table:name="2449.64" table:display="true" table:show-details="true"/>
                <table:data-pilot-member table:name="2449.772" table:display="true" table:show-details="true"/>
                <table:data-pilot-member table:name="2449.787" table:display="true" table:show-details="true"/>
                <table:data-pilot-member table:name="2449.826" table:display="true" table:show-details="true"/>
                <table:data-pilot-member table:name="2449.83" table:display="true" table:show-details="true"/>
                <table:data-pilot-member table:name="2449.835" table:display="true" table:show-details="true"/>
                <table:data-pilot-member table:name="2449.836" table:display="true" table:show-details="true"/>
                <table:data-pilot-member table:name="2449.895" table:display="true" table:show-details="true"/>
                <table:data-pilot-member table:name="2449.958" table:display="true" table:show-details="true"/>
                <table:data-pilot-member table:name="2450.067" table:display="true" table:show-details="true"/>
                <table:data-pilot-member table:name="2450.072" table:display="true" table:show-details="true"/>
                <table:data-pilot-member table:name="2450.141" table:display="true" table:show-details="true"/>
                <table:data-pilot-member table:name="2450.195" table:display="true" table:show-details="true"/>
                <table:data-pilot-member table:name="2450.232" table:display="true" table:show-details="true"/>
                <table:data-pilot-member table:name="2450.379" table:display="true" table:show-details="true"/>
                <table:data-pilot-member table:name="2450.392" table:display="true" table:show-details="true"/>
                <table:data-pilot-member table:name="2450.456" table:display="true" table:show-details="true"/>
                <table:data-pilot-member table:name="2450.564" table:display="true" table:show-details="true"/>
                <table:data-pilot-member table:name="2450.597" table:display="true" table:show-details="true"/>
                <table:data-pilot-member table:name="2452.213" table:display="true" table:show-details="true"/>
                <table:data-pilot-member table:name="2452.25" table:display="true" table:show-details="true"/>
                <table:data-pilot-member table:name="2452.439" table:display="true" table:show-details="true"/>
                <table:data-pilot-member table:name="2453.189" table:display="true" table:show-details="true"/>
                <table:data-pilot-member table:name="2453.628" table:display="true" table:show-details="true"/>
                <table:data-pilot-member table:name="2455.192" table:display="true" table:show-details="true"/>
                <table:data-pilot-member table:name="2455.218" table:display="true" table:show-details="true"/>
                <table:data-pilot-member table:name="2455.255" table:display="true" table:show-details="true"/>
                <table:data-pilot-member table:name="2455.274" table:display="true" table:show-details="true"/>
                <table:data-pilot-member table:name="2455.644" table:display="true" table:show-details="true"/>
                <table:data-pilot-member table:name="2456.824" table:display="true" table:show-details="true"/>
                <table:data-pilot-member table:name="2457.034" table:display="true" table:show-details="true"/>
                <table:data-pilot-member table:name="2457.404" table:display="true" table:show-details="true"/>
                <table:data-pilot-member table:name="2458.202" table:display="true" table:show-details="true"/>
                <table:data-pilot-member table:name="2459.087" table:display="true" table:show-details="true"/>
                <table:data-pilot-member table:name="2459.273" table:display="true" table:show-details="true"/>
                <table:data-pilot-member table:name="2459.824" table:display="true" table:show-details="true"/>
                <table:data-pilot-member table:name="2504.841" table:display="true" table:show-details="true"/>
                <table:data-pilot-member table:name="2507.822" table:display="true" table:show-details="true"/>
                <table:data-pilot-member table:name="2512.043" table:display="true" table:show-details="true"/>
                <table:data-pilot-member table:name="2516.887" table:display="true" table:show-details="true"/>
                <table:data-pilot-member table:name="2518.083" table:display="true" table:show-details="true"/>
                <table:data-pilot-member table:name="2518.107" table:display="true" table:show-details="true"/>
                <table:data-pilot-member table:name="2519.155" table:display="true" table:show-details="true"/>
                <table:data-pilot-member table:name="2519.271" table:display="true" table:show-details="true"/>
                <table:data-pilot-member table:name="2519.589" table:display="true" table:show-details="true"/>
                <table:data-pilot-member table:name="2520.116" table:display="true" table:show-details="true"/>
                <table:data-pilot-member table:name="2520.404" table:display="true" table:show-details="true"/>
                <table:data-pilot-member table:name="2520.907" table:display="true" table:show-details="true"/>
                <table:data-pilot-member table:name="2521.499" table:display="true" table:show-details="true"/>
                <table:data-pilot-member table:name="2523.441" table:display="true" table:show-details="true"/>
                <table:data-pilot-member table:name="2524.84" table:display="true" table:show-details="true"/>
                <table:data-pilot-member table:name="2529.816" table:display="true" table:show-details="true"/>
                <table:data-pilot-member table:name="2532.315" table:display="true" table:show-details="true"/>
                <table:data-pilot-member table:name="2536.323" table:display="true" table:show-details="true"/>
                <table:data-pilot-member table:name="2541.309" table:display="true" table:show-details="true"/>
                <table:data-pilot-member table:name="2559.867" table:display="true" table:show-details="true"/>
                <table:data-pilot-member table:name="2561.825" table:display="true" table:show-details="true"/>
                <table:data-pilot-member table:name="2579.034" table:display="true" table:show-details="true"/>
                <table:data-pilot-member table:name="2587.215" table:display="true" table:show-details="true"/>
                <table:data-pilot-member table:name="2589.84" table:display="true" table:show-details="true"/>
                <table:data-pilot-member table:name="2605.331" table:display="true" table:show-details="true"/>
                <table:data-pilot-member table:name="2605.39" table:display="true" table:show-details="true"/>
                <table:data-pilot-member table:name="2606.006" table:display="true" table:show-details="true"/>
                <table:data-pilot-member table:name="2606.862" table:display="true" table:show-details="true"/>
                <table:data-pilot-member table:name="2607.693" table:display="true" table:show-details="true"/>
                <table:data-pilot-member table:name="2609.243" table:display="true" table:show-details="true"/>
                <table:data-pilot-member table:name="2627.018" table:display="true" table:show-details="true"/>
                <table:data-pilot-member table:name="2636.788" table:display="true" table:show-details="true"/>
                <table:data-pilot-member table:name="2665.695" table:display="true" table:show-details="true"/>
                <table:data-pilot-member table:name="2668.369" table:display="true" table:show-details="true"/>
                <table:data-pilot-member table:name="2672.821" table:display="true" table:show-details="true"/>
                <table:data-pilot-member table:name="2675.368" table:display="true" table:show-details="true"/>
                <table:data-pilot-member table:name="2678.479" table:display="true" table:show-details="true"/>
                <table:data-pilot-member table:name="2689.093" table:display="true" table:show-details="true"/>
                <table:data-pilot-member table:name="2691.826" table:display="true" table:show-details="true"/>
                <table:data-pilot-member table:name="2692.349" table:display="true" table:show-details="true"/>
                <table:data-pilot-member table:name="2693.316" table:display="true" table:show-details="true"/>
                <table:data-pilot-member table:name="2693.767" table:display="true" table:show-details="true"/>
                <table:data-pilot-member table:name="2694.173" table:display="true" table:show-details="true"/>
                <table:data-pilot-member table:name="2694.175" table:display="true" table:show-details="true"/>
                <table:data-pilot-member table:name="2694.614" table:display="true" table:show-details="true"/>
                <table:data-pilot-member table:name="2695.085" table:display="true" table:show-details="true"/>
                <table:data-pilot-member table:name="2695.679" table:display="true" table:show-details="true"/>
                <table:data-pilot-member table:name="2699.448" table:display="true" table:show-details="true"/>
                <table:data-pilot-member table:name="2704.851" table:display="true" table:show-details="true"/>
                <table:data-pilot-member table:name="2705.554" table:display="true" table:show-details="true"/>
                <table:data-pilot-member table:name="2706.404" table:display="true" table:show-details="true"/>
                <table:data-pilot-member table:name="2707.649" table:display="true" table:show-details="true"/>
                <table:data-pilot-member table:name="2709.778" table:display="true" table:show-details="true"/>
                <table:data-pilot-member table:name="2729.411" table:display="true" table:show-details="true"/>
                <table:data-pilot-member table:name="2740.506" table:display="true" table:show-details="true"/>
                <table:data-pilot-member table:name="2773.547" table:display="true" table:show-details="true"/>
                <table:data-pilot-member table:name="2811.161" table:display="true" table:show-details="true"/>
                <table:data-pilot-member table:name="2811.266" table:display="true" table:show-details="true"/>
                <table:data-pilot-member table:name="2812.51" table:display="true" table:show-details="true"/>
                <table:data-pilot-member table:name="2813.579" table:display="true" table:show-details="true"/>
                <table:data-pilot-member table:name="2813.615" table:display="true" table:show-details="true"/>
                <table:data-pilot-member table:name="2813.745" table:display="true" table:show-details="true"/>
                <table:data-pilot-member table:name="2820.072" table:display="true" table:show-details="true"/>
                <table:data-pilot-member table:name="2823.865" table:display="true" table:show-details="true"/>
                <table:data-pilot-member table:name="2825.952" table:display="true" table:show-details="true"/>
                <table:data-pilot-member table:name="2831.503" table:display="true" table:show-details="true"/>
                <table:data-pilot-member table:name="2839.683" table:display="true" table:show-details="true"/>
                <table:data-pilot-member table:name="2843.972" table:display="true" table:show-details="true"/>
                <table:data-pilot-member table:name="2844.288" table:display="true" table:show-details="true"/>
                <table:data-pilot-member table:name="2844.784" table:display="true" table:show-details="true"/>
                <table:data-pilot-member table:name="2875.833" table:display="true" table:show-details="true"/>
                <table:data-pilot-member table:name="2876.956" table:display="true" table:show-details="true"/>
                <table:data-pilot-member table:name="2882.858" table:display="true" table:show-details="true"/>
                <table:data-pilot-member table:name="2887.567" table:display="true" table:show-details="true"/>
                <table:data-pilot-member table:name="2889.117" table:display="true" table:show-details="true"/>
                <table:data-pilot-member table:name="2890.491" table:display="true" table:show-details="true"/>
                <table:data-pilot-member table:name="2892.285" table:display="true" table:show-details="true"/>
                <table:data-pilot-member table:name="2895.627" table:display="true" table:show-details="true"/>
                <table:data-pilot-member table:name="2897.382" table:display="true" table:show-details="true"/>
                <table:data-pilot-member table:name="2904.337" table:display="true" table:show-details="true"/>
                <table:data-pilot-member table:name="2933.123" table:display="true" table:show-details="true"/>
                <table:data-pilot-member table:name="2937.316" table:display="true" table:show-details="true"/>
                <table:data-pilot-member table:name="2938.245" table:display="true" table:show-details="true"/>
                <table:data-pilot-member table:name="2939.329" table:display="true" table:show-details="true"/>
                <table:data-pilot-member table:name="2939.621" table:display="true" table:show-details="true"/>
                <table:data-pilot-member table:name="2940.277" table:display="true" table:show-details="true"/>
                <table:data-pilot-member table:name="2949.247" table:display="true" table:show-details="true"/>
                <table:data-pilot-member table:name="2956.115" table:display="true" table:show-details="true"/>
                <table:data-pilot-member table:name="2993.158" table:display="true" table:show-details="true"/>
                <table:data-pilot-member table:name="2999.483" table:display="true" table:show-details="true"/>
                <table:data-pilot-member table:name="2999.499" table:display="true" table:show-details="true"/>
                <table:data-pilot-member table:name="2999.878" table:display="true" table:show-details="true"/>
                <table:data-pilot-member table:name="3000.87" table:display="true" table:show-details="true"/>
                <table:data-pilot-member table:name="3000.951" table:display="true" table:show-details="true"/>
                <table:data-pilot-member table:name="3001.271" table:display="true" table:show-details="true"/>
                <table:data-pilot-member table:name="3009.583" table:display="true" table:show-details="true"/>
                <table:data-pilot-member table:name="3010.53" table:display="true" table:show-details="true"/>
                <table:data-pilot-member table:name="3011.847" table:display="true" table:show-details="true"/>
                <table:data-pilot-member table:name="3012.771" table:display="true" table:show-details="true"/>
                <table:data-pilot-member table:name="3013.018" table:display="true" table:show-details="true"/>
                <table:data-pilot-member table:name="3016.219" table:display="true" table:show-details="true"/>
                <table:data-pilot-member table:name="3017.229" table:display="true" table:show-details="true"/>
                <table:data-pilot-member table:name="3023.473" table:display="true" table:show-details="true"/>
                <table:data-pilot-member table:name="3038.878" table:display="true" table:show-details="true"/>
                <table:data-pilot-member table:name="3042.226" table:display="true" table:show-details="true"/>
                <table:data-pilot-member table:name="3043.224" table:display="true" table:show-details="true"/>
                <table:data-pilot-member table:name="3045.448" table:display="true" table:show-details="true"/>
                <table:data-pilot-member table:name="3046.673" table:display="true" table:show-details="true"/>
                <table:data-pilot-member table:name="3068.861" table:display="true" table:show-details="true"/>
                <table:data-pilot-member table:name="3069.226" table:display="true" table:show-details="true"/>
                <table:data-pilot-member table:name="3070.921" table:display="true" table:show-details="true"/>
                <table:data-pilot-member table:name="3071.489" table:display="true" table:show-details="true"/>
                <table:data-pilot-member table:name="3071.503" table:display="true" table:show-details="true"/>
                <table:data-pilot-member table:name="3072.904" table:display="true" table:show-details="true"/>
                <table:data-pilot-member table:name="3073.426" table:display="true" table:show-details="true"/>
                <table:data-pilot-member table:name="3074.72" table:display="true" table:show-details="true"/>
                <table:data-pilot-member table:name="3077.138" table:display="true" table:show-details="true"/>
                <table:data-pilot-member table:name="3080.786" table:display="true" table:show-details="true"/>
                <table:data-pilot-member table:name="3089.124" table:display="true" table:show-details="true"/>
                <table:data-pilot-member table:name="3090.319" table:display="true" table:show-details="true"/>
                <table:data-pilot-member table:name="3090.573" table:display="true" table:show-details="true"/>
                <table:data-pilot-member table:name="3092.504" table:display="true" table:show-details="true"/>
                <table:data-pilot-member table:name="3094.394" table:display="true" table:show-details="true"/>
                <table:data-pilot-member table:name="3094.422" table:display="true" table:show-details="true"/>
                <table:data-pilot-member table:name="3094.578" table:display="true" table:show-details="true"/>
                <table:data-pilot-member table:name="3096.475" table:display="true" table:show-details="true"/>
                <table:data-pilot-member table:name="3096.494" table:display="true" table:show-details="true"/>
                <table:data-pilot-member table:name="3099.116" table:display="true" table:show-details="true"/>
                <table:data-pilot-member table:name="3101.338" table:display="true" table:show-details="true"/>
                <table:data-pilot-member table:name="3105.857" table:display="true" table:show-details="true"/>
                <table:data-pilot-member table:name="3107.347" table:display="true" table:show-details="true"/>
                <table:data-pilot-member table:name="3107.857" table:display="true" table:show-details="true"/>
                <table:data-pilot-member table:name="3108.651" table:display="true" table:show-details="true"/>
                <table:data-pilot-member table:name="3108.876" table:display="true" table:show-details="true"/>
                <table:data-pilot-member table:name="3109.389" table:display="true" table:show-details="true"/>
                <table:data-pilot-member table:name="3109.572" table:display="true" table:show-details="true"/>
                <table:data-pilot-member table:name="3110.563" table:display="true" table:show-details="true"/>
                <table:data-pilot-member table:name="3110.816" table:display="true" table:show-details="true"/>
                <table:data-pilot-member table:name="3111.219" table:display="true" table:show-details="true"/>
                <table:data-pilot-member table:name="3111.476" table:display="true" table:show-details="true"/>
                <table:data-pilot-member table:name="3111.484" table:display="true" table:show-details="true"/>
                <table:data-pilot-member table:name="3111.854" table:display="true" table:show-details="true"/>
                <table:data-pilot-member table:name="3112.3" table:display="true" table:show-details="true"/>
                <table:data-pilot-member table:name="3112.61" table:display="true" table:show-details="true"/>
                <table:data-pilot-member table:name="3135.507" table:display="true" table:show-details="true"/>
                <table:data-pilot-member table:name="3159.166" table:display="true" table:show-details="true"/>
                <table:data-pilot-member table:name="3159.516" table:display="true" table:show-details="true"/>
                <table:data-pilot-member table:name="3161.46" table:display="true" table:show-details="true"/>
                <table:data-pilot-member table:name="3162.728" table:display="true" table:show-details="true"/>
                <table:data-pilot-member table:name="3162.808" table:display="true" table:show-details="true"/>
                <table:data-pilot-member table:name="3162.82" table:display="true" table:show-details="true"/>
                <table:data-pilot-member table:name="3163.143" table:display="true" table:show-details="true"/>
                <table:data-pilot-member table:name="3163.454" table:display="true" table:show-details="true"/>
                <table:data-pilot-member table:name="3163.664" table:display="true" table:show-details="true"/>
                <table:data-pilot-member table:name="3164.021" table:display="true" table:show-details="true"/>
                <table:data-pilot-member table:name="3168.25" table:display="true" table:show-details="true"/>
                <table:data-pilot-member table:name="3168.574" table:display="true" table:show-details="true"/>
                <table:data-pilot-member table:name="3168.959" table:display="true" table:show-details="true"/>
                <table:data-pilot-member table:name="3171.455" table:display="true" table:show-details="true"/>
                <table:data-pilot-member table:name="3174.427" table:display="true" table:show-details="true"/>
                <table:data-pilot-member table:name="3174.917" table:display="true" table:show-details="true"/>
                <table:data-pilot-member table:name="3183.566" table:display="true" table:show-details="true"/>
                <table:data-pilot-member table:name="3204.908" table:display="true" table:show-details="true"/>
                <table:data-pilot-member table:name="3212.336" table:display="true" table:show-details="true"/>
                <table:data-pilot-member table:name="3221.624" table:display="true" table:show-details="true"/>
                <table:data-pilot-member table:name="3223.437" table:display="true" table:show-details="true"/>
                <table:data-pilot-member table:name="3225.345" table:display="true" table:show-details="true"/>
                <table:data-pilot-member table:name="3225.772" table:display="true" table:show-details="true"/>
                <table:data-pilot-member table:name="3225.835" table:display="true" table:show-details="true"/>
                <table:data-pilot-member table:name="3228.104" table:display="true" table:show-details="true"/>
                <table:data-pilot-member table:name="3236.718" table:display="true" table:show-details="true"/>
                <table:data-pilot-member table:name="3238.503" table:display="true" table:show-details="true"/>
                <table:data-pilot-member table:name="3240.028" table:display="true" table:show-details="true"/>
                <table:data-pilot-member table:name="3240.518" table:display="true" table:show-details="true"/>
                <table:data-pilot-member table:name="3241.031" table:display="true" table:show-details="true"/>
                <table:data-pilot-member table:name="3241.606" table:display="true" table:show-details="true"/>
                <table:data-pilot-member table:name="3243.223" table:display="true" table:show-details="true"/>
                <table:data-pilot-member table:name="3247.426" table:display="true" table:show-details="true"/>
                <table:data-pilot-member table:name="3247.808" table:display="true" table:show-details="true"/>
                <table:data-pilot-member table:name="3248.482" table:display="true" table:show-details="true"/>
                <table:data-pilot-member table:name="3249.336" table:display="true" table:show-details="true"/>
                <table:data-pilot-member table:name="3251.507" table:display="true" table:show-details="true"/>
                <table:data-pilot-member table:name="3252.016" table:display="true" table:show-details="true"/>
                <table:data-pilot-member table:name="3252.57" table:display="true" table:show-details="true"/>
                <table:data-pilot-member table:name="3252.591" table:display="true" table:show-details="true"/>
                <table:data-pilot-member table:name="3253.953" table:display="true" table:show-details="true"/>
                <table:data-pilot-member table:name="3260.127" table:display="true" table:show-details="true"/>
                <table:data-pilot-member table:name="3265.039" table:display="true" table:show-details="true"/>
                <table:data-pilot-member table:name="3265.148" table:display="true" table:show-details="true"/>
                <table:data-pilot-member table:name="3265.558" table:display="true" table:show-details="true"/>
                <table:data-pilot-member table:name="3265.566" table:display="true" table:show-details="true"/>
                <table:data-pilot-member table:name="3266.491" table:display="true" table:show-details="true"/>
                <table:data-pilot-member table:name="3266.671" table:display="true" table:show-details="true"/>
                <table:data-pilot-member table:name="3267.147" table:display="true" table:show-details="true"/>
                <table:data-pilot-member table:name="3267.223" table:display="true" table:show-details="true"/>
                <table:data-pilot-member table:name="3267.957" table:display="true" table:show-details="true"/>
                <table:data-pilot-member table:name="3268.332" table:display="true" table:show-details="true"/>
                <table:data-pilot-member table:name="3268.787" table:display="true" table:show-details="true"/>
                <table:data-pilot-member table:name="3268.807" table:display="true" table:show-details="true"/>
                <table:data-pilot-member table:name="3268.881" table:display="true" table:show-details="true"/>
                <table:data-pilot-member table:name="3268.893" table:display="true" table:show-details="true"/>
                <table:data-pilot-member table:name="3269.085" table:display="true" table:show-details="true"/>
                <table:data-pilot-member table:name="3269.256" table:display="true" table:show-details="true"/>
                <table:data-pilot-member table:name="3269.328" table:display="true" table:show-details="true"/>
                <table:data-pilot-member table:name="3269.385" table:display="true" table:show-details="true"/>
                <table:data-pilot-member table:name="3269.414" table:display="true" table:show-details="true"/>
                <table:data-pilot-member table:name="3269.793" table:display="true" table:show-details="true"/>
                <table:data-pilot-member table:name="3269.868" table:display="true" table:show-details="true"/>
                <table:data-pilot-member table:name="3269.906" table:display="true" table:show-details="true"/>
                <table:data-pilot-member table:name="3270.112" table:display="true" table:show-details="true"/>
                <table:data-pilot-member table:name="3270.251" table:display="true" table:show-details="true"/>
                <table:data-pilot-member table:name="3270.387" table:display="true" table:show-details="true"/>
                <table:data-pilot-member table:name="3270.569" table:display="true" table:show-details="true"/>
                <table:data-pilot-member table:name="3270.572" table:display="true" table:show-details="true"/>
                <table:data-pilot-member table:name="3270.708" table:display="true" table:show-details="true"/>
                <table:data-pilot-member table:name="3270.751" table:display="true" table:show-details="true"/>
                <table:data-pilot-member table:name="3271.003" table:display="true" table:show-details="true"/>
                <table:data-pilot-member table:name="3271.022" table:display="true" table:show-details="true"/>
                <table:data-pilot-member table:name="3271.035" table:display="true" table:show-details="true"/>
                <table:data-pilot-member table:name="3271.13" table:display="true" table:show-details="true"/>
                <table:data-pilot-member table:name="3271.385" table:display="true" table:show-details="true"/>
                <table:data-pilot-member table:name="3271.676" table:display="true" table:show-details="true"/>
                <table:data-pilot-member table:name="3271.68" table:display="true" table:show-details="true"/>
                <table:data-pilot-member table:name="3271.682" table:display="true" table:show-details="true"/>
                <table:data-pilot-member table:name="3271.737" table:display="true" table:show-details="true"/>
                <table:data-pilot-member table:name="3272.2" table:display="true" table:show-details="true"/>
                <table:data-pilot-member table:name="3272.299" table:display="true" table:show-details="true"/>
                <table:data-pilot-member table:name="3272.733" table:display="true" table:show-details="true"/>
                <table:data-pilot-member table:name="3272.891" table:display="true" table:show-details="true"/>
                <table:data-pilot-member table:name="3272.981" table:display="true" table:show-details="true"/>
                <table:data-pilot-member table:name="3273.546" table:display="true" table:show-details="true"/>
                <table:data-pilot-member table:name="3275.685" table:display="true" table:show-details="true"/>
                <table:data-pilot-member table:name="3278.116" table:display="true" table:show-details="true"/>
                <table:data-pilot-member table:name="3282.303" table:display="true" table:show-details="true"/>
                <table:data-pilot-member table:name="3282.358" table:display="true" table:show-details="true"/>
                <table:data-pilot-member table:name="3283.781" table:display="true" table:show-details="true"/>
                <table:data-pilot-member table:name="3284.317" table:display="true" table:show-details="true"/>
                <table:data-pilot-member table:name="3284.494" table:display="true" table:show-details="true"/>
                <table:data-pilot-member table:name="3284.582" table:display="true" table:show-details="true"/>
                <table:data-pilot-member table:name="3284.765" table:display="true" table:show-details="true"/>
                <table:data-pilot-member table:name="3284.767" table:display="true" table:show-details="true"/>
                <table:data-pilot-member table:name="3284.796" table:display="true" table:show-details="true"/>
                <table:data-pilot-member table:name="3284.829" table:display="true" table:show-details="true"/>
                <table:data-pilot-member table:name="3284.836" table:display="true" table:show-details="true"/>
                <table:data-pilot-member table:name="3284.982" table:display="true" table:show-details="true"/>
                <table:data-pilot-member table:name="3285.107" table:display="true" table:show-details="true"/>
                <table:data-pilot-member table:name="3285.222" table:display="true" table:show-details="true"/>
                <table:data-pilot-member table:name="3285.306" table:display="true" table:show-details="true"/>
                <table:data-pilot-member table:name="3285.372" table:display="true" table:show-details="true"/>
                <table:data-pilot-member table:name="3285.757" table:display="true" table:show-details="true"/>
                <table:data-pilot-member table:name="3287.228" table:display="true" table:show-details="true"/>
                <table:data-pilot-member table:name="3289.341" table:display="true" table:show-details="true"/>
                <table:data-pilot-member table:name="3294.366" table:display="true" table:show-details="true"/>
                <table:data-pilot-member table:name="3309.234" table:display="true" table:show-details="true"/>
                <table:data-pilot-member table:name="3309.351" table:display="true" table:show-details="true"/>
                <table:data-pilot-member table:name="3309.581" table:display="true" table:show-details="true"/>
                <table:data-pilot-member table:name="3310.18" table:display="true" table:show-details="true"/>
                <table:data-pilot-member table:name="3310.292" table:display="true" table:show-details="true"/>
                <table:data-pilot-member table:name="3310.441" table:display="true" table:show-details="true"/>
                <table:data-pilot-member table:name="3310.696" table:display="true" table:show-details="true"/>
                <table:data-pilot-member table:name="3311.971" table:display="true" table:show-details="true"/>
                <table:data-pilot-member table:name="3312.202" table:display="true" table:show-details="true"/>
                <table:data-pilot-member table:name="3312.566" table:display="true" table:show-details="true"/>
                <table:data-pilot-member table:name="3313.148" table:display="true" table:show-details="true"/>
                <table:data-pilot-member table:name="3313.206" table:display="true" table:show-details="true"/>
                <table:data-pilot-member table:name="3313.764" table:display="true" table:show-details="true"/>
                <table:data-pilot-member table:name="3314.146" table:display="true" table:show-details="true"/>
                <table:data-pilot-member table:name="3314.175" table:display="true" table:show-details="true"/>
                <table:data-pilot-member table:name="3314.468" table:display="true" table:show-details="true"/>
                <table:data-pilot-member table:name="3314.683" table:display="true" table:show-details="true"/>
                <table:data-pilot-member table:name="3314.985" table:display="true" table:show-details="true"/>
                <table:data-pilot-member table:name="3315.384" table:display="true" table:show-details="true"/>
                <table:data-pilot-member table:name="3315.509" table:display="true" table:show-details="true"/>
                <table:data-pilot-member table:name="3315.9" table:display="true" table:show-details="true"/>
                <table:data-pilot-member table:name="3316.061" table:display="true" table:show-details="true"/>
                <table:data-pilot-member table:name="3316.209" table:display="true" table:show-details="true"/>
                <table:data-pilot-member table:name="3316.307" table:display="true" table:show-details="true"/>
                <table:data-pilot-member table:name="3316.372" table:display="true" table:show-details="true"/>
                <table:data-pilot-member table:name="3319.605" table:display="true" table:show-details="true"/>
                <table:data-pilot-member table:name="3321.42" table:display="true" table:show-details="true"/>
                <table:data-pilot-member table:name="3321.457" table:display="true" table:show-details="true"/>
                <table:data-pilot-member table:name="3322.222" table:display="true" table:show-details="true"/>
                <table:data-pilot-member table:name="3322.38" table:display="true" table:show-details="true"/>
                <table:data-pilot-member table:name="3322.918" table:display="true" table:show-details="true"/>
                <table:data-pilot-member table:name="3323.517" table:display="true" table:show-details="true"/>
                <table:data-pilot-member table:name="3323.992" table:display="true" table:show-details="true"/>
                <table:data-pilot-member table:name="3324.058" table:display="true" table:show-details="true"/>
                <table:data-pilot-member table:name="3325.674" table:display="true" table:show-details="true"/>
                <table:data-pilot-member table:name="3325.956" table:display="true" table:show-details="true"/>
                <table:data-pilot-member table:name="3326.215" table:display="true" table:show-details="true"/>
                <table:data-pilot-member table:name="3326.457" table:display="true" table:show-details="true"/>
                <table:data-pilot-member table:name="3326.548" table:display="true" table:show-details="true"/>
                <table:data-pilot-member table:name="3326.569" table:display="true" table:show-details="true"/>
                <table:data-pilot-member table:name="3326.778" table:display="true" table:show-details="true"/>
                <table:data-pilot-member table:name="3326.784" table:display="true" table:show-details="true"/>
                <table:data-pilot-member table:name="3326.916" table:display="true" table:show-details="true"/>
                <table:data-pilot-member table:name="3327.324" table:display="true" table:show-details="true"/>
                <table:data-pilot-member table:name="3327.33" table:display="true" table:show-details="true"/>
                <table:data-pilot-member table:name="3327.571" table:display="true" table:show-details="true"/>
                <table:data-pilot-member table:name="3327.973" table:display="true" table:show-details="true"/>
                <table:data-pilot-member table:name="3332.477" table:display="true" table:show-details="true"/>
                <table:data-pilot-member table:name="3347.813" table:display="true" table:show-details="true"/>
                <table:data-pilot-member table:name="3350.37" table:display="true" table:show-details="true"/>
                <table:data-pilot-member table:name="3353.801" table:display="true" table:show-details="true"/>
                <table:data-pilot-member table:name="3354.403" table:display="true" table:show-details="true"/>
                <table:data-pilot-member table:name="3360.503" table:display="true" table:show-details="true"/>
                <table:data-pilot-member table:name="3368.327" table:display="true" table:show-details="true"/>
                <table:data-pilot-member table:name="3368.486" table:display="true" table:show-details="true"/>
                <table:data-pilot-member table:name="3379.029" table:display="true" table:show-details="true"/>
                <table:data-pilot-member table:name="3386.535" table:display="true" table:show-details="true"/>
                <table:data-pilot-member table:name="3399.302" table:display="true" table:show-details="true"/>
                <table:data-pilot-member table:name="3415.572" table:display="true" table:show-details="true"/>
                <table:data-pilot-member table:name="3416.397" table:display="true" table:show-details="true"/>
                <table:data-pilot-member table:name="3416.922" table:display="true" table:show-details="true"/>
                <table:data-pilot-member table:name="3417.053" table:display="true" table:show-details="true"/>
                <table:data-pilot-member table:name="3417.115" table:display="true" table:show-details="true"/>
                <table:data-pilot-member table:name="3417.349" table:display="true" table:show-details="true"/>
                <table:data-pilot-member table:name="3417.85" table:display="true" table:show-details="true"/>
                <table:data-pilot-member table:name="3417.882" table:display="true" table:show-details="true"/>
                <table:data-pilot-member table:name="3417.968" table:display="true" table:show-details="true"/>
                <table:data-pilot-member table:name="3418.144" table:display="true" table:show-details="true"/>
                <table:data-pilot-member table:name="3418.25" table:display="true" table:show-details="true"/>
                <table:data-pilot-member table:name="3418.287" table:display="true" table:show-details="true"/>
                <table:data-pilot-member table:name="3418.302" table:display="true" table:show-details="true"/>
                <table:data-pilot-member table:name="3418.456" table:display="true" table:show-details="true"/>
                <table:data-pilot-member table:name="3418.595" table:display="true" table:show-details="true"/>
                <table:data-pilot-member table:name="3418.602" table:display="true" table:show-details="true"/>
                <table:data-pilot-member table:name="3418.82" table:display="true" table:show-details="true"/>
                <table:data-pilot-member table:name="3419.055" table:display="true" table:show-details="true"/>
                <table:data-pilot-member table:name="3419.091" table:display="true" table:show-details="true"/>
                <table:data-pilot-member table:name="3419.142" table:display="true" table:show-details="true"/>
                <table:data-pilot-member table:name="3419.203" table:display="true" table:show-details="true"/>
                <table:data-pilot-member table:name="3419.242" table:display="true" table:show-details="true"/>
                <table:data-pilot-member table:name="3419.27" table:display="true" table:show-details="true"/>
                <table:data-pilot-member table:name="3419.272" table:display="true" table:show-details="true"/>
                <table:data-pilot-member table:name="3419.292" table:display="true" table:show-details="true"/>
                <table:data-pilot-member table:name="3419.361" table:display="true" table:show-details="true"/>
                <table:data-pilot-member table:name="3419.385" table:display="true" table:show-details="true"/>
                <table:data-pilot-member table:name="3419.439" table:display="true" table:show-details="true"/>
                <table:data-pilot-member table:name="3419.442" table:display="true" table:show-details="true"/>
                <table:data-pilot-member table:name="3419.546" table:display="true" table:show-details="true"/>
                <table:data-pilot-member table:name="3419.613" table:display="true" table:show-details="true"/>
                <table:data-pilot-member table:name="3419.755" table:display="true" table:show-details="true"/>
                <table:data-pilot-member table:name="3419.85" table:display="true" table:show-details="true"/>
                <table:data-pilot-member table:name="3419.962" table:display="true" table:show-details="true"/>
                <table:data-pilot-member table:name="3420.007" table:display="true" table:show-details="true"/>
                <table:data-pilot-member table:name="3420.028" table:display="true" table:show-details="true"/>
                <table:data-pilot-member table:name="3420.18" table:display="true" table:show-details="true"/>
                <table:data-pilot-member table:name="3420.202" table:display="true" table:show-details="true"/>
                <table:data-pilot-member table:name="3420.327" table:display="true" table:show-details="true"/>
                <table:data-pilot-member table:name="3420.397" table:display="true" table:show-details="true"/>
                <table:data-pilot-member table:name="3420.446" table:display="true" table:show-details="true"/>
                <table:data-pilot-member table:name="3420.74" table:display="true" table:show-details="true"/>
                <table:data-pilot-member table:name="3420.819" table:display="true" table:show-details="true"/>
                <table:data-pilot-member table:name="3420.846" table:display="true" table:show-details="true"/>
                <table:data-pilot-member table:name="3420.863" table:display="true" table:show-details="true"/>
                <table:data-pilot-member table:name="3421.122" table:display="true" table:show-details="true"/>
                <table:data-pilot-member table:name="3421.305" table:display="true" table:show-details="true"/>
                <table:data-pilot-member table:name="3421.565" table:display="true" table:show-details="true"/>
                <table:data-pilot-member table:name="3421.626" table:display="true" table:show-details="true"/>
                <table:data-pilot-member table:name="3421.691" table:display="true" table:show-details="true"/>
                <table:data-pilot-member table:name="3421.841" table:display="true" table:show-details="true"/>
                <table:data-pilot-member table:name="3422.032" table:display="true" table:show-details="true"/>
                <table:data-pilot-member table:name="3422.099" table:display="true" table:show-details="true"/>
                <table:data-pilot-member table:name="3422.164" table:display="true" table:show-details="true"/>
                <table:data-pilot-member table:name="3422.336" table:display="true" table:show-details="true"/>
                <table:data-pilot-member table:name="3422.695" table:display="true" table:show-details="true"/>
                <table:data-pilot-member table:name="3422.982" table:display="true" table:show-details="true"/>
                <table:data-pilot-member table:name="3423.024" table:display="true" table:show-details="true"/>
                <table:data-pilot-member table:name="3423.118" table:display="true" table:show-details="true"/>
                <table:data-pilot-member table:name="3423.125" table:display="true" table:show-details="true"/>
                <table:data-pilot-member table:name="3423.41" table:display="true" table:show-details="true"/>
                <table:data-pilot-member table:name="3424.536" table:display="true" table:show-details="true"/>
                <table:data-pilot-member table:name="3425.364" table:display="true" table:show-details="true"/>
                <table:data-pilot-member table:name="3425.56" table:display="true" table:show-details="true"/>
                <table:data-pilot-member table:name="3425.614" table:display="true" table:show-details="true"/>
                <table:data-pilot-member table:name="3425.896" table:display="true" table:show-details="true"/>
                <table:data-pilot-member table:name="3425.914" table:display="true" table:show-details="true"/>
                <table:data-pilot-member table:name="3428.212" table:display="true" table:show-details="true"/>
                <table:data-pilot-member table:name="3429.144" table:display="true" table:show-details="true"/>
                <table:data-pilot-member table:name="3430.661" table:display="true" table:show-details="true"/>
                <table:data-pilot-member table:name="3431.66" table:display="true" table:show-details="true"/>
                <table:data-pilot-member table:name="3440.335" table:display="true" table:show-details="true"/>
                <table:data-pilot-member table:name="3441.938" table:display="true" table:show-details="true"/>
                <table:data-pilot-member table:name="3462.165" table:display="true" table:show-details="true"/>
                <table:data-pilot-member table:name="3470.213" table:display="true" table:show-details="true"/>
                <table:data-pilot-member table:name="3470.311" table:display="true" table:show-details="true"/>
                <table:data-pilot-member table:name="3470.359" table:display="true" table:show-details="true"/>
                <table:data-pilot-member table:name="3476.153" table:display="true" table:show-details="true"/>
                <table:data-pilot-member table:name="3482.329" table:display="true" table:show-details="true"/>
                <table:data-pilot-member table:name="3482.474" table:display="true" table:show-details="true"/>
                <table:data-pilot-member table:name="3483.516" table:display="true" table:show-details="true"/>
                <table:data-pilot-member table:name="3487.519" table:display="true" table:show-details="true"/>
                <table:data-pilot-member table:name="3487.87" table:display="true" table:show-details="true"/>
                <table:data-pilot-member table:name="3489.117" table:display="true" table:show-details="true"/>
                <table:data-pilot-member table:name="3490.096" table:display="true" table:show-details="true"/>
                <table:data-pilot-member table:name="3514.582" table:display="true" table:show-details="true"/>
                <table:data-pilot-member table:name="3534.68" table:display="true" table:show-details="true"/>
                <table:data-pilot-member table:name="3565.89" table:display="true" table:show-details="true"/>
                <table:data-pilot-member table:name="3568.552" table:display="true" table:show-details="true"/>
                <table:data-pilot-member table:name="3583.086" table:display="true" table:show-details="true"/>
                <table:data-pilot-member table:name="3590.131" table:display="true" table:show-details="true"/>
                <table:data-pilot-member table:name="3591.861" table:display="true" table:show-details="true"/>
                <table:data-pilot-member table:name="3593.868" table:display="true" table:show-details="true"/>
                <table:data-pilot-member table:name="3595.963" table:display="true" table:show-details="true"/>
                <table:data-pilot-member table:name="3609.515" table:display="true" table:show-details="true"/>
                <table:data-pilot-member table:name="3612.233" table:display="true" table:show-details="true"/>
                <table:data-pilot-member table:name="3614.79" table:display="true" table:show-details="true"/>
                <table:data-pilot-member table:name="3620.439" table:display="true" table:show-details="true"/>
                <table:data-pilot-member table:name="3621.206" table:display="true" table:show-details="true"/>
                <table:data-pilot-member table:name="3621.236" table:display="true" table:show-details="true"/>
                <table:data-pilot-member table:name="3621.503" table:display="true" table:show-details="true"/>
                <table:data-pilot-member table:name="3630.66" table:display="true" table:show-details="true"/>
                <table:data-pilot-member table:name="3630.791" table:display="true" table:show-details="true"/>
                <table:data-pilot-member table:name="3630.809" table:display="true" table:show-details="true"/>
                <table:data-pilot-member table:name="3630.932" table:display="true" table:show-details="true"/>
                <table:data-pilot-member table:name="3630.936" table:display="true" table:show-details="true"/>
                <table:data-pilot-member table:name="3630.938" table:display="true" table:show-details="true"/>
                <table:data-pilot-member table:name="3630.956" table:display="true" table:show-details="true"/>
                <table:data-pilot-member table:name="3630.995" table:display="true" table:show-details="true"/>
                <table:data-pilot-member table:name="3631.05" table:display="true" table:show-details="true"/>
                <table:data-pilot-member table:name="3631.118" table:display="true" table:show-details="true"/>
                <table:data-pilot-member table:name="3631.19" table:display="true" table:show-details="true"/>
                <table:data-pilot-member table:name="3631.196" table:display="true" table:show-details="true"/>
                <table:data-pilot-member table:name="3631.246" table:display="true" table:show-details="true"/>
                <table:data-pilot-member table:name="3631.261" table:display="true" table:show-details="true"/>
                <table:data-pilot-member table:name="3631.295" table:display="true" table:show-details="true"/>
                <table:data-pilot-member table:name="3631.344" table:display="true" table:show-details="true"/>
                <table:data-pilot-member table:name="3631.358" table:display="true" table:show-details="true"/>
                <table:data-pilot-member table:name="3631.458" table:display="true" table:show-details="true"/>
                <table:data-pilot-member table:name="3631.507" table:display="true" table:show-details="true"/>
                <table:data-pilot-member table:name="3631.546" table:display="true" table:show-details="true"/>
                <table:data-pilot-member table:name="3631.554" table:display="true" table:show-details="true"/>
                <table:data-pilot-member table:name="3631.62" table:display="true" table:show-details="true"/>
                <table:data-pilot-member table:name="3631.825" table:display="true" table:show-details="true"/>
                <table:data-pilot-member table:name="3631.87" table:display="true" table:show-details="true"/>
                <table:data-pilot-member table:name="3631.905" table:display="true" table:show-details="true"/>
                <table:data-pilot-member table:name="3631.906" table:display="true" table:show-details="true"/>
                <table:data-pilot-member table:name="3632.09" table:display="true" table:show-details="true"/>
                <table:data-pilot-member table:name="3632.159" table:display="true" table:show-details="true"/>
                <table:data-pilot-member table:name="3632.263" table:display="true" table:show-details="true"/>
                <table:data-pilot-member table:name="3632.267" table:display="true" table:show-details="true"/>
                <table:data-pilot-member table:name="3632.361" table:display="true" table:show-details="true"/>
                <table:data-pilot-member table:name="3632.409" table:display="true" table:show-details="true"/>
                <table:data-pilot-member table:name="3632.491" table:display="true" table:show-details="true"/>
                <table:data-pilot-member table:name="3632.516" table:display="true" table:show-details="true"/>
                <table:data-pilot-member table:name="3632.553" table:display="true" table:show-details="true"/>
                <table:data-pilot-member table:name="3632.576" table:display="true" table:show-details="true"/>
                <table:data-pilot-member table:name="3632.63" table:display="true" table:show-details="true"/>
                <table:data-pilot-member table:name="3632.651" table:display="true" table:show-details="true"/>
                <table:data-pilot-member table:name="3632.682" table:display="true" table:show-details="true"/>
                <table:data-pilot-member table:name="3632.706" table:display="true" table:show-details="true"/>
                <table:data-pilot-member table:name="3632.71" table:display="true" table:show-details="true"/>
                <table:data-pilot-member table:name="3632.772" table:display="true" table:show-details="true"/>
                <table:data-pilot-member table:name="3632.813" table:display="true" table:show-details="true"/>
                <table:data-pilot-member table:name="3632.858" table:display="true" table:show-details="true"/>
                <table:data-pilot-member table:name="3632.896" table:display="true" table:show-details="true"/>
                <table:data-pilot-member table:name="3632.908" table:display="true" table:show-details="true"/>
                <table:data-pilot-member table:name="3632.967" table:display="true" table:show-details="true"/>
                <table:data-pilot-member table:name="3633.031" table:display="true" table:show-details="true"/>
                <table:data-pilot-member table:name="3633.11" table:display="true" table:show-details="true"/>
                <table:data-pilot-member table:name="3633.233" table:display="true" table:show-details="true"/>
                <table:data-pilot-member table:name="3633.903" table:display="true" table:show-details="true"/>
                <table:data-pilot-member table:name="3638.499" table:display="true" table:show-details="true"/>
                <table:data-pilot-member table:name="3639.22" table:display="true" table:show-details="true"/>
                <table:data-pilot-member table:name="3639.423" table:display="true" table:show-details="true"/>
                <table:data-pilot-member table:name="3641" table:display="true" table:show-details="true"/>
                <table:data-pilot-member table:name="3641.057" table:display="true" table:show-details="true"/>
                <table:data-pilot-member table:name="3644.417" table:display="true" table:show-details="true"/>
                <table:data-pilot-member table:name="3644.447" table:display="true" table:show-details="true"/>
                <table:data-pilot-member table:name="3644.731" table:display="true" table:show-details="true"/>
                <table:data-pilot-member table:name="3644.808" table:display="true" table:show-details="true"/>
                <table:data-pilot-member table:name="3644.862" table:display="true" table:show-details="true"/>
                <table:data-pilot-member table:name="3645.133" table:display="true" table:show-details="true"/>
                <table:data-pilot-member table:name="3648.62" table:display="true" table:show-details="true"/>
                <table:data-pilot-member table:name="3655.9" table:display="true" table:show-details="true"/>
                <table:data-pilot-member table:name="3658.177" table:display="true" table:show-details="true"/>
                <table:data-pilot-member table:name="3670.944" table:display="true" table:show-details="true"/>
                <table:data-pilot-member table:name="3677.799" table:display="true" table:show-details="true"/>
                <table:data-pilot-member table:name="3703.367" table:display="true" table:show-details="true"/>
                <table:data-pilot-member table:name="3703.734" table:display="true" table:show-details="true"/>
                <table:data-pilot-member table:name="3705.635" table:display="true" table:show-details="true"/>
                <table:data-pilot-member table:name="3706.696" table:display="true" table:show-details="true"/>
                <table:data-pilot-member table:name="3706.991" table:display="true" table:show-details="true"/>
                <table:data-pilot-member table:name="3707.021" table:display="true" table:show-details="true"/>
                <table:data-pilot-member table:name="3707.314" table:display="true" table:show-details="true"/>
                <table:data-pilot-member table:name="3707.816" table:display="true" table:show-details="true"/>
                <table:data-pilot-member table:name="3708.735" table:display="true" table:show-details="true"/>
                <table:data-pilot-member table:name="3709.875" table:display="true" table:show-details="true"/>
                <table:data-pilot-member table:name="3714.431" table:display="true" table:show-details="true"/>
                <table:data-pilot-member table:name="3732.878" table:display="true" table:show-details="true"/>
                <table:data-pilot-member table:name="3734.593" table:display="true" table:show-details="true"/>
                <table:data-pilot-member table:name="3736.752" table:display="true" table:show-details="true"/>
                <table:data-pilot-member table:name="3737.116" table:display="true" table:show-details="true"/>
                <table:data-pilot-member table:name="3737.847" table:display="true" table:show-details="true"/>
                <table:data-pilot-member table:name="3738.598" table:display="true" table:show-details="true"/>
                <table:data-pilot-member table:name="3739.117" table:display="true" table:show-details="true"/>
                <table:data-pilot-member table:name="3740.027" table:display="true" table:show-details="true"/>
                <table:data-pilot-member table:name="3741.383" table:display="true" table:show-details="true"/>
                <table:data-pilot-member table:name="3749.711" table:display="true" table:show-details="true"/>
                <table:data-pilot-member table:name="3774.518" table:display="true" table:show-details="true"/>
                <table:data-pilot-member table:name="3776.403" table:display="true" table:show-details="true"/>
                <table:data-pilot-member table:name="3776.825" table:display="true" table:show-details="true"/>
                <table:data-pilot-member table:name="3777.499" table:display="true" table:show-details="true"/>
                <table:data-pilot-member table:name="3778.558" table:display="true" table:show-details="true"/>
                <table:data-pilot-member table:name="3778.954" table:display="true" table:show-details="true"/>
                <table:data-pilot-member table:name="3778.957" table:display="true" table:show-details="true"/>
                <table:data-pilot-member table:name="3785.231" table:display="true" table:show-details="true"/>
                <table:data-pilot-member table:name="3785.675" table:display="true" table:show-details="true"/>
                <table:data-pilot-member table:name="3786.491" table:display="true" table:show-details="true"/>
                <table:data-pilot-member table:name="3787.443" table:display="true" table:show-details="true"/>
                <table:data-pilot-member table:name="3787.872" table:display="true" table:show-details="true"/>
                <table:data-pilot-member table:name="3788.391" table:display="true" table:show-details="true"/>
                <table:data-pilot-member table:name="3789" table:display="true" table:show-details="true"/>
                <table:data-pilot-member table:name="3789.341" table:display="true" table:show-details="true"/>
                <table:data-pilot-member table:name="3790.427" table:display="true" table:show-details="true"/>
                <table:data-pilot-member table:name="3821.969" table:display="true" table:show-details="true"/>
                <table:data-pilot-member table:name="3825.068" table:display="true" table:show-details="true"/>
                <table:data-pilot-member table:name="3825.59" table:display="true" table:show-details="true"/>
                <table:data-pilot-member table:name="3829.88" table:display="true" table:show-details="true"/>
                <table:data-pilot-member table:name="3830.656" table:display="true" table:show-details="true"/>
                <table:data-pilot-member table:name="3831.212" table:display="true" table:show-details="true"/>
                <table:data-pilot-member table:name="3831.557" table:display="true" table:show-details="true"/>
                <table:data-pilot-member table:name="3831.796" table:display="true" table:show-details="true"/>
                <table:data-pilot-member table:name="3831.91" table:display="true" table:show-details="true"/>
                <table:data-pilot-member table:name="3832.332" table:display="true" table:show-details="true"/>
                <table:data-pilot-member table:name="3847.634" table:display="true" table:show-details="true"/>
                <table:data-pilot-member table:name="3848.168" table:display="true" table:show-details="true"/>
                <table:data-pilot-member table:name="3849.32" table:display="true" table:show-details="true"/>
                <table:data-pilot-member table:name="3849.509" table:display="true" table:show-details="true"/>
                <table:data-pilot-member table:name="3849.625" table:display="true" table:show-details="true"/>
                <table:data-pilot-member table:name="3849.928" table:display="true" table:show-details="true"/>
                <table:data-pilot-member table:name="3850.092" table:display="true" table:show-details="true"/>
                <table:data-pilot-member table:name="3850.91" table:display="true" table:show-details="true"/>
                <table:data-pilot-member table:name="3853.681" table:display="true" table:show-details="true"/>
                <table:data-pilot-member table:name="3853.894" table:display="true" table:show-details="true"/>
                <table:data-pilot-member table:name="3854.003" table:display="true" table:show-details="true"/>
                <table:data-pilot-member table:name="3854.762" table:display="true" table:show-details="true"/>
                <table:data-pilot-member table:name="3855.683" table:display="true" table:show-details="true"/>
                <table:data-pilot-member table:name="3855.792" table:display="true" table:show-details="true"/>
                <table:data-pilot-member table:name="3855.882" table:display="true" table:show-details="true"/>
                <table:data-pilot-member table:name="3856.075" table:display="true" table:show-details="true"/>
                <table:data-pilot-member table:name="3856.321" table:display="true" table:show-details="true"/>
                <table:data-pilot-member table:name="3856.595" table:display="true" table:show-details="true"/>
                <table:data-pilot-member table:name="3856.736" table:display="true" table:show-details="true"/>
                <table:data-pilot-member table:name="3857.009" table:display="true" table:show-details="true"/>
                <table:data-pilot-member table:name="3857.585" table:display="true" table:show-details="true"/>
                <table:data-pilot-member table:name="3865.038" table:display="true" table:show-details="true"/>
                <table:data-pilot-member table:name="3865.712" table:display="true" table:show-details="true"/>
                <table:data-pilot-member table:name="3866.15" table:display="true" table:show-details="true"/>
                <table:data-pilot-member table:name="3867.264" table:display="true" table:show-details="true"/>
                <table:data-pilot-member table:name="3867.421" table:display="true" table:show-details="true"/>
                <table:data-pilot-member table:name="3869.502" table:display="true" table:show-details="true"/>
                <table:data-pilot-member table:name="3869.693" table:display="true" table:show-details="true"/>
                <table:data-pilot-member table:name="3869.906" table:display="true" table:show-details="true"/>
                <table:data-pilot-member table:name="3870.792" table:display="true" table:show-details="true"/>
                <table:data-pilot-member table:name="3870.835" table:display="true" table:show-details="true"/>
                <table:data-pilot-member table:name="3885.444" table:display="true" table:show-details="true"/>
                <table:data-pilot-member table:name="3887.648" table:display="true" table:show-details="true"/>
                <table:data-pilot-member table:name="3888.025" table:display="true" table:show-details="true"/>
                <table:data-pilot-member table:name="3888.225" table:display="true" table:show-details="true"/>
                <table:data-pilot-member table:name="3888.795" table:display="true" table:show-details="true"/>
                <table:data-pilot-member table:name="3890.876" table:display="true" table:show-details="true"/>
                <table:data-pilot-member table:name="3892.182" table:display="true" table:show-details="true"/>
                <table:data-pilot-member table:name="3892.588" table:display="true" table:show-details="true"/>
                <table:data-pilot-member table:name="3893.398" table:display="true" table:show-details="true"/>
                <table:data-pilot-member table:name="3893.562" table:display="true" table:show-details="true"/>
                <table:data-pilot-member table:name="3893.808" table:display="true" table:show-details="true"/>
                <table:data-pilot-member table:name="3894.481" table:display="true" table:show-details="true"/>
                <table:data-pilot-member table:name="3894.516" table:display="true" table:show-details="true"/>
                <table:data-pilot-member table:name="3894.989" table:display="true" table:show-details="true"/>
                <table:data-pilot-member table:name="3895.846" table:display="true" table:show-details="true"/>
                <table:data-pilot-member table:name="3896.87" table:display="true" table:show-details="true"/>
                <table:data-pilot-member table:name="3897.126" table:display="true" table:show-details="true"/>
                <table:data-pilot-member table:name="3897.3" table:display="true" table:show-details="true"/>
                <table:data-pilot-member table:name="3897.324" table:display="true" table:show-details="true"/>
                <table:data-pilot-member table:name="3899.192" table:display="true" table:show-details="true"/>
                <table:data-pilot-member table:name="3903.711" table:display="true" table:show-details="true"/>
                <table:data-pilot-member table:name="3903.799" table:display="true" table:show-details="true"/>
                <table:data-pilot-member table:name="3904.175" table:display="true" table:show-details="true"/>
                <table:data-pilot-member table:name="3904.469" table:display="true" table:show-details="true"/>
                <table:data-pilot-member table:name="3904.783" table:display="true" table:show-details="true"/>
                <table:data-pilot-member table:name="3905.016" table:display="true" table:show-details="true"/>
                <table:data-pilot-member table:name="3905.442" table:display="true" table:show-details="true"/>
                <table:data-pilot-member table:name="3906.094" table:display="true" table:show-details="true"/>
                <table:data-pilot-member table:name="3907.877" table:display="true" table:show-details="true"/>
                <table:data-pilot-member table:name="3908.853" table:display="true" table:show-details="true"/>
                <table:data-pilot-member table:name="3913.215" table:display="true" table:show-details="true"/>
                <table:data-pilot-member table:name="3913.526" table:display="true" table:show-details="true"/>
                <table:data-pilot-member table:name="3914.245" table:display="true" table:show-details="true"/>
                <table:data-pilot-member table:name="3943.919" table:display="true" table:show-details="true"/>
                <table:data-pilot-member table:name="3944.111" table:display="true" table:show-details="true"/>
                <table:data-pilot-member table:name="3944.153" table:display="true" table:show-details="true"/>
                <table:data-pilot-member table:name="3944.403" table:display="true" table:show-details="true"/>
                <table:data-pilot-member table:name="3945.313" table:display="true" table:show-details="true"/>
                <table:data-pilot-member table:name="3946.846" table:display="true" table:show-details="true"/>
                <table:data-pilot-member table:name="3946.938" table:display="true" table:show-details="true"/>
                <table:data-pilot-member table:name="3946.981" table:display="true" table:show-details="true"/>
                <table:data-pilot-member table:name="3947.013" table:display="true" table:show-details="true"/>
                <table:data-pilot-member table:name="3947.064" table:display="true" table:show-details="true"/>
                <table:data-pilot-member table:name="3947.239" table:display="true" table:show-details="true"/>
                <table:data-pilot-member table:name="3947.31" table:display="true" table:show-details="true"/>
                <table:data-pilot-member table:name="3947.415" table:display="true" table:show-details="true"/>
                <table:data-pilot-member table:name="3947.475" table:display="true" table:show-details="true"/>
                <table:data-pilot-member table:name="3947.647" table:display="true" table:show-details="true"/>
                <table:data-pilot-member table:name="3947.668" table:display="true" table:show-details="true"/>
                <table:data-pilot-member table:name="3947.671" table:display="true" table:show-details="true"/>
                <table:data-pilot-member table:name="3947.72" table:display="true" table:show-details="true"/>
                <table:data-pilot-member table:name="3947.726" table:display="true" table:show-details="true"/>
                <table:data-pilot-member table:name="3947.766" table:display="true" table:show-details="true"/>
                <table:data-pilot-member table:name="3947.867" table:display="true" table:show-details="true"/>
                <table:data-pilot-member table:name="3947.939" table:display="true" table:show-details="true"/>
                <table:data-pilot-member table:name="3947.953" table:display="true" table:show-details="true"/>
                <table:data-pilot-member table:name="3948.123" table:display="true" table:show-details="true"/>
                <table:data-pilot-member table:name="3948.139" table:display="true" table:show-details="true"/>
                <table:data-pilot-member table:name="3948.519" table:display="true" table:show-details="true"/>
                <table:data-pilot-member table:name="3948.568" table:display="true" table:show-details="true"/>
                <table:data-pilot-member table:name="3948.579" table:display="true" table:show-details="true"/>
                <table:data-pilot-member table:name="3948.58" table:display="true" table:show-details="true"/>
                <table:data-pilot-member table:name="3948.662" table:display="true" table:show-details="true"/>
                <table:data-pilot-member table:name="3948.903" table:display="true" table:show-details="true"/>
                <table:data-pilot-member table:name="3949.283" table:display="true" table:show-details="true"/>
                <table:data-pilot-member table:name="3949.312" table:display="true" table:show-details="true"/>
                <table:data-pilot-member table:name="3949.569" table:display="true" table:show-details="true"/>
                <table:data-pilot-member table:name="3949.985" table:display="true" table:show-details="true"/>
                <table:data-pilot-member table:name="3950.721" table:display="true" table:show-details="true"/>
                <table:data-pilot-member table:name="3951.817" table:display="true" table:show-details="true"/>
                <table:data-pilot-member table:name="3953.138" table:display="true" table:show-details="true"/>
                <table:data-pilot-member table:name="3953.404" table:display="true" table:show-details="true"/>
                <table:data-pilot-member table:name="3954.818" table:display="true" table:show-details="true"/>
                <table:data-pilot-member table:name="3955.604" table:display="true" table:show-details="true"/>
                <table:data-pilot-member table:name="3955.935" table:display="true" table:show-details="true"/>
                <table:data-pilot-member table:name="3956.045" table:display="true" table:show-details="true"/>
                <table:data-pilot-member table:name="3956.102" table:display="true" table:show-details="true"/>
                <table:data-pilot-member table:name="3956.158" table:display="true" table:show-details="true"/>
                <table:data-pilot-member table:name="3956.225" table:display="true" table:show-details="true"/>
                <table:data-pilot-member table:name="3956.274" table:display="true" table:show-details="true"/>
                <table:data-pilot-member table:name="3956.327" table:display="true" table:show-details="true"/>
                <table:data-pilot-member table:name="3956.365" table:display="true" table:show-details="true"/>
                <table:data-pilot-member table:name="3956.449" table:display="true" table:show-details="true"/>
                <table:data-pilot-member table:name="3956.453" table:display="true" table:show-details="true"/>
                <table:data-pilot-member table:name="3956.595" table:display="true" table:show-details="true"/>
                <table:data-pilot-member table:name="3956.745" table:display="true" table:show-details="true"/>
                <table:data-pilot-member table:name="3956.757" table:display="true" table:show-details="true"/>
                <table:data-pilot-member table:name="3956.782" table:display="true" table:show-details="true"/>
                <table:data-pilot-member table:name="3956.806" table:display="true" table:show-details="true"/>
                <table:data-pilot-member table:name="3956.808" table:display="true" table:show-details="true"/>
                <table:data-pilot-member table:name="3956.971" table:display="true" table:show-details="true"/>
                <table:data-pilot-member table:name="3957.118" table:display="true" table:show-details="true"/>
                <table:data-pilot-member table:name="3957.187" table:display="true" table:show-details="true"/>
                <table:data-pilot-member table:name="3957.558" table:display="true" table:show-details="true"/>
                <table:data-pilot-member table:name="3957.814" table:display="true" table:show-details="true"/>
                <table:data-pilot-member table:name="3957.908" table:display="true" table:show-details="true"/>
                <table:data-pilot-member table:name="3958.03" table:display="true" table:show-details="true"/>
                <table:data-pilot-member table:name="3958.146" table:display="true" table:show-details="true"/>
                <table:data-pilot-member table:name="3958.528" table:display="true" table:show-details="true"/>
                <table:data-pilot-member table:name="3958.614" table:display="true" table:show-details="true"/>
                <table:data-pilot-member table:name="3958.641" table:display="true" table:show-details="true"/>
                <table:data-pilot-member table:name="3965.007" table:display="true" table:show-details="true"/>
                <table:data-pilot-member table:name="3965.181" table:display="true" table:show-details="true"/>
                <table:data-pilot-member table:name="3974.016" table:display="true" table:show-details="true"/>
                <table:data-pilot-member table:name="3974.164" table:display="true" table:show-details="true"/>
                <table:data-pilot-member table:name="3974.571" table:display="true" table:show-details="true"/>
                <table:data-pilot-member table:name="3976.854" table:display="true" table:show-details="true"/>
                <table:data-pilot-member table:name="3979.084" table:display="true" table:show-details="true"/>
                <table:data-pilot-member table:name="3983.367" table:display="true" table:show-details="true"/>
                <table:data-pilot-member table:name="3984.549" table:display="true" table:show-details="true"/>
                <table:data-pilot-member table:name="3986.267" table:display="true" table:show-details="true"/>
                <table:data-pilot-member table:name="3987.21" table:display="true" table:show-details="true"/>
                <table:data-pilot-member table:name="3987.668" table:display="true" table:show-details="true"/>
                <table:data-pilot-member table:name="3988.77" table:display="true" table:show-details="true"/>
                <table:data-pilot-member table:name="3989.641" table:display="true" table:show-details="true"/>
                <table:data-pilot-member table:name="3990.104" table:display="true" table:show-details="true"/>
                <table:data-pilot-member table:name="3991.003" table:display="true" table:show-details="true"/>
                <table:data-pilot-member table:name="3991.144" table:display="true" table:show-details="true"/>
                <table:data-pilot-member table:name="3992.513" table:display="true" table:show-details="true"/>
                <table:data-pilot-member table:name="3994.756" table:display="true" table:show-details="true"/>
                <table:data-pilot-member table:name="3995.589" table:display="true" table:show-details="true"/>
                <table:data-pilot-member table:name="3995.723" table:display="true" table:show-details="true"/>
                <table:data-pilot-member table:name="3996.201" table:display="true" table:show-details="true"/>
                <table:data-pilot-member table:name="3996.409" table:display="true" table:show-details="true"/>
                <table:data-pilot-member table:name="3998.14" table:display="true" table:show-details="true"/>
                <table:data-pilot-member table:name="3998.665" table:display="true" table:show-details="true"/>
                <table:data-pilot-member table:name="3999.015" table:display="true" table:show-details="true"/>
                <table:data-pilot-member table:name="4000.066" table:display="true" table:show-details="true"/>
                <table:data-pilot-member table:name="4001.45" table:display="true" table:show-details="true"/>
                <table:data-pilot-member table:name="4002.606" table:display="true" table:show-details="true"/>
                <table:data-pilot-member table:name="4002.746" table:display="true" table:show-details="true"/>
                <table:data-pilot-member table:name="4003.373" table:display="true" table:show-details="true"/>
                <table:data-pilot-member table:name="4003.458" table:display="true" table:show-details="true"/>
                <table:data-pilot-member table:name="4004.607" table:display="true" table:show-details="true"/>
                <table:data-pilot-member table:name="4005.244" table:display="true" table:show-details="true"/>
                <table:data-pilot-member table:name="4006.264" table:display="true" table:show-details="true"/>
                <table:data-pilot-member table:name="4007.259" table:display="true" table:show-details="true"/>
                <table:data-pilot-member table:name="4009.845" table:display="true" table:show-details="true"/>
                <table:data-pilot-member table:name="4018.813" table:display="true" table:show-details="true"/>
                <table:data-pilot-member table:name="4019.742" table:display="true" table:show-details="true"/>
                <table:data-pilot-member table:name="4020.853" table:display="true" table:show-details="true"/>
                <table:data-pilot-member table:name="4020.879" table:display="true" table:show-details="true"/>
                <table:data-pilot-member table:name="4022.667" table:display="true" table:show-details="true"/>
                <table:data-pilot-member table:name="4023.347" table:display="true" table:show-details="true"/>
                <table:data-pilot-member table:name="4024.612" table:display="true" table:show-details="true"/>
                <table:data-pilot-member table:name="4024.704" table:display="true" table:show-details="true"/>
                <table:data-pilot-member table:name="4025.779" table:display="true" table:show-details="true"/>
                <table:data-pilot-member table:name="4026.323" table:display="true" table:show-details="true"/>
                <table:data-pilot-member table:name="4026.836" table:display="true" table:show-details="true"/>
                <table:data-pilot-member table:name="4027.492" table:display="true" table:show-details="true"/>
                <table:data-pilot-member table:name="4027.955" table:display="true" table:show-details="true"/>
                <table:data-pilot-member table:name="4050.664" table:display="true" table:show-details="true"/>
                <table:data-pilot-member table:name="4051.169" table:display="true" table:show-details="true"/>
                <table:data-pilot-member table:name="4051.173" table:display="true" table:show-details="true"/>
                <table:data-pilot-member table:name="4051.289" table:display="true" table:show-details="true"/>
                <table:data-pilot-member table:name="4051.338" table:display="true" table:show-details="true"/>
                <table:data-pilot-member table:name="4051.576" table:display="true" table:show-details="true"/>
                <table:data-pilot-member table:name="4051.716" table:display="true" table:show-details="true"/>
                <table:data-pilot-member table:name="4051.949" table:display="true" table:show-details="true"/>
                <table:data-pilot-member table:name="4052.118" table:display="true" table:show-details="true"/>
                <table:data-pilot-member table:name="4052.148" table:display="true" table:show-details="true"/>
                <table:data-pilot-member table:name="4052.267" table:display="true" table:show-details="true"/>
                <table:data-pilot-member table:name="4052.346" table:display="true" table:show-details="true"/>
                <table:data-pilot-member table:name="4052.48" table:display="true" table:show-details="true"/>
                <table:data-pilot-member table:name="4052.574" table:display="true" table:show-details="true"/>
                <table:data-pilot-member table:name="4052.662" table:display="true" table:show-details="true"/>
                <table:data-pilot-member table:name="4052.874" table:display="true" table:show-details="true"/>
                <table:data-pilot-member table:name="4052.928" table:display="true" table:show-details="true"/>
                <table:data-pilot-member table:name="4053.021" table:display="true" table:show-details="true"/>
                <table:data-pilot-member table:name="4053.028" table:display="true" table:show-details="true"/>
                <table:data-pilot-member table:name="4053.087" table:display="true" table:show-details="true"/>
                <table:data-pilot-member table:name="4053.113" table:display="true" table:show-details="true"/>
                <table:data-pilot-member table:name="4053.16" table:display="true" table:show-details="true"/>
                <table:data-pilot-member table:name="4053.197" table:display="true" table:show-details="true"/>
                <table:data-pilot-member table:name="4053.267" table:display="true" table:show-details="true"/>
                <table:data-pilot-member table:name="4053.513" table:display="true" table:show-details="true"/>
                <table:data-pilot-member table:name="4053.586" table:display="true" table:show-details="true"/>
                <table:data-pilot-member table:name="4053.725" table:display="true" table:show-details="true"/>
                <table:data-pilot-member table:name="4053.779" table:display="true" table:show-details="true"/>
                <table:data-pilot-member table:name="4053.801" table:display="true" table:show-details="true"/>
                <table:data-pilot-member table:name="4053.941" table:display="true" table:show-details="true"/>
                <table:data-pilot-member table:name="4053.949" table:display="true" table:show-details="true"/>
                <table:data-pilot-member table:name="4053.95" table:display="true" table:show-details="true"/>
                <table:data-pilot-member table:name="4054.036" table:display="true" table:show-details="true"/>
                <table:data-pilot-member table:name="4054.065" table:display="true" table:show-details="true"/>
                <table:data-pilot-member table:name="4054.237" table:display="true" table:show-details="true"/>
                <table:data-pilot-member table:name="4054.359" table:display="true" table:show-details="true"/>
                <table:data-pilot-member table:name="4054.37" table:display="true" table:show-details="true"/>
                <table:data-pilot-member table:name="4054.384" table:display="true" table:show-details="true"/>
                <table:data-pilot-member table:name="4054.43" table:display="true" table:show-details="true"/>
                <table:data-pilot-member table:name="4054.474" table:display="true" table:show-details="true"/>
                <table:data-pilot-member table:name="4054.658" table:display="true" table:show-details="true"/>
                <table:data-pilot-member table:name="4054.702" table:display="true" table:show-details="true"/>
                <table:data-pilot-member table:name="4054.907" table:display="true" table:show-details="true"/>
                <table:data-pilot-member table:name="4054.995" table:display="true" table:show-details="true"/>
                <table:data-pilot-member table:name="4055.031" table:display="true" table:show-details="true"/>
                <table:data-pilot-member table:name="4055.145" table:display="true" table:show-details="true"/>
                <table:data-pilot-member table:name="4055.242" table:display="true" table:show-details="true"/>
                <table:data-pilot-member table:name="4055.269" table:display="true" table:show-details="true"/>
                <table:data-pilot-member table:name="4055.313" table:display="true" table:show-details="true"/>
                <table:data-pilot-member table:name="4055.41" table:display="true" table:show-details="true"/>
                <table:data-pilot-member table:name="4055.787" table:display="true" table:show-details="true"/>
                <table:data-pilot-member table:name="4056.218" table:display="true" table:show-details="true"/>
                <table:data-pilot-member table:name="4057.255" table:display="true" table:show-details="true"/>
                <table:data-pilot-member table:name="4057.398" table:display="true" table:show-details="true"/>
                <table:data-pilot-member table:name="4057.747" table:display="true" table:show-details="true"/>
                <table:data-pilot-member table:name="4058.25" table:display="true" table:show-details="true"/>
                <table:data-pilot-member table:name="4059.636" table:display="true" table:show-details="true"/>
                <table:data-pilot-member table:name="4059.808" table:display="true" table:show-details="true"/>
                <table:data-pilot-member table:name="4067.183" table:display="true" table:show-details="true"/>
                <table:data-pilot-member table:name="4068.053" table:display="true" table:show-details="true"/>
                <table:data-pilot-member table:name="4068.502" table:display="true" table:show-details="true"/>
                <table:data-pilot-member table:name="4068.991" table:display="true" table:show-details="true"/>
                <table:data-pilot-member table:name="4072.887" table:display="true" table:show-details="true"/>
                <table:data-pilot-member table:name="4072.894" table:display="true" table:show-details="true"/>
                <table:data-pilot-member table:name="4073.91" table:display="true" table:show-details="true"/>
                <table:data-pilot-member table:name="4076.733" table:display="true" table:show-details="true"/>
                <table:data-pilot-member table:name="4079.747" table:display="true" table:show-details="true"/>
                <table:data-pilot-member table:name="4099.725" table:display="true" table:show-details="true"/>
                <table:data-pilot-member table:name="4099.736" table:display="true" table:show-details="true"/>
                <table:data-pilot-member table:name="4101.896" table:display="true" table:show-details="true"/>
                <table:data-pilot-member table:name="4102.609" table:display="true" table:show-details="true"/>
                <table:data-pilot-member table:name="4108.54" table:display="true" table:show-details="true"/>
                <table:data-pilot-member table:name="4109.578" table:display="true" table:show-details="true"/>
                <table:data-pilot-member table:name="4109.932" table:display="true" table:show-details="true"/>
                <table:data-pilot-member table:name="4110.944" table:display="true" table:show-details="true"/>
                <table:data-pilot-member table:name="4111.668" table:display="true" table:show-details="true"/>
                <table:data-pilot-member table:name="4112.015" table:display="true" table:show-details="true"/>
                <table:data-pilot-member table:name="4112.561" table:display="true" table:show-details="true"/>
                <table:data-pilot-member table:name="4113.07" table:display="true" table:show-details="true"/>
                <table:data-pilot-member table:name="4113.489" table:display="true" table:show-details="true"/>
                <table:data-pilot-member table:name="4115.53" table:display="true" table:show-details="true"/>
                <table:data-pilot-member table:name="4115.706" table:display="true" table:show-details="true"/>
                <table:data-pilot-member table:name="4115.811" table:display="true" table:show-details="true"/>
                <table:data-pilot-member table:name="4117.078" table:display="true" table:show-details="true"/>
                <table:data-pilot-member table:name="4117.918" table:display="true" table:show-details="true"/>
                <table:data-pilot-member table:name="4118.094" table:display="true" table:show-details="true"/>
                <table:data-pilot-member table:name="4118.413" table:display="true" table:show-details="true"/>
                <table:data-pilot-member table:name="4119.109" table:display="true" table:show-details="true"/>
                <table:data-pilot-member table:name="4119.27" table:display="true" table:show-details="true"/>
                <table:data-pilot-member table:name="4119.703" table:display="true" table:show-details="true"/>
                <table:data-pilot-member table:name="4119.784" table:display="true" table:show-details="true"/>
                <table:data-pilot-member table:name="4119.969" table:display="true" table:show-details="true"/>
                <table:data-pilot-member table:name="4120.334" table:display="true" table:show-details="true"/>
                <table:data-pilot-member table:name="4121.214" table:display="true" table:show-details="true"/>
                <table:data-pilot-member table:name="4121.356" table:display="true" table:show-details="true"/>
                <table:data-pilot-member table:name="4124.07" table:display="true" table:show-details="true"/>
                <table:data-pilot-member table:name="4135.782" table:display="true" table:show-details="true"/>
                <table:data-pilot-member table:name="4142.427" table:display="true" table:show-details="true"/>
                <table:data-pilot-member table:name="4166.541" table:display="true" table:show-details="true"/>
                <table:data-pilot-member table:name="4185.106" table:display="true" table:show-details="true"/>
                <table:data-pilot-member table:name="4191.872" table:display="true" table:show-details="true"/>
                <table:data-pilot-member table:name="4192.915" table:display="true" table:show-details="true"/>
                <table:data-pilot-member table:name="4195.946" table:display="true" table:show-details="true"/>
                <table:data-pilot-member table:name="4196.27" table:display="true" table:show-details="true"/>
                <table:data-pilot-member table:name="4196.59" table:display="true" table:show-details="true"/>
                <table:data-pilot-member table:name="4197.157" table:display="true" table:show-details="true"/>
                <table:data-pilot-member table:name="4199.068" table:display="true" table:show-details="true"/>
                <table:data-pilot-member table:name="4201.206" table:display="true" table:show-details="true"/>
                <table:data-pilot-member table:name="4201.674" table:display="true" table:show-details="true"/>
                <table:data-pilot-member table:name="4203.03" table:display="true" table:show-details="true"/>
                <table:data-pilot-member table:name="4203.077" table:display="true" table:show-details="true"/>
                <table:data-pilot-member table:name="4203.633" table:display="true" table:show-details="true"/>
                <table:data-pilot-member table:name="4203.911" table:display="true" table:show-details="true"/>
                <table:data-pilot-member table:name="4204.54" table:display="true" table:show-details="true"/>
                <table:data-pilot-member table:name="4204.999" table:display="true" table:show-details="true"/>
                <table:data-pilot-member table:name="4205.59" table:display="true" table:show-details="true"/>
                <table:data-pilot-member table:name="4205.84" table:display="true" table:show-details="true"/>
                <table:data-pilot-member table:name="4206.816" table:display="true" table:show-details="true"/>
                <table:data-pilot-member table:name="4208.414" table:display="true" table:show-details="true"/>
                <table:data-pilot-member table:name="4208.916" table:display="true" table:show-details="true"/>
                <table:data-pilot-member table:name="4209.835" table:display="true" table:show-details="true"/>
                <table:data-pilot-member table:name="4210.509" table:display="true" table:show-details="true"/>
                <table:data-pilot-member table:name="4212.099" table:display="true" table:show-details="true"/>
                <table:data-pilot-member table:name="4212.806" table:display="true" table:show-details="true"/>
                <table:data-pilot-member table:name="4213.487" table:display="true" table:show-details="true"/>
                <table:data-pilot-member table:name="4215.269" table:display="true" table:show-details="true"/>
                <table:data-pilot-member table:name="4215.947" table:display="true" table:show-details="true"/>
                <table:data-pilot-member table:name="4216.605" table:display="true" table:show-details="true"/>
                <table:data-pilot-member table:name="4216.991" table:display="true" table:show-details="true"/>
                <table:data-pilot-member table:name="4218.635" table:display="true" table:show-details="true"/>
                <table:data-pilot-member table:name="4219.42" table:display="true" table:show-details="true"/>
                <table:data-pilot-member table:name="4223.585" table:display="true" table:show-details="true"/>
                <table:data-pilot-member table:name="4236.005" table:display="true" table:show-details="true"/>
                <table:data-pilot-member table:name="4238.323" table:display="true" table:show-details="true"/>
                <table:data-pilot-member table:name="4238.581" table:display="true" table:show-details="true"/>
                <table:data-pilot-member table:name="4239.573" table:display="true" table:show-details="true"/>
                <table:data-pilot-member table:name="4239.83" table:display="true" table:show-details="true"/>
                <table:data-pilot-member table:name="4243.757" table:display="true" table:show-details="true"/>
                <table:data-pilot-member table:name="4245.89" table:display="true" table:show-details="true"/>
                <table:data-pilot-member table:name="4247.178" table:display="true" table:show-details="true"/>
                <table:data-pilot-member table:name="4248.979" table:display="true" table:show-details="true"/>
                <table:data-pilot-member table:name="4250.446" table:display="true" table:show-details="true"/>
                <table:data-pilot-member table:name="4258.515" table:display="true" table:show-details="true"/>
                <table:data-pilot-member table:name="4258.659" table:display="true" table:show-details="true"/>
                <table:data-pilot-member table:name="4259.261" table:display="true" table:show-details="true"/>
                <table:data-pilot-member table:name="4263.739" table:display="true" table:show-details="true"/>
                <table:data-pilot-member table:name="4265.629" table:display="true" table:show-details="true"/>
                <table:data-pilot-member table:name="4267.567" table:display="true" table:show-details="true"/>
                <table:data-pilot-member table:name="4269.195" table:display="true" table:show-details="true"/>
                <table:data-pilot-member table:name="4272.561" table:display="true" table:show-details="true"/>
                <table:data-pilot-member table:name="4272.596" table:display="true" table:show-details="true"/>
                <table:data-pilot-member table:name="4275.247" table:display="true" table:show-details="true"/>
                <table:data-pilot-member table:name="4276.068" table:display="true" table:show-details="true"/>
                <table:data-pilot-member table:name="4278.268" table:display="true" table:show-details="true"/>
                <table:data-pilot-member table:name="4278.536" table:display="true" table:show-details="true"/>
                <table:data-pilot-member table:name="4278.934" table:display="true" table:show-details="true"/>
                <table:data-pilot-member table:name="4279.319" table:display="true" table:show-details="true"/>
                <table:data-pilot-member table:name="4281.042" table:display="true" table:show-details="true"/>
                <table:data-pilot-member table:name="4286.466" table:display="true" table:show-details="true"/>
                <table:data-pilot-member table:name="4287.826" table:display="true" table:show-details="true"/>
                <table:data-pilot-member table:name="4288.301" table:display="true" table:show-details="true"/>
                <table:data-pilot-member table:name="4289.107" table:display="true" table:show-details="true"/>
                <table:data-pilot-member table:name="4290.711" table:display="true" table:show-details="true"/>
                <table:data-pilot-member table:name="4297.045" table:display="true" table:show-details="true"/>
                <table:data-pilot-member table:name="4318.884" table:display="true" table:show-details="true"/>
                <table:data-pilot-member table:name="4321.953" table:display="true" table:show-details="true"/>
                <table:data-pilot-member table:name="4322.736" table:display="true" table:show-details="true"/>
                <table:data-pilot-member table:name="4322.965" table:display="true" table:show-details="true"/>
                <table:data-pilot-member table:name="4323.035" table:display="true" table:show-details="true"/>
                <table:data-pilot-member table:name="4323.569" table:display="true" table:show-details="true"/>
                <table:data-pilot-member table:name="4323.595" table:display="true" table:show-details="true"/>
                <table:data-pilot-member table:name="4323.911" table:display="true" table:show-details="true"/>
                <table:data-pilot-member table:name="4323.92" table:display="true" table:show-details="true"/>
                <table:data-pilot-member table:name="4324.18" table:display="true" table:show-details="true"/>
                <table:data-pilot-member table:name="4324.697" table:display="true" table:show-details="true"/>
                <table:data-pilot-member table:name="4324.741" table:display="true" table:show-details="true"/>
                <table:data-pilot-member table:name="4324.977" table:display="true" table:show-details="true"/>
                <table:data-pilot-member table:name="4325.078" table:display="true" table:show-details="true"/>
                <table:data-pilot-member table:name="4325.12" table:display="true" table:show-details="true"/>
                <table:data-pilot-member table:name="4325.228" table:display="true" table:show-details="true"/>
                <table:data-pilot-member table:name="4325.606" table:display="true" table:show-details="true"/>
                <table:data-pilot-member table:name="4325.906" table:display="true" table:show-details="true"/>
                <table:data-pilot-member table:name="4325.959" table:display="true" table:show-details="true"/>
                <table:data-pilot-member table:name="4326" table:display="true" table:show-details="true"/>
                <table:data-pilot-member table:name="4326.061" table:display="true" table:show-details="true"/>
                <table:data-pilot-member table:name="4326.116" table:display="true" table:show-details="true"/>
                <table:data-pilot-member table:name="4326.227" table:display="true" table:show-details="true"/>
                <table:data-pilot-member table:name="4326.251" table:display="true" table:show-details="true"/>
                <table:data-pilot-member table:name="4326.297" table:display="true" table:show-details="true"/>
                <table:data-pilot-member table:name="4326.367" table:display="true" table:show-details="true"/>
                <table:data-pilot-member table:name="4326.434" table:display="true" table:show-details="true"/>
                <table:data-pilot-member table:name="4326.554" table:display="true" table:show-details="true"/>
                <table:data-pilot-member table:name="4326.612" table:display="true" table:show-details="true"/>
                <table:data-pilot-member table:name="4326.75" table:display="true" table:show-details="true"/>
                <table:data-pilot-member table:name="4326.855" table:display="true" table:show-details="true"/>
                <table:data-pilot-member table:name="4326.863" table:display="true" table:show-details="true"/>
                <table:data-pilot-member table:name="4327.005" table:display="true" table:show-details="true"/>
                <table:data-pilot-member table:name="4327.007" table:display="true" table:show-details="true"/>
                <table:data-pilot-member table:name="4327.116" table:display="true" table:show-details="true"/>
                <table:data-pilot-member table:name="4327.12" table:display="true" table:show-details="true"/>
                <table:data-pilot-member table:name="4327.21" table:display="true" table:show-details="true"/>
                <table:data-pilot-member table:name="4327.324" table:display="true" table:show-details="true"/>
                <table:data-pilot-member table:name="4327.347" table:display="true" table:show-details="true"/>
                <table:data-pilot-member table:name="4327.637" table:display="true" table:show-details="true"/>
                <table:data-pilot-member table:name="4327.792" table:display="true" table:show-details="true"/>
                <table:data-pilot-member table:name="4327.885" table:display="true" table:show-details="true"/>
                <table:data-pilot-member table:name="4327.925" table:display="true" table:show-details="true"/>
                <table:data-pilot-member table:name="4327.934" table:display="true" table:show-details="true"/>
                <table:data-pilot-member table:name="4327.939" table:display="true" table:show-details="true"/>
                <table:data-pilot-member table:name="4328.237" table:display="true" table:show-details="true"/>
                <table:data-pilot-member table:name="4328.303" table:display="true" table:show-details="true"/>
                <table:data-pilot-member table:name="4328.458" table:display="true" table:show-details="true"/>
                <table:data-pilot-member table:name="4328.471" table:display="true" table:show-details="true"/>
                <table:data-pilot-member table:name="4328.569" table:display="true" table:show-details="true"/>
                <table:data-pilot-member table:name="4328.928" table:display="true" table:show-details="true"/>
                <table:data-pilot-member table:name="4329.037" table:display="true" table:show-details="true"/>
                <table:data-pilot-member table:name="4329.05" table:display="true" table:show-details="true"/>
                <table:data-pilot-member table:name="4329.29" table:display="true" table:show-details="true"/>
                <table:data-pilot-member table:name="4329.35" table:display="true" table:show-details="true"/>
                <table:data-pilot-member table:name="4329.358" table:display="true" table:show-details="true"/>
                <table:data-pilot-member table:name="4329.755" table:display="true" table:show-details="true"/>
                <table:data-pilot-member table:name="4340.261" table:display="true" table:show-details="true"/>
                <table:data-pilot-member table:name="4340.613" table:display="true" table:show-details="true"/>
                <table:data-pilot-member table:name="4359.61" table:display="true" table:show-details="true"/>
                <table:data-pilot-member table:name="4360.531" table:display="true" table:show-details="true"/>
                <table:data-pilot-member table:name="4362.111" table:display="true" table:show-details="true"/>
                <table:data-pilot-member table:name="4362.447" table:display="true" table:show-details="true"/>
                <table:data-pilot-member table:name="4362.502" table:display="true" table:show-details="true"/>
                <table:data-pilot-member table:name="4363.733" table:display="true" table:show-details="true"/>
                <table:data-pilot-member table:name="4369.432" table:display="true" table:show-details="true"/>
                <table:data-pilot-member table:name="4370.968" table:display="true" table:show-details="true"/>
                <table:data-pilot-member table:name="4371.981" table:display="true" table:show-details="true"/>
                <table:data-pilot-member table:name="4373.616" table:display="true" table:show-details="true"/>
                <table:data-pilot-member table:name="4384.161" table:display="true" table:show-details="true"/>
                <table:data-pilot-member table:name="4384.92" table:display="true" table:show-details="true"/>
                <table:data-pilot-member table:name="4386.284" table:display="true" table:show-details="true"/>
                <table:data-pilot-member table:name="4387.659" table:display="true" table:show-details="true"/>
                <table:data-pilot-member table:name="4388.271" table:display="true" table:show-details="true"/>
                <table:data-pilot-member table:name="4389.789" table:display="true" table:show-details="true"/>
                <table:data-pilot-member table:name="4392.633" table:display="true" table:show-details="true"/>
                <table:data-pilot-member table:name="4392.637" table:display="true" table:show-details="true"/>
                <table:data-pilot-member table:name="4394.742" table:display="true" table:show-details="true"/>
                <table:data-pilot-member table:name="4397.095" table:display="true" table:show-details="true"/>
                <table:data-pilot-member table:name="4398.063" table:display="true" table:show-details="true"/>
                <table:data-pilot-member table:name="4423.399" table:display="true" table:show-details="true"/>
                <table:data-pilot-member table:name="4423.9" table:display="true" table:show-details="true"/>
                <table:data-pilot-member table:name="4424.243" table:display="true" table:show-details="true"/>
                <table:data-pilot-member table:name="4425.721" table:display="true" table:show-details="true"/>
                <table:data-pilot-member table:name="4426.032" table:display="true" table:show-details="true"/>
                <table:data-pilot-member table:name="4426.273" table:display="true" table:show-details="true"/>
                <table:data-pilot-member table:name="4426.678" table:display="true" table:show-details="true"/>
                <table:data-pilot-member table:name="4426.733" table:display="true" table:show-details="true"/>
                <table:data-pilot-member table:name="4427.428" table:display="true" table:show-details="true"/>
                <table:data-pilot-member table:name="4427.927" table:display="true" table:show-details="true"/>
                <table:data-pilot-member table:name="4429.94" table:display="true" table:show-details="true"/>
                <table:data-pilot-member table:name="4430.281" table:display="true" table:show-details="true"/>
                <table:data-pilot-member table:name="4431.233" table:display="true" table:show-details="true"/>
                <table:data-pilot-member table:name="4431.519" table:display="true" table:show-details="true"/>
                <table:data-pilot-member table:name="4431.583" table:display="true" table:show-details="true"/>
                <table:data-pilot-member table:name="4433.055" table:display="true" table:show-details="true"/>
                <table:data-pilot-member table:name="4433.259" table:display="true" table:show-details="true"/>
                <table:data-pilot-member table:name="4433.349" table:display="true" table:show-details="true"/>
                <table:data-pilot-member table:name="4433.656" table:display="true" table:show-details="true"/>
                <table:data-pilot-member table:name="4433.788" table:display="true" table:show-details="true"/>
                <table:data-pilot-member table:name="4434.363" table:display="true" table:show-details="true"/>
                <table:data-pilot-member table:name="4434.429" table:display="true" table:show-details="true"/>
                <table:data-pilot-member table:name="4434.987" table:display="true" table:show-details="true"/>
                <table:data-pilot-member table:name="4435.81" table:display="true" table:show-details="true"/>
                <table:data-pilot-member table:name="4436.003" table:display="true" table:show-details="true"/>
                <table:data-pilot-member table:name="4436.451" table:display="true" table:show-details="true"/>
                <table:data-pilot-member table:name="4436.481" table:display="true" table:show-details="true"/>
                <table:data-pilot-member table:name="4436.55" table:display="true" table:show-details="true"/>
                <table:data-pilot-member table:name="4437.004" table:display="true" table:show-details="true"/>
                <table:data-pilot-member table:name="4437.275" table:display="true" table:show-details="true"/>
                <table:data-pilot-member table:name="4437.968" table:display="true" table:show-details="true"/>
                <table:data-pilot-member table:name="4437.995" table:display="true" table:show-details="true"/>
                <table:data-pilot-member table:name="4438.587" table:display="true" table:show-details="true"/>
                <table:data-pilot-member table:name="4438.767" table:display="true" table:show-details="true"/>
                <table:data-pilot-member table:name="4438.991" table:display="true" table:show-details="true"/>
                <table:data-pilot-member table:name="4439.319" table:display="true" table:show-details="true"/>
                <table:data-pilot-member table:name="4439.433" table:display="true" table:show-details="true"/>
                <table:data-pilot-member table:name="4439.504" table:display="true" table:show-details="true"/>
                <table:data-pilot-member table:name="4442.435" table:display="true" table:show-details="true"/>
                <table:data-pilot-member table:name="4443.891" table:display="true" table:show-details="true"/>
                <table:data-pilot-member table:name="4443.933" table:display="true" table:show-details="true"/>
                <table:data-pilot-member table:name="4445.758" table:display="true" table:show-details="true"/>
                <table:data-pilot-member table:name="4450.437" table:display="true" table:show-details="true"/>
                <table:data-pilot-member table:name="4450.991" table:display="true" table:show-details="true"/>
                <table:data-pilot-member table:name="4451.724" table:display="true" table:show-details="true"/>
                <table:data-pilot-member table:name="4452.783" table:display="true" table:show-details="true"/>
                <table:data-pilot-member table:name="4458.823" table:display="true" table:show-details="true"/>
                <table:data-pilot-member table:name="4458.899" table:display="true" table:show-details="true"/>
                <table:data-pilot-member table:name="4459.27" table:display="true" table:show-details="true"/>
                <table:data-pilot-member table:name="4466.638" table:display="true" table:show-details="true"/>
                <table:data-pilot-member table:name="4467.196" table:display="true" table:show-details="true"/>
                <table:data-pilot-member table:name="4467.259" table:display="true" table:show-details="true"/>
                <table:data-pilot-member table:name="4467.56" table:display="true" table:show-details="true"/>
                <table:data-pilot-member table:name="4467.667" table:display="true" table:show-details="true"/>
                <table:data-pilot-member table:name="4468.279" table:display="true" table:show-details="true"/>
                <table:data-pilot-member table:name="4469.813" table:display="true" table:show-details="true"/>
                <table:data-pilot-member table:name="4469.979" table:display="true" table:show-details="true"/>
                <table:data-pilot-member table:name="4470.552" table:display="true" table:show-details="true"/>
                <table:data-pilot-member table:name="4476.238" table:display="true" table:show-details="true"/>
                <table:data-pilot-member table:name="4477.208" table:display="true" table:show-details="true"/>
                <table:data-pilot-member table:name="4479.769" table:display="true" table:show-details="true"/>
                <table:data-pilot-member table:name="4480.5" table:display="true" table:show-details="true"/>
                <table:data-pilot-member table:name="4481.33" table:display="true" table:show-details="true"/>
                <table:data-pilot-member table:name="4482.892" table:display="true" table:show-details="true"/>
                <table:data-pilot-member table:name="4488.146" table:display="true" table:show-details="true"/>
                <table:data-pilot-member table:name="4496.338" table:display="true" table:show-details="true"/>
                <table:data-pilot-member table:name="4497.586" table:display="true" table:show-details="true"/>
                <table:data-pilot-member table:name="4498.466" table:display="true" table:show-details="true"/>
                <table:data-pilot-member table:name="4498.624" table:display="true" table:show-details="true"/>
                <table:data-pilot-member table:name="4499.873" table:display="true" table:show-details="true"/>
                <table:data-pilot-member table:name="4500.318" table:display="true" table:show-details="true"/>
                <table:data-pilot-member table:name="4501.644" table:display="true" table:show-details="true"/>
                <table:data-pilot-member table:name="4503.233" table:display="true" table:show-details="true"/>
                <table:data-pilot-member table:name="4504.246" table:display="true" table:show-details="true"/>
                <table:data-pilot-member table:name="4507.025" table:display="true" table:show-details="true"/>
                <table:data-pilot-member table:name="4507.973" table:display="true" table:show-details="true"/>
                <table:data-pilot-member table:name="4512.151" table:display="true" table:show-details="true"/>
                <table:data-pilot-member table:name="4512.533" table:display="true" table:show-details="true"/>
                <table:data-pilot-member table:name="4518.182" table:display="true" table:show-details="true"/>
                <table:data-pilot-member table:name="4519.553" table:display="true" table:show-details="true"/>
                <table:data-pilot-member table:name="4522.559" table:display="true" table:show-details="true"/>
                <table:data-pilot-member table:name="4522.769" table:display="true" table:show-details="true"/>
                <table:data-pilot-member table:name="4524.098" table:display="true" table:show-details="true"/>
                <table:data-pilot-member table:name="4524.255" table:display="true" table:show-details="true"/>
                <table:data-pilot-member table:name="4525.119" table:display="true" table:show-details="true"/>
                <table:data-pilot-member table:name="4525.375" table:display="true" table:show-details="true"/>
                <table:data-pilot-member table:name="4526.117" table:display="true" table:show-details="true"/>
                <table:data-pilot-member table:name="4530.114" table:display="true" table:show-details="true"/>
                <table:data-pilot-member table:name="4530.452" table:display="true" table:show-details="true"/>
                <table:data-pilot-member table:name="4530.973" table:display="true" table:show-details="true"/>
                <table:data-pilot-member table:name="4531.671" table:display="true" table:show-details="true"/>
                <table:data-pilot-member table:name="4533.936" table:display="true" table:show-details="true"/>
                <table:data-pilot-member table:name="4543.075" table:display="true" table:show-details="true"/>
                <table:data-pilot-member table:name="4544.65" table:display="true" table:show-details="true"/>
                <table:data-pilot-member table:name="4545.655" table:display="true" table:show-details="true"/>
                <table:data-pilot-member table:name="4545.711" table:display="true" table:show-details="true"/>
                <table:data-pilot-member table:name="4546.949" table:display="true" table:show-details="true"/>
                <table:data-pilot-member table:name="4549.836" table:display="true" table:show-details="true"/>
                <table:data-pilot-member table:name="4561.285" table:display="true" table:show-details="true"/>
                <table:data-pilot-member table:name="4561.492" table:display="true" table:show-details="true"/>
                <table:data-pilot-member table:name="4562.376" table:display="true" table:show-details="true"/>
                <table:data-pilot-member table:name="4562.721" table:display="true" table:show-details="true"/>
                <table:data-pilot-member table:name="4566.869" table:display="true" table:show-details="true"/>
                <table:data-pilot-member table:name="4569.153" table:display="true" table:show-details="true"/>
                <table:data-pilot-member table:name="4576.882" table:display="true" table:show-details="true"/>
                <table:data-pilot-member table:name="4576.891" table:display="true" table:show-details="true"/>
                <table:data-pilot-member table:name="4580.113" table:display="true" table:show-details="true"/>
                <table:data-pilot-member table:name="4615.553" table:display="true" table:show-details="true"/>
                <table:data-pilot-member table:name="4616.024" table:display="true" table:show-details="true"/>
                <table:data-pilot-member table:name="4616.844" table:display="true" table:show-details="true"/>
                <table:data-pilot-member table:name="4617.349" table:display="true" table:show-details="true"/>
                <table:data-pilot-member table:name="4617.871" table:display="true" table:show-details="true"/>
                <table:data-pilot-member table:name="4618.905" table:display="true" table:show-details="true"/>
                <table:data-pilot-member table:name="4619.069" table:display="true" table:show-details="true"/>
                <table:data-pilot-member table:name="4619.186" table:display="true" table:show-details="true"/>
                <table:data-pilot-member table:name="4621.025" table:display="true" table:show-details="true"/>
                <table:data-pilot-member table:name="4621.112" table:display="true" table:show-details="true"/>
                <table:data-pilot-member table:name="4627.892" table:display="true" table:show-details="true"/>
                <table:data-pilot-member table:name="4632.787" table:display="true" table:show-details="true"/>
                <table:data-pilot-member table:name="4649.709" table:display="true" table:show-details="true"/>
                <table:data-pilot-member table:name="4649.949" table:display="true" table:show-details="true"/>
                <table:data-pilot-member table:name="4653.439" table:display="true" table:show-details="true"/>
                <table:data-pilot-member table:name="4653.962" table:display="true" table:show-details="true"/>
                <table:data-pilot-member table:name="4653.996" table:display="true" table:show-details="true"/>
                <table:data-pilot-member table:name="4655.264" table:display="true" table:show-details="true"/>
                <table:data-pilot-member table:name="4656.466" table:display="true" table:show-details="true"/>
                <table:data-pilot-member table:name="4656.641" table:display="true" table:show-details="true"/>
                <table:data-pilot-member table:name="4657.987" table:display="true" table:show-details="true"/>
                <table:data-pilot-member table:name="4660.732" table:display="true" table:show-details="true"/>
                <table:data-pilot-member table:name="4661.603" table:display="true" table:show-details="true"/>
                <table:data-pilot-member table:name="4661.68" table:display="true" table:show-details="true"/>
                <table:data-pilot-member table:name="4674.447" table:display="true" table:show-details="true"/>
                <table:data-pilot-member table:name="4675.645" table:display="true" table:show-details="true"/>
                <table:data-pilot-member table:name="4722.287" table:display="true" table:show-details="true"/>
                <table:data-pilot-member table:name="4772.73" table:display="true" table:show-details="true"/>
                <table:data-pilot-member table:name="4781.585" table:display="true" table:show-details="true"/>
                <table:data-pilot-member table:name="4781.694" table:display="true" table:show-details="true"/>
                <table:data-pilot-member table:name="4783.939" table:display="true" table:show-details="true"/>
                <table:data-pilot-member table:name="4785.865" table:display="true" table:show-details="true"/>
                <table:data-pilot-member table:name="4785.949" table:display="true" table:show-details="true"/>
                <table:data-pilot-member table:name="4788.291" table:display="true" table:show-details="true"/>
                <table:data-pilot-member table:name="4788.349" table:display="true" table:show-details="true"/>
                <table:data-pilot-member table:name="4788.993" table:display="true" table:show-details="true"/>
                <table:data-pilot-member table:name="4789.353" table:display="true" table:show-details="true"/>
                <table:data-pilot-member table:name="4789.517" table:display="true" table:show-details="true"/>
                <table:data-pilot-member table:name="4791.186" table:display="true" table:show-details="true"/>
                <table:data-pilot-member table:name="4793.655" table:display="true" table:show-details="true"/>
                <table:data-pilot-member table:name="4793.866" table:display="true" table:show-details="true"/>
                <table:data-pilot-member table:name="4794.981" table:display="true" table:show-details="true"/>
                <table:data-pilot-member table:name="4795.054" table:display="true" table:show-details="true"/>
                <table:data-pilot-member table:name="4796.144" table:display="true" table:show-details="true"/>
                <table:data-pilot-member table:name="4796.442" table:display="true" table:show-details="true"/>
                <table:data-pilot-member table:name="4796.476" table:display="true" table:show-details="true"/>
                <table:data-pilot-member table:name="4800.09" table:display="true" table:show-details="true"/>
                <table:data-pilot-member table:name="4810.057" table:display="true" table:show-details="true"/>
                <table:data-pilot-member table:name="4819.965" table:display="true" table:show-details="true"/>
                <table:data-pilot-member table:name="4820.525" table:display="true" table:show-details="true"/>
                <table:data-pilot-member table:name="4823.239" table:display="true" table:show-details="true"/>
                <table:data-pilot-member table:name="4823.342" table:display="true" table:show-details="true"/>
                <table:data-pilot-member table:name="4824.121" table:display="true" table:show-details="true"/>
                <table:data-pilot-member table:name="4824.386" table:display="true" table:show-details="true"/>
                <table:data-pilot-member table:name="4825.07" table:display="true" table:show-details="true"/>
                <table:data-pilot-member table:name="4825.728" table:display="true" table:show-details="true"/>
                <table:data-pilot-member table:name="4826.202" table:display="true" table:show-details="true"/>
                <table:data-pilot-member table:name="4826.263" table:display="true" table:show-details="true"/>
                <table:data-pilot-member table:name="4826.287" table:display="true" table:show-details="true"/>
                <table:data-pilot-member table:name="4827.222" table:display="true" table:show-details="true"/>
                <table:data-pilot-member table:name="4827.266" table:display="true" table:show-details="true"/>
                <table:data-pilot-member table:name="4827.564" table:display="true" table:show-details="true"/>
                <table:data-pilot-member table:name="4828.203" table:display="true" table:show-details="true"/>
                <table:data-pilot-member table:name="4829.332" table:display="true" table:show-details="true"/>
                <table:data-pilot-member table:name="4829.951" table:display="true" table:show-details="true"/>
                <table:data-pilot-member table:name="4830.873" table:display="true" table:show-details="true"/>
                <table:data-pilot-member table:name="4834.511" table:display="true" table:show-details="true"/>
                <table:data-pilot-member table:name="4866.112" table:display="true" table:show-details="true"/>
                <table:data-pilot-member table:name="4873.107" table:display="true" table:show-details="true"/>
                <table:data-pilot-member table:name="4873.843" table:display="true" table:show-details="true"/>
                <table:data-pilot-member table:name="4874.357" table:display="true" table:show-details="true"/>
                <table:data-pilot-member table:name="4874.427" table:display="true" table:show-details="true"/>
                <table:data-pilot-member table:name="4875.735" table:display="true" table:show-details="true"/>
                <table:data-pilot-member table:name="4875.786" table:display="true" table:show-details="true"/>
                <table:data-pilot-member table:name="4876.263" table:display="true" table:show-details="true"/>
                <table:data-pilot-member table:name="4877.087" table:display="true" table:show-details="true"/>
                <table:data-pilot-member table:name="4877.3" table:display="true" table:show-details="true"/>
                <table:data-pilot-member table:name="4878.512" table:display="true" table:show-details="true"/>
                <table:data-pilot-member table:name="4881.461" table:display="true" table:show-details="true"/>
                <table:data-pilot-member table:name="4882.077" table:display="true" table:show-details="true"/>
                <table:data-pilot-member table:name="4882.488" table:display="true" table:show-details="true"/>
                <table:data-pilot-member table:name="4882.746" table:display="true" table:show-details="true"/>
                <table:data-pilot-member table:name="4883.261" table:display="true" table:show-details="true"/>
                <table:data-pilot-member table:name="4883.275" table:display="true" table:show-details="true"/>
                <table:data-pilot-member table:name="4884.966" table:display="true" table:show-details="true"/>
                <table:data-pilot-member table:name="4885.074" table:display="true" table:show-details="true"/>
                <table:data-pilot-member table:name="4885.906" table:display="true" table:show-details="true"/>
                <table:data-pilot-member table:name="4888.119" table:display="true" table:show-details="true"/>
                <table:data-pilot-member table:name="4888.218" table:display="true" table:show-details="true"/>
                <table:data-pilot-member table:name="4888.245" table:display="true" table:show-details="true"/>
                <table:data-pilot-member table:name="4888.452" table:display="true" table:show-details="true"/>
                <table:data-pilot-member table:name="4888.461" table:display="true" table:show-details="true"/>
                <table:data-pilot-member table:name="4892.195" table:display="true" table:show-details="true"/>
                <table:data-pilot-member table:name="4893.206" table:display="true" table:show-details="true"/>
                <table:data-pilot-member table:name="4897.222" table:display="true" table:show-details="true"/>
                <table:data-pilot-member table:name="4897.281" table:display="true" table:show-details="true"/>
                <table:data-pilot-member table:name="4913.984" table:display="true" table:show-details="true"/>
                <table:data-pilot-member table:name="4916.765" table:display="true" table:show-details="true"/>
                <table:data-pilot-member table:name="4917.47" table:display="true" table:show-details="true"/>
                <table:data-pilot-member table:name="4918.332" table:display="true" table:show-details="true"/>
                <table:data-pilot-member table:name="4918.541" table:display="true" table:show-details="true"/>
                <table:data-pilot-member table:name="4918.71" table:display="true" table:show-details="true"/>
                <table:data-pilot-member table:name="4920.533" table:display="true" table:show-details="true"/>
                <table:data-pilot-member table:name="4922.407" table:display="true" table:show-details="true"/>
                <table:data-pilot-member table:name="4927.698" table:display="true" table:show-details="true"/>
                <table:data-pilot-member table:name="4928.159" table:display="true" table:show-details="true"/>
                <table:data-pilot-member table:name="4938.019" table:display="true" table:show-details="true"/>
                <table:data-pilot-member table:name="4947.447" table:display="true" table:show-details="true"/>
                <table:data-pilot-member table:name="4947.679" table:display="true" table:show-details="true"/>
                <table:data-pilot-member table:name="4947.905" table:display="true" table:show-details="true"/>
                <table:data-pilot-member table:name="4950.068" table:display="true" table:show-details="true"/>
                <table:data-pilot-member table:name="4950.154" table:display="true" table:show-details="true"/>
                <table:data-pilot-member table:name="4950.278" table:display="true" table:show-details="true"/>
                <table:data-pilot-member table:name="4950.705" table:display="true" table:show-details="true"/>
                <table:data-pilot-member table:name="4953.346" table:display="true" table:show-details="true"/>
                <table:data-pilot-member table:name="4955.657" table:display="true" table:show-details="true"/>
                <table:data-pilot-member table:name="4955.758" table:display="true" table:show-details="true"/>
                <table:data-pilot-member table:name="4956.149" table:display="true" table:show-details="true"/>
                <table:data-pilot-member table:name="4957.149" table:display="true" table:show-details="true"/>
                <table:data-pilot-member table:name="4957.633" table:display="true" table:show-details="true"/>
                <table:data-pilot-member table:name="4958.371" table:display="true" table:show-details="true"/>
                <table:data-pilot-member table:name="4960.803" table:display="true" table:show-details="true"/>
                <table:data-pilot-member table:name="4962.204" table:display="true" table:show-details="true"/>
                <table:data-pilot-member table:name="4962.759" table:display="true" table:show-details="true"/>
                <table:data-pilot-member table:name="4963.382" table:display="true" table:show-details="true"/>
                <table:data-pilot-member table:name="4966.392" table:display="true" table:show-details="true"/>
                <table:data-pilot-member table:name="4967.8" table:display="true" table:show-details="true"/>
                <table:data-pilot-member table:name="4968.664" table:display="true" table:show-details="true"/>
                <table:data-pilot-member table:name="4970.268" table:display="true" table:show-details="true"/>
                <table:data-pilot-member table:name="4971.262" table:display="true" table:show-details="true"/>
                <table:data-pilot-member table:name="4973.095" table:display="true" table:show-details="true"/>
                <table:data-pilot-member table:name="4975.779" table:display="true" table:show-details="true"/>
                <table:data-pilot-member table:name="4981.898" table:display="true" table:show-details="true"/>
                <table:data-pilot-member table:name="4983.964" table:display="true" table:show-details="true"/>
                <table:data-pilot-member table:name="4983.991" table:display="true" table:show-details="true"/>
                <table:data-pilot-member table:name="4984.618" table:display="true" table:show-details="true"/>
                <table:data-pilot-member table:name="4985.226" table:display="true" table:show-details="true"/>
                <table:data-pilot-member table:name="4986.633" table:display="true" table:show-details="true"/>
                <table:data-pilot-member table:name="4986.918" table:display="true" table:show-details="true"/>
                <table:data-pilot-member table:name="4987.018" table:display="true" table:show-details="true"/>
                <table:data-pilot-member table:name="4988.519" table:display="true" table:show-details="true"/>
                <table:data-pilot-member table:name="4988.793" table:display="true" table:show-details="true"/>
                <table:data-pilot-member table:name="4989.102" table:display="true" table:show-details="true"/>
                <table:data-pilot-member table:name="4989.346" table:display="true" table:show-details="true"/>
                <table:data-pilot-member table:name="4990.661" table:display="true" table:show-details="true"/>
                <table:data-pilot-member table:name="4991.535" table:display="true" table:show-details="true"/>
                <table:data-pilot-member table:name="4994.181" table:display="true" table:show-details="true"/>
                <table:data-pilot-member table:name="4995.922" table:display="true" table:show-details="true"/>
                <table:data-pilot-member table:name="4996.322" table:display="true" table:show-details="true"/>
                <table:data-pilot-member table:name="4997.065" table:display="true" table:show-details="true"/>
                <table:data-pilot-member table:name="5035.615" table:display="true" table:show-details="true"/>
                <table:data-pilot-member table:name="5051.234" table:display="true" table:show-details="true"/>
                <table:data-pilot-member table:name="5066.497" table:display="true" table:show-details="true"/>
                <table:data-pilot-member table:name="5067.854" table:display="true" table:show-details="true"/>
                <table:data-pilot-member table:name="5068.372" table:display="true" table:show-details="true"/>
                <table:data-pilot-member table:name="5070.858" table:display="true" table:show-details="true"/>
                <table:data-pilot-member table:name="5071.589" table:display="true" table:show-details="true"/>
                <table:data-pilot-member table:name="5073.885" table:display="true" table:show-details="true"/>
                <table:data-pilot-member table:name="5075.537" table:display="true" table:show-details="true"/>
                <table:data-pilot-member table:name="5076.287" table:display="true" table:show-details="true"/>
                <table:data-pilot-member table:name="5080.344" table:display="true" table:show-details="true"/>
                <table:data-pilot-member table:name="5082.311" table:display="true" table:show-details="true"/>
                <table:data-pilot-member table:name="5082.759" table:display="true" table:show-details="true"/>
                <table:data-pilot-member table:name="5083.188" table:display="true" table:show-details="true"/>
                <table:data-pilot-member table:name="5084.132" table:display="true" table:show-details="true"/>
                <table:data-pilot-member table:name="5085.19" table:display="true" table:show-details="true"/>
                <table:data-pilot-member table:name="5086.623" table:display="true" table:show-details="true"/>
                <table:data-pilot-member table:name="5086.707" table:display="true" table:show-details="true"/>
                <table:data-pilot-member table:name="5087.523" table:display="true" table:show-details="true"/>
                <table:data-pilot-member table:name="5089.102" table:display="true" table:show-details="true"/>
                <table:data-pilot-member table:name="5089.294" table:display="true" table:show-details="true"/>
                <table:data-pilot-member table:name="5089.704" table:display="true" table:show-details="true"/>
                <table:data-pilot-member table:name="5090.161" table:display="true" table:show-details="true"/>
                <table:data-pilot-member table:name="5090.369" table:display="true" table:show-details="true"/>
                <table:data-pilot-member table:name="5090.708" table:display="true" table:show-details="true"/>
                <table:data-pilot-member table:name="5090.952" table:display="true" table:show-details="true"/>
                <table:data-pilot-member table:name="5091.648" table:display="true" table:show-details="true"/>
                <table:data-pilot-member table:name="5091.898" table:display="true" table:show-details="true"/>
                <table:data-pilot-member table:name="5093.211" table:display="true" table:show-details="true"/>
                <table:data-pilot-member table:name="5093.22" table:display="true" table:show-details="true"/>
                <table:data-pilot-member table:name="5093.513" table:display="true" table:show-details="true"/>
                <table:data-pilot-member table:name="5093.912" table:display="true" table:show-details="true"/>
                <table:data-pilot-member table:name="5102.423" table:display="true" table:show-details="true"/>
                <table:data-pilot-member table:name="5102.94" table:display="true" table:show-details="true"/>
                <table:data-pilot-member table:name="5103.747" table:display="true" table:show-details="true"/>
                <table:data-pilot-member table:name="5104.297" table:display="true" table:show-details="true"/>
                <table:data-pilot-member table:name="5104.583" table:display="true" table:show-details="true"/>
                <table:data-pilot-member table:name="5106.127" table:display="true" table:show-details="true"/>
                <table:data-pilot-member table:name="5106.139" table:display="true" table:show-details="true"/>
                <table:data-pilot-member table:name="5108.339" table:display="true" table:show-details="true"/>
                <table:data-pilot-member table:name="5108.846" table:display="true" table:show-details="true"/>
                <table:data-pilot-member table:name="5109.591" table:display="true" table:show-details="true"/>
                <table:data-pilot-member table:name="5164.234" table:display="true" table:show-details="true"/>
                <table:data-pilot-member table:name="5168.942" table:display="true" table:show-details="true"/>
                <table:data-pilot-member table:name="5173.21" table:display="true" table:show-details="true"/>
                <table:data-pilot-member table:name="5174.226" table:display="true" table:show-details="true"/>
                <table:data-pilot-member table:name="5174.301" table:display="true" table:show-details="true"/>
                <table:data-pilot-member table:name="5174.415" table:display="true" table:show-details="true"/>
                <table:data-pilot-member table:name="5175.44" table:display="true" table:show-details="true"/>
                <table:data-pilot-member table:name="5176.816" table:display="true" table:show-details="true"/>
                <table:data-pilot-member table:name="5177.607" table:display="true" table:show-details="true"/>
                <table:data-pilot-member table:name="5177.919" table:display="true" table:show-details="true"/>
                <table:data-pilot-member table:name="5180.164" table:display="true" table:show-details="true"/>
                <table:data-pilot-member table:name="5182.928" table:display="true" table:show-details="true"/>
                <table:data-pilot-member table:name="5184.468" table:display="true" table:show-details="true"/>
                <table:data-pilot-member table:name="5184.666" table:display="true" table:show-details="true"/>
                <table:data-pilot-member table:name="5184.767" table:display="true" table:show-details="true"/>
                <table:data-pilot-member table:name="5187.471" table:display="true" table:show-details="true"/>
                <table:data-pilot-member table:name="5188.85" table:display="true" table:show-details="true"/>
                <table:data-pilot-member table:name="5191.74" table:display="true" table:show-details="true"/>
                <table:data-pilot-member table:name="5191.831" table:display="true" table:show-details="true"/>
                <table:data-pilot-member table:name="5195.419" table:display="true" table:show-details="true"/>
                <table:data-pilot-member table:name="5208.303" table:display="true" table:show-details="true"/>
                <table:data-pilot-member table:name="5208.362" table:display="true" table:show-details="true"/>
                <table:data-pilot-member table:name="5208.807" table:display="true" table:show-details="true"/>
                <table:data-pilot-member table:name="5209.693" table:display="true" table:show-details="true"/>
                <table:data-pilot-member table:name="5210.802" table:display="true" table:show-details="true"/>
                <table:data-pilot-member table:name="5211.765" table:display="true" table:show-details="true"/>
                <table:data-pilot-member table:name="5211.831" table:display="true" table:show-details="true"/>
                <table:data-pilot-member table:name="5212.031" table:display="true" table:show-details="true"/>
                <table:data-pilot-member table:name="5212.18" table:display="true" table:show-details="true"/>
                <table:data-pilot-member table:name="5213.454" table:display="true" table:show-details="true"/>
                <table:data-pilot-member table:name="5213.473" table:display="true" table:show-details="true"/>
                <table:data-pilot-member table:name="5213.831" table:display="true" table:show-details="true"/>
                <table:data-pilot-member table:name="5214.792" table:display="true" table:show-details="true"/>
                <table:data-pilot-member table:name="5215.606" table:display="true" table:show-details="true"/>
                <table:data-pilot-member table:name="5215.654" table:display="true" table:show-details="true"/>
                <table:data-pilot-member table:name="5215.933" table:display="true" table:show-details="true"/>
                <table:data-pilot-member table:name="5218.412" table:display="true" table:show-details="true"/>
                <table:data-pilot-member table:name="5219.076" table:display="true" table:show-details="true"/>
                <table:data-pilot-member table:name="5220.077" table:display="true" table:show-details="true"/>
                <table:data-pilot-member table:name="5222" table:display="true" table:show-details="true"/>
                <table:data-pilot-member table:name="5228.24" table:display="true" table:show-details="true"/>
                <table:data-pilot-member table:name="5228.777" table:display="true" table:show-details="true"/>
                <table:data-pilot-member table:name="5229.354" table:display="true" table:show-details="true"/>
                <table:data-pilot-member table:name="5229.675" table:display="true" table:show-details="true"/>
                <table:data-pilot-member table:name="5229.714" table:display="true" table:show-details="true"/>
                <table:data-pilot-member table:name="5271.41" table:display="true" table:show-details="true"/>
                <table:data-pilot-member table:name="5272.813" table:display="true" table:show-details="true"/>
                <table:data-pilot-member table:name="5272.973" table:display="true" table:show-details="true"/>
                <table:data-pilot-member table:name="5274.222" table:display="true" table:show-details="true"/>
                <table:data-pilot-member table:name="5275.797" table:display="true" table:show-details="true"/>
                <table:data-pilot-member table:name="5275.993" table:display="true" table:show-details="true"/>
                <table:data-pilot-member table:name="5276.851" table:display="true" table:show-details="true"/>
                <table:data-pilot-member table:name="5277.753" table:display="true" table:show-details="true"/>
                <table:data-pilot-member table:name="5278.686" table:display="true" table:show-details="true"/>
                <table:data-pilot-member table:name="5279.603" table:display="true" table:show-details="true"/>
                <table:data-pilot-member table:name="5302.002" table:display="true" table:show-details="true"/>
                <table:data-pilot-member table:name="5302.895" table:display="true" table:show-details="true"/>
                <table:data-pilot-member table:name="5306.746" table:display="true" table:show-details="true"/>
                <table:data-pilot-member table:name="5307.685" table:display="true" table:show-details="true"/>
                <table:data-pilot-member table:name="5313.277" table:display="true" table:show-details="true"/>
                <table:data-pilot-member table:name="5347.287" table:display="true" table:show-details="true"/>
                <table:data-pilot-member table:name="5352.845" table:display="true" table:show-details="true"/>
                <table:data-pilot-member table:name="5360.781" table:display="true" table:show-details="true"/>
                <table:data-pilot-member table:name="5372.813" table:display="true" table:show-details="true"/>
                <table:data-pilot-member table:name="5374.268" table:display="true" table:show-details="true"/>
                <table:data-pilot-member table:name="5374.546" table:display="true" table:show-details="true"/>
                <table:data-pilot-member table:name="5383.645" table:display="true" table:show-details="true"/>
                <table:data-pilot-member table:name="5390.735" table:display="true" table:show-details="true"/>
                <table:data-pilot-member table:name="5391.01" table:display="true" table:show-details="true"/>
                <table:data-pilot-member table:name="5391.561" table:display="true" table:show-details="true"/>
                <table:data-pilot-member table:name="5392.064" table:display="true" table:show-details="true"/>
                <table:data-pilot-member table:name="5392.484" table:display="true" table:show-details="true"/>
                <table:data-pilot-member table:name="5392.724" table:display="true" table:show-details="true"/>
                <table:data-pilot-member table:name="5394.077" table:display="true" table:show-details="true"/>
                <table:data-pilot-member table:name="5394.11" table:display="true" table:show-details="true"/>
                <table:data-pilot-member table:name="5396.691" table:display="true" table:show-details="true"/>
                <table:data-pilot-member table:name="5398.081" table:display="true" table:show-details="true"/>
                <table:data-pilot-member table:name="5426.063" table:display="true" table:show-details="true"/>
                <table:data-pilot-member table:name="5426.191" table:display="true" table:show-details="true"/>
                <table:data-pilot-member table:name="5426.427" table:display="true" table:show-details="true"/>
                <table:data-pilot-member table:name="5426.636" table:display="true" table:show-details="true"/>
                <table:data-pilot-member table:name="5427.946" table:display="true" table:show-details="true"/>
                <table:data-pilot-member table:name="5434.19" table:display="true" table:show-details="true"/>
                <table:data-pilot-member table:name="5460.484" table:display="true" table:show-details="true"/>
                <table:data-pilot-member table:name="5462.451" table:display="true" table:show-details="true"/>
                <table:data-pilot-member table:name="5463.069" table:display="true" table:show-details="true"/>
                <table:data-pilot-member table:name="5466.43" table:display="true" table:show-details="true"/>
                <table:data-pilot-member table:name="5466.504" table:display="true" table:show-details="true"/>
                <table:data-pilot-member table:name="5505.428" table:display="true" table:show-details="true"/>
                <table:data-pilot-member table:name="5510.493" table:display="true" table:show-details="true"/>
                <table:data-pilot-member table:name="5510.641" table:display="true" table:show-details="true"/>
                <table:data-pilot-member table:name="5511.192" table:display="true" table:show-details="true"/>
                <table:data-pilot-member table:name="5511.231" table:display="true" table:show-details="true"/>
                <table:data-pilot-member table:name="5511.372" table:display="true" table:show-details="true"/>
                <table:data-pilot-member table:name="5511.456" table:display="true" table:show-details="true"/>
                <table:data-pilot-member table:name="5511.945" table:display="true" table:show-details="true"/>
                <table:data-pilot-member table:name="5513.574" table:display="true" table:show-details="true"/>
                <table:data-pilot-member table:name="5513.625" table:display="true" table:show-details="true"/>
                <table:data-pilot-member table:name="5517.909" table:display="true" table:show-details="true"/>
                <table:data-pilot-member table:name="5551.922" table:display="true" table:show-details="true"/>
                <table:data-pilot-member table:name="5559.092" table:display="true" table:show-details="true"/>
                <table:data-pilot-member table:name="5563.424" table:display="true" table:show-details="true"/>
                <table:data-pilot-member table:name="5563.735" table:display="true" table:show-details="true"/>
                <table:data-pilot-member table:name="5565.072" table:display="true" table:show-details="true"/>
                <table:data-pilot-member table:name="5569.797" table:display="true" table:show-details="true"/>
                <table:data-pilot-member table:name="5602.179" table:display="true" table:show-details="true"/>
                <table:data-pilot-member table:name="5602.369" table:display="true" table:show-details="true"/>
                <table:data-pilot-member table:name="5602.73" table:display="true" table:show-details="true"/>
                <table:data-pilot-member table:name="5603.647" table:display="true" table:show-details="true"/>
                <table:data-pilot-member table:name="5604.692" table:display="true" table:show-details="true"/>
                <table:data-pilot-member table:name="5630.016" table:display="true" table:show-details="true"/>
                <table:data-pilot-member table:name="5637.49" table:display="true" table:show-details="true"/>
                <table:data-pilot-member table:name="5637.82" table:display="true" table:show-details="true"/>
                <table:data-pilot-member table:name="5640.632" table:display="true" table:show-details="true"/>
                <table:data-pilot-member table:name="5640.941" table:display="true" table:show-details="true"/>
                <table:data-pilot-member table:name="5825.831" table:display="true" table:show-details="true"/>
                <table:data-pilot-member table:name="5828.974" table:display="true" table:show-details="true"/>
                <table:data-pilot-member table:name="5829.406" table:display="true" table:show-details="true"/>
                <table:data-pilot-member table:name="5830.298" table:display="true" table:show-details="true"/>
                <table:data-pilot-member table:name="5869.534" table:display="true" table:show-details="true"/>
                <table:data-pilot-member table:name="5875.802" table:display="true" table:show-details="true"/>
                <table:data-pilot-member table:name="5878.048" table:display="true" table:show-details="true"/>
                <table:data-pilot-member table:name="5880.922" table:display="true" table:show-details="true"/>
                <table:data-pilot-member table:name="5881.394" table:display="true" table:show-details="true"/>
                <table:data-pilot-member table:name="5888.342" table:display="true" table:show-details="true"/>
                <table:data-pilot-member table:name="5929.442" table:display="true" table:show-details="true"/>
                <table:data-pilot-member table:name="5936.786" table:display="true" table:show-details="true"/>
                <table:data-pilot-member table:name="5937.557" table:display="true" table:show-details="true"/>
                <table:data-pilot-member table:name="5938.499" table:display="true" table:show-details="true"/>
                <table:data-pilot-member table:name="5939.556" table:display="true" table:show-details="true"/>
                <table:data-pilot-member table:name="5939.567" table:display="true" table:show-details="true"/>
                <table:data-pilot-member table:name="5941.467" table:display="true" table:show-details="true"/>
                <table:data-pilot-member table:name="5943.577" table:display="true" table:show-details="true"/>
                <table:data-pilot-member table:name="5944.413" table:display="true" table:show-details="true"/>
                <table:data-pilot-member table:name="5944.741" table:display="true" table:show-details="true"/>
                <table:data-pilot-member table:name="5990.553" table:display="true" table:show-details="true"/>
                <table:data-pilot-member table:name="5991.699" table:display="true" table:show-details="true"/>
                <table:data-pilot-member table:name="5992.499" table:display="true" table:show-details="true"/>
                <table:data-pilot-member table:name="5992.721" table:display="true" table:show-details="true"/>
                <table:data-pilot-member table:name="5994.902" table:display="true" table:show-details="true"/>
                <table:data-pilot-member table:name="5994.904" table:display="true" table:show-details="true"/>
                <table:data-pilot-member table:name="5995.796" table:display="true" table:show-details="true"/>
                <table:data-pilot-member table:name="5995.85" table:display="true" table:show-details="true"/>
                <table:data-pilot-member table:name="5995.894" table:display="true" table:show-details="true"/>
                <table:data-pilot-member table:name="5996.043" table:display="true" table:show-details="true"/>
                <table:data-pilot-member table:name="6007.384" table:display="true" table:show-details="true"/>
                <table:data-pilot-member table:name="6008.598" table:display="true" table:show-details="true"/>
                <table:data-pilot-member table:name="6008.963" table:display="true" table:show-details="true"/>
                <table:data-pilot-member table:name="6015.086" table:display="true" table:show-details="true"/>
                <table:data-pilot-member table:name="6109.462" table:display="true" table:show-details="true"/>
                <table:data-pilot-member table:name="6109.91" table:display="true" table:show-details="true"/>
                <table:data-pilot-member table:name="6110.354" table:display="true" table:show-details="true"/>
                <table:data-pilot-member table:name="6110.777" table:display="true" table:show-details="true"/>
                <table:data-pilot-member table:name="6110.949" table:display="true" table:show-details="true"/>
                <table:data-pilot-member table:name="6111.444" table:display="true" table:show-details="true"/>
                <table:data-pilot-member table:name="6111.715" table:display="true" table:show-details="true"/>
                <table:data-pilot-member table:name="6111.726" table:display="true" table:show-details="true"/>
                <table:data-pilot-member table:name="6113.13" table:display="true" table:show-details="true"/>
                <table:data-pilot-member table:name="6114.888" table:display="true" table:show-details="true"/>
                <table:data-pilot-member table:name="6140.426" table:display="true" table:show-details="true"/>
                <table:data-pilot-member table:name="6224.372" table:display="true" table:show-details="true"/>
                <table:data-pilot-member table:name="6225.444" table:display="true" table:show-details="true"/>
                <table:data-pilot-member table:name="6225.82" table:display="true" table:show-details="true"/>
                <table:data-pilot-member table:name="6226.288" table:display="true" table:show-details="true"/>
                <table:data-pilot-member table:name="6226.956" table:display="true" table:show-details="true"/>
                <table:data-pilot-member table:name="6227.208" table:display="true" table:show-details="true"/>
                <table:data-pilot-member table:name="6227.215" table:display="true" table:show-details="true"/>
                <table:data-pilot-member table:name="6227.229" table:display="true" table:show-details="true"/>
                <table:data-pilot-member table:name="6228.104" table:display="true" table:show-details="true"/>
                <table:data-pilot-member table:name="6228.73" table:display="true" table:show-details="true"/>
                <table:data-pilot-member table:name="6230.212" table:display="true" table:show-details="true"/>
                <table:data-pilot-member table:name="6231.113" table:display="true" table:show-details="true"/>
                <table:data-pilot-member table:name="6232.009" table:display="true" table:show-details="true"/>
                <table:data-pilot-member table:name="6234.261" table:display="true" table:show-details="true"/>
                <table:data-pilot-member table:name="6234.898" table:display="true" table:show-details="true"/>
                <table:data-pilot-member table:name="6348.689" table:display="true" table:show-details="true"/>
                <table:data-pilot-member table:name="6350.776" table:display="true" table:show-details="true"/>
                <table:data-pilot-member table:name="6351.517" table:display="true" table:show-details="true"/>
                <table:data-pilot-member table:name="6353.077" table:display="true" table:show-details="true"/>
                <table:data-pilot-member table:name="6356.061" table:display="true" table:show-details="true"/>
                <table:data-pilot-member table:name="6356.51" table:display="true" table:show-details="true"/>
                <table:data-pilot-member table:name="6357.038" table:display="true" table:show-details="true"/>
                <table:data-pilot-member table:name="6357.934" table:display="true" table:show-details="true"/>
                <table:data-pilot-member table:name="6358.144" table:display="true" table:show-details="true"/>
                <table:data-pilot-member table:name="6358.567" table:display="true" table:show-details="true"/>
                <table:data-pilot-member table:name="6609.187" table:display="true" table:show-details="true"/>
                <table:data-pilot-member table:name="6609.406" table:display="true" table:show-details="true"/>
                <table:data-pilot-member table:name="6610.512" table:display="true" table:show-details="true"/>
                <table:data-pilot-member table:name="6611.186" table:display="true" table:show-details="true"/>
                <table:data-pilot-member table:name="6706.757" table:display="true" table:show-details="true"/>
                <table:data-pilot-member table:name="7204.401" table:display="true" table:show-details="true"/>
                <table:data-pilot-member table:name="7205.705" table:display="true" table:show-details="true"/>
                <table:data-pilot-member table:name="7210.515" table:display="true" table:show-details="true"/>
                <table:data-pilot-member table:name="7211.92" table:display="true" table:show-details="true"/>
                <table:data-pilot-member table:name="7212.60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7">00/00/0000</text:date>, <text:time style:data-style-name="N2" text:time-value="23:45:08.0509590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07T23:42:40.178359808</dc:date>
    <meta:editing-duration>PT4M42S</meta:editing-duration>
    <meta:editing-cycles>4</meta:editing-cycles>
    <meta:generator>LibreOffice/5.2.7.2$Linux_X86_64 LibreOffice_project/20$Build-2</meta:generator>
    <meta:document-statistic meta:table-count="3" meta:cell-count="21177" meta:object-count="0"/>
  </office:meta>
</office:document-meta>
</file>